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22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792cm"/>
    </style:style>
    <style:style style:name="co4" style:family="table-column">
      <style:table-column-properties fo:break-before="page" style:column-width="2.475cm"/>
    </style:style>
    <style:style style:name="co5" style:family="table-column">
      <style:table-column-properties fo:break-before="auto" style:column-width="4.754cm"/>
    </style:style>
    <style:style style:name="co6" style:family="table-column">
      <style:table-column-properties fo:break-before="auto" style:column-width="4.99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56cm" fo:break-before="page" style:use-optimal-row-height="false"/>
    </style:style>
    <style:style style:name="ta1" style:family="table" style:master-page-name="PageStyle_5f_Esquema_20_2">
      <style:table-properties table:display="true" style:writing-mode="lr-tb"/>
    </style:style>
    <style:style style:name="ta2" style:family="table" style:master-page-name="PageStyle_5f_velocitats">
      <style:table-properties table:display="true" style:writing-mode="lr-tb"/>
    </style:style>
    <style:style style:name="ta3" style:family="table" style:master-page-name="PageStyle_5f_quadre_5f_velocitats_5f_R5">
      <style:table-properties table:display="true" style:writing-mode="lr-tb"/>
    </style:style>
    <style:style style:name="ta4" style:family="table" style:master-page-name="PageStyle_5f_viatgesanual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133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fo:background-color="#cccccc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133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133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f1039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1039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133">
      <style:table-cell-properties fo:background-color="#f103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133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bbc04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133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133">
      <style:table-cell-properties fo:border-bottom="0.74pt solid #000000" fo:background-color="#fbbc0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133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133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>
      <style:table-cell-properties fo:background-color="#cc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0133">
      <style:table-cell-properties fo:border-bottom="0.74pt solid #000000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c27ba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c27ba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133">
      <style:table-cell-properties fo:background-color="#c27ba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f103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1039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46bdc6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ackground-color="#46bdc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133">
      <style:table-cell-properties fo:background-color="#46bd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133">
      <style:table-cell-properties fo:background-color="#46bd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none" fo:background-color="#ead1d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ackground-color="#ead1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0133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c27ba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0133">
      <style:table-cell-properties fo:background-color="#c27ba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c27ba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46bdc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46bdc6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fbbc0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 style:data-style-name="N10133">
      <style:table-cell-properties fo:background-color="#fbbc0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013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0133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ead1d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133">
      <style:table-cell-properties fo:border-bottom="none" fo:background-color="#ead1d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none" fo:background-color="#ead1dc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ead1dc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0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0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013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8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108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08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 style:data-style-name="N114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0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10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 style:data-style-name="N11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09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09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0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3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 style:data-style-name="N11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11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1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1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11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0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 style:data-style-name="N113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13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 style:data-style-name="N11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1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018cm 0.026cm 0.018cm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11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15">
      <style:table-cell-properties fo:border-bottom="non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 style:data-style-name="N1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4" style:family="table-cell" style:parent-style-name="Default" style:data-style-name="N11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 style:data-style-name="N12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 style:data-style-name="N12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2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-is-not-between(-1,1)" style:apply-style-name="ConditionalStyle_5f_4" style:base-cell-address="quadre_velocitats_R5.D4"/>
    </style:style>
    <style:style style:name="ce126" style:family="table-cell" style:parent-style-name="Default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2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2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/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emple alternativ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table:style-name="ce1" office:value-type="string" calcext:value-type="string">
            <text:p>Línia</text:p>
          </table:table-cell>
          <table:table-cell table:style-name="ce6" office:value-type="string" calcext:value-type="string">
            <text:p>R6</text:p>
          </table:table-cell>
          <table:table-cell table:style-name="ce14" office:value-type="string" calcext:value-type="string">
            <text:p>L8</text:p>
          </table:table-cell>
          <table:table-cell table:style-name="ce22" office:value-type="string" calcext:value-type="string">
            <text:p>S4</text:p>
          </table:table-cell>
          <table:table-cell table:style-name="ce29" office:value-type="string" calcext:value-type="string">
            <text:p>L8</text:p>
          </table:table-cell>
          <table:table-cell table:style-name="ce22" office:value-type="string" calcext:value-type="string">
            <text:p>S8</text:p>
          </table:table-cell>
          <table:table-cell table:style-name="ce35" office:value-type="string" calcext:value-type="string">
            <text:p>R5</text:p>
          </table:table-cell>
          <table:table-cell table:style-name="ce39" office:value-type="string" calcext:value-type="string">
            <text:p>L8</text:p>
          </table:table-cell>
          <table:table-cell table:style-name="ce22" office:value-type="string" calcext:value-type="string">
            <text:p>S4</text:p>
          </table:table-cell>
          <table:table-cell table:style-name="ce47" office:value-type="string" calcext:value-type="string">
            <text:p>L8</text:p>
          </table:table-cell>
          <table:table-cell table:style-name="ce49" office:value-type="string" calcext:value-type="string">
            <text:p>S8</text:p>
          </table:table-cell>
          <table:table-cell table:style-name="ce1" office:value-type="string" calcext:value-type="string">
            <text:p>R6</text:p>
          </table:table-cell>
          <table:table-cell table:style-name="ce1" office:value-type="string" calcext:value-type="string">
            <text:p>S4</text:p>
          </table:table-cell>
          <table:table-cell table:style-name="ce1" office:value-type="string" calcext:value-type="string">
            <text:p>S8</text:p>
          </table:table-cell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S4</text:p>
          </table:table-cell>
          <table:table-cell table:style-name="ce1" office:value-type="string" calcext:value-type="string">
            <text:p>S8</text:p>
          </table:table-cell>
          <table:table-cell table:style-name="ce1" office:value-type="string" calcext:value-type="string">
            <text:p>R6</text:p>
          </table:table-cell>
          <table:table-cell table:style-name="ce1" office:value-type="string" calcext:value-type="string">
            <text:p>S4</text:p>
          </table:table-cell>
          <table:table-cell table:style-name="ce1" office:value-type="string" calcext:value-type="string">
            <text:p>S8</text:p>
          </table:table-cell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S4</text:p>
          </table:table-cell>
          <table:table-cell table:style-name="ce1" office:value-type="string" calcext:value-type="string">
            <text:p>S8</text:p>
          </table:table-cell>
          <table:table-cell table:style-name="ce1" office:value-type="string" calcext:value-type="string">
            <text:p>S4</text:p>
          </table:table-cell>
          <table:table-cell table:style-name="ce1" office:value-type="string" calcext:value-type="string">
            <text:p>R6</text:p>
          </table:table-cell>
          <table:table-cell table:style-name="ce1" office:value-type="string" calcext:value-type="string">
            <text:p>S8</text:p>
          </table:table-cell>
          <table:table-cell table:style-name="ce1" office:value-type="string" calcext:value-type="string">
            <text:p>S4</text:p>
          </table:table-cell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S8</text:p>
          </table:table-cell>
          <table:table-cell table:style-name="ce1" office:value-type="string" calcext:value-type="string">
            <text:p>S4</text:p>
          </table:table-cell>
          <table:table-cell table:style-name="ce1" office:value-type="string" calcext:value-type="string">
            <text:p>R6</text:p>
          </table:table-cell>
          <table:table-cell table:style-name="ce1" office:value-type="string" calcext:value-type="string">
            <text:p>S8</text:p>
          </table:table-cell>
          <table:table-cell table:style-name="ce1" office:value-type="string" calcext:value-type="string">
            <text:p>S4</text:p>
          </table:table-cell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S8</text:p>
          </table:table-cell>
          <table:table-cell table:style-name="ce1" office:value-type="string" calcext:value-type="string">
            <text:p>S4</text:p>
          </table:table-cell>
          <table:table-cell table:style-name="ce1" office:value-type="string" calcext:value-type="string">
            <text:p>R6</text:p>
          </table:table-cell>
          <table:table-cell table:style-name="ce1" office:value-type="string" calcext:value-type="string">
            <text:p>S8</text:p>
          </table:table-cell>
          <table:table-cell table:style-name="ce1" office:value-type="string" calcext:value-type="string">
            <text:p>S4</text:p>
          </table:table-cell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S8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Igualada</text:p>
          </table:table-cell>
          <table:table-cell table:style-name="ce7" office:value-type="time" office:time-value="PT10H00M00S" calcext:value-type="time">
            <text:p>10:00</text:p>
          </table:table-cell>
          <table:table-cell table:style-name="ce15"/>
          <table:table-cell/>
          <table:table-cell table:style-name="ce30"/>
          <table:table-cell/>
          <table:table-cell table:style-name="ce36"/>
          <table:table-cell table:style-name="ce40"/>
          <table:table-cell/>
          <table:table-cell table:style-name="ce19"/>
          <table:table-cell table:style-name="ce50"/>
          <table:table-cell table:style-name="ce23" office:value-type="time" office:time-value="PT11H00M00S" calcext:value-type="time">
            <text:p>11:00</text:p>
          </table:table-cell>
          <table:table-cell table:number-columns-repeated="5"/>
          <table:table-cell table:style-name="ce23" office:value-type="time" office:time-value="PT12H00M00S" calcext:value-type="time">
            <text:p>12:00</text:p>
          </table:table-cell>
          <table:table-cell table:number-columns-repeated="5"/>
          <table:table-cell table:style-name="ce59" table:number-matrix-columns-spanned="1" table:number-matrix-rows-spanned="13" table:formula="of:=sort([.B16:.B28];ROW([.B16:.B28]);0)" office:value-type="string" office:string-value="" calcext:value-type="error">
            <text:p>#NOM?</text:p>
          </table:table-cell>
          <table:table-cell table:style-name="ce60" table:formula="of:=sort([.D16:.D28];ROW([.D16:.D28]);0)" office:value-type="string" office:string-value="" calcext:value-type="error">
            <text:p>#NOM?</text:p>
          </table:table-cell>
          <table:table-cell table:style-name="ce59" table:formula="of:=sort([.E16:.E28];ROW([.E16:.E28]);0)" office:value-type="string" office:string-value="" calcext:value-type="error">
            <text:p>#NOM?</text:p>
          </table:table-cell>
          <table:table-cell table:style-name="ce59" table:number-matrix-columns-spanned="1" table:number-matrix-rows-spanned="13" table:formula="of:=sort([.G16:.G28];ROW([.G16:.G28]);0)" office:value-type="string" office:string-value="" calcext:value-type="error">
            <text:p>#NOM?</text:p>
          </table:table-cell>
          <table:table-cell table:style-name="ce59" table:formula="of:=sort([.I16:.I28];ROW([.I16:.I28]);0)" office:value-type="string" office:string-value="" calcext:value-type="error">
            <text:p>#NOM?</text:p>
          </table:table-cell>
          <table:table-cell table:style-name="ce59" table:formula="of:=sort([.J16:.J28];ROW([.J16:.J28]);0)" office:value-type="string" office:string-value="" calcext:value-type="error">
            <text:p>#NOM?</text:p>
          </table:table-cell>
          <table:table-cell table:style-name="ce59" table:formula="of:=sort([.L16:.L28];ROW([.L16:.L28]);0)" office:value-type="string" office:string-value="" calcext:value-type="error">
            <text:p>#NOM?</text:p>
          </table:table-cell>
          <table:table-cell table:style-name="ce60" table:formula="of:=sort([.M16:.M28];ROW([.M16:.M28]);0)" office:value-type="string" office:string-value="" calcext:value-type="error">
            <text:p>#NOM?</text:p>
          </table:table-cell>
          <table:table-cell table:style-name="ce59" table:formula="of:=sort([.N16:.N28];ROW([.N16:.N28]);0)" office:value-type="string" office:string-value="" calcext:value-type="error">
            <text:p>#NOM?</text:p>
          </table:table-cell>
          <table:table-cell table:style-name="ce59" table:formula="of:=sort([.O16:.O28];ROW([.O16:.O28]);0)" office:value-type="string" office:string-value="" calcext:value-type="error">
            <text:p>#NOM?</text:p>
          </table:table-cell>
          <table:table-cell table:style-name="ce59" table:formula="of:=sort([.P16:.P28];ROW([.P16:.P28]);0)" office:value-type="string" office:string-value="" calcext:value-type="error">
            <text:p>#NOM?</text:p>
          </table:table-cell>
          <table:table-cell table:style-name="ce59" table:formula="of:=sort([.Q16:.Q28];ROW([.Q16:.Q28]);0)" office:value-type="string" office:string-value="" calcext:value-type="error">
            <text:p>#NOM?</text:p>
          </table:table-cell>
          <table:table-cell table:style-name="ce59" table:formula="of:=sort([.R16:.R28];ROW([.R16:.R28]);0)" office:value-type="string" office:string-value="" calcext:value-type="error">
            <text:p>#NOM?</text:p>
          </table:table-cell>
          <table:table-cell table:style-name="ce60" table:formula="of:=sort([.S16:.S28];ROW([.S16:.S28]);0)" office:value-type="string" office:string-value="" calcext:value-type="error">
            <text:p>#NOM?</text:p>
          </table:table-cell>
          <table:table-cell table:style-name="ce59" table:formula="of:=sort([.T16:.T28];ROW([.T16:.T28]);0)" office:value-type="string" office:string-value="" calcext:value-type="error">
            <text:p>#NOM?</text:p>
          </table:table-cell>
          <table:table-cell table:style-name="ce59" table:formula="of:=sort([.U16:.U28];ROW([.U16:.U28]);0)" office:value-type="string" office:string-value="" calcext:value-type="error">
            <text:p>#NOM?</text:p>
          </table:table-cell>
          <table:table-cell table:style-name="ce59" table:formula="of:=sort([.V16:.V28];ROW([.V16:.V28]);0)" office:value-type="string" office:string-value="" calcext:value-type="error">
            <text:p>#NOM?</text:p>
          </table:table-cell>
          <table:table-cell table:style-name="ce59" table:formula="of:=sort([.W16:.W28];ROW([.W16:.W28]);0)" office:value-type="string" office:string-value="" calcext:value-type="error">
            <text:p>#NOM?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Piera</text:p>
          </table:table-cell>
          <table:table-cell table:style-name="ce7" office:value-type="time" office:time-value="PT10H23M00S" calcext:value-type="time">
            <text:p>10:23</text:p>
          </table:table-cell>
          <table:table-cell table:style-name="ce15"/>
          <table:table-cell/>
          <table:table-cell table:style-name="ce30"/>
          <table:table-cell/>
          <table:table-cell table:style-name="ce36"/>
          <table:table-cell table:style-name="ce40"/>
          <table:table-cell/>
          <table:table-cell table:style-name="ce19"/>
          <table:table-cell table:style-name="ce50"/>
          <table:table-cell table:style-name="ce23" office:value-type="time" office:time-value="PT11H23M00S" calcext:value-type="time">
            <text:p>11:23</text:p>
          </table:table-cell>
          <table:table-cell table:number-columns-repeated="5"/>
          <table:table-cell table:style-name="ce23" office:value-type="time" office:time-value="PT12H23M00S" calcext:value-type="time">
            <text:p>12:23</text:p>
          </table:table-cell>
          <table:table-cell table:number-columns-repeated="5"/>
          <table:table-cell table:style-name="ce59" office:value-type="string" office:string-value="" calcext:value-type="error">
            <text:p>#NOM?</text:p>
          </table:table-cell>
          <table:table-cell table:style-name="ce60" office:value-type="time" office:time-value="PT12H23M00S" calcext:value-type="time">
            <text:p>12:23</text:p>
          </table:table-cell>
          <table:table-cell table:style-name="ce59"/>
          <table:table-cell table:style-name="ce59" office:value-type="string" office:string-value="" calcext:value-type="error">
            <text:p>#NOM?</text:p>
          </table:table-cell>
          <table:table-cell table:style-name="ce59" table:number-columns-repeated="3"/>
          <table:table-cell table:style-name="ce60" office:value-type="time" office:time-value="PT13H23M00S" calcext:value-type="time">
            <text:p>13:23</text:p>
          </table:table-cell>
          <table:table-cell table:style-name="ce59" table:number-columns-repeated="5"/>
          <table:table-cell table:style-name="ce60" office:value-type="time" office:time-value="PT14H23M00S" calcext:value-type="time">
            <text:p>14:23</text:p>
          </table:table-cell>
          <table:table-cell table:style-name="ce59" table:number-columns-repeated="4"/>
          <table:table-cell table:number-columns-repeated="23"/>
        </table:table-row>
        <table:table-row table:style-name="ro1">
          <table:table-cell table:style-name="ce1" office:value-type="string" calcext:value-type="string">
            <text:p>Manresa</text:p>
          </table:table-cell>
          <table:table-cell table:style-name="ce8"/>
          <table:table-cell table:style-name="ce16"/>
          <table:table-cell table:style-name="ce23"/>
          <table:table-cell table:style-name="ce31"/>
          <table:table-cell table:style-name="ce23"/>
          <table:table-cell table:style-name="ce37" office:value-type="time" office:time-value="PT10H32M00S" calcext:value-type="time">
            <text:p>10:32</text:p>
          </table:table-cell>
          <table:table-cell table:style-name="ce40"/>
          <table:table-cell/>
          <table:table-cell table:style-name="ce19"/>
          <table:table-cell table:style-name="ce50"/>
          <table:table-cell/>
          <table:table-cell table:style-name="ce23" table:number-columns-repeated="2"/>
          <table:table-cell table:style-name="ce23" office:value-type="time" office:time-value="PT11H32M00S" calcext:value-type="time">
            <text:p>11:32</text:p>
          </table:table-cell>
          <table:table-cell table:number-columns-repeated="3"/>
          <table:table-cell table:style-name="ce23" table:number-columns-repeated="2"/>
          <table:table-cell table:style-name="ce23" office:value-type="time" office:time-value="PT12H32M00S" calcext:value-type="time">
            <text:p>12:32</text:p>
          </table:table-cell>
          <table:table-cell table:number-columns-repeated="2"/>
          <table:table-cell table:style-name="ce59" office:value-type="string" office:string-value="" calcext:value-type="error">
            <text:p>#NOM?</text:p>
          </table:table-cell>
          <table:table-cell table:style-name="ce60" table:number-columns-repeated="2"/>
          <table:table-cell table:style-name="ce59" office:value-type="string" office:string-value="" calcext:value-type="error">
            <text:p>#NOM?</text:p>
          </table:table-cell>
          <table:table-cell table:style-name="ce60" office:value-type="time" office:time-value="PT13H16M00S" calcext:value-type="time">
            <text:p>13:16</text:p>
          </table:table-cell>
          <table:table-cell table:style-name="ce59" table:number-columns-repeated="2"/>
          <table:table-cell table:style-name="ce60" table:number-columns-repeated="2"/>
          <table:table-cell table:style-name="ce59"/>
          <table:table-cell table:style-name="ce60" office:value-type="time" office:time-value="PT14H16M00S" calcext:value-type="time">
            <text:p>14:16</text:p>
          </table:table-cell>
          <table:table-cell table:style-name="ce59" table:number-columns-repeated="2"/>
          <table:table-cell table:style-name="ce60" table:number-columns-repeated="2"/>
          <table:table-cell table:style-name="ce59"/>
          <table:table-cell table:style-name="ce60" office:value-type="time" office:time-value="PT15H16M00S" calcext:value-type="time">
            <text:p>15:16</text:p>
          </table:table-cell>
          <table:table-cell table:style-name="ce59"/>
          <table:table-cell table:number-columns-repeated="23"/>
        </table:table-row>
        <table:table-row table:style-name="ro1">
          <table:table-cell table:style-name="ce1" office:value-type="string" calcext:value-type="string">
            <text:p>Monistrol</text:p>
          </table:table-cell>
          <table:table-cell table:style-name="ce8"/>
          <table:table-cell table:style-name="ce16"/>
          <table:table-cell table:style-name="ce23"/>
          <table:table-cell table:style-name="ce31"/>
          <table:table-cell table:style-name="ce23"/>
          <table:table-cell table:style-name="ce37" office:value-type="time" office:time-value="PT10H54M00S" calcext:value-type="time">
            <text:p>10:54</text:p>
          </table:table-cell>
          <table:table-cell table:style-name="ce40"/>
          <table:table-cell/>
          <table:table-cell table:style-name="ce19"/>
          <table:table-cell table:style-name="ce50"/>
          <table:table-cell/>
          <table:table-cell table:style-name="ce23" table:number-columns-repeated="2"/>
          <table:table-cell table:style-name="ce23" office:value-type="time" office:time-value="PT11H54M00S" calcext:value-type="time">
            <text:p>11:54</text:p>
          </table:table-cell>
          <table:table-cell table:number-columns-repeated="3"/>
          <table:table-cell table:style-name="ce23" table:number-columns-repeated="2"/>
          <table:table-cell table:style-name="ce23" office:value-type="time" office:time-value="PT12H54M00S" calcext:value-type="time">
            <text:p>12:54</text:p>
          </table:table-cell>
          <table:table-cell table:number-columns-repeated="2"/>
          <table:table-cell table:style-name="ce59" office:value-type="string" office:string-value="" calcext:value-type="error">
            <text:p>#NOM?</text:p>
          </table:table-cell>
          <table:table-cell table:style-name="ce60" table:number-columns-repeated="2"/>
          <table:table-cell table:style-name="ce59" office:value-type="string" office:string-value="" calcext:value-type="error">
            <text:p>#NOM?</text:p>
          </table:table-cell>
          <table:table-cell table:style-name="ce60" office:value-type="time" office:time-value="PT12H54M00S" calcext:value-type="time">
            <text:p>12:54</text:p>
          </table:table-cell>
          <table:table-cell table:style-name="ce59" table:number-columns-repeated="2"/>
          <table:table-cell table:style-name="ce60" table:number-columns-repeated="2"/>
          <table:table-cell table:style-name="ce59"/>
          <table:table-cell table:style-name="ce60" office:value-type="time" office:time-value="PT13H54M00S" calcext:value-type="time">
            <text:p>13:54</text:p>
          </table:table-cell>
          <table:table-cell table:style-name="ce59" table:number-columns-repeated="2"/>
          <table:table-cell table:style-name="ce60" table:number-columns-repeated="2"/>
          <table:table-cell table:style-name="ce59"/>
          <table:table-cell table:style-name="ce60" office:value-type="time" office:time-value="PT14H54M00S" calcext:value-type="time">
            <text:p>14:54</text:p>
          </table:table-cell>
          <table:table-cell table:style-name="ce59"/>
          <table:table-cell table:number-columns-repeated="23"/>
        </table:table-row>
        <table:table-row table:style-name="ro1">
          <table:table-cell table:style-name="ce1" office:value-type="string" calcext:value-type="string">
            <text:p>Olesa</text:p>
          </table:table-cell>
          <table:table-cell table:style-name="ce8"/>
          <table:table-cell table:style-name="ce16"/>
          <table:table-cell table:style-name="ce23" office:value-type="time" office:time-value="PT10H36M00S" calcext:value-type="time">
            <text:p>10:36</text:p>
          </table:table-cell>
          <table:table-cell table:style-name="ce31"/>
          <table:table-cell table:style-name="ce23"/>
          <table:table-cell table:style-name="ce37" office:value-type="time" office:time-value="PT11H05M00S" calcext:value-type="time">
            <text:p>11:05</text:p>
          </table:table-cell>
          <table:table-cell table:style-name="ce41"/>
          <table:table-cell table:style-name="ce23" office:value-type="time" office:time-value="PT11H07M00S" calcext:value-type="time">
            <text:p>11:07</text:p>
          </table:table-cell>
          <table:table-cell table:style-name="ce48"/>
          <table:table-cell table:style-name="ce51"/>
          <table:table-cell/>
          <table:table-cell table:style-name="ce23" office:value-type="time" office:time-value="PT11H36M00S" calcext:value-type="time">
            <text:p>11:36</text:p>
          </table:table-cell>
          <table:table-cell table:style-name="ce23"/>
          <table:table-cell table:style-name="ce23" office:value-type="time" office:time-value="PT12H05M00S" calcext:value-type="time">
            <text:p>12:05</text:p>
          </table:table-cell>
          <table:table-cell table:style-name="ce23" office:value-type="time" office:time-value="PT12H07M00S" calcext:value-type="time">
            <text:p>12:07</text:p>
          </table:table-cell>
          <table:table-cell table:style-name="ce58"/>
          <table:table-cell/>
          <table:table-cell table:style-name="ce23" office:value-type="time" office:time-value="PT12H36M00S" calcext:value-type="time">
            <text:p>12:36</text:p>
          </table:table-cell>
          <table:table-cell table:style-name="ce23"/>
          <table:table-cell table:style-name="ce23" office:value-type="time" office:time-value="PT13H05M00S" calcext:value-type="time">
            <text:p>13:05</text:p>
          </table:table-cell>
          <table:table-cell table:style-name="ce23" office:value-type="time" office:time-value="PT13H07M00S" calcext:value-type="time">
            <text:p>13:07</text:p>
          </table:table-cell>
          <table:table-cell table:style-name="ce58"/>
          <table:table-cell table:style-name="ce60" office:value-type="string" office:string-value="" calcext:value-type="error">
            <text:p>#NOM?</text:p>
          </table:table-cell>
          <table:table-cell table:style-name="ce59"/>
          <table:table-cell table:style-name="ce60"/>
          <table:table-cell table:style-name="ce60" office:value-type="string" office:string-value="" calcext:value-type="error">
            <text:p>#NOM?</text:p>
          </table:table-cell>
          <table:table-cell table:style-name="ce60" office:value-type="time" office:time-value="PT12H43M00S" calcext:value-type="time">
            <text:p>12:43</text:p>
          </table:table-cell>
          <table:table-cell table:style-name="ce59"/>
          <table:table-cell table:style-name="ce60" office:value-type="time" office:time-value="PT13H13M00S" calcext:value-type="time">
            <text:p>13:13</text:p>
          </table:table-cell>
          <table:table-cell table:style-name="ce59"/>
          <table:table-cell table:style-name="ce60"/>
          <table:table-cell table:style-name="ce60" office:value-type="time" office:time-value="PT13H41M00S" calcext:value-type="time">
            <text:p>13:41</text:p>
          </table:table-cell>
          <table:table-cell table:style-name="ce60" office:value-type="time" office:time-value="PT13H43M00S" calcext:value-type="time">
            <text:p>13:43</text:p>
          </table:table-cell>
          <table:table-cell table:style-name="ce59"/>
          <table:table-cell table:style-name="ce60" office:value-type="time" office:time-value="PT14H13M00S" calcext:value-type="time">
            <text:p>14:13</text:p>
          </table:table-cell>
          <table:table-cell table:style-name="ce59"/>
          <table:table-cell table:style-name="ce60"/>
          <table:table-cell table:style-name="ce60" office:value-type="time" office:time-value="PT14H41M00S" calcext:value-type="time">
            <text:p>14:41</text:p>
          </table:table-cell>
          <table:table-cell table:style-name="ce60" office:value-type="time" office:time-value="PT14H43M00S" calcext:value-type="time">
            <text:p>14:43</text:p>
          </table:table-cell>
          <table:table-cell table:style-name="ce59"/>
          <table:table-cell table:number-columns-repeated="23"/>
        </table:table-row>
        <table:table-row table:style-name="ro1">
          <table:table-cell table:style-name="ce1" office:value-type="string" calcext:value-type="string">
            <text:p>Martorell Enllaç</text:p>
          </table:table-cell>
          <table:table-cell table:style-name="ce7" office:value-type="time" office:time-value="PT10H43M00S" calcext:value-type="time">
            <text:p>10:43</text:p>
          </table:table-cell>
          <table:table-cell table:style-name="ce16"/>
          <table:table-cell table:style-name="ce23" office:value-type="time" office:time-value="PT10H45M00S" calcext:value-type="time">
            <text:p>10:45</text:p>
          </table:table-cell>
          <table:table-cell table:style-name="ce31"/>
          <table:table-cell table:style-name="ce23" office:value-type="time" office:time-value="PT10H59M00S" calcext:value-type="time">
            <text:p>10:59</text:p>
          </table:table-cell>
          <table:table-cell table:style-name="ce38" office:value-type="time" office:time-value="PT11H14M00S" calcext:value-type="time">
            <text:p>11:14</text:p>
          </table:table-cell>
          <table:table-cell table:style-name="ce41"/>
          <table:table-cell table:style-name="ce23" office:value-type="time" office:time-value="PT11H16M00S" calcext:value-type="time">
            <text:p>11:16</text:p>
          </table:table-cell>
          <table:table-cell table:style-name="ce18"/>
          <table:table-cell table:style-name="ce52" office:value-type="time" office:time-value="PT11H29M00S" calcext:value-type="time">
            <text:p>11:29</text:p>
          </table:table-cell>
          <table:table-cell table:style-name="ce23" office:value-type="time" office:time-value="PT11H43M00S" calcext:value-type="time">
            <text:p>11:43</text:p>
          </table:table-cell>
          <table:table-cell table:style-name="ce23" office:value-type="time" office:time-value="PT11H45M00S" calcext:value-type="time">
            <text:p>11:45</text:p>
          </table:table-cell>
          <table:table-cell table:style-name="ce23" office:value-type="time" office:time-value="PT11H59M00S" calcext:value-type="time">
            <text:p>11:59</text:p>
          </table:table-cell>
          <table:table-cell table:style-name="ce57" office:value-type="time" office:time-value="PT12H14M00S" calcext:value-type="time">
            <text:p>12:14</text:p>
          </table:table-cell>
          <table:table-cell table:style-name="ce23" office:value-type="time" office:time-value="PT12H16M00S" calcext:value-type="time">
            <text:p>12:16</text:p>
          </table:table-cell>
          <table:table-cell table:style-name="ce23" office:value-type="time" office:time-value="PT12H29M00S" calcext:value-type="time">
            <text:p>12:29</text:p>
          </table:table-cell>
          <table:table-cell table:style-name="ce23" office:value-type="time" office:time-value="PT12H43M00S" calcext:value-type="time">
            <text:p>12:43</text:p>
          </table:table-cell>
          <table:table-cell table:style-name="ce23" office:value-type="time" office:time-value="PT12H45M00S" calcext:value-type="time">
            <text:p>12:45</text:p>
          </table:table-cell>
          <table:table-cell table:style-name="ce23" office:value-type="time" office:time-value="PT12H59M00S" calcext:value-type="time">
            <text:p>12:59</text:p>
          </table:table-cell>
          <table:table-cell table:style-name="ce57" office:value-type="time" office:time-value="PT13H14M00S" calcext:value-type="time">
            <text:p>13:14</text:p>
          </table:table-cell>
          <table:table-cell table:style-name="ce23" office:value-type="time" office:time-value="PT13H16M00S" calcext:value-type="time">
            <text:p>13:16</text:p>
          </table:table-cell>
          <table:table-cell table:style-name="ce23" office:value-type="time" office:time-value="PT13H29M00S" calcext:value-type="time">
            <text:p>13:29</text:p>
          </table:table-cell>
          <table:table-cell table:style-name="ce60" office:value-type="string" office:string-value="" calcext:value-type="error">
            <text:p>#NOM?</text:p>
          </table:table-cell>
          <table:table-cell table:style-name="ce60" office:value-type="time" office:time-value="PT12H03M00S" calcext:value-type="time">
            <text:p>12:03</text:p>
          </table:table-cell>
          <table:table-cell table:style-name="ce60" office:value-type="time" office:time-value="PT12H17M00S" calcext:value-type="time">
            <text:p>12:17</text:p>
          </table:table-cell>
          <table:table-cell table:style-name="ce60" office:value-type="string" office:string-value="" calcext:value-type="error">
            <text:p>#NOM?</text:p>
          </table:table-cell>
          <table:table-cell table:style-name="ce60" office:value-type="time" office:time-value="PT12H34M00S" calcext:value-type="time">
            <text:p>12:34</text:p>
          </table:table-cell>
          <table:table-cell table:style-name="ce60" office:value-type="time" office:time-value="PT12H49M00S" calcext:value-type="time">
            <text:p>12:49</text:p>
          </table:table-cell>
          <table:table-cell table:style-name="ce60" office:value-type="time" office:time-value="PT13H00M00S" calcext:value-type="time">
            <text:p>13:00</text:p>
          </table:table-cell>
          <table:table-cell table:style-name="ce60" office:value-type="time" office:time-value="PT13H03M00S" calcext:value-type="time">
            <text:p>13:03</text:p>
          </table:table-cell>
          <table:table-cell table:style-name="ce60" office:value-type="time" office:time-value="PT13H17M00S" calcext:value-type="time">
            <text:p>13:17</text:p>
          </table:table-cell>
          <table:table-cell table:style-name="ce60" office:value-type="time" office:time-value="PT13H32M00S" calcext:value-type="time">
            <text:p>13:32</text:p>
          </table:table-cell>
          <table:table-cell table:style-name="ce60" office:value-type="time" office:time-value="PT13H34M00S" calcext:value-type="time">
            <text:p>13:34</text:p>
          </table:table-cell>
          <table:table-cell table:style-name="ce60" office:value-type="time" office:time-value="PT13H49M00S" calcext:value-type="time">
            <text:p>13:49</text:p>
          </table:table-cell>
          <table:table-cell table:style-name="ce60" office:value-type="time" office:time-value="PT14H00M00S" calcext:value-type="time">
            <text:p>14:00</text:p>
          </table:table-cell>
          <table:table-cell table:style-name="ce60" office:value-type="time" office:time-value="PT14H03M00S" calcext:value-type="time">
            <text:p>14:03</text:p>
          </table:table-cell>
          <table:table-cell table:style-name="ce60" office:value-type="time" office:time-value="PT14H17M00S" calcext:value-type="time">
            <text:p>14:17</text:p>
          </table:table-cell>
          <table:table-cell table:style-name="ce60" office:value-type="time" office:time-value="PT14H32M00S" calcext:value-type="time">
            <text:p>14:32</text:p>
          </table:table-cell>
          <table:table-cell table:style-name="ce60" office:value-type="time" office:time-value="PT14H34M00S" calcext:value-type="time">
            <text:p>14:34</text:p>
          </table:table-cell>
          <table:table-cell table:style-name="ce60" office:value-type="time" office:time-value="PT14H49M00S" calcext:value-type="time">
            <text:p>14:49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Martorell Central</text:p>
          </table:table-cell>
          <table:table-cell table:style-name="ce7" office:value-type="time" office:time-value="PT10H45M00S" calcext:value-type="time">
            <text:p>10:45</text:p>
          </table:table-cell>
          <table:table-cell table:style-name="ce16"/>
          <table:table-cell table:style-name="ce23" office:value-type="time" office:time-value="PT10H47M00S" calcext:value-type="time">
            <text:p>10:47</text:p>
          </table:table-cell>
          <table:table-cell table:style-name="ce31"/>
          <table:table-cell table:style-name="ce23" office:value-type="time" office:time-value="PT11H00M00S" calcext:value-type="time">
            <text:p>11:00</text:p>
          </table:table-cell>
          <table:table-cell table:style-name="ce37" office:value-type="time" office:time-value="PT11H15M00S" calcext:value-type="time">
            <text:p>11:15</text:p>
          </table:table-cell>
          <table:table-cell table:style-name="ce41"/>
          <table:table-cell table:style-name="ce23" office:value-type="time" office:time-value="PT11H18M00S" calcext:value-type="time">
            <text:p>11:18</text:p>
          </table:table-cell>
          <table:table-cell table:style-name="ce18"/>
          <table:table-cell table:style-name="ce52" office:value-type="time" office:time-value="PT11H30M00S" calcext:value-type="time">
            <text:p>11:30</text:p>
          </table:table-cell>
          <table:table-cell table:style-name="ce23" office:value-type="time" office:time-value="PT11H45M00S" calcext:value-type="time">
            <text:p>11:45</text:p>
          </table:table-cell>
          <table:table-cell table:style-name="ce23" office:value-type="time" office:time-value="PT11H47M00S" calcext:value-type="time">
            <text:p>11:47</text:p>
          </table:table-cell>
          <table:table-cell table:style-name="ce23" office:value-type="time" office:time-value="PT12H00M00S" calcext:value-type="time">
            <text:p>12:00</text:p>
          </table:table-cell>
          <table:table-cell table:style-name="ce23" office:value-type="time" office:time-value="PT12H15M00S" calcext:value-type="time">
            <text:p>12:15</text:p>
          </table:table-cell>
          <table:table-cell table:style-name="ce23" office:value-type="time" office:time-value="PT12H18M00S" calcext:value-type="time">
            <text:p>12:18</text:p>
          </table:table-cell>
          <table:table-cell table:style-name="ce23" office:value-type="time" office:time-value="PT12H30M00S" calcext:value-type="time">
            <text:p>12:30</text:p>
          </table:table-cell>
          <table:table-cell table:style-name="ce23" office:value-type="time" office:time-value="PT12H45M00S" calcext:value-type="time">
            <text:p>12:45</text:p>
          </table:table-cell>
          <table:table-cell table:style-name="ce23" office:value-type="time" office:time-value="PT12H47M00S" calcext:value-type="time">
            <text:p>12:47</text:p>
          </table:table-cell>
          <table:table-cell table:style-name="ce23" office:value-type="time" office:time-value="PT13H00M00S" calcext:value-type="time">
            <text:p>13:00</text:p>
          </table:table-cell>
          <table:table-cell table:style-name="ce23" office:value-type="time" office:time-value="PT13H15M00S" calcext:value-type="time">
            <text:p>13:15</text:p>
          </table:table-cell>
          <table:table-cell table:style-name="ce23" office:value-type="time" office:time-value="PT13H18M00S" calcext:value-type="time">
            <text:p>13:18</text:p>
          </table:table-cell>
          <table:table-cell table:style-name="ce23" office:value-type="time" office:time-value="PT13H30M00S" calcext:value-type="time">
            <text:p>13:30</text:p>
          </table:table-cell>
          <table:table-cell table:style-name="ce60" office:value-type="string" office:string-value="" calcext:value-type="error">
            <text:p>#NOM?</text:p>
          </table:table-cell>
          <table:table-cell table:style-name="ce60" office:value-type="time" office:time-value="PT12H01M00S" calcext:value-type="time">
            <text:p>12:01</text:p>
          </table:table-cell>
          <table:table-cell table:style-name="ce60" office:value-type="time" office:time-value="PT12H15M00S" calcext:value-type="time">
            <text:p>12:15</text:p>
          </table:table-cell>
          <table:table-cell table:style-name="ce60" office:value-type="string" office:string-value="" calcext:value-type="error">
            <text:p>#NOM?</text:p>
          </table:table-cell>
          <table:table-cell table:style-name="ce60" office:value-type="time" office:time-value="PT12H33M00S" calcext:value-type="time">
            <text:p>12:33</text:p>
          </table:table-cell>
          <table:table-cell table:style-name="ce60" office:value-type="time" office:time-value="PT12H47M00S" calcext:value-type="time">
            <text:p>12:47</text:p>
          </table:table-cell>
          <table:table-cell table:style-name="ce60" office:value-type="time" office:time-value="PT12H58M00S" calcext:value-type="time">
            <text:p>12:58</text:p>
          </table:table-cell>
          <table:table-cell table:style-name="ce60" office:value-type="time" office:time-value="PT13H01M00S" calcext:value-type="time">
            <text:p>13:01</text:p>
          </table:table-cell>
          <table:table-cell table:style-name="ce60" office:value-type="time" office:time-value="PT13H15M00S" calcext:value-type="time">
            <text:p>13:15</text:p>
          </table:table-cell>
          <table:table-cell table:style-name="ce60" office:value-type="time" office:time-value="PT13H30M00S" calcext:value-type="time">
            <text:p>13:30</text:p>
          </table:table-cell>
          <table:table-cell table:style-name="ce60" office:value-type="time" office:time-value="PT13H33M00S" calcext:value-type="time">
            <text:p>13:33</text:p>
          </table:table-cell>
          <table:table-cell table:style-name="ce60" office:value-type="time" office:time-value="PT13H47M00S" calcext:value-type="time">
            <text:p>13:47</text:p>
          </table:table-cell>
          <table:table-cell table:style-name="ce60" office:value-type="time" office:time-value="PT13H58M00S" calcext:value-type="time">
            <text:p>13:58</text:p>
          </table:table-cell>
          <table:table-cell table:style-name="ce60" office:value-type="time" office:time-value="PT14H01M00S" calcext:value-type="time">
            <text:p>14:01</text:p>
          </table:table-cell>
          <table:table-cell table:style-name="ce60" office:value-type="time" office:time-value="PT14H15M00S" calcext:value-type="time">
            <text:p>14:15</text:p>
          </table:table-cell>
          <table:table-cell table:style-name="ce60" office:value-type="time" office:time-value="PT14H30M00S" calcext:value-type="time">
            <text:p>14:30</text:p>
          </table:table-cell>
          <table:table-cell table:style-name="ce60" office:value-type="time" office:time-value="PT14H33M00S" calcext:value-type="time">
            <text:p>14:33</text:p>
          </table:table-cell>
          <table:table-cell table:style-name="ce60" office:value-type="time" office:time-value="PT14H47M00S" calcext:value-type="time">
            <text:p>14:47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Sant Andreu de la Barca</text:p>
          </table:table-cell>
          <table:table-cell table:style-name="ce7" office:value-type="time" office:time-value="PT10H50M00S" calcext:value-type="time">
            <text:p>10:50</text:p>
          </table:table-cell>
          <table:table-cell table:style-name="ce16"/>
          <table:table-cell table:style-name="ce23" office:value-type="time" office:time-value="PT10H55M00S" calcext:value-type="time">
            <text:p>10:55</text:p>
          </table:table-cell>
          <table:table-cell table:style-name="ce31"/>
          <table:table-cell table:style-name="ce23" office:value-type="time" office:time-value="PT11H08M00S" calcext:value-type="time">
            <text:p>11:08</text:p>
          </table:table-cell>
          <table:table-cell table:style-name="ce37" office:value-type="time" office:time-value="PT11H20M00S" calcext:value-type="time">
            <text:p>11:20</text:p>
          </table:table-cell>
          <table:table-cell table:style-name="ce41"/>
          <table:table-cell table:style-name="ce23" office:value-type="time" office:time-value="PT11H26M00S" calcext:value-type="time">
            <text:p>11:26</text:p>
          </table:table-cell>
          <table:table-cell table:style-name="ce18"/>
          <table:table-cell table:style-name="ce52" office:value-type="time" office:time-value="PT11H38M00S" calcext:value-type="time">
            <text:p>11:38</text:p>
          </table:table-cell>
          <table:table-cell table:style-name="ce23" office:value-type="time" office:time-value="PT11H50M00S" calcext:value-type="time">
            <text:p>11:50</text:p>
          </table:table-cell>
          <table:table-cell table:style-name="ce23" office:value-type="time" office:time-value="PT11H55M00S" calcext:value-type="time">
            <text:p>11:55</text:p>
          </table:table-cell>
          <table:table-cell table:style-name="ce23" office:value-type="time" office:time-value="PT12H08M00S" calcext:value-type="time">
            <text:p>12:08</text:p>
          </table:table-cell>
          <table:table-cell table:style-name="ce23" office:value-type="time" office:time-value="PT12H20M00S" calcext:value-type="time">
            <text:p>12:20</text:p>
          </table:table-cell>
          <table:table-cell table:style-name="ce23" office:value-type="time" office:time-value="PT12H26M00S" calcext:value-type="time">
            <text:p>12:26</text:p>
          </table:table-cell>
          <table:table-cell table:style-name="ce23" office:value-type="time" office:time-value="PT12H38M00S" calcext:value-type="time">
            <text:p>12:38</text:p>
          </table:table-cell>
          <table:table-cell table:style-name="ce23" office:value-type="time" office:time-value="PT12H50M00S" calcext:value-type="time">
            <text:p>12:50</text:p>
          </table:table-cell>
          <table:table-cell table:style-name="ce23" office:value-type="time" office:time-value="PT12H55M00S" calcext:value-type="time">
            <text:p>12:55</text:p>
          </table:table-cell>
          <table:table-cell table:style-name="ce23" office:value-type="time" office:time-value="PT13H08M00S" calcext:value-type="time">
            <text:p>13:08</text:p>
          </table:table-cell>
          <table:table-cell table:style-name="ce23" office:value-type="time" office:time-value="PT13H20M00S" calcext:value-type="time">
            <text:p>13:20</text:p>
          </table:table-cell>
          <table:table-cell table:style-name="ce23" office:value-type="time" office:time-value="PT13H26M00S" calcext:value-type="time">
            <text:p>13:26</text:p>
          </table:table-cell>
          <table:table-cell table:style-name="ce23" office:value-type="time" office:time-value="PT13H38M00S" calcext:value-type="time">
            <text:p>13:38</text:p>
          </table:table-cell>
          <table:table-cell table:style-name="ce60" office:value-type="string" office:string-value="" calcext:value-type="error">
            <text:p>#NOM?</text:p>
          </table:table-cell>
          <table:table-cell table:style-name="ce60" office:value-type="time" office:time-value="PT11H56M00S" calcext:value-type="time">
            <text:p>11:56</text:p>
          </table:table-cell>
          <table:table-cell table:style-name="ce60" office:value-type="time" office:time-value="PT12H07M00S" calcext:value-type="time">
            <text:p>12:07</text:p>
          </table:table-cell>
          <table:table-cell table:style-name="ce60" office:value-type="string" office:string-value="" calcext:value-type="error">
            <text:p>#NOM?</text:p>
          </table:table-cell>
          <table:table-cell table:style-name="ce60" office:value-type="time" office:time-value="PT12H28M00S" calcext:value-type="time">
            <text:p>12:28</text:p>
          </table:table-cell>
          <table:table-cell table:style-name="ce60" office:value-type="time" office:time-value="PT12H39M00S" calcext:value-type="time">
            <text:p>12:39</text:p>
          </table:table-cell>
          <table:table-cell table:style-name="ce60" office:value-type="time" office:time-value="PT12H50M00S" calcext:value-type="time">
            <text:p>12:50</text:p>
          </table:table-cell>
          <table:table-cell table:style-name="ce60" office:value-type="time" office:time-value="PT12H56M00S" calcext:value-type="time">
            <text:p>12:56</text:p>
          </table:table-cell>
          <table:table-cell table:style-name="ce60" office:value-type="time" office:time-value="PT13H07M00S" calcext:value-type="time">
            <text:p>13:07</text:p>
          </table:table-cell>
          <table:table-cell table:style-name="ce60" office:value-type="time" office:time-value="PT13H22M00S" calcext:value-type="time">
            <text:p>13:22</text:p>
          </table:table-cell>
          <table:table-cell table:style-name="ce60" office:value-type="time" office:time-value="PT13H28M00S" calcext:value-type="time">
            <text:p>13:28</text:p>
          </table:table-cell>
          <table:table-cell table:style-name="ce60" office:value-type="time" office:time-value="PT13H39M00S" calcext:value-type="time">
            <text:p>13:39</text:p>
          </table:table-cell>
          <table:table-cell table:style-name="ce60" office:value-type="time" office:time-value="PT13H50M00S" calcext:value-type="time">
            <text:p>13:50</text:p>
          </table:table-cell>
          <table:table-cell table:style-name="ce60" office:value-type="time" office:time-value="PT13H56M00S" calcext:value-type="time">
            <text:p>13:56</text:p>
          </table:table-cell>
          <table:table-cell table:style-name="ce60" office:value-type="time" office:time-value="PT14H07M00S" calcext:value-type="time">
            <text:p>14:07</text:p>
          </table:table-cell>
          <table:table-cell table:style-name="ce60" office:value-type="time" office:time-value="PT14H22M00S" calcext:value-type="time">
            <text:p>14:22</text:p>
          </table:table-cell>
          <table:table-cell table:style-name="ce60" office:value-type="time" office:time-value="PT14H28M00S" calcext:value-type="time">
            <text:p>14:28</text:p>
          </table:table-cell>
          <table:table-cell table:style-name="ce60" office:value-type="time" office:time-value="PT14H39M00S" calcext:value-type="time">
            <text:p>14:39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Molí Nou</text:p>
          </table:table-cell>
          <table:table-cell table:style-name="ce9" office:value-type="time" office:time-value="PT10H59M00S" calcext:value-type="time">
            <text:p>10:59</text:p>
          </table:table-cell>
          <table:table-cell table:style-name="ce16" office:value-type="time" office:time-value="PT11H02M00S" calcext:value-type="time">
            <text:p>11:02</text:p>
          </table:table-cell>
          <table:table-cell table:style-name="ce23" office:value-type="time" office:time-value="PT11H11M00S" calcext:value-type="time">
            <text:p>11:11</text:p>
          </table:table-cell>
          <table:table-cell table:style-name="ce31" office:value-type="time" office:time-value="PT11H18M00S" calcext:value-type="time">
            <text:p>11:18</text:p>
          </table:table-cell>
          <table:table-cell table:style-name="ce23" office:value-type="time" office:time-value="PT11H24M00S" calcext:value-type="time">
            <text:p>11:24</text:p>
          </table:table-cell>
          <table:table-cell table:style-name="ce38" office:value-type="time" office:time-value="PT11H29M00S" calcext:value-type="time">
            <text:p>11:29</text:p>
          </table:table-cell>
          <table:table-cell table:style-name="ce41" office:value-type="time" office:time-value="PT11H32M00S" calcext:value-type="time">
            <text:p>11:32</text:p>
          </table:table-cell>
          <table:table-cell table:style-name="ce23" office:value-type="time" office:time-value="PT11H42M00S" calcext:value-type="time">
            <text:p>11:42</text:p>
          </table:table-cell>
          <table:table-cell table:style-name="ce18" office:value-type="time" office:time-value="PT11H48M00S" calcext:value-type="time">
            <text:p>11:48</text:p>
          </table:table-cell>
          <table:table-cell table:style-name="ce52" office:value-type="time" office:time-value="PT11H54M00S" calcext:value-type="time">
            <text:p>11:54</text:p>
          </table:table-cell>
          <table:table-cell table:style-name="ce57" office:value-type="time" office:time-value="PT11H59M00S" calcext:value-type="time">
            <text:p>11:59</text:p>
          </table:table-cell>
          <table:table-cell table:style-name="ce23" office:value-type="time" office:time-value="PT12H11M00S" calcext:value-type="time">
            <text:p>12:11</text:p>
          </table:table-cell>
          <table:table-cell table:style-name="ce23" office:value-type="time" office:time-value="PT12H24M00S" calcext:value-type="time">
            <text:p>12:24</text:p>
          </table:table-cell>
          <table:table-cell table:style-name="ce57" office:value-type="time" office:time-value="PT12H29M00S" calcext:value-type="time">
            <text:p>12:29</text:p>
          </table:table-cell>
          <table:table-cell table:style-name="ce23" office:value-type="time" office:time-value="PT12H42M00S" calcext:value-type="time">
            <text:p>12:42</text:p>
          </table:table-cell>
          <table:table-cell table:style-name="ce23" office:value-type="time" office:time-value="PT12H54M00S" calcext:value-type="time">
            <text:p>12:54</text:p>
          </table:table-cell>
          <table:table-cell table:style-name="ce57" office:value-type="time" office:time-value="PT12H59M00S" calcext:value-type="time">
            <text:p>12:59</text:p>
          </table:table-cell>
          <table:table-cell table:style-name="ce23" office:value-type="time" office:time-value="PT13H11M00S" calcext:value-type="time">
            <text:p>13:11</text:p>
          </table:table-cell>
          <table:table-cell table:style-name="ce23" office:value-type="time" office:time-value="PT13H24M00S" calcext:value-type="time">
            <text:p>13:24</text:p>
          </table:table-cell>
          <table:table-cell table:style-name="ce57" office:value-type="time" office:time-value="PT13H29M00S" calcext:value-type="time">
            <text:p>13:29</text:p>
          </table:table-cell>
          <table:table-cell table:style-name="ce23" office:value-type="time" office:time-value="PT13H42M00S" calcext:value-type="time">
            <text:p>13:42</text:p>
          </table:table-cell>
          <table:table-cell table:style-name="ce23" office:value-type="time" office:time-value="PT13H54M00S" calcext:value-type="time">
            <text:p>13:54</text:p>
          </table:table-cell>
          <table:table-cell table:style-name="ce60" office:value-type="string" office:string-value="" calcext:value-type="error">
            <text:p>#NOM?</text:p>
          </table:table-cell>
          <table:table-cell table:style-name="ce60" office:value-type="time" office:time-value="PT11H47M00S" calcext:value-type="time">
            <text:p>11:47</text:p>
          </table:table-cell>
          <table:table-cell table:style-name="ce60" office:value-type="time" office:time-value="PT11H51M00S" calcext:value-type="time">
            <text:p>11:51</text:p>
          </table:table-cell>
          <table:table-cell table:style-name="ce60" office:value-type="string" office:string-value="" calcext:value-type="error">
            <text:p>#NOM?</text:p>
          </table:table-cell>
          <table:table-cell table:style-name="ce60" office:value-type="time" office:time-value="PT12H19M00S" calcext:value-type="time">
            <text:p>12:19</text:p>
          </table:table-cell>
          <table:table-cell table:style-name="ce60" office:value-type="time" office:time-value="PT12H23M00S" calcext:value-type="time">
            <text:p>12:23</text:p>
          </table:table-cell>
          <table:table-cell table:style-name="ce60" office:value-type="time" office:time-value="PT12H34M00S" calcext:value-type="time">
            <text:p>12:34</text:p>
          </table:table-cell>
          <table:table-cell table:style-name="ce60" office:value-type="time" office:time-value="PT12H47M00S" calcext:value-type="time">
            <text:p>12:47</text:p>
          </table:table-cell>
          <table:table-cell table:style-name="ce60" office:value-type="time" office:time-value="PT12H51M00S" calcext:value-type="time">
            <text:p>12:51</text:p>
          </table:table-cell>
          <table:table-cell table:style-name="ce60" office:value-type="time" office:time-value="PT13H06M00S" calcext:value-type="time">
            <text:p>13:06</text:p>
          </table:table-cell>
          <table:table-cell table:style-name="ce60" office:value-type="time" office:time-value="PT13H19M00S" calcext:value-type="time">
            <text:p>13:19</text:p>
          </table:table-cell>
          <table:table-cell table:style-name="ce60" office:value-type="time" office:time-value="PT13H23M00S" calcext:value-type="time">
            <text:p>13:23</text:p>
          </table:table-cell>
          <table:table-cell table:style-name="ce60" office:value-type="time" office:time-value="PT13H34M00S" calcext:value-type="time">
            <text:p>13:34</text:p>
          </table:table-cell>
          <table:table-cell table:style-name="ce60" office:value-type="time" office:time-value="PT13H47M00S" calcext:value-type="time">
            <text:p>13:47</text:p>
          </table:table-cell>
          <table:table-cell table:style-name="ce60" office:value-type="time" office:time-value="PT13H51M00S" calcext:value-type="time">
            <text:p>13:51</text:p>
          </table:table-cell>
          <table:table-cell table:style-name="ce60" office:value-type="time" office:time-value="PT14H06M00S" calcext:value-type="time">
            <text:p>14:06</text:p>
          </table:table-cell>
          <table:table-cell table:style-name="ce60" office:value-type="time" office:time-value="PT14H19M00S" calcext:value-type="time">
            <text:p>14:19</text:p>
          </table:table-cell>
          <table:table-cell table:style-name="ce60" office:value-type="time" office:time-value="PT14H23M00S" calcext:value-type="time">
            <text:p>14:23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Sant Boi</text:p>
          </table:table-cell>
          <table:table-cell table:style-name="ce7" office:value-type="time" office:time-value="PT11H00M00S" calcext:value-type="time">
            <text:p>11:00</text:p>
          </table:table-cell>
          <table:table-cell table:style-name="ce16" office:value-type="time" office:time-value="PT11H04M00S" calcext:value-type="time">
            <text:p>11:04</text:p>
          </table:table-cell>
          <table:table-cell table:style-name="ce23" office:value-type="time" office:time-value="PT11H13M00S" calcext:value-type="time">
            <text:p>11:13</text:p>
          </table:table-cell>
          <table:table-cell table:style-name="ce31" office:value-type="time" office:time-value="PT11H20M00S" calcext:value-type="time">
            <text:p>11:20</text:p>
          </table:table-cell>
          <table:table-cell table:style-name="ce23" office:value-type="time" office:time-value="PT11H26M00S" calcext:value-type="time">
            <text:p>11:26</text:p>
          </table:table-cell>
          <table:table-cell table:style-name="ce37" office:value-type="time" office:time-value="PT11H30M00S" calcext:value-type="time">
            <text:p>11:30</text:p>
          </table:table-cell>
          <table:table-cell table:style-name="ce41" office:value-type="time" office:time-value="PT11H34M00S" calcext:value-type="time">
            <text:p>11:34</text:p>
          </table:table-cell>
          <table:table-cell table:style-name="ce23" office:value-type="time" office:time-value="PT11H44M00S" calcext:value-type="time">
            <text:p>11:44</text:p>
          </table:table-cell>
          <table:table-cell table:style-name="ce18" office:value-type="time" office:time-value="PT11H50M00S" calcext:value-type="time">
            <text:p>11:50</text:p>
          </table:table-cell>
          <table:table-cell table:style-name="ce52" office:value-type="time" office:time-value="PT11H56M00S" calcext:value-type="time">
            <text:p>11:56</text:p>
          </table:table-cell>
          <table:table-cell table:style-name="ce23" office:value-type="time" office:time-value="PT12H00M00S" calcext:value-type="time">
            <text:p>12:00</text:p>
          </table:table-cell>
          <table:table-cell table:style-name="ce23" office:value-type="time" office:time-value="PT12H13M00S" calcext:value-type="time">
            <text:p>12:13</text:p>
          </table:table-cell>
          <table:table-cell table:style-name="ce23" office:value-type="time" office:time-value="PT12H26M00S" calcext:value-type="time">
            <text:p>12:26</text:p>
          </table:table-cell>
          <table:table-cell table:style-name="ce23" office:value-type="time" office:time-value="PT12H30M00S" calcext:value-type="time">
            <text:p>12:30</text:p>
          </table:table-cell>
          <table:table-cell table:style-name="ce23" office:value-type="time" office:time-value="PT12H44M00S" calcext:value-type="time">
            <text:p>12:44</text:p>
          </table:table-cell>
          <table:table-cell table:style-name="ce23" office:value-type="time" office:time-value="PT12H56M00S" calcext:value-type="time">
            <text:p>12:56</text:p>
          </table:table-cell>
          <table:table-cell table:style-name="ce23" office:value-type="time" office:time-value="PT13H00M00S" calcext:value-type="time">
            <text:p>13:00</text:p>
          </table:table-cell>
          <table:table-cell table:style-name="ce23" office:value-type="time" office:time-value="PT13H13M00S" calcext:value-type="time">
            <text:p>13:13</text:p>
          </table:table-cell>
          <table:table-cell table:style-name="ce23" office:value-type="time" office:time-value="PT13H26M00S" calcext:value-type="time">
            <text:p>13:26</text:p>
          </table:table-cell>
          <table:table-cell table:style-name="ce23" office:value-type="time" office:time-value="PT13H30M00S" calcext:value-type="time">
            <text:p>13:30</text:p>
          </table:table-cell>
          <table:table-cell table:style-name="ce23" office:value-type="time" office:time-value="PT13H44M00S" calcext:value-type="time">
            <text:p>13:44</text:p>
          </table:table-cell>
          <table:table-cell table:style-name="ce23" office:value-type="time" office:time-value="PT13H56M00S" calcext:value-type="time">
            <text:p>13:56</text:p>
          </table:table-cell>
          <table:table-cell table:style-name="ce60" office:value-type="string" office:string-value="" calcext:value-type="error">
            <text:p>#NOM?</text:p>
          </table:table-cell>
          <table:table-cell table:style-name="ce60" office:value-type="time" office:time-value="PT11H46M00S" calcext:value-type="time">
            <text:p>11:46</text:p>
          </table:table-cell>
          <table:table-cell table:style-name="ce60" office:value-type="time" office:time-value="PT11H49M00S" calcext:value-type="time">
            <text:p>11:49</text:p>
          </table:table-cell>
          <table:table-cell table:style-name="ce60" office:value-type="string" office:string-value="" calcext:value-type="error">
            <text:p>#NOM?</text:p>
          </table:table-cell>
          <table:table-cell table:style-name="ce60" office:value-type="time" office:time-value="PT12H18M00S" calcext:value-type="time">
            <text:p>12:18</text:p>
          </table:table-cell>
          <table:table-cell table:style-name="ce60" office:value-type="time" office:time-value="PT12H21M00S" calcext:value-type="time">
            <text:p>12:21</text:p>
          </table:table-cell>
          <table:table-cell table:style-name="ce60" office:value-type="time" office:time-value="PT12H32M00S" calcext:value-type="time">
            <text:p>12:32</text:p>
          </table:table-cell>
          <table:table-cell table:style-name="ce60" office:value-type="time" office:time-value="PT12H46M00S" calcext:value-type="time">
            <text:p>12:46</text:p>
          </table:table-cell>
          <table:table-cell table:style-name="ce60" office:value-type="time" office:time-value="PT12H49M00S" calcext:value-type="time">
            <text:p>12:49</text:p>
          </table:table-cell>
          <table:table-cell table:style-name="ce60" office:value-type="time" office:time-value="PT13H04M00S" calcext:value-type="time">
            <text:p>13:04</text:p>
          </table:table-cell>
          <table:table-cell table:style-name="ce60" office:value-type="time" office:time-value="PT13H18M00S" calcext:value-type="time">
            <text:p>13:18</text:p>
          </table:table-cell>
          <table:table-cell table:style-name="ce60" office:value-type="time" office:time-value="PT13H21M00S" calcext:value-type="time">
            <text:p>13:21</text:p>
          </table:table-cell>
          <table:table-cell table:style-name="ce60" office:value-type="time" office:time-value="PT13H32M00S" calcext:value-type="time">
            <text:p>13:32</text:p>
          </table:table-cell>
          <table:table-cell table:style-name="ce60" office:value-type="time" office:time-value="PT13H46M00S" calcext:value-type="time">
            <text:p>13:46</text:p>
          </table:table-cell>
          <table:table-cell table:style-name="ce60" office:value-type="time" office:time-value="PT13H49M00S" calcext:value-type="time">
            <text:p>13:49</text:p>
          </table:table-cell>
          <table:table-cell table:style-name="ce60" office:value-type="time" office:time-value="PT14H04M00S" calcext:value-type="time">
            <text:p>14:04</text:p>
          </table:table-cell>
          <table:table-cell table:style-name="ce60" office:value-type="time" office:time-value="PT14H18M00S" calcext:value-type="time">
            <text:p>14:18</text:p>
          </table:table-cell>
          <table:table-cell table:style-name="ce60" office:value-type="time" office:time-value="PT14H21M00S" calcext:value-type="time">
            <text:p>14:21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L'Hospitalet A</text:p>
          </table:table-cell>
          <table:table-cell table:style-name="ce7" office:value-type="time" office:time-value="PT11H05M00S" calcext:value-type="time">
            <text:p>11:05</text:p>
          </table:table-cell>
          <table:table-cell table:style-name="ce16" office:value-type="time" office:time-value="PT11H11M00S" calcext:value-type="time">
            <text:p>11:11</text:p>
          </table:table-cell>
          <table:table-cell table:style-name="ce23" office:value-type="time" office:time-value="PT11H20M00S" calcext:value-type="time">
            <text:p>11:20</text:p>
          </table:table-cell>
          <table:table-cell table:style-name="ce31" office:value-type="time" office:time-value="PT11H27M00S" calcext:value-type="time">
            <text:p>11:27</text:p>
          </table:table-cell>
          <table:table-cell table:style-name="ce23" office:value-type="time" office:time-value="PT11H33M00S" calcext:value-type="time">
            <text:p>11:33</text:p>
          </table:table-cell>
          <table:table-cell table:style-name="ce37" office:value-type="time" office:time-value="PT11H35M00S" calcext:value-type="time">
            <text:p>11:35</text:p>
          </table:table-cell>
          <table:table-cell table:style-name="ce41" office:value-type="time" office:time-value="PT11H41M00S" calcext:value-type="time">
            <text:p>11:41</text:p>
          </table:table-cell>
          <table:table-cell table:style-name="ce23" office:value-type="time" office:time-value="PT11H51M00S" calcext:value-type="time">
            <text:p>11:51</text:p>
          </table:table-cell>
          <table:table-cell table:style-name="ce18" office:value-type="time" office:time-value="PT11H57M00S" calcext:value-type="time">
            <text:p>11:57</text:p>
          </table:table-cell>
          <table:table-cell table:style-name="ce52" office:value-type="time" office:time-value="PT12H03M00S" calcext:value-type="time">
            <text:p>12:03</text:p>
          </table:table-cell>
          <table:table-cell table:style-name="ce23" office:value-type="time" office:time-value="PT12H05M00S" calcext:value-type="time">
            <text:p>12:05</text:p>
          </table:table-cell>
          <table:table-cell table:style-name="ce23" office:value-type="time" office:time-value="PT12H20M00S" calcext:value-type="time">
            <text:p>12:20</text:p>
          </table:table-cell>
          <table:table-cell table:style-name="ce23" office:value-type="time" office:time-value="PT12H33M00S" calcext:value-type="time">
            <text:p>12:33</text:p>
          </table:table-cell>
          <table:table-cell table:style-name="ce23" office:value-type="time" office:time-value="PT12H35M00S" calcext:value-type="time">
            <text:p>12:35</text:p>
          </table:table-cell>
          <table:table-cell table:style-name="ce23" office:value-type="time" office:time-value="PT12H51M00S" calcext:value-type="time">
            <text:p>12:51</text:p>
          </table:table-cell>
          <table:table-cell table:style-name="ce23" office:value-type="time" office:time-value="PT13H03M00S" calcext:value-type="time">
            <text:p>13:03</text:p>
          </table:table-cell>
          <table:table-cell table:style-name="ce23" office:value-type="time" office:time-value="PT13H05M00S" calcext:value-type="time">
            <text:p>13:05</text:p>
          </table:table-cell>
          <table:table-cell table:style-name="ce23" office:value-type="time" office:time-value="PT13H20M00S" calcext:value-type="time">
            <text:p>13:20</text:p>
          </table:table-cell>
          <table:table-cell table:style-name="ce23" office:value-type="time" office:time-value="PT13H33M00S" calcext:value-type="time">
            <text:p>13:33</text:p>
          </table:table-cell>
          <table:table-cell table:style-name="ce23" office:value-type="time" office:time-value="PT13H35M00S" calcext:value-type="time">
            <text:p>13:35</text:p>
          </table:table-cell>
          <table:table-cell table:style-name="ce23" office:value-type="time" office:time-value="PT13H51M00S" calcext:value-type="time">
            <text:p>13:51</text:p>
          </table:table-cell>
          <table:table-cell table:style-name="ce23" office:value-type="time" office:time-value="PT14H03M00S" calcext:value-type="time">
            <text:p>14:03</text:p>
          </table:table-cell>
          <table:table-cell table:style-name="ce60" office:value-type="string" office:string-value="" calcext:value-type="error">
            <text:p>#NOM?</text:p>
          </table:table-cell>
          <table:table-cell table:style-name="ce60" office:value-type="time" office:time-value="PT11H40M00S" calcext:value-type="time">
            <text:p>11:40</text:p>
          </table:table-cell>
          <table:table-cell table:style-name="ce60" office:value-type="time" office:time-value="PT11H41M00S" calcext:value-type="time">
            <text:p>11:41</text:p>
          </table:table-cell>
          <table:table-cell table:style-name="ce60" office:value-type="string" office:string-value="" calcext:value-type="error">
            <text:p>#NOM?</text:p>
          </table:table-cell>
          <table:table-cell table:style-name="ce60" office:value-type="time" office:time-value="PT12H12M00S" calcext:value-type="time">
            <text:p>12:12</text:p>
          </table:table-cell>
          <table:table-cell table:style-name="ce60" office:value-type="time" office:time-value="PT12H13M00S" calcext:value-type="time">
            <text:p>12:13</text:p>
          </table:table-cell>
          <table:table-cell table:style-name="ce60" office:value-type="time" office:time-value="PT12H24M00S" calcext:value-type="time">
            <text:p>12:24</text:p>
          </table:table-cell>
          <table:table-cell table:style-name="ce60" office:value-type="time" office:time-value="PT12H40M00S" calcext:value-type="time">
            <text:p>12:40</text:p>
          </table:table-cell>
          <table:table-cell table:style-name="ce60" office:value-type="time" office:time-value="PT12H41M00S" calcext:value-type="time">
            <text:p>12:41</text:p>
          </table:table-cell>
          <table:table-cell table:style-name="ce60" office:value-type="time" office:time-value="PT12H56M00S" calcext:value-type="time">
            <text:p>12:56</text:p>
          </table:table-cell>
          <table:table-cell table:style-name="ce60" office:value-type="time" office:time-value="PT13H12M00S" calcext:value-type="time">
            <text:p>13:12</text:p>
          </table:table-cell>
          <table:table-cell table:style-name="ce60" office:value-type="time" office:time-value="PT13H13M00S" calcext:value-type="time">
            <text:p>13:13</text:p>
          </table:table-cell>
          <table:table-cell table:style-name="ce60" office:value-type="time" office:time-value="PT13H24M00S" calcext:value-type="time">
            <text:p>13:24</text:p>
          </table:table-cell>
          <table:table-cell table:style-name="ce60" office:value-type="time" office:time-value="PT13H40M00S" calcext:value-type="time">
            <text:p>13:40</text:p>
          </table:table-cell>
          <table:table-cell table:style-name="ce60" office:value-type="time" office:time-value="PT13H41M00S" calcext:value-type="time">
            <text:p>13:41</text:p>
          </table:table-cell>
          <table:table-cell table:style-name="ce60" office:value-type="time" office:time-value="PT13H56M00S" calcext:value-type="time">
            <text:p>13:56</text:p>
          </table:table-cell>
          <table:table-cell table:style-name="ce60" office:value-type="time" office:time-value="PT14H12M00S" calcext:value-type="time">
            <text:p>14:12</text:p>
          </table:table-cell>
          <table:table-cell table:style-name="ce60" office:value-type="time" office:time-value="PT14H13M00S" calcext:value-type="time">
            <text:p>14:13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L'Hospitalet S</text:p>
          </table:table-cell>
          <table:table-cell table:style-name="ce7" office:value-type="time" office:time-value="PT11H06M00S" calcext:value-type="time">
            <text:p>11:06</text:p>
          </table:table-cell>
          <table:table-cell table:style-name="ce16" office:value-type="time" office:time-value="PT11H12M00S" calcext:value-type="time">
            <text:p>11:12</text:p>
          </table:table-cell>
          <table:table-cell table:style-name="ce23" office:value-type="time" office:time-value="PT11H21M00S" calcext:value-type="time">
            <text:p>11:21</text:p>
          </table:table-cell>
          <table:table-cell table:style-name="ce31" office:value-type="time" office:time-value="PT11H28M00S" calcext:value-type="time">
            <text:p>11:28</text:p>
          </table:table-cell>
          <table:table-cell table:style-name="ce23" office:value-type="time" office:time-value="PT11H37M00S" calcext:value-type="time">
            <text:p>11:37</text:p>
          </table:table-cell>
          <table:table-cell table:style-name="ce37" office:value-type="time" office:time-value="PT11H36M00S" calcext:value-type="time">
            <text:p>11:36</text:p>
          </table:table-cell>
          <table:table-cell table:style-name="ce41" office:value-type="time" office:time-value="PT11H42M00S" calcext:value-type="time">
            <text:p>11:42</text:p>
          </table:table-cell>
          <table:table-cell table:style-name="ce23" office:value-type="time" office:time-value="PT11H52M00S" calcext:value-type="time">
            <text:p>11:52</text:p>
          </table:table-cell>
          <table:table-cell table:style-name="ce18" office:value-type="time" office:time-value="PT11H58M00S" calcext:value-type="time">
            <text:p>11:58</text:p>
          </table:table-cell>
          <table:table-cell table:style-name="ce52" office:value-type="time" office:time-value="PT12H07M00S" calcext:value-type="time">
            <text:p>12:07</text:p>
          </table:table-cell>
          <table:table-cell table:style-name="ce23" office:value-type="time" office:time-value="PT12H06M00S" calcext:value-type="time">
            <text:p>12:06</text:p>
          </table:table-cell>
          <table:table-cell table:style-name="ce23" office:value-type="time" office:time-value="PT12H21M00S" calcext:value-type="time">
            <text:p>12:21</text:p>
          </table:table-cell>
          <table:table-cell table:style-name="ce23" office:value-type="time" office:time-value="PT12H37M00S" calcext:value-type="time">
            <text:p>12:37</text:p>
          </table:table-cell>
          <table:table-cell table:style-name="ce23" office:value-type="time" office:time-value="PT12H36M00S" calcext:value-type="time">
            <text:p>12:36</text:p>
          </table:table-cell>
          <table:table-cell table:style-name="ce23" office:value-type="time" office:time-value="PT12H52M00S" calcext:value-type="time">
            <text:p>12:52</text:p>
          </table:table-cell>
          <table:table-cell table:style-name="ce23" office:value-type="time" office:time-value="PT13H07M00S" calcext:value-type="time">
            <text:p>13:07</text:p>
          </table:table-cell>
          <table:table-cell table:style-name="ce23" office:value-type="time" office:time-value="PT13H06M00S" calcext:value-type="time">
            <text:p>13:06</text:p>
          </table:table-cell>
          <table:table-cell table:style-name="ce23" office:value-type="time" office:time-value="PT13H21M00S" calcext:value-type="time">
            <text:p>13:21</text:p>
          </table:table-cell>
          <table:table-cell table:style-name="ce23" office:value-type="time" office:time-value="PT13H37M00S" calcext:value-type="time">
            <text:p>13:37</text:p>
          </table:table-cell>
          <table:table-cell table:style-name="ce23" office:value-type="time" office:time-value="PT13H36M00S" calcext:value-type="time">
            <text:p>13:36</text:p>
          </table:table-cell>
          <table:table-cell table:style-name="ce23" office:value-type="time" office:time-value="PT13H52M00S" calcext:value-type="time">
            <text:p>13:52</text:p>
          </table:table-cell>
          <table:table-cell table:style-name="ce23" office:value-type="time" office:time-value="PT14H07M00S" calcext:value-type="time">
            <text:p>14:07</text:p>
          </table:table-cell>
          <table:table-cell table:style-name="ce60" office:value-type="string" office:string-value="" calcext:value-type="error">
            <text:p>#NOM?</text:p>
          </table:table-cell>
          <table:table-cell table:style-name="ce60" office:value-type="time" office:time-value="PT11H39M00S" calcext:value-type="time">
            <text:p>11:39</text:p>
          </table:table-cell>
          <table:table-cell table:style-name="ce60" office:value-type="time" office:time-value="PT11H37M00S" calcext:value-type="time">
            <text:p>11:37</text:p>
          </table:table-cell>
          <table:table-cell table:style-name="ce60" office:value-type="string" office:string-value="" calcext:value-type="error">
            <text:p>#NOM?</text:p>
          </table:table-cell>
          <table:table-cell table:style-name="ce60" office:value-type="time" office:time-value="PT12H11M00S" calcext:value-type="time">
            <text:p>12:11</text:p>
          </table:table-cell>
          <table:table-cell table:style-name="ce60" office:value-type="time" office:time-value="PT12H09M00S" calcext:value-type="time">
            <text:p>12:09</text:p>
          </table:table-cell>
          <table:table-cell table:style-name="ce60" office:value-type="time" office:time-value="PT12H23M00S" calcext:value-type="time">
            <text:p>12:23</text:p>
          </table:table-cell>
          <table:table-cell table:style-name="ce60" office:value-type="time" office:time-value="PT12H39M00S" calcext:value-type="time">
            <text:p>12:39</text:p>
          </table:table-cell>
          <table:table-cell table:style-name="ce60" office:value-type="time" office:time-value="PT12H37M00S" calcext:value-type="time">
            <text:p>12:37</text:p>
          </table:table-cell>
          <table:table-cell table:style-name="ce60" office:value-type="time" office:time-value="PT12H55M00S" calcext:value-type="time">
            <text:p>12:55</text:p>
          </table:table-cell>
          <table:table-cell table:style-name="ce60" office:value-type="time" office:time-value="PT13H11M00S" calcext:value-type="time">
            <text:p>13:11</text:p>
          </table:table-cell>
          <table:table-cell table:style-name="ce60" office:value-type="time" office:time-value="PT13H09M00S" calcext:value-type="time">
            <text:p>13:09</text:p>
          </table:table-cell>
          <table:table-cell table:style-name="ce60" office:value-type="time" office:time-value="PT13H23M00S" calcext:value-type="time">
            <text:p>13:23</text:p>
          </table:table-cell>
          <table:table-cell table:style-name="ce60" office:value-type="time" office:time-value="PT13H39M00S" calcext:value-type="time">
            <text:p>13:39</text:p>
          </table:table-cell>
          <table:table-cell table:style-name="ce60" office:value-type="time" office:time-value="PT13H37M00S" calcext:value-type="time">
            <text:p>13:37</text:p>
          </table:table-cell>
          <table:table-cell table:style-name="ce60" office:value-type="time" office:time-value="PT13H55M00S" calcext:value-type="time">
            <text:p>13:55</text:p>
          </table:table-cell>
          <table:table-cell table:style-name="ce60" office:value-type="time" office:time-value="PT14H11M00S" calcext:value-type="time">
            <text:p>14:11</text:p>
          </table:table-cell>
          <table:table-cell table:style-name="ce60" office:value-type="time" office:time-value="PT14H09M00S" calcext:value-type="time">
            <text:p>14:09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Espanya</text:p>
          </table:table-cell>
          <table:table-cell table:style-name="ce7" office:value-type="time" office:time-value="PT11H11M00S" calcext:value-type="time">
            <text:p>11:11</text:p>
          </table:table-cell>
          <table:table-cell table:style-name="ce16" office:value-type="time" office:time-value="PT11H23M00S" calcext:value-type="time">
            <text:p>11:23</text:p>
          </table:table-cell>
          <table:table-cell table:style-name="ce23" office:value-type="time" office:time-value="PT11H32M00S" calcext:value-type="time">
            <text:p>11:32</text:p>
          </table:table-cell>
          <table:table-cell table:style-name="ce31" office:value-type="time" office:time-value="PT11H39M00S" calcext:value-type="time">
            <text:p>11:39</text:p>
          </table:table-cell>
          <table:table-cell table:style-name="ce23" office:value-type="time" office:time-value="PT11H45M00S" calcext:value-type="time">
            <text:p>11:45</text:p>
          </table:table-cell>
          <table:table-cell table:style-name="ce37" office:value-type="time" office:time-value="PT11H41M00S" calcext:value-type="time">
            <text:p>11:41</text:p>
          </table:table-cell>
          <table:table-cell table:style-name="ce41" office:value-type="time" office:time-value="PT11H53M00S" calcext:value-type="time">
            <text:p>11:53</text:p>
          </table:table-cell>
          <table:table-cell table:style-name="ce23" office:value-type="time" office:time-value="PT12H03M00S" calcext:value-type="time">
            <text:p>12:03</text:p>
          </table:table-cell>
          <table:table-cell table:style-name="ce18" office:value-type="time" office:time-value="PT12H09M00S" calcext:value-type="time">
            <text:p>12:09</text:p>
          </table:table-cell>
          <table:table-cell table:style-name="ce52" office:value-type="time" office:time-value="PT12H15M00S" calcext:value-type="time">
            <text:p>12:15</text:p>
          </table:table-cell>
          <table:table-cell table:style-name="ce23" office:value-type="time" office:time-value="PT12H11M00S" calcext:value-type="time">
            <text:p>12:11</text:p>
          </table:table-cell>
          <table:table-cell table:style-name="ce23" office:value-type="time" office:time-value="PT12H32M00S" calcext:value-type="time">
            <text:p>12:32</text:p>
          </table:table-cell>
          <table:table-cell table:style-name="ce23" office:value-type="time" office:time-value="PT12H45M00S" calcext:value-type="time">
            <text:p>12:45</text:p>
          </table:table-cell>
          <table:table-cell table:style-name="ce23" office:value-type="time" office:time-value="PT12H41M00S" calcext:value-type="time">
            <text:p>12:41</text:p>
          </table:table-cell>
          <table:table-cell table:style-name="ce23" office:value-type="time" office:time-value="PT13H03M00S" calcext:value-type="time">
            <text:p>13:03</text:p>
          </table:table-cell>
          <table:table-cell table:style-name="ce23" office:value-type="time" office:time-value="PT13H15M00S" calcext:value-type="time">
            <text:p>13:15</text:p>
          </table:table-cell>
          <table:table-cell table:style-name="ce23" office:value-type="time" office:time-value="PT13H11M00S" calcext:value-type="time">
            <text:p>13:11</text:p>
          </table:table-cell>
          <table:table-cell table:style-name="ce23" office:value-type="time" office:time-value="PT13H32M00S" calcext:value-type="time">
            <text:p>13:32</text:p>
          </table:table-cell>
          <table:table-cell table:style-name="ce23" office:value-type="time" office:time-value="PT13H45M00S" calcext:value-type="time">
            <text:p>13:45</text:p>
          </table:table-cell>
          <table:table-cell table:style-name="ce23" office:value-type="time" office:time-value="PT13H41M00S" calcext:value-type="time">
            <text:p>13:41</text:p>
          </table:table-cell>
          <table:table-cell table:style-name="ce23" office:value-type="time" office:time-value="PT14H03M00S" calcext:value-type="time">
            <text:p>14:03</text:p>
          </table:table-cell>
          <table:table-cell table:style-name="ce23" office:value-type="time" office:time-value="PT14H15M00S" calcext:value-type="time">
            <text:p>14:15</text:p>
          </table:table-cell>
          <table:table-cell table:style-name="ce60" office:value-type="string" office:string-value="" calcext:value-type="error">
            <text:p>#NOM?</text:p>
          </table:table-cell>
          <table:table-cell table:style-name="ce60" office:value-type="time" office:time-value="PT11H35M00S" calcext:value-type="time">
            <text:p>11:35</text:p>
          </table:table-cell>
          <table:table-cell table:style-name="ce60" office:value-type="time" office:time-value="PT11H27M00S" calcext:value-type="time">
            <text:p>11:27</text:p>
          </table:table-cell>
          <table:table-cell table:style-name="ce60" office:value-type="string" office:string-value="" calcext:value-type="error">
            <text:p>#NOM?</text:p>
          </table:table-cell>
          <table:table-cell table:style-name="ce60" office:value-type="time" office:time-value="PT12H07M00S" calcext:value-type="time">
            <text:p>12:07</text:p>
          </table:table-cell>
          <table:table-cell table:style-name="ce60" office:value-type="time" office:time-value="PT11H59M00S" calcext:value-type="time">
            <text:p>11:59</text:p>
          </table:table-cell>
          <table:table-cell table:style-name="ce60" office:value-type="time" office:time-value="PT12H13M00S" calcext:value-type="time">
            <text:p>12:13</text:p>
          </table:table-cell>
          <table:table-cell table:style-name="ce60" office:value-type="time" office:time-value="PT12H35M00S" calcext:value-type="time">
            <text:p>12:35</text:p>
          </table:table-cell>
          <table:table-cell table:style-name="ce60" office:value-type="time" office:time-value="PT12H27M00S" calcext:value-type="time">
            <text:p>12:27</text:p>
          </table:table-cell>
          <table:table-cell table:style-name="ce60" office:value-type="time" office:time-value="PT12H45M00S" calcext:value-type="time">
            <text:p>12:45</text:p>
          </table:table-cell>
          <table:table-cell table:style-name="ce60" office:value-type="time" office:time-value="PT13H07M00S" calcext:value-type="time">
            <text:p>13:07</text:p>
          </table:table-cell>
          <table:table-cell table:style-name="ce60" office:value-type="time" office:time-value="PT12H59M00S" calcext:value-type="time">
            <text:p>12:59</text:p>
          </table:table-cell>
          <table:table-cell table:style-name="ce60" office:value-type="time" office:time-value="PT13H13M00S" calcext:value-type="time">
            <text:p>13:13</text:p>
          </table:table-cell>
          <table:table-cell table:style-name="ce60" office:value-type="time" office:time-value="PT13H35M00S" calcext:value-type="time">
            <text:p>13:35</text:p>
          </table:table-cell>
          <table:table-cell table:style-name="ce60" office:value-type="time" office:time-value="PT13H27M00S" calcext:value-type="time">
            <text:p>13:27</text:p>
          </table:table-cell>
          <table:table-cell table:style-name="ce60" office:value-type="time" office:time-value="PT13H45M00S" calcext:value-type="time">
            <text:p>13:45</text:p>
          </table:table-cell>
          <table:table-cell table:style-name="ce60" office:value-type="time" office:time-value="PT14H07M00S" calcext:value-type="time">
            <text:p>14:07</text:p>
          </table:table-cell>
          <table:table-cell table:style-name="ce60" office:value-type="time" office:time-value="PT13H59M00S" calcext:value-type="time">
            <text:p>13:59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Línia</text:p>
          </table:table-cell>
          <table:table-cell table:style-name="ce10" office:value-type="string" calcext:value-type="string">
            <text:p>S4</text:p>
          </table:table-cell>
          <table:table-cell table:style-name="ce17" office:value-type="string" calcext:value-type="string">
            <text:p>L8</text:p>
          </table:table-cell>
          <table:table-cell table:style-name="ce24" office:value-type="string" calcext:value-type="string">
            <text:p>R6</text:p>
          </table:table-cell>
          <table:table-cell table:style-name="ce1" office:value-type="string" calcext:value-type="string">
            <text:p>S8</text:p>
          </table:table-cell>
          <table:table-cell table:style-name="ce33" office:value-type="string" calcext:value-type="string">
            <text:p>L8</text:p>
          </table:table-cell>
          <table:table-cell table:style-name="ce1" office:value-type="string" calcext:value-type="string">
            <text:p>S4</text:p>
          </table:table-cell>
          <table:table-cell table:style-name="ce42" office:value-type="string" calcext:value-type="string">
            <text:p>L8</text:p>
          </table:table-cell>
          <table:table-cell table:style-name="ce45" office:value-type="string" calcext:value-type="string">
            <text:p>R5</text:p>
          </table:table-cell>
          <table:table-cell table:style-name="ce1" office:value-type="string" calcext:value-type="string">
            <text:p>S8</text:p>
          </table:table-cell>
          <table:table-cell table:style-name="ce53" office:value-type="string" calcext:value-type="string">
            <text:p>L8</text:p>
          </table:table-cell>
          <table:table-cell table:style-name="ce1" office:value-type="string" calcext:value-type="string">
            <text:p>S4</text:p>
          </table:table-cell>
          <table:table-cell table:style-name="ce1" office:value-type="string" calcext:value-type="string">
            <text:p>R6</text:p>
          </table:table-cell>
          <table:table-cell table:style-name="ce1" office:value-type="string" calcext:value-type="string">
            <text:p>S8</text:p>
          </table:table-cell>
          <table:table-cell table:style-name="ce1" office:value-type="string" calcext:value-type="string">
            <text:p>S4</text:p>
          </table:table-cell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S8</text:p>
          </table:table-cell>
          <table:table-cell table:style-name="ce1" office:value-type="string" calcext:value-type="string">
            <text:p>S4</text:p>
          </table:table-cell>
          <table:table-cell table:style-name="ce1" office:value-type="string" calcext:value-type="string">
            <text:p>R6</text:p>
          </table:table-cell>
          <table:table-cell table:style-name="ce1" office:value-type="string" calcext:value-type="string">
            <text:p>S8</text:p>
          </table:table-cell>
          <table:table-cell table:style-name="ce1" office:value-type="string" calcext:value-type="string">
            <text:p>S4</text:p>
          </table:table-cell>
          <table:table-cell table:style-name="ce1" office:value-type="string" calcext:value-type="string">
            <text:p>R5</text:p>
          </table:table-cell>
          <table:table-cell table:style-name="ce1" office:value-type="string" calcext:value-type="string">
            <text:p>S8</text:p>
          </table:table-cell>
          <table:table-cell table:number-columns-repeated="41"/>
        </table:table-row>
        <table:table-row table:style-name="ro1">
          <table:table-cell table:style-name="ce1" office:value-type="string" calcext:value-type="string">
            <text:p>Espanya</text:p>
          </table:table-cell>
          <table:table-cell table:style-name="ce11" office:value-type="time" office:time-value="PT11H13M00S" calcext:value-type="time">
            <text:p>11:13</text:p>
          </table:table-cell>
          <table:table-cell table:style-name="ce18" office:value-type="time" office:time-value="PT11H20M00S" calcext:value-type="time">
            <text:p>11:20</text:p>
          </table:table-cell>
          <table:table-cell table:style-name="ce25" office:value-type="time" office:time-value="PT11H35M00S" calcext:value-type="time">
            <text:p>11:35</text:p>
          </table:table-cell>
          <table:table-cell table:style-name="ce23" office:value-type="time" office:time-value="PT11H27M00S" calcext:value-type="time">
            <text:p>11:27</text:p>
          </table:table-cell>
          <table:table-cell table:style-name="ce16" office:value-type="time" office:time-value="PT11H38M00S" calcext:value-type="time">
            <text:p>11:38</text:p>
          </table:table-cell>
          <table:table-cell table:style-name="ce23" office:value-type="time" office:time-value="PT11H45M00S" calcext:value-type="time">
            <text:p>11:45</text:p>
          </table:table-cell>
          <table:table-cell table:style-name="ce31" office:value-type="time" office:time-value="PT11H51M00S" calcext:value-type="time">
            <text:p>11:51</text:p>
          </table:table-cell>
          <table:table-cell table:style-name="ce37" office:value-type="time" office:time-value="PT12H07M00S" calcext:value-type="time">
            <text:p>12:07</text:p>
          </table:table-cell>
          <table:table-cell table:style-name="ce23" office:value-type="time" office:time-value="PT11H59M00S" calcext:value-type="time">
            <text:p>11:59</text:p>
          </table:table-cell>
          <table:table-cell table:style-name="ce54" office:value-type="time" office:time-value="PT12H09M00S" calcext:value-type="time">
            <text:p>12:09</text:p>
          </table:table-cell>
          <table:table-cell table:style-name="ce23" office:value-type="time" office:time-value="PT12H13M00S" calcext:value-type="time">
            <text:p>12:13</text:p>
          </table:table-cell>
          <table:table-cell table:style-name="ce23" office:value-type="time" office:time-value="PT12H35M00S" calcext:value-type="time">
            <text:p>12:35</text:p>
          </table:table-cell>
          <table:table-cell table:style-name="ce23" office:value-type="time" office:time-value="PT12H27M00S" calcext:value-type="time">
            <text:p>12:27</text:p>
          </table:table-cell>
          <table:table-cell table:style-name="ce23" office:value-type="time" office:time-value="PT12H45M00S" calcext:value-type="time">
            <text:p>12:45</text:p>
          </table:table-cell>
          <table:table-cell table:style-name="ce23" office:value-type="time" office:time-value="PT13H07M00S" calcext:value-type="time">
            <text:p>13:07</text:p>
          </table:table-cell>
          <table:table-cell table:style-name="ce23" office:value-type="time" office:time-value="PT12H59M00S" calcext:value-type="time">
            <text:p>12:59</text:p>
          </table:table-cell>
          <table:table-cell table:style-name="ce23" office:value-type="time" office:time-value="PT13H13M00S" calcext:value-type="time">
            <text:p>13:13</text:p>
          </table:table-cell>
          <table:table-cell table:style-name="ce23" office:value-type="time" office:time-value="PT13H35M00S" calcext:value-type="time">
            <text:p>13:35</text:p>
          </table:table-cell>
          <table:table-cell table:style-name="ce23" office:value-type="time" office:time-value="PT13H27M00S" calcext:value-type="time">
            <text:p>13:27</text:p>
          </table:table-cell>
          <table:table-cell table:style-name="ce23" office:value-type="time" office:time-value="PT13H45M00S" calcext:value-type="time">
            <text:p>13:45</text:p>
          </table:table-cell>
          <table:table-cell table:style-name="ce23" office:value-type="time" office:time-value="PT14H07M00S" calcext:value-type="time">
            <text:p>14:07</text:p>
          </table:table-cell>
          <table:table-cell table:style-name="ce23" office:value-type="time" office:time-value="PT13H59M00S" calcext:value-type="time">
            <text:p>13:59</text:p>
          </table:table-cell>
          <table:table-cell table:number-columns-repeated="41"/>
        </table:table-row>
        <table:table-row table:style-name="ro1">
          <table:table-cell table:style-name="ce1" office:value-type="string" calcext:value-type="string">
            <text:p>L'Hospitalet A</text:p>
          </table:table-cell>
          <table:table-cell table:style-name="ce11" office:value-type="time" office:time-value="PT11H23M00S" calcext:value-type="time">
            <text:p>11:23</text:p>
          </table:table-cell>
          <table:table-cell table:style-name="ce18" office:value-type="time" office:time-value="PT11H30M00S" calcext:value-type="time">
            <text:p>11:30</text:p>
          </table:table-cell>
          <table:table-cell table:style-name="ce25" office:value-type="time" office:time-value="PT11H39M00S" calcext:value-type="time">
            <text:p>11:39</text:p>
          </table:table-cell>
          <table:table-cell table:style-name="ce23" office:value-type="time" office:time-value="PT11H37M00S" calcext:value-type="time">
            <text:p>11:37</text:p>
          </table:table-cell>
          <table:table-cell table:style-name="ce16" office:value-type="time" office:time-value="PT11H48M00S" calcext:value-type="time">
            <text:p>11:48</text:p>
          </table:table-cell>
          <table:table-cell table:style-name="ce23" office:value-type="time" office:time-value="PT11H55M00S" calcext:value-type="time">
            <text:p>11:55</text:p>
          </table:table-cell>
          <table:table-cell table:style-name="ce31" office:value-type="time" office:time-value="PT12H01M00S" calcext:value-type="time">
            <text:p>12:01</text:p>
          </table:table-cell>
          <table:table-cell table:style-name="ce37" office:value-type="time" office:time-value="PT12H11M00S" calcext:value-type="time">
            <text:p>12:11</text:p>
          </table:table-cell>
          <table:table-cell table:style-name="ce23" office:value-type="time" office:time-value="PT12H09M00S" calcext:value-type="time">
            <text:p>12:09</text:p>
          </table:table-cell>
          <table:table-cell table:style-name="ce54" office:value-type="time" office:time-value="PT12H19M00S" calcext:value-type="time">
            <text:p>12:19</text:p>
          </table:table-cell>
          <table:table-cell table:style-name="ce23" office:value-type="time" office:time-value="PT12H23M00S" calcext:value-type="time">
            <text:p>12:23</text:p>
          </table:table-cell>
          <table:table-cell table:style-name="ce23" office:value-type="time" office:time-value="PT12H39M00S" calcext:value-type="time">
            <text:p>12:39</text:p>
          </table:table-cell>
          <table:table-cell table:style-name="ce23" office:value-type="time" office:time-value="PT12H37M00S" calcext:value-type="time">
            <text:p>12:37</text:p>
          </table:table-cell>
          <table:table-cell table:style-name="ce23" office:value-type="time" office:time-value="PT12H55M00S" calcext:value-type="time">
            <text:p>12:55</text:p>
          </table:table-cell>
          <table:table-cell table:style-name="ce23" office:value-type="time" office:time-value="PT13H11M00S" calcext:value-type="time">
            <text:p>13:11</text:p>
          </table:table-cell>
          <table:table-cell table:style-name="ce23" office:value-type="time" office:time-value="PT13H09M00S" calcext:value-type="time">
            <text:p>13:09</text:p>
          </table:table-cell>
          <table:table-cell table:style-name="ce23" office:value-type="time" office:time-value="PT13H23M00S" calcext:value-type="time">
            <text:p>13:23</text:p>
          </table:table-cell>
          <table:table-cell table:style-name="ce23" office:value-type="time" office:time-value="PT13H39M00S" calcext:value-type="time">
            <text:p>13:39</text:p>
          </table:table-cell>
          <table:table-cell table:style-name="ce23" office:value-type="time" office:time-value="PT13H37M00S" calcext:value-type="time">
            <text:p>13:37</text:p>
          </table:table-cell>
          <table:table-cell table:style-name="ce23" office:value-type="time" office:time-value="PT13H55M00S" calcext:value-type="time">
            <text:p>13:55</text:p>
          </table:table-cell>
          <table:table-cell table:style-name="ce23" office:value-type="time" office:time-value="PT14H11M00S" calcext:value-type="time">
            <text:p>14:11</text:p>
          </table:table-cell>
          <table:table-cell table:style-name="ce23" office:value-type="time" office:time-value="PT14H09M00S" calcext:value-type="time">
            <text:p>14:09</text:p>
          </table:table-cell>
          <table:table-cell table:number-columns-repeated="41"/>
        </table:table-row>
        <table:table-row table:style-name="ro1">
          <table:table-cell table:style-name="ce1" office:value-type="string" calcext:value-type="string">
            <text:p>L'Hospitalet S</text:p>
          </table:table-cell>
          <table:table-cell table:style-name="ce11" office:value-type="time" office:time-value="PT11H24M00S" calcext:value-type="time">
            <text:p>11:24</text:p>
          </table:table-cell>
          <table:table-cell table:style-name="ce18" office:value-type="time" office:time-value="PT11H31M00S" calcext:value-type="time">
            <text:p>11:31</text:p>
          </table:table-cell>
          <table:table-cell table:style-name="ce25" office:value-type="time" office:time-value="PT11H40M00S" calcext:value-type="time">
            <text:p>11:40</text:p>
          </table:table-cell>
          <table:table-cell table:style-name="ce23" office:value-type="time" office:time-value="PT11H41M00S" calcext:value-type="time">
            <text:p>11:41</text:p>
          </table:table-cell>
          <table:table-cell table:style-name="ce16" office:value-type="time" office:time-value="PT11H49M00S" calcext:value-type="time">
            <text:p>11:49</text:p>
          </table:table-cell>
          <table:table-cell table:style-name="ce23" office:value-type="time" office:time-value="PT11H56M00S" calcext:value-type="time">
            <text:p>11:56</text:p>
          </table:table-cell>
          <table:table-cell table:style-name="ce31" office:value-type="time" office:time-value="PT12H02M00S" calcext:value-type="time">
            <text:p>12:02</text:p>
          </table:table-cell>
          <table:table-cell table:style-name="ce37" office:value-type="time" office:time-value="PT12H12M00S" calcext:value-type="time">
            <text:p>12:12</text:p>
          </table:table-cell>
          <table:table-cell table:style-name="ce23" office:value-type="time" office:time-value="PT12H13M00S" calcext:value-type="time">
            <text:p>12:13</text:p>
          </table:table-cell>
          <table:table-cell table:style-name="ce54" office:value-type="time" office:time-value="PT12H20M00S" calcext:value-type="time">
            <text:p>12:20</text:p>
          </table:table-cell>
          <table:table-cell table:style-name="ce23" office:value-type="time" office:time-value="PT12H24M00S" calcext:value-type="time">
            <text:p>12:24</text:p>
          </table:table-cell>
          <table:table-cell table:style-name="ce23" office:value-type="time" office:time-value="PT12H40M00S" calcext:value-type="time">
            <text:p>12:40</text:p>
          </table:table-cell>
          <table:table-cell table:style-name="ce23" office:value-type="time" office:time-value="PT12H41M00S" calcext:value-type="time">
            <text:p>12:41</text:p>
          </table:table-cell>
          <table:table-cell table:style-name="ce23" office:value-type="time" office:time-value="PT12H56M00S" calcext:value-type="time">
            <text:p>12:56</text:p>
          </table:table-cell>
          <table:table-cell table:style-name="ce23" office:value-type="time" office:time-value="PT13H12M00S" calcext:value-type="time">
            <text:p>13:12</text:p>
          </table:table-cell>
          <table:table-cell table:style-name="ce23" office:value-type="time" office:time-value="PT13H13M00S" calcext:value-type="time">
            <text:p>13:13</text:p>
          </table:table-cell>
          <table:table-cell table:style-name="ce23" office:value-type="time" office:time-value="PT13H24M00S" calcext:value-type="time">
            <text:p>13:24</text:p>
          </table:table-cell>
          <table:table-cell table:style-name="ce23" office:value-type="time" office:time-value="PT13H40M00S" calcext:value-type="time">
            <text:p>13:40</text:p>
          </table:table-cell>
          <table:table-cell table:style-name="ce23" office:value-type="time" office:time-value="PT13H41M00S" calcext:value-type="time">
            <text:p>13:41</text:p>
          </table:table-cell>
          <table:table-cell table:style-name="ce23" office:value-type="time" office:time-value="PT13H56M00S" calcext:value-type="time">
            <text:p>13:56</text:p>
          </table:table-cell>
          <table:table-cell table:style-name="ce23" office:value-type="time" office:time-value="PT14H12M00S" calcext:value-type="time">
            <text:p>14:12</text:p>
          </table:table-cell>
          <table:table-cell table:style-name="ce23" office:value-type="time" office:time-value="PT14H13M00S" calcext:value-type="time">
            <text:p>14:13</text:p>
          </table:table-cell>
          <table:table-cell table:number-columns-repeated="41"/>
        </table:table-row>
        <table:table-row table:style-name="ro1">
          <table:table-cell table:style-name="ce1" office:value-type="string" calcext:value-type="string">
            <text:p>Sant Boi</text:p>
          </table:table-cell>
          <table:table-cell table:style-name="ce11" office:value-type="time" office:time-value="PT11H32M00S" calcext:value-type="time">
            <text:p>11:32</text:p>
          </table:table-cell>
          <table:table-cell table:style-name="ce18" office:value-type="time" office:time-value="PT11H38M00S" calcext:value-type="time">
            <text:p>11:38</text:p>
          </table:table-cell>
          <table:table-cell table:style-name="ce25" office:value-type="time" office:time-value="PT11H46M00S" calcext:value-type="time">
            <text:p>11:46</text:p>
          </table:table-cell>
          <table:table-cell table:style-name="ce23" office:value-type="time" office:time-value="PT11H49M00S" calcext:value-type="time">
            <text:p>11:49</text:p>
          </table:table-cell>
          <table:table-cell table:style-name="ce16" office:value-type="time" office:time-value="PT11H56M00S" calcext:value-type="time">
            <text:p>11:56</text:p>
          </table:table-cell>
          <table:table-cell table:style-name="ce23" office:value-type="time" office:time-value="PT12H04M00S" calcext:value-type="time">
            <text:p>12:04</text:p>
          </table:table-cell>
          <table:table-cell table:style-name="ce31" office:value-type="time" office:time-value="PT11H10M00S" calcext:value-type="time">
            <text:p>11:10</text:p>
          </table:table-cell>
          <table:table-cell table:style-name="ce37" office:value-type="time" office:time-value="PT12H18M00S" calcext:value-type="time">
            <text:p>12:18</text:p>
          </table:table-cell>
          <table:table-cell table:style-name="ce23" office:value-type="time" office:time-value="PT12H21M00S" calcext:value-type="time">
            <text:p>12:21</text:p>
          </table:table-cell>
          <table:table-cell table:style-name="ce54" office:value-type="time" office:time-value="PT12H27M00S" calcext:value-type="time">
            <text:p>12:27</text:p>
          </table:table-cell>
          <table:table-cell table:style-name="ce23" office:value-type="time" office:time-value="PT12H32M00S" calcext:value-type="time">
            <text:p>12:32</text:p>
          </table:table-cell>
          <table:table-cell table:style-name="ce23" office:value-type="time" office:time-value="PT12H46M00S" calcext:value-type="time">
            <text:p>12:46</text:p>
          </table:table-cell>
          <table:table-cell table:style-name="ce23" office:value-type="time" office:time-value="PT12H49M00S" calcext:value-type="time">
            <text:p>12:49</text:p>
          </table:table-cell>
          <table:table-cell table:style-name="ce23" office:value-type="time" office:time-value="PT13H04M00S" calcext:value-type="time">
            <text:p>13:04</text:p>
          </table:table-cell>
          <table:table-cell table:style-name="ce23" office:value-type="time" office:time-value="PT13H18M00S" calcext:value-type="time">
            <text:p>13:18</text:p>
          </table:table-cell>
          <table:table-cell table:style-name="ce23" office:value-type="time" office:time-value="PT13H21M00S" calcext:value-type="time">
            <text:p>13:21</text:p>
          </table:table-cell>
          <table:table-cell table:style-name="ce23" office:value-type="time" office:time-value="PT13H32M00S" calcext:value-type="time">
            <text:p>13:32</text:p>
          </table:table-cell>
          <table:table-cell table:style-name="ce23" office:value-type="time" office:time-value="PT13H46M00S" calcext:value-type="time">
            <text:p>13:46</text:p>
          </table:table-cell>
          <table:table-cell table:style-name="ce23" office:value-type="time" office:time-value="PT13H49M00S" calcext:value-type="time">
            <text:p>13:49</text:p>
          </table:table-cell>
          <table:table-cell table:style-name="ce23" office:value-type="time" office:time-value="PT14H04M00S" calcext:value-type="time">
            <text:p>14:04</text:p>
          </table:table-cell>
          <table:table-cell table:style-name="ce23" office:value-type="time" office:time-value="PT14H18M00S" calcext:value-type="time">
            <text:p>14:18</text:p>
          </table:table-cell>
          <table:table-cell table:style-name="ce23" office:value-type="time" office:time-value="PT14H21M00S" calcext:value-type="time">
            <text:p>14:21</text:p>
          </table:table-cell>
          <table:table-cell table:number-columns-repeated="41"/>
        </table:table-row>
        <table:table-row table:style-name="ro1">
          <table:table-cell table:style-name="ce1" office:value-type="string" calcext:value-type="string">
            <text:p>Molí Nou</text:p>
          </table:table-cell>
          <table:table-cell table:style-name="ce11" office:value-type="time" office:time-value="PT11H34M00S" calcext:value-type="time">
            <text:p>11:34</text:p>
          </table:table-cell>
          <table:table-cell table:style-name="ce18" office:value-type="time" office:time-value="PT11H40M00S" calcext:value-type="time">
            <text:p>11:40</text:p>
          </table:table-cell>
          <table:table-cell table:style-name="ce26" office:value-type="time" office:time-value="PT11H47M00S" calcext:value-type="time">
            <text:p>11:47</text:p>
          </table:table-cell>
          <table:table-cell table:style-name="ce23" office:value-type="time" office:time-value="PT11H51M00S" calcext:value-type="time">
            <text:p>11:51</text:p>
          </table:table-cell>
          <table:table-cell table:style-name="ce16" office:value-type="time" office:time-value="PT11H58M00S" calcext:value-type="time">
            <text:p>11:58</text:p>
          </table:table-cell>
          <table:table-cell table:style-name="ce23" office:value-type="time" office:time-value="PT12H06M00S" calcext:value-type="time">
            <text:p>12:06</text:p>
          </table:table-cell>
          <table:table-cell table:style-name="ce31" office:value-type="time" office:time-value="PT12H12M00S" calcext:value-type="time">
            <text:p>12:12</text:p>
          </table:table-cell>
          <table:table-cell table:style-name="ce38" office:value-type="time" office:time-value="PT12H19M00S" calcext:value-type="time">
            <text:p>12:19</text:p>
          </table:table-cell>
          <table:table-cell table:style-name="ce23" office:value-type="time" office:time-value="PT12H23M00S" calcext:value-type="time">
            <text:p>12:23</text:p>
          </table:table-cell>
          <table:table-cell table:style-name="ce54" office:value-type="time" office:time-value="PT12H29M00S" calcext:value-type="time">
            <text:p>12:29</text:p>
          </table:table-cell>
          <table:table-cell table:style-name="ce23" office:value-type="time" office:time-value="PT12H34M00S" calcext:value-type="time">
            <text:p>12:34</text:p>
          </table:table-cell>
          <table:table-cell table:style-name="ce57" office:value-type="time" office:time-value="PT12H47M00S" calcext:value-type="time">
            <text:p>12:47</text:p>
          </table:table-cell>
          <table:table-cell table:style-name="ce23" office:value-type="time" office:time-value="PT12H51M00S" calcext:value-type="time">
            <text:p>12:51</text:p>
          </table:table-cell>
          <table:table-cell table:style-name="ce23" office:value-type="time" office:time-value="PT13H06M00S" calcext:value-type="time">
            <text:p>13:06</text:p>
          </table:table-cell>
          <table:table-cell table:style-name="ce57" office:value-type="time" office:time-value="PT13H19M00S" calcext:value-type="time">
            <text:p>13:19</text:p>
          </table:table-cell>
          <table:table-cell table:style-name="ce23" office:value-type="time" office:time-value="PT13H23M00S" calcext:value-type="time">
            <text:p>13:23</text:p>
          </table:table-cell>
          <table:table-cell table:style-name="ce23" office:value-type="time" office:time-value="PT13H34M00S" calcext:value-type="time">
            <text:p>13:34</text:p>
          </table:table-cell>
          <table:table-cell table:style-name="ce57" office:value-type="time" office:time-value="PT13H47M00S" calcext:value-type="time">
            <text:p>13:47</text:p>
          </table:table-cell>
          <table:table-cell table:style-name="ce23" office:value-type="time" office:time-value="PT13H51M00S" calcext:value-type="time">
            <text:p>13:51</text:p>
          </table:table-cell>
          <table:table-cell table:style-name="ce23" office:value-type="time" office:time-value="PT14H06M00S" calcext:value-type="time">
            <text:p>14:06</text:p>
          </table:table-cell>
          <table:table-cell table:style-name="ce57" office:value-type="time" office:time-value="PT14H19M00S" calcext:value-type="time">
            <text:p>14:19</text:p>
          </table:table-cell>
          <table:table-cell table:style-name="ce23" office:value-type="time" office:time-value="PT14H23M00S" calcext:value-type="time">
            <text:p>14:23</text:p>
          </table:table-cell>
          <table:table-cell table:number-columns-repeated="41"/>
        </table:table-row>
        <table:table-row table:style-name="ro1">
          <table:table-cell table:style-name="ce1" office:value-type="string" calcext:value-type="string">
            <text:p>Sant Andreu de la Barca</text:p>
          </table:table-cell>
          <table:table-cell table:style-name="ce11" office:value-type="time" office:time-value="PT11H50M00S" calcext:value-type="time">
            <text:p>11:50</text:p>
          </table:table-cell>
          <table:table-cell table:style-name="ce18"/>
          <table:table-cell table:style-name="ce25" office:value-type="time" office:time-value="PT11H56M00S" calcext:value-type="time">
            <text:p>11:56</text:p>
          </table:table-cell>
          <table:table-cell table:style-name="ce23" office:value-type="time" office:time-value="PT12H07M00S" calcext:value-type="time">
            <text:p>12:07</text:p>
          </table:table-cell>
          <table:table-cell table:style-name="ce15"/>
          <table:table-cell table:style-name="ce23" office:value-type="time" office:time-value="PT12H22M00S" calcext:value-type="time">
            <text:p>12:22</text:p>
          </table:table-cell>
          <table:table-cell table:style-name="ce31"/>
          <table:table-cell table:style-name="ce37" office:value-type="time" office:time-value="PT12H28M00S" calcext:value-type="time">
            <text:p>12:28</text:p>
          </table:table-cell>
          <table:table-cell table:style-name="ce23" office:value-type="time" office:time-value="PT12H39M00S" calcext:value-type="time">
            <text:p>12:39</text:p>
          </table:table-cell>
          <table:table-cell table:style-name="ce55"/>
          <table:table-cell table:style-name="ce23" office:value-type="time" office:time-value="PT12H50M00S" calcext:value-type="time">
            <text:p>12:50</text:p>
          </table:table-cell>
          <table:table-cell table:style-name="ce23" office:value-type="time" office:time-value="PT12H56M00S" calcext:value-type="time">
            <text:p>12:56</text:p>
          </table:table-cell>
          <table:table-cell table:style-name="ce23" office:value-type="time" office:time-value="PT13H07M00S" calcext:value-type="time">
            <text:p>13:07</text:p>
          </table:table-cell>
          <table:table-cell table:style-name="ce23" office:value-type="time" office:time-value="PT13H22M00S" calcext:value-type="time">
            <text:p>13:22</text:p>
          </table:table-cell>
          <table:table-cell table:style-name="ce23" office:value-type="time" office:time-value="PT13H28M00S" calcext:value-type="time">
            <text:p>13:28</text:p>
          </table:table-cell>
          <table:table-cell table:style-name="ce23" office:value-type="time" office:time-value="PT13H39M00S" calcext:value-type="time">
            <text:p>13:39</text:p>
          </table:table-cell>
          <table:table-cell table:style-name="ce23" office:value-type="time" office:time-value="PT13H50M00S" calcext:value-type="time">
            <text:p>13:50</text:p>
          </table:table-cell>
          <table:table-cell table:style-name="ce23" office:value-type="time" office:time-value="PT13H56M00S" calcext:value-type="time">
            <text:p>13:56</text:p>
          </table:table-cell>
          <table:table-cell table:style-name="ce23" office:value-type="time" office:time-value="PT14H07M00S" calcext:value-type="time">
            <text:p>14:07</text:p>
          </table:table-cell>
          <table:table-cell table:style-name="ce23" office:value-type="time" office:time-value="PT14H22M00S" calcext:value-type="time">
            <text:p>14:22</text:p>
          </table:table-cell>
          <table:table-cell table:style-name="ce23" office:value-type="time" office:time-value="PT14H28M00S" calcext:value-type="time">
            <text:p>14:28</text:p>
          </table:table-cell>
          <table:table-cell table:style-name="ce23" office:value-type="time" office:time-value="PT14H39M00S" calcext:value-type="time">
            <text:p>14:39</text:p>
          </table:table-cell>
          <table:table-cell table:number-columns-repeated="41"/>
        </table:table-row>
        <table:table-row table:style-name="ro1">
          <table:table-cell table:style-name="ce1" office:value-type="string" calcext:value-type="string">
            <text:p>Martorell Central</text:p>
          </table:table-cell>
          <table:table-cell table:style-name="ce11" office:value-type="time" office:time-value="PT11H58M00S" calcext:value-type="time">
            <text:p>11:58</text:p>
          </table:table-cell>
          <table:table-cell table:style-name="ce18"/>
          <table:table-cell table:style-name="ce25" office:value-type="time" office:time-value="PT12H01M00S" calcext:value-type="time">
            <text:p>12:01</text:p>
          </table:table-cell>
          <table:table-cell table:style-name="ce23" office:value-type="time" office:time-value="PT12H15M00S" calcext:value-type="time">
            <text:p>12:15</text:p>
          </table:table-cell>
          <table:table-cell table:style-name="ce15"/>
          <table:table-cell table:style-name="ce23" office:value-type="time" office:time-value="PT12H30M00S" calcext:value-type="time">
            <text:p>12:30</text:p>
          </table:table-cell>
          <table:table-cell table:style-name="ce31"/>
          <table:table-cell table:style-name="ce37" office:value-type="time" office:time-value="PT12H33M00S" calcext:value-type="time">
            <text:p>12:33</text:p>
          </table:table-cell>
          <table:table-cell table:style-name="ce23" office:value-type="time" office:time-value="PT12H47M00S" calcext:value-type="time">
            <text:p>12:47</text:p>
          </table:table-cell>
          <table:table-cell table:style-name="ce55"/>
          <table:table-cell table:style-name="ce23" office:value-type="time" office:time-value="PT12H58M00S" calcext:value-type="time">
            <text:p>12:58</text:p>
          </table:table-cell>
          <table:table-cell table:style-name="ce23" office:value-type="time" office:time-value="PT13H01M00S" calcext:value-type="time">
            <text:p>13:01</text:p>
          </table:table-cell>
          <table:table-cell table:style-name="ce23" office:value-type="time" office:time-value="PT13H15M00S" calcext:value-type="time">
            <text:p>13:15</text:p>
          </table:table-cell>
          <table:table-cell table:style-name="ce23" office:value-type="time" office:time-value="PT13H30M00S" calcext:value-type="time">
            <text:p>13:30</text:p>
          </table:table-cell>
          <table:table-cell table:style-name="ce23" office:value-type="time" office:time-value="PT13H33M00S" calcext:value-type="time">
            <text:p>13:33</text:p>
          </table:table-cell>
          <table:table-cell table:style-name="ce23" office:value-type="time" office:time-value="PT13H47M00S" calcext:value-type="time">
            <text:p>13:47</text:p>
          </table:table-cell>
          <table:table-cell table:style-name="ce23" office:value-type="time" office:time-value="PT13H58M00S" calcext:value-type="time">
            <text:p>13:58</text:p>
          </table:table-cell>
          <table:table-cell table:style-name="ce23" office:value-type="time" office:time-value="PT14H01M00S" calcext:value-type="time">
            <text:p>14:01</text:p>
          </table:table-cell>
          <table:table-cell table:style-name="ce23" office:value-type="time" office:time-value="PT14H15M00S" calcext:value-type="time">
            <text:p>14:15</text:p>
          </table:table-cell>
          <table:table-cell table:style-name="ce23" office:value-type="time" office:time-value="PT14H30M00S" calcext:value-type="time">
            <text:p>14:30</text:p>
          </table:table-cell>
          <table:table-cell table:style-name="ce23" office:value-type="time" office:time-value="PT14H33M00S" calcext:value-type="time">
            <text:p>14:33</text:p>
          </table:table-cell>
          <table:table-cell table:style-name="ce23" office:value-type="time" office:time-value="PT14H47M00S" calcext:value-type="time">
            <text:p>14:47</text:p>
          </table:table-cell>
          <table:table-cell table:number-columns-repeated="41"/>
        </table:table-row>
        <table:table-row table:style-name="ro1">
          <table:table-cell table:style-name="ce1" office:value-type="string" calcext:value-type="string">
            <text:p>Martorell Enllaç</text:p>
          </table:table-cell>
          <table:table-cell table:style-name="ce11" office:value-type="time" office:time-value="PT12H00M00S" calcext:value-type="time">
            <text:p>12:00</text:p>
          </table:table-cell>
          <table:table-cell table:style-name="ce18"/>
          <table:table-cell table:style-name="ce25" office:value-type="time" office:time-value="PT12H03M00S" calcext:value-type="time">
            <text:p>12:03</text:p>
          </table:table-cell>
          <table:table-cell table:style-name="ce23" office:value-type="time" office:time-value="PT12H17M00S" calcext:value-type="time">
            <text:p>12:17</text:p>
          </table:table-cell>
          <table:table-cell table:style-name="ce15"/>
          <table:table-cell table:style-name="ce23" office:value-type="time" office:time-value="PT12H32M00S" calcext:value-type="time">
            <text:p>12:32</text:p>
          </table:table-cell>
          <table:table-cell table:style-name="ce43"/>
          <table:table-cell table:style-name="ce38" office:value-type="time" office:time-value="PT12H34M00S" calcext:value-type="time">
            <text:p>12:34</text:p>
          </table:table-cell>
          <table:table-cell table:style-name="ce23" office:value-type="time" office:time-value="PT12H49M00S" calcext:value-type="time">
            <text:p>12:49</text:p>
          </table:table-cell>
          <table:table-cell table:style-name="ce55"/>
          <table:table-cell table:style-name="ce23" office:value-type="time" office:time-value="PT13H00M00S" calcext:value-type="time">
            <text:p>13:00</text:p>
          </table:table-cell>
          <table:table-cell table:style-name="ce23" office:value-type="time" office:time-value="PT13H03M00S" calcext:value-type="time">
            <text:p>13:03</text:p>
          </table:table-cell>
          <table:table-cell table:style-name="ce23" office:value-type="time" office:time-value="PT13H17M00S" calcext:value-type="time">
            <text:p>13:17</text:p>
          </table:table-cell>
          <table:table-cell table:style-name="ce23" office:value-type="time" office:time-value="PT13H32M00S" calcext:value-type="time">
            <text:p>13:32</text:p>
          </table:table-cell>
          <table:table-cell table:style-name="ce57" office:value-type="time" office:time-value="PT13H34M00S" calcext:value-type="time">
            <text:p>13:34</text:p>
          </table:table-cell>
          <table:table-cell table:style-name="ce23" office:value-type="time" office:time-value="PT13H49M00S" calcext:value-type="time">
            <text:p>13:49</text:p>
          </table:table-cell>
          <table:table-cell table:style-name="ce23" office:value-type="time" office:time-value="PT14H00M00S" calcext:value-type="time">
            <text:p>14:00</text:p>
          </table:table-cell>
          <table:table-cell table:style-name="ce23" office:value-type="time" office:time-value="PT14H03M00S" calcext:value-type="time">
            <text:p>14:03</text:p>
          </table:table-cell>
          <table:table-cell table:style-name="ce23" office:value-type="time" office:time-value="PT14H17M00S" calcext:value-type="time">
            <text:p>14:17</text:p>
          </table:table-cell>
          <table:table-cell table:style-name="ce23" office:value-type="time" office:time-value="PT14H32M00S" calcext:value-type="time">
            <text:p>14:32</text:p>
          </table:table-cell>
          <table:table-cell table:style-name="ce57" office:value-type="time" office:time-value="PT14H34M00S" calcext:value-type="time">
            <text:p>14:34</text:p>
          </table:table-cell>
          <table:table-cell table:style-name="ce23" office:value-type="time" office:time-value="PT14H49M00S" calcext:value-type="time">
            <text:p>14:49</text:p>
          </table:table-cell>
          <table:table-cell table:number-columns-repeated="41"/>
        </table:table-row>
        <table:table-row table:style-name="ro1">
          <table:table-cell table:style-name="ce1" office:value-type="string" calcext:value-type="string">
            <text:p>Olesa</text:p>
          </table:table-cell>
          <table:table-cell table:style-name="ce11" office:value-type="time" office:time-value="PT12H13M00S" calcext:value-type="time">
            <text:p>12:13</text:p>
          </table:table-cell>
          <table:table-cell table:style-name="ce19"/>
          <table:table-cell table:style-name="ce27"/>
          <table:table-cell table:style-name="ce23"/>
          <table:table-cell table:style-name="ce15"/>
          <table:table-cell table:style-name="ce23" office:value-type="time" office:time-value="PT12H41M00S" calcext:value-type="time">
            <text:p>12:41</text:p>
          </table:table-cell>
          <table:table-cell table:style-name="ce31"/>
          <table:table-cell table:style-name="ce37" office:value-type="time" office:time-value="PT12H43M00S" calcext:value-type="time">
            <text:p>12:43</text:p>
          </table:table-cell>
          <table:table-cell/>
          <table:table-cell table:style-name="ce55"/>
          <table:table-cell table:style-name="ce23" office:value-type="time" office:time-value="PT13H13M00S" calcext:value-type="time">
            <text:p>13:13</text:p>
          </table:table-cell>
          <table:table-cell/>
          <table:table-cell table:style-name="ce23"/>
          <table:table-cell table:style-name="ce23" office:value-type="time" office:time-value="PT13H41M00S" calcext:value-type="time">
            <text:p>13:41</text:p>
          </table:table-cell>
          <table:table-cell table:style-name="ce23" office:value-type="time" office:time-value="PT13H43M00S" calcext:value-type="time">
            <text:p>13:43</text:p>
          </table:table-cell>
          <table:table-cell/>
          <table:table-cell table:style-name="ce23" office:value-type="time" office:time-value="PT14H13M00S" calcext:value-type="time">
            <text:p>14:13</text:p>
          </table:table-cell>
          <table:table-cell/>
          <table:table-cell table:style-name="ce23"/>
          <table:table-cell table:style-name="ce23" office:value-type="time" office:time-value="PT14H41M00S" calcext:value-type="time">
            <text:p>14:41</text:p>
          </table:table-cell>
          <table:table-cell table:style-name="ce23" office:value-type="time" office:time-value="PT14H43M00S" calcext:value-type="time">
            <text:p>14:43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Monistrol</text:p>
          </table:table-cell>
          <table:table-cell table:style-name="ce12"/>
          <table:table-cell table:style-name="ce18"/>
          <table:table-cell table:style-name="ce25"/>
          <table:table-cell table:style-name="ce23"/>
          <table:table-cell table:style-name="ce15"/>
          <table:table-cell/>
          <table:table-cell table:style-name="ce31"/>
          <table:table-cell table:style-name="ce37" office:value-type="time" office:time-value="PT12H54M00S" calcext:value-type="time">
            <text:p>12:54</text:p>
          </table:table-cell>
          <table:table-cell/>
          <table:table-cell table:style-name="ce55"/>
          <table:table-cell/>
          <table:table-cell table:style-name="ce23" table:number-columns-repeated="2"/>
          <table:table-cell/>
          <table:table-cell table:style-name="ce23" office:value-type="time" office:time-value="PT13H54M00S" calcext:value-type="time">
            <text:p>13:54</text:p>
          </table:table-cell>
          <table:table-cell table:number-columns-repeated="2"/>
          <table:table-cell table:style-name="ce23" table:number-columns-repeated="2"/>
          <table:table-cell/>
          <table:table-cell table:style-name="ce23" office:value-type="time" office:time-value="PT14H54M00S" calcext:value-type="time">
            <text:p>14:54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Manresa</text:p>
          </table:table-cell>
          <table:table-cell table:style-name="ce12"/>
          <table:table-cell table:style-name="ce18"/>
          <table:table-cell table:style-name="ce25"/>
          <table:table-cell table:style-name="ce23"/>
          <table:table-cell table:style-name="ce15"/>
          <table:table-cell/>
          <table:table-cell table:style-name="ce31"/>
          <table:table-cell table:style-name="ce37" office:value-type="time" office:time-value="PT13H16M00S" calcext:value-type="time">
            <text:p>13:16</text:p>
          </table:table-cell>
          <table:table-cell/>
          <table:table-cell table:style-name="ce55"/>
          <table:table-cell/>
          <table:table-cell table:style-name="ce23" table:number-columns-repeated="2"/>
          <table:table-cell/>
          <table:table-cell table:style-name="ce23" office:value-type="time" office:time-value="PT14H16M00S" calcext:value-type="time">
            <text:p>14:16</text:p>
          </table:table-cell>
          <table:table-cell table:number-columns-repeated="2"/>
          <table:table-cell table:style-name="ce23" table:number-columns-repeated="2"/>
          <table:table-cell/>
          <table:table-cell table:style-name="ce23" office:value-type="time" office:time-value="PT15H16M00S" calcext:value-type="time">
            <text:p>15:16</text:p>
          </table:table-cell>
          <table:table-cell table:number-columns-repeated="42"/>
        </table:table-row>
        <table:table-row table:style-name="ro1">
          <table:table-cell table:style-name="ce1" office:value-type="string" calcext:value-type="string">
            <text:p>Piera</text:p>
          </table:table-cell>
          <table:table-cell table:style-name="ce12"/>
          <table:table-cell table:style-name="ce20"/>
          <table:table-cell table:style-name="ce25" office:value-type="time" office:time-value="PT12H23M00S" calcext:value-type="time">
            <text:p>12:23</text:p>
          </table:table-cell>
          <table:table-cell/>
          <table:table-cell table:style-name="ce15"/>
          <table:table-cell/>
          <table:table-cell table:style-name="ce30"/>
          <table:table-cell table:style-name="ce36"/>
          <table:table-cell/>
          <table:table-cell table:style-name="ce55"/>
          <table:table-cell/>
          <table:table-cell table:style-name="ce23" office:value-type="time" office:time-value="PT13H23M00S" calcext:value-type="time">
            <text:p>13:23</text:p>
          </table:table-cell>
          <table:table-cell table:number-columns-repeated="5"/>
          <table:table-cell table:style-name="ce23" office:value-type="time" office:time-value="PT14H23M00S" calcext:value-type="time">
            <text:p>14:23</text:p>
          </table:table-cell>
          <table:table-cell table:number-columns-repeated="45"/>
        </table:table-row>
        <table:table-row table:style-name="ro1">
          <table:table-cell table:style-name="ce1" office:value-type="string" calcext:value-type="string">
            <text:p>Igualada</text:p>
          </table:table-cell>
          <table:table-cell table:style-name="ce13"/>
          <table:table-cell table:style-name="ce21"/>
          <table:table-cell table:style-name="ce28" office:value-type="time" office:time-value="PT12H46M00S" calcext:value-type="time">
            <text:p>12:46</text:p>
          </table:table-cell>
          <table:table-cell table:style-name="ce32"/>
          <table:table-cell table:style-name="ce34"/>
          <table:table-cell table:style-name="ce32"/>
          <table:table-cell table:style-name="ce44"/>
          <table:table-cell table:style-name="ce46"/>
          <table:table-cell table:style-name="ce32"/>
          <table:table-cell table:style-name="ce56"/>
          <table:table-cell/>
          <table:table-cell table:style-name="ce23" office:value-type="time" office:time-value="PT13H46M00S" calcext:value-type="time">
            <text:p>13:46</text:p>
          </table:table-cell>
          <table:table-cell table:number-columns-repeated="5"/>
          <table:table-cell table:style-name="ce23" office:value-type="time" office:time-value="PT14H46M00S" calcext:value-type="time">
            <text:p>14:46</text:p>
          </table:table-cell>
          <table:table-cell table:number-columns-repeated="45"/>
        </table:table-row>
        <table:table-row table:style-name="ro2">
          <table:table-cell/>
          <table:table-cell>
            <draw:frame table:end-cell-address="'Exemple alternativa'.L58" table:end-x="1.922cm" table:end-y="0.528cm" draw:z-index="0" draw:name="Chart 1" draw:style-name="gr1" draw:text-style-name="P1" svg:width="26.669cm" svg:height="16.562cm" svg:x="0cm" svg:y="0.079cm">
              <draw:object draw:notify-on-update-of-ranges="'Exemple alternativa'.A2:'Exemple alternativa'.A14 'Exemple alternativa'.B1:'Exemple alternativa'.B1 'Exemple alternativa'.B2:'Exemple alternativa'.B14 'Exemple alternativa'.C1:'Exemple alternativa'.C1 'Exemple alternativa'.C2:'Exemple alternativa'.C14 'Exemple alternativa'.D1:'Exemple alternativa'.D1 'Exemple alternativa'.D2:'Exemple alternativa'.D14 'Exemple alternativa'.E1:'Exemple alternativa'.E1 'Exemple alternativa'.E2:'Exemple alternativa'.E14 'Exemple alternativa'.F1:'Exemple alternativa'.F1 'Exemple alternativa'.F2:'Exemple alternativa'.F14 'Exemple alternativa'.G1:'Exemple alternativa'.G1 'Exemple alternativa'.G2:'Exemple alternativa'.G14 'Exemple alternativa'.H1:'Exemple alternativa'.H1 'Exemple alternativa'.H2:'Exemple alternativa'.H14 'Exemple alternativa'.I1:'Exemple alternativa'.I1 'Exemple alternativa'.I2:'Exemple alternativa'.I14 'Exemple alternativa'.J1:'Exemple alternativa'.J1 'Exemple alternativa'.J2:'Exemple alternativa'.J14 'Exemple alternativa'.K1:'Exemple alternativa'.K1 'Exemple alternativa'.K2:'Exemple alternativa'.K14 'Exemple alternativa'.L1:'Exemple alternativa'.L1 'Exemple alternativa'.L2:'Exemple alternativa'.L14 'Exemple alternativa'.M1:'Exemple alternativa'.M1 'Exemple alternativa'.M2:'Exemple alternativa'.M14 'Exemple alternativa'.N1:'Exemple alternativa'.N1 'Exemple alternativa'.N2:'Exemple alternativa'.N14 'Exemple alternativa'.O1:'Exemple alternativa'.O1 'Exemple alternativa'.O2:'Exemple alternativa'.O14 'Exemple alternativa'.P1:'Exemple alternativa'.P1 'Exemple alternativa'.P2:'Exemple alternativa'.P14 'Exemple alternativa'.Q1:'Exemple alternativa'.Q1 'Exemple alternativa'.Q2:'Exemple alternativa'.Q14 'Exemple alternativa'.R1:'Exemple alternativa'.R1 'Exemple alternativa'.R2:'Exemple alternativa'.R14 'Exemple alternativa'.S1:'Exemple alternativa'.S1 'Exemple alternativa'.S2:'Exemple alternativa'.S14 'Exemple alternativa'.T1:'Exemple alternativa'.T1 'Exemple alternativa'.T2:'Exemple alternativa'.T14 'Exemple alternativa'.U1:'Exemple alternativa'.U1 'Exemple alternativa'.U2:'Exemple alternativa'.U14 'Exemple alternativa'.V1:'Exemple alternativa'.V1 'Exemple alternativa'.V2:'Exemple alternativa'.V14 'Exemple alternativa'.W1:'Exemple alternativa'.W1 'Exemple alternativa'.W2:'Exemple alternativa'.W14 'Exemple alternativa'.X1:'Exemple alternativa'.X1 'Exemple alternativa'.X2:'Exemple alternativa'.X14 'Exemple alternativa'.Y1:'Exemple alternativa'.Y1 'Exemple alternativa'.Y2:'Exemple alternativa'.Y14 'Exemple alternativa'.Z1:'Exemple alternativa'.Z1 'Exemple alternativa'.Z2:'Exemple alternativa'.Z14 'Exemple alternativa'.AA1:'Exemple alternativa'.AA1 'Exemple alternativa'.AA2:'Exemple alternativa'.AA14 'Exemple alternativa'.AB1:'Exemple alternativa'.AB1 'Exemple alternativa'.AB2:'Exemple alternativa'.AB14 'Exemple alternativa'.AC1:'Exemple alternativa'.AC1 'Exemple alternativa'.AC2:'Exemple alternativa'.AC14 'Exemple alternativa'.AD1:'Exemple alternativa'.AD1 'Exemple alternativa'.AD2:'Exemple alternativa'.AD14 'Exemple alternativa'.AE1:'Exemple alternativa'.AE1 'Exemple alternativa'.AE2:'Exemple alternativa'.AE14 'Exemple alternativa'.AF1:'Exemple alternativa'.AF1 'Exemple alternativa'.AF2:'Exemple alternativa'.AF14 'Exemple alternativa'.AG1:'Exemple alternativa'.AG1 'Exemple alternativa'.AG2:'Exemple alternativa'.AG14 'Exemple alternativa'.AH1:'Exemple alternativa'.AH1 'Exemple alternativa'.AH2:'Exemple alternativa'.AH14 'Exemple alternativa'.AI1:'Exemple alternativa'.AI1 'Exemple alternativa'.AI2:'Exemple alternativa'.AI14 'Exemple alternativa'.AJ1:'Exemple alternativa'.AJ1 'Exemple alternativa'.AJ2:'Exemple alternativa'.AJ14 'Exemple alternativa'.AK1:'Exemple alternativa'.AK1 'Exemple alternativa'.AK2:'Exemple alternativa'.AK14 'Exemple alternativa'.AL1:'Exemple alternativa'.AL1 'Exemple alternativa'.AL2:'Exemple alternativa'.AL14 'Exemple alternativa'.AM1:'Exemple alternativa'.AM1 'Exemple alternativa'.AM2:'Exemple alternativa'.AM14 'Exemple alternativa'.AN1:'Exemple alternativa'.AN1 'Exemple alternativa'.AN2:'Exemple alternativa'.AN14 'Exemple alternativa'.AO1:'Exemple alternativa'.AO1 'Exemple alternativa'.AO2:'Exemple alternativa'.AO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2"/>
        </table:table-row>
        <table:table-row table:style-name="ro2" table:number-rows-repeated="104854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velocitats" table:style-name="ta2">
        <office:forms form:automatic-focus="false" form:apply-design-mode="false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8" table:default-cell-style-name="Default"/>
        <table:table-column table:style-name="co4" table:default-cell-style-name="Default"/>
        <table:table-column table:style-name="co2" table:number-columns-repeated="45" table:default-cell-style-name="Default"/>
        <table:table-row table:style-name="ro1">
          <table:table-cell table:style-name="ce64" office:value-type="string" calcext:value-type="string">
            <text:p>Vel inicial</text:p>
          </table:table-cell>
          <table:table-cell table:style-name="ce64" office:value-type="string" calcext:value-type="string">
            <text:p>Vel final</text:p>
          </table:table-cell>
          <table:table-cell table:style-name="ce64" office:value-type="string" calcext:value-type="string">
            <text:p>Acceleració</text:p>
          </table:table-cell>
          <table:table-cell table:style-name="ce82" office:value-type="string" calcext:value-type="string">
            <text:p>Temps</text:p>
          </table:table-cell>
          <table:table-cell table:style-name="ce82" office:value-type="string" calcext:value-type="string">
            <text:p>Distància</text:p>
          </table:table-cell>
          <table:table-cell table:style-name="ce64" office:value-type="string" calcext:value-type="string">
            <text:p>Totals</text:p>
          </table:table-cell>
          <table:table-cell table:style-name="ce64" office:value-type="string" calcext:value-type="string">
            <text:p>mm:ss</text:p>
          </table:table-cell>
          <table:table-cell table:style-name="ce104" office:value-type="string" calcext:value-type="string">
            <text:p>Sistema unitats:</text:p>
          </table:table-cell>
          <table:table-cell table:number-columns-repeated="2"/>
          <table:table-cell table:style-name="ce1" office:value-type="string" calcext:value-type="string">
            <text:p>Tram</text:p>
          </table:table-cell>
          <table:table-cell table:style-name="ce1" office:value-type="string" calcext:value-type="string">
            <text:p>Vel</text:p>
          </table:table-cell>
          <table:table-cell table:number-columns-repeated="52"/>
        </table:table-row>
        <table:table-row table:style-name="ro1">
          <table:table-cell table:style-name="ce65" office:value-type="float" office:value="0" calcext:value-type="float">
            <text:p>0,0 km/h</text:p>
          </table:table-cell>
          <table:table-cell table:style-name="ce65" office:value-type="float" office:value="30" calcext:value-type="float">
            <text:p>30,0 km/h</text:p>
          </table:table-cell>
          <table:table-cell table:style-name="ce77" office:value-type="float" office:value="0.7" calcext:value-type="float">
            <text:p>0,7 m/s²</text:p>
          </table:table-cell>
          <table:table-cell table:style-name="ce83" table:formula="of:=IFERROR(divide(([.$B2]/3.6)-([.$A2]/3.6);[.$C2]);0)" office:value-type="float" office:value="0" calcext:value-type="float">
            <text:p>0,00000 s</text:p>
          </table:table-cell>
          <table:table-cell table:style-name="ce92" table:formula="of:=SUM(PRODUCT([.$A2]/3.6;[.$D2]);PRODUCT(divide([.$C2];2);POWER([.$D2];2)))" office:value-type="string" office:string-value="" calcext:value-type="error">
            <text:p>#NOM?</text:p>
          </table:table-cell>
          <table:table-cell table:style-name="ce64" table:number-columns-repeated="2"/>
          <table:table-cell table:style-name="ce104" office:value-type="string" calcext:value-type="string">
            <text:p>km/h, m/s², m, s</text:p>
          </table:table-cell>
          <table:table-cell/>
          <table:table-cell table:style-name="ce1" office:value-type="string" calcext:value-type="string">
            <text:p>pk 33/2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string" calcext:value-type="string">
            <text:p>max</text:p>
          </table:table-cell>
          <table:table-cell table:number-columns-repeated="52"/>
        </table:table-row>
        <table:table-row table:style-name="ro1">
          <table:table-cell table:style-name="ce65" table:formula="of:=[.B2]" office:value-type="float" office:value="30" calcext:value-type="float">
            <text:p>30,0 km/h</text:p>
          </table:table-cell>
          <table:table-cell table:style-name="ce70" table:formula="of:=Vmax" office:value-type="float" office:value="88" calcext:value-type="float">
            <text:p>88,0 m</text:p>
          </table:table-cell>
          <table:table-cell table:style-name="ce64"/>
          <table:table-cell table:style-name="ce83" table:formula="of:=IFERROR([.E3]/([.A3]/3.6); 0)" office:value-type="float" office:value="0" calcext:value-type="float">
            <text:p>0,00000 s</text:p>
          </table:table-cell>
          <table:table-cell table:style-name="ce92" table:formula="of:=[.B3]-[.E2]" office:value-type="string" office:string-value="" calcext:value-type="error">
            <text:p>#NOM?</text:p>
          </table:table-cell>
          <table:table-cell table:style-name="ce83" table:formula="of:=[.D2]+[.D3]" office:value-type="float" office:value="0" calcext:value-type="float">
            <text:p>0,00000 s</text:p>
          </table:table-cell>
          <table:table-cell table:style-name="ce100" table:formula="of:=[.F3]/86400" office:value-type="time" office:time-value="PT00H00M00S" calcext:value-type="time">
            <text:p>00:00</text:p>
          </table:table-cell>
          <table:table-cell table:style-name="ce104"/>
          <table:table-cell table:number-columns-repeated="2"/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52"/>
        </table:table-row>
        <table:table-row table:style-name="ro1">
          <table:table-cell table:style-name="ce66" office:value-type="float" office:value="30" calcext:value-type="float">
            <text:p>30,0 km/h</text:p>
          </table:table-cell>
          <table:table-cell table:style-name="ce66" table:formula="of:=Vmax" office:value-type="float" office:value="88" calcext:value-type="float">
            <text:p>88,0 km/h</text:p>
          </table:table-cell>
          <table:table-cell table:style-name="ce78" office:value-type="float" office:value="0.7" calcext:value-type="float">
            <text:p>0,7 m/s²</text:p>
          </table:table-cell>
          <table:table-cell table:style-name="ce84" table:formula="of:=IFERROR(divide(([.B4]/3.6)-([.A4]/3.6);[.C4]);0)" office:value-type="float" office:value="0" calcext:value-type="float">
            <text:p>0,00000 s</text:p>
          </table:table-cell>
          <table:table-cell table:style-name="ce93" table:formula="of:=SUM(PRODUCT([.A4]/3.6;[.D4]);PRODUCT(divide([.C4];2);POWER([.D4];2)))" office:value-type="string" office:string-value="" calcext:value-type="error">
            <text:p>#NOM?</text:p>
          </table:table-cell>
          <table:table-cell table:style-name="ce84"/>
          <table:table-cell table:style-name="ce100"/>
          <table:table-cell table:style-name="ce104" office:value-type="string" calcext:value-type="string">
            <text:p>V it tren</text:p>
          </table:table-cell>
          <table:table-cell table:number-columns-repeated="2"/>
          <table:table-cell table:style-name="ce1" office:value-type="float" office:value="977" calcext:value-type="float">
            <text:p>977</text:p>
          </table:table-cell>
          <table:table-cell table:style-name="ce1" office:value-type="string" calcext:value-type="string">
            <text:p>max</text:p>
          </table:table-cell>
          <table:table-cell table:number-columns-repeated="52"/>
        </table:table-row>
        <table:table-row table:style-name="ro1">
          <table:table-cell table:style-name="ce65" table:formula="of:=[.B4]" office:value-type="float" office:value="88" calcext:value-type="float">
            <text:p>88,0 km/h</text:p>
          </table:table-cell>
          <table:table-cell table:style-name="ce65" office:value-type="float" office:value="75" calcext:value-type="float">
            <text:p>75,0 km/h</text:p>
          </table:table-cell>
          <table:table-cell table:style-name="ce77" office:value-type="float" office:value="-0.5" calcext:value-type="float">
            <text:p>-0,5 m/s²</text:p>
          </table:table-cell>
          <table:table-cell table:style-name="ce83" table:formula="of:=IFERROR(divide(([.B5]/3.6)-([.A5]/3.6);[.C5]);0)" office:value-type="float" office:value="0" calcext:value-type="float">
            <text:p>0,00000 s</text:p>
          </table:table-cell>
          <table:table-cell table:style-name="ce92" table:formula="of:=SUM(PRODUCT([.A5]/3.6;[.D5]);PRODUCT(divide([.C5];2);POWER([.D5];2)))" office:value-type="string" office:string-value="" calcext:value-type="error">
            <text:p>#NOM?</text:p>
          </table:table-cell>
          <table:table-cell table:style-name="ce83"/>
          <table:table-cell table:style-name="ce100"/>
          <table:table-cell table:style-name="ce104" office:value-type="float" office:value="88" calcext:value-type="float">
            <text:p>88</text:p>
          </table:table-cell>
          <table:table-cell table:number-columns-repeated="2"/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52"/>
        </table:table-row>
        <table:table-row table:style-name="ro1">
          <table:table-cell table:style-name="ce64" table:number-columns-repeated="2"/>
          <table:table-cell table:style-name="ce64" office:value-type="string" calcext:value-type="string">
            <text:p>Total acc</text:p>
          </table:table-cell>
          <table:table-cell table:style-name="ce83" table:formula="of:=SUM([.D4:.D5])" office:value-type="float" office:value="0" calcext:value-type="float">
            <text:p>0,00000 s</text:p>
          </table:table-cell>
          <table:table-cell table:style-name="ce92" table:formula="of:=SUM([.E4:.E5])" office:value-type="string" office:string-value="" calcext:value-type="error">
            <text:p>#NOM?</text:p>
          </table:table-cell>
          <table:table-cell table:style-name="ce83"/>
          <table:table-cell table:style-name="ce101"/>
          <table:table-cell table:style-name="ce64"/>
          <table:table-cell table:number-columns-repeated="2"/>
          <table:table-cell table:style-name="ce1" office:value-type="float" office:value="2392" calcext:value-type="float">
            <text:p>2392</text:p>
          </table:table-cell>
          <table:table-cell table:style-name="ce1" office:value-type="string" calcext:value-type="string">
            <text:p>max</text:p>
          </table:table-cell>
          <table:table-cell table:number-columns-repeated="52"/>
        </table:table-row>
        <table:table-row table:style-name="ro1">
          <table:table-cell table:style-name="ce65" table:formula="of:=[.B4]" office:value-type="float" office:value="88" calcext:value-type="float">
            <text:p>88,0 km/h</text:p>
          </table:table-cell>
          <table:table-cell table:style-name="ce70" office:value-type="float" office:value="2542" calcext:value-type="float">
            <text:p>2542,0 m</text:p>
          </table:table-cell>
          <table:table-cell table:style-name="ce64"/>
          <table:table-cell table:style-name="ce83" table:formula="of:=IFERROR([.E7]/([.B4]/3.6); 0)" office:value-type="float" office:value="0" calcext:value-type="float">
            <text:p>0,00000 s</text:p>
          </table:table-cell>
          <table:table-cell table:style-name="ce92" table:formula="of:=[.B7]-[.E6]" office:value-type="string" office:string-value="" calcext:value-type="error">
            <text:p>#NOM?</text:p>
          </table:table-cell>
          <table:table-cell table:style-name="ce83" table:formula="of:=[.D6]+[.D7]" office:value-type="float" office:value="0" calcext:value-type="float">
            <text:p>0,00000 s</text:p>
          </table:table-cell>
          <table:table-cell table:style-name="ce101" table:formula="of:=[.F7]/86400" office:value-type="time" office:time-value="PT00H00M00S" calcext:value-type="time">
            <text:p>00:00</text:p>
          </table:table-cell>
          <table:table-cell table:style-name="ce64"/>
          <table:table-cell table:number-columns-repeated="2"/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60/max</text:p>
          </table:table-cell>
          <table:table-cell table:number-columns-repeated="52"/>
        </table:table-row>
        <table:table-row table:style-name="ro1">
          <table:table-cell table:style-name="ce66" office:value-type="float" office:value="75" calcext:value-type="float">
            <text:p>75,0 km/h</text:p>
          </table:table-cell>
          <table:table-cell table:style-name="ce71" table:number-columns-repeated="2"/>
          <table:table-cell table:style-name="ce84" table:formula="of:=IFERROR([.E8]/([.A8]/3.6); 0)" office:value-type="float" office:value="10.512" calcext:value-type="float">
            <text:p>10,51200 s</text:p>
          </table:table-cell>
          <table:table-cell table:style-name="ce93" office:value-type="float" office:value="219" calcext:value-type="float">
            <text:p>219,0000 m</text:p>
          </table:table-cell>
          <table:table-cell table:style-name="ce84" table:formula="of:=[.D8]" office:value-type="float" office:value="10.512" calcext:value-type="float">
            <text:p>10,51200 s</text:p>
          </table:table-cell>
          <table:table-cell table:style-name="ce101" table:formula="of:=[.F8]/86400" office:value-type="time" office:time-value="PT00H00M10.512S" calcext:value-type="time">
            <text:p>00:11</text:p>
          </table:table-cell>
          <table:table-cell table:style-name="ce64"/>
          <table:table-cell table:number-columns-repeated="2"/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52"/>
        </table:table-row>
        <table:table-row table:style-name="ro1">
          <table:table-cell table:style-name="ce66" office:value-type="float" office:value="75" calcext:value-type="float">
            <text:p>75,0 km/h</text:p>
          </table:table-cell>
          <table:table-cell table:style-name="ce66" table:formula="of:=Vmax" office:value-type="float" office:value="88" calcext:value-type="float">
            <text:p>88,0 km/h</text:p>
          </table:table-cell>
          <table:table-cell table:style-name="ce78" office:value-type="float" office:value="0.7" calcext:value-type="float">
            <text:p>0,7 m/s²</text:p>
          </table:table-cell>
          <table:table-cell table:style-name="ce84" table:formula="of:=IFERROR(divide(([.$B9]/3.6)-([.$A9]/3.6);[.$C9]);0)" office:value-type="float" office:value="0" calcext:value-type="float">
            <text:p>0,00000 s</text:p>
          </table:table-cell>
          <table:table-cell table:style-name="ce93" table:formula="of:=SUM(PRODUCT([.$A9]/3.6;[.$D9]);PRODUCT(divide([.$C9];2);POWER([.$D9];2)))" office:value-type="string" office:string-value="" calcext:value-type="error">
            <text:p>#NOM?</text:p>
          </table:table-cell>
          <table:table-cell table:style-name="ce84"/>
          <table:table-cell table:style-name="ce101"/>
          <table:table-cell table:style-name="ce64"/>
          <table:table-cell table:number-columns-repeated="2"/>
          <table:table-cell table:style-name="ce59" table:formula="of:=SUM([.K2:.K8])" office:value-type="float" office:value="4516" calcext:value-type="float">
            <text:p>4516</text:p>
          </table:table-cell>
          <table:table-cell table:number-columns-repeated="53"/>
        </table:table-row>
        <table:table-row table:style-name="ro1">
          <table:table-cell table:style-name="ce65" table:formula="of:=[.B9]" office:value-type="float" office:value="88" calcext:value-type="float">
            <text:p>88,0 km/h</text:p>
          </table:table-cell>
          <table:table-cell table:style-name="ce65" office:value-type="float" office:value="80" calcext:value-type="float">
            <text:p>80,0 km/h</text:p>
          </table:table-cell>
          <table:table-cell table:style-name="ce77" office:value-type="float" office:value="-0.5" calcext:value-type="float">
            <text:p>-0,5 m/s²</text:p>
          </table:table-cell>
          <table:table-cell table:style-name="ce83" table:formula="of:=IFERROR(divide(([.$B10]/3.6)-([.$A10]/3.6);[.$C10]);0)" office:value-type="float" office:value="0" calcext:value-type="float">
            <text:p>0,00000 s</text:p>
          </table:table-cell>
          <table:table-cell table:style-name="ce92" table:formula="of:=SUM(PRODUCT([.$A10]/3.6;[.$D10]);PRODUCT(divide([.$C10];2);POWER([.$D10];2)))" office:value-type="string" office:string-value="" calcext:value-type="error">
            <text:p>#NOM?</text:p>
          </table:table-cell>
          <table:table-cell table:style-name="ce83"/>
          <table:table-cell table:style-name="ce101"/>
          <table:table-cell table:style-name="ce64"/>
          <table:table-cell table:number-columns-repeated="56"/>
        </table:table-row>
        <table:table-row table:style-name="ro1">
          <table:table-cell table:style-name="ce64" table:number-columns-repeated="2"/>
          <table:table-cell table:style-name="ce64" office:value-type="string" calcext:value-type="string">
            <text:p>Total acc</text:p>
          </table:table-cell>
          <table:table-cell table:style-name="ce83" table:formula="of:=SUM([.$D9:.$D10])" office:value-type="float" office:value="0" calcext:value-type="float">
            <text:p>0,00000 s</text:p>
          </table:table-cell>
          <table:table-cell table:style-name="ce92" table:formula="of:=SUM([.$E9:.$E10])" office:value-type="string" office:string-value="" calcext:value-type="error">
            <text:p>#NOM?</text:p>
          </table:table-cell>
          <table:table-cell table:style-name="ce83"/>
          <table:table-cell table:style-name="ce100"/>
          <table:table-cell table:style-name="ce104"/>
          <table:table-cell table:number-columns-repeated="56"/>
        </table:table-row>
        <table:table-row table:style-name="ro1">
          <table:table-cell table:style-name="ce65" table:formula="of:=[.B9]" office:value-type="float" office:value="88" calcext:value-type="float">
            <text:p>88,0 km/h</text:p>
          </table:table-cell>
          <table:table-cell table:style-name="ce70" office:value-type="float" office:value="977" calcext:value-type="float">
            <text:p>977,0 m</text:p>
          </table:table-cell>
          <table:table-cell table:style-name="ce64"/>
          <table:table-cell table:style-name="ce83" table:formula="of:=IFERROR([.E12]/([.A12]/3.6); 0)" office:value-type="float" office:value="0" calcext:value-type="float">
            <text:p>0,00000 s</text:p>
          </table:table-cell>
          <table:table-cell table:style-name="ce92" table:formula="of:=[.B12]-[.E11]" office:value-type="string" office:string-value="" calcext:value-type="error">
            <text:p>#NOM?</text:p>
          </table:table-cell>
          <table:table-cell table:style-name="ce83" table:formula="of:=[.D11]+[.D12]" office:value-type="float" office:value="0" calcext:value-type="float">
            <text:p>0,00000 s</text:p>
          </table:table-cell>
          <table:table-cell table:style-name="ce100" table:formula="of:=[.F12]/86400" office:value-type="time" office:time-value="PT00H00M00S" calcext:value-type="time">
            <text:p>00:00</text:p>
          </table:table-cell>
          <table:table-cell table:style-name="ce104"/>
          <table:table-cell table:number-columns-repeated="56"/>
        </table:table-row>
        <table:table-row table:style-name="ro1">
          <table:table-cell table:style-name="ce67" office:value-type="float" office:value="80" calcext:value-type="float">
            <text:p>80,0 km/h</text:p>
          </table:table-cell>
          <table:table-cell table:style-name="ce72"/>
          <table:table-cell table:style-name="ce79"/>
          <table:table-cell table:style-name="ce85" table:formula="of:=IFERROR([.E13]/([.A13]/3.6); 0)" office:value-type="float" office:value="4.905" calcext:value-type="float">
            <text:p>4,90500 s</text:p>
          </table:table-cell>
          <table:table-cell table:style-name="ce94" office:value-type="float" office:value="109" calcext:value-type="float">
            <text:p>109,0000 m</text:p>
          </table:table-cell>
          <table:table-cell table:style-name="ce85" table:formula="of:=[.D13]" office:value-type="float" office:value="4.905" calcext:value-type="float">
            <text:p>4,90500 s</text:p>
          </table:table-cell>
          <table:table-cell table:style-name="ce101" table:formula="of:=[.F13]/86400" office:value-type="time" office:time-value="PT00H00M04.905S" calcext:value-type="time">
            <text:p>00:05</text:p>
          </table:table-cell>
          <table:table-cell table:style-name="ce64"/>
          <table:table-cell table:number-columns-repeated="56"/>
        </table:table-row>
        <table:table-row table:style-name="ro1">
          <table:table-cell table:style-name="ce66" office:value-type="float" office:value="80" calcext:value-type="float">
            <text:p>80,0 km/h</text:p>
          </table:table-cell>
          <table:table-cell table:style-name="ce66" table:formula="of:=Vmax-1" office:value-type="float" office:value="87" calcext:value-type="float">
            <text:p>87,0 km/h</text:p>
          </table:table-cell>
          <table:table-cell table:style-name="ce78" office:value-type="float" office:value="0.7" calcext:value-type="float">
            <text:p>0,7 m/s²</text:p>
          </table:table-cell>
          <table:table-cell table:style-name="ce84" table:formula="of:=IFERROR(divide(([.$B14]/3.6)-([.$A14]/3.6);[.$C14]);0)" office:value-type="float" office:value="0" calcext:value-type="float">
            <text:p>0,00000 s</text:p>
          </table:table-cell>
          <table:table-cell table:style-name="ce93" table:formula="of:=SUM(PRODUCT([.$A14]/3.6;[.$D14]);PRODUCT(divide([.$C14];2);POWER([.$D14];2)))" office:value-type="string" office:string-value="" calcext:value-type="error">
            <text:p>#NOM?</text:p>
          </table:table-cell>
          <table:table-cell table:style-name="ce84"/>
          <table:table-cell table:style-name="ce100"/>
          <table:table-cell table:style-name="ce104"/>
          <table:table-cell table:number-columns-repeated="56"/>
        </table:table-row>
        <table:table-row table:style-name="ro1">
          <table:table-cell table:style-name="ce65" table:formula="of:=[.B14]" office:value-type="float" office:value="87" calcext:value-type="float">
            <text:p>87,0 km/h</text:p>
          </table:table-cell>
          <table:table-cell table:style-name="ce65" office:value-type="float" office:value="0" calcext:value-type="float">
            <text:p>0,0 km/h</text:p>
          </table:table-cell>
          <table:table-cell table:style-name="ce77" office:value-type="float" office:value="-0.5" calcext:value-type="float">
            <text:p>-0,5 m/s²</text:p>
          </table:table-cell>
          <table:table-cell table:style-name="ce83" table:formula="of:=IFERROR(divide(([.$B15]/3.6)-([.$A15]/3.6);[.$C15]);0)" office:value-type="float" office:value="0" calcext:value-type="float">
            <text:p>0,00000 s</text:p>
          </table:table-cell>
          <table:table-cell table:style-name="ce92" table:formula="of:=SUM(PRODUCT([.$A15]/3.6;[.$D15]);PRODUCT(divide([.$C15];2);POWER([.$D15];2)))" office:value-type="string" office:string-value="" calcext:value-type="error">
            <text:p>#NOM?</text:p>
          </table:table-cell>
          <table:table-cell table:style-name="ce83"/>
          <table:table-cell table:style-name="ce101"/>
          <table:table-cell table:style-name="ce64"/>
          <table:table-cell table:number-columns-repeated="56"/>
        </table:table-row>
        <table:table-row table:style-name="ro1">
          <table:table-cell table:style-name="ce64" table:number-columns-repeated="2"/>
          <table:table-cell table:style-name="ce64" office:value-type="string" calcext:value-type="string">
            <text:p>Total acc</text:p>
          </table:table-cell>
          <table:table-cell table:style-name="ce83" table:formula="of:=SUM([.$D14:.$D15])" office:value-type="float" office:value="0" calcext:value-type="float">
            <text:p>0,00000 s</text:p>
          </table:table-cell>
          <table:table-cell table:style-name="ce92" table:formula="of:=SUM([.$E14:.$E15])" office:value-type="string" office:string-value="" calcext:value-type="error">
            <text:p>#NOM?</text:p>
          </table:table-cell>
          <table:table-cell table:style-name="ce83"/>
          <table:table-cell table:style-name="ce101"/>
          <table:table-cell table:style-name="ce64"/>
          <table:table-cell table:number-columns-repeated="56"/>
        </table:table-row>
        <table:table-row table:style-name="ro1">
          <table:table-cell table:style-name="ce65" table:formula="of:=[.B14]" office:value-type="float" office:value="87" calcext:value-type="float">
            <text:p>87,0 km/h</text:p>
          </table:table-cell>
          <table:table-cell table:style-name="ce70" office:value-type="float" office:value="665" calcext:value-type="float">
            <text:p>665,0 m</text:p>
          </table:table-cell>
          <table:table-cell table:style-name="ce64"/>
          <table:table-cell table:style-name="ce83" table:formula="of:=IFERROR([.E17]/([.B14]/3.6); 0)" office:value-type="float" office:value="0" calcext:value-type="float">
            <text:p>0,00000 s</text:p>
          </table:table-cell>
          <table:table-cell table:style-name="ce92" table:formula="of:=[.B17]-[.E16]" office:value-type="string" office:string-value="" calcext:value-type="error">
            <text:p>#NOM?</text:p>
          </table:table-cell>
          <table:table-cell table:style-name="ce83" table:formula="of:=[.D16]+[.D17]" office:value-type="float" office:value="0" calcext:value-type="float">
            <text:p>0,00000 s</text:p>
          </table:table-cell>
          <table:table-cell table:style-name="ce101" table:formula="of:=[.F17]/86400" office:value-type="time" office:time-value="PT00H00M00S" calcext:value-type="time">
            <text:p>00:00</text:p>
          </table:table-cell>
          <table:table-cell table:style-name="ce64"/>
          <table:table-cell table:number-columns-repeated="56"/>
        </table:table-row>
        <table:table-row table:style-name="ro1">
          <table:table-cell table:style-name="ce64" table:number-columns-repeated="3"/>
          <table:table-cell table:style-name="ce86"/>
          <table:table-cell table:style-name="ce86" office:value-type="string" calcext:value-type="string">
            <text:p>Total</text:p>
          </table:table-cell>
          <table:table-cell table:style-name="ce83" table:formula="of:=SUM([.F2:.F17])" office:value-type="float" office:value="15.417" calcext:value-type="float">
            <text:p>15,41700 s</text:p>
          </table:table-cell>
          <table:table-cell table:style-name="ce101" table:formula="of:=[.F18]/86400" office:value-type="time" office:time-value="PT00H00M15.417S" calcext:value-type="time">
            <text:p>00:15</text:p>
          </table:table-cell>
          <table:table-cell table:style-name="ce64"/>
          <table:table-cell table:number-columns-repeated="56"/>
        </table:table-row>
        <table:table-row table:style-name="ro1">
          <table:table-cell table:style-name="ce1" office:value-type="string" calcext:value-type="string">
            <text:p>tram abrera - mart</text:p>
          </table:table-cell>
          <table:table-cell table:number-columns-repeated="2"/>
          <table:table-cell table:style-name="ce87" table:number-columns-repeated="2"/>
          <table:table-cell table:number-columns-repeated="59"/>
        </table:table-row>
        <table:table-row table:style-name="ro1">
          <table:table-cell table:style-name="ce1" office:value-type="string" calcext:value-type="string">
            <text:p>tanc p abr</text:p>
          </table:table-cell>
          <table:table-cell table:style-name="ce73" office:value-type="time" office:time-value="PT00H11M25S" calcext:value-type="time">
            <text:p>11:2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arr abr</text:p>
          </table:table-cell>
          <table:table-cell table:style-name="ce73" office:value-type="time" office:time-value="PT00H11M38S" calcext:value-type="time">
            <text:p>11:38</text:p>
          </table:table-cell>
          <table:table-cell table:number-columns-repeated="9"/>
          <table:table-cell table:style-name="ce107" office:value-type="string" calcext:value-type="string" table:number-columns-spanned="6" table:number-rows-spanned="1">
            <text:p>TAULA A TÍTOL D'EXEMPLE DEL TRAM TERRASSA-RBLA - LES FONTS</text:p>
          </table:table-cell>
          <table:covered-table-cell table:number-columns-repeated="5" table:style-name="ce109"/>
          <table:table-cell table:number-columns-repeated="47"/>
        </table:table-row>
        <table:table-row table:style-name="ro1">
          <table:table-cell table:style-name="ce1" office:value-type="string" calcext:value-type="string">
            <text:p>est mart</text:p>
          </table:table-cell>
          <table:table-cell table:style-name="ce73" office:value-type="time" office:time-value="PT00H15M49S" calcext:value-type="time">
            <text:p>15:49</text:p>
          </table:table-cell>
          <table:table-cell table:number-columns-repeated="9"/>
          <table:table-cell table:style-name="ce108" office:value-type="string" calcext:value-type="string">
            <text:p>Vel inicial</text:p>
          </table:table-cell>
          <table:table-cell table:style-name="ce108" office:value-type="string" calcext:value-type="string">
            <text:p>Vel final</text:p>
          </table:table-cell>
          <table:table-cell table:style-name="ce110" office:value-type="string" calcext:value-type="string">
            <text:p>Accelaració</text:p>
          </table:table-cell>
          <table:table-cell table:style-name="ce108" office:value-type="string" calcext:value-type="string">
            <text:p>Temps</text:p>
          </table:table-cell>
          <table:table-cell table:style-name="ce110" office:value-type="string" calcext:value-type="string">
            <text:p>Distància</text:p>
          </table:table-cell>
          <table:table-cell table:style-name="ce32"/>
          <table:table-cell table:number-columns-repeated="47"/>
        </table:table-row>
        <table:table-row table:style-name="ro1">
          <table:table-cell table:style-name="ce1" office:value-type="string" calcext:value-type="string">
            <text:p>tant mart</text:p>
          </table:table-cell>
          <table:table-cell table:style-name="ce73" office:value-type="time" office:time-value="PT00H16M05S" calcext:value-type="time">
            <text:p>16:05</text:p>
          </table:table-cell>
          <table:table-cell table:number-columns-repeated="9"/>
          <table:table-cell table:style-name="ce69" office:value-type="float" office:value="0" calcext:value-type="float">
            <text:p>0,0 km/h</text:p>
          </table:table-cell>
          <table:table-cell table:style-name="ce69" office:value-type="float" office:value="88" calcext:value-type="float">
            <text:p>88,0 km/h</text:p>
          </table:table-cell>
          <table:table-cell table:style-name="ce81" table:formula="of:=divide(([.M23]/3.6)-([.L23]/3.6);[.O23])" office:value-type="string" office:string-value="" calcext:value-type="error">
            <text:p>#NOM?</text:p>
          </table:table-cell>
          <table:table-cell table:style-name="ce91" office:value-type="float" office:value="35" calcext:value-type="float">
            <text:p>35,00000 s</text:p>
          </table:table-cell>
          <table:table-cell table:style-name="ce96" table:formula="of:=SUM(PRODUCT([.L23]/3.6;[.O23]);PRODUCT(divide([.N23];2);POWER([.O23];2)))" office:value-type="string" office:string-value="" calcext:value-type="error">
            <text:p>#NOM?</text:p>
          </table:table-cell>
          <table:table-cell table:style-name="ce90"/>
          <table:table-cell table:number-columns-repeated="47"/>
        </table:table-row>
        <table:table-row table:style-name="ro1">
          <table:table-cell table:style-name="ce1" office:value-type="string" calcext:value-type="string">
            <text:p>temps circ</text:p>
          </table:table-cell>
          <table:table-cell table:style-name="ce74" table:formula="of:=[.B22]-[.B21]" office:value-type="time" office:time-value="PT00H04M11S" calcext:value-type="time">
            <text:p>04:11</text:p>
          </table:table-cell>
          <table:table-cell table:number-columns-repeated="9"/>
          <table:table-cell table:style-name="ce69" table:formula="of:=[.M23]" office:value-type="float" office:value="88" calcext:value-type="float">
            <text:p>88,0 km/h</text:p>
          </table:table-cell>
          <table:table-cell table:style-name="ce69" office:value-type="float" office:value="0" calcext:value-type="float">
            <text:p>0,0 km/h</text:p>
          </table:table-cell>
          <table:table-cell table:style-name="ce81" table:formula="of:=divide(([.M24]/3.6)-([.L24]/3.6);[.O24])" office:value-type="string" office:string-value="" calcext:value-type="error">
            <text:p>#NOM?</text:p>
          </table:table-cell>
          <table:table-cell table:style-name="ce91" office:value-type="float" office:value="50" calcext:value-type="float">
            <text:p>50,00000 s</text:p>
          </table:table-cell>
          <table:table-cell table:style-name="ce96" table:formula="of:=SUM(PRODUCT([.L24]/3.6;[.O24]);PRODUCT(divide([.N24];2);POWER([.O24];2)))" office:value-type="string" office:string-value="" calcext:value-type="error">
            <text:p>#NOM?</text:p>
          </table:table-cell>
          <table:table-cell table:style-name="ce90"/>
          <table:table-cell table:style-name="ce1" office:value-type="string" calcext:value-type="string">
            <text:p>UT113 - ATP</text:p>
          </table:table-cell>
          <table:table-cell table:number-columns-repeated="46"/>
        </table:table-row>
        <table:table-row table:style-name="ro1">
          <table:table-cell table:style-name="ce1" office:value-type="string" calcext:value-type="string">
            <text:p>temps total</text:p>
          </table:table-cell>
          <table:table-cell table:style-name="ce74" table:formula="of:=[.B23]-[.B20]" office:value-type="time" office:time-value="PT00H04M40S" calcext:value-type="time">
            <text:p>04:40</text:p>
          </table:table-cell>
          <table:table-cell table:number-columns-repeated="10"/>
          <table:table-cell table:style-name="ce1" office:value-type="string" calcext:value-type="string">
            <text:p>Recorregut</text:p>
          </table:table-cell>
          <table:table-cell table:style-name="ce1" office:value-type="string" calcext:value-type="string">
            <text:p>Total acc</text:p>
          </table:table-cell>
          <table:table-cell table:style-name="ce91" table:formula="of:=SUM([.O23:.O24])" office:value-type="float" office:value="85" calcext:value-type="float">
            <text:p>85,00000 s</text:p>
          </table:table-cell>
          <table:table-cell table:style-name="ce96" table:formula="of:=SUM([.P23:.P24])" office:value-type="string" office:string-value="" calcext:value-type="error">
            <text:p>#NOM?</text:p>
          </table:table-cell>
          <table:table-cell table:style-name="ce113" office:value-type="string" calcext:value-type="string">
            <text:p>Total</text:p>
          </table:table-cell>
          <table:table-cell table:style-name="ce102"/>
          <table:table-cell table:number-columns-repeated="46"/>
        </table:table-row>
        <table:table-row table:style-name="ro1">
          <table:table-cell table:style-name="ce68" table:number-columns-repeated="2"/>
          <table:table-cell table:style-name="ce80"/>
          <table:table-cell table:style-name="ce88"/>
          <table:table-cell table:style-name="ce95"/>
          <table:table-cell table:number-columns-repeated="6"/>
          <table:table-cell table:style-name="ce69" table:formula="of:=[.M23]" office:value-type="float" office:value="88" calcext:value-type="float">
            <text:p>88,0 km/h</text:p>
          </table:table-cell>
          <table:table-cell table:style-name="ce75" office:value-type="float" office:value="4220" calcext:value-type="float">
            <text:p>4220,0 m</text:p>
          </table:table-cell>
          <table:table-cell/>
          <table:table-cell table:style-name="ce90" table:formula="of:=IFERROR([.P26]/([.M23]/3.6); 0)" office:value-type="float" office:value="0" calcext:value-type="float">
            <text:p>0,00000 s</text:p>
          </table:table-cell>
          <table:table-cell table:style-name="ce96" table:formula="of:=[.M26]-[.P25]" office:value-type="string" office:string-value="" calcext:value-type="error">
            <text:p>#NOM?</text:p>
          </table:table-cell>
          <table:table-cell table:style-name="ce90" table:formula="of:=[.O25]+[.O26]" office:value-type="float" office:value="85" calcext:value-type="float">
            <text:p>85,00000 s</text:p>
          </table:table-cell>
          <table:table-cell table:style-name="ce102" table:formula="of:=[.Q26]/86400" office:value-type="time" office:time-value="PT00H01M25S" calcext:value-type="time">
            <text:p>01:25</text:p>
          </table:table-cell>
          <table:table-cell table:number-columns-repeated="46"/>
        </table:table-row>
        <table:table-row table:style-name="ro1">
          <table:table-cell table:number-columns-repeated="11"/>
          <table:table-cell table:style-name="ce68" office:value-type="float" office:value="0" calcext:value-type="float">
            <text:p>0,0 km/h</text:p>
          </table:table-cell>
          <table:table-cell table:style-name="ce68" office:value-type="float" office:value="90" calcext:value-type="float">
            <text:p>90,0 km/h</text:p>
          </table:table-cell>
          <table:table-cell table:style-name="ce80" office:value-type="float" office:value="1" calcext:value-type="float">
            <text:p>1,0 m/s²</text:p>
          </table:table-cell>
          <table:table-cell table:style-name="ce88" table:formula="of:=IFERROR(divide(([.M27]/3.6)-([.L27]/3.6);[.N27]);0)" office:value-type="float" office:value="0" calcext:value-type="float">
            <text:p>0,00000 s</text:p>
          </table:table-cell>
          <table:table-cell table:style-name="ce95" table:formula="of:=SUM(PRODUCT([.L27]/3.6;[.O27]);PRODUCT(divide([.N27];2);POWER([.O27];2)))" office:value-type="string" office:string-value="" calcext:value-type="error">
            <text:p>#NOM?</text:p>
          </table:table-cell>
          <table:table-cell table:style-name="ce88"/>
          <table:table-cell table:style-name="ce102"/>
          <table:table-cell table:number-columns-repeated="46"/>
        </table:table-row>
        <table:table-row table:style-name="ro1">
          <table:table-cell table:number-columns-repeated="11"/>
          <table:table-cell table:style-name="ce69" table:formula="of:=[.M27]" office:value-type="float" office:value="90" calcext:value-type="float">
            <text:p>90,0 km/h</text:p>
          </table:table-cell>
          <table:table-cell table:style-name="ce69" office:value-type="float" office:value="0" calcext:value-type="float">
            <text:p>0,0 km/h</text:p>
          </table:table-cell>
          <table:table-cell table:style-name="ce81" office:value-type="float" office:value="-1.1" calcext:value-type="float">
            <text:p>-1,1 m/s²</text:p>
          </table:table-cell>
          <table:table-cell table:style-name="ce90" table:formula="of:=IFERROR(divide(([.M28]/3.6)-([.L28]/3.6);[.N28]);0)" office:value-type="float" office:value="0" calcext:value-type="float">
            <text:p>0,00000 s</text:p>
          </table:table-cell>
          <table:table-cell table:style-name="ce96" table:formula="of:=SUM(PRODUCT([.L28]/3.6;[.O28]);PRODUCT(divide([.N28];2);POWER([.O28];2)))" office:value-type="string" office:string-value="" calcext:value-type="error">
            <text:p>#NOM?</text:p>
          </table:table-cell>
          <table:table-cell table:style-name="ce90"/>
          <table:table-cell table:style-name="ce102"/>
          <table:table-cell table:number-columns-repeated="46"/>
        </table:table-row>
        <table:table-row table:style-name="ro1">
          <table:table-cell table:number-columns-repeated="13"/>
          <table:table-cell table:style-name="ce1" office:value-type="string" calcext:value-type="string">
            <text:p>Total acc</text:p>
          </table:table-cell>
          <table:table-cell table:style-name="ce91" table:formula="of:=SUM([.O27:.O28])" office:value-type="float" office:value="0" calcext:value-type="float">
            <text:p>0,00000 s</text:p>
          </table:table-cell>
          <table:table-cell table:style-name="ce96" table:formula="of:=SUM([.P27:.P28])" office:value-type="string" office:string-value="" calcext:value-type="error">
            <text:p>#NOM?</text:p>
          </table:table-cell>
          <table:table-cell table:style-name="ce90"/>
          <table:table-cell table:style-name="ce102"/>
          <table:table-cell table:number-columns-repeated="46"/>
        </table:table-row>
        <table:table-row table:style-name="ro1">
          <table:table-cell table:number-columns-repeated="11"/>
          <table:table-cell table:style-name="ce69" table:formula="of:=[.M27]" office:value-type="float" office:value="90" calcext:value-type="float">
            <text:p>90,0 km/h</text:p>
          </table:table-cell>
          <table:table-cell table:style-name="ce75" office:value-type="float" office:value="4220" calcext:value-type="float">
            <text:p>4220,0 m</text:p>
          </table:table-cell>
          <table:table-cell/>
          <table:table-cell table:style-name="ce90" table:formula="of:=IFERROR([.P30]/([.M27]/3.6); 0)" office:value-type="float" office:value="0" calcext:value-type="float">
            <text:p>0,00000 s</text:p>
          </table:table-cell>
          <table:table-cell table:style-name="ce96" table:formula="of:=[.M30]-[.P29]" office:value-type="string" office:string-value="" calcext:value-type="error">
            <text:p>#NOM?</text:p>
          </table:table-cell>
          <table:table-cell table:style-name="ce90" table:formula="of:=[.O29]+[.O30]" office:value-type="float" office:value="0" calcext:value-type="float">
            <text:p>0,00000 s</text:p>
          </table:table-cell>
          <table:table-cell table:style-name="ce102" table:formula="of:=[.Q30]/86400" office:value-type="time" office:time-value="PT00H00M00S" calcext:value-type="time">
            <text:p>00:00</text:p>
          </table:table-cell>
          <table:table-cell table:number-columns-repeated="46"/>
        </table:table-row>
        <table:table-row table:style-name="ro1">
          <table:table-cell table:number-columns-repeated="11"/>
          <table:table-cell table:style-name="ce68" table:number-columns-repeated="2"/>
          <table:table-cell table:style-name="ce80"/>
          <table:table-cell table:style-name="ce88"/>
          <table:table-cell table:style-name="ce95"/>
          <table:table-cell table:style-name="ce88"/>
          <table:table-cell table:style-name="ce102"/>
          <table:table-cell table:number-columns-repeated="46"/>
        </table:table-row>
        <table:table-row table:style-name="ro1">
          <table:table-cell table:number-columns-repeated="11"/>
          <table:table-cell table:style-name="ce69" table:number-columns-repeated="2"/>
          <table:table-cell table:style-name="ce81"/>
          <table:table-cell table:style-name="ce90"/>
          <table:table-cell table:style-name="ce96"/>
          <table:table-cell table:style-name="ce90"/>
          <table:table-cell table:style-name="ce102"/>
          <table:table-cell table:number-columns-repeated="46"/>
        </table:table-row>
        <table:table-row table:style-name="ro1">
          <table:table-cell table:number-columns-repeated="10"/>
          <table:table-cell table:style-name="ce1" office:value-type="string" calcext:value-type="string">
            <text:p>BG-CP</text:p>
          </table:table-cell>
          <table:table-cell table:number-columns-repeated="3"/>
          <table:table-cell table:style-name="ce91"/>
          <table:table-cell table:style-name="ce96"/>
          <table:table-cell table:style-name="ce90"/>
          <table:table-cell table:style-name="ce102"/>
          <table:table-cell table:number-columns-repeated="46"/>
        </table:table-row>
        <table:table-row table:style-name="ro1">
          <table:table-cell table:style-name="ce1" office:value-type="string" calcext:value-type="string">
            <text:p>Vel inicial</text:p>
          </table:table-cell>
          <table:table-cell table:style-name="ce1" office:value-type="string" calcext:value-type="string">
            <text:p>Vel final</text:p>
          </table:table-cell>
          <table:table-cell table:style-name="ce1" office:value-type="string" calcext:value-type="string">
            <text:p>Acceleració</text:p>
          </table:table-cell>
          <table:table-cell table:style-name="ce89" office:value-type="string" calcext:value-type="string">
            <text:p>Temps</text:p>
          </table:table-cell>
          <table:table-cell table:style-name="ce89" office:value-type="string" calcext:value-type="string">
            <text:p>Distància</text:p>
          </table:table-cell>
          <table:table-cell table:style-name="ce1" office:value-type="string" calcext:value-type="string">
            <text:p>Totals</text:p>
          </table:table-cell>
          <table:table-cell table:style-name="ce1" office:value-type="string" calcext:value-type="string">
            <text:p>mm:ss</text:p>
          </table:table-cell>
          <table:table-cell table:number-columns-repeated="3"/>
          <table:table-cell table:style-name="ce1" office:value-type="string" calcext:value-type="string">
            <text:p>Vel inicial</text:p>
          </table:table-cell>
          <table:table-cell table:style-name="ce1" office:value-type="string" calcext:value-type="string">
            <text:p>Vel final</text:p>
          </table:table-cell>
          <table:table-cell table:style-name="ce1" office:value-type="string" calcext:value-type="string">
            <text:p>Acceleració</text:p>
          </table:table-cell>
          <table:table-cell table:style-name="ce89" office:value-type="string" calcext:value-type="string">
            <text:p>Temps</text:p>
          </table:table-cell>
          <table:table-cell table:style-name="ce89" office:value-type="string" calcext:value-type="string">
            <text:p>Distància</text:p>
          </table:table-cell>
          <table:table-cell table:style-name="ce1" office:value-type="string" calcext:value-type="string">
            <text:p>Totals</text:p>
          </table:table-cell>
          <table:table-cell table:style-name="ce1" office:value-type="string" calcext:value-type="string">
            <text:p>mm:ss</text:p>
          </table:table-cell>
          <table:table-cell table:number-columns-repeated="47"/>
        </table:table-row>
        <table:table-row table:style-name="ro1">
          <table:table-cell table:style-name="ce68" office:value-type="float" office:value="0" calcext:value-type="float">
            <text:p>0,0 km/h</text:p>
          </table:table-cell>
          <table:table-cell table:style-name="ce68" table:formula="of:=Vmax" office:value-type="float" office:value="88" calcext:value-type="float">
            <text:p>88,0 km/h</text:p>
          </table:table-cell>
          <table:table-cell table:style-name="ce80" office:value-type="float" office:value="0.7" calcext:value-type="float">
            <text:p>0,7 m/s²</text:p>
          </table:table-cell>
          <table:table-cell table:style-name="ce88" table:formula="of:=IFERROR(divide(([.B35]/3.6)-([.A35]/3.6);[.C35]);0)" office:value-type="float" office:value="0" calcext:value-type="float">
            <text:p>0,00000 s</text:p>
          </table:table-cell>
          <table:table-cell table:style-name="ce95" table:formula="of:=SUM(PRODUCT([.A35]/3.6;[.D35]);PRODUCT(divide([.C35];2);POWER([.D35];2)))" office:value-type="string" office:string-value="" calcext:value-type="error">
            <text:p>#NOM?</text:p>
          </table:table-cell>
          <table:table-cell table:style-name="ce88"/>
          <table:table-cell table:style-name="ce102"/>
          <table:table-cell table:number-columns-repeated="3"/>
          <table:table-cell table:style-name="ce68" office:value-type="float" office:value="65" calcext:value-type="float">
            <text:p>65,0 km/h</text:p>
          </table:table-cell>
          <table:table-cell table:style-name="ce68" office:value-type="float" office:value="70" calcext:value-type="float">
            <text:p>70,0 km/h</text:p>
          </table:table-cell>
          <table:table-cell table:style-name="ce80" office:value-type="float" office:value="0.7" calcext:value-type="float">
            <text:p>0,7 m/s²</text:p>
          </table:table-cell>
          <table:table-cell table:style-name="ce88" table:formula="of:=IFERROR(divide(([.L35]/3.6)-([.K35]/3.6);[.M35]);0)" office:value-type="float" office:value="0" calcext:value-type="float">
            <text:p>0,00000 s</text:p>
          </table:table-cell>
          <table:table-cell table:style-name="ce95" table:formula="of:=SUM(PRODUCT([.K35]/3.6;[.N35]);PRODUCT(divide([.M35];2);POWER([.N35];2)))" office:value-type="string" office:string-value="" calcext:value-type="error">
            <text:p>#NOM?</text:p>
          </table:table-cell>
          <table:table-cell table:style-name="ce88"/>
          <table:table-cell table:style-name="ce102"/>
          <table:table-cell table:number-columns-repeated="47"/>
        </table:table-row>
        <table:table-row table:style-name="ro1">
          <table:table-cell table:style-name="ce69" table:formula="of:=[.B35]" office:value-type="float" office:value="88" calcext:value-type="float">
            <text:p>88,0 km/h</text:p>
          </table:table-cell>
          <table:table-cell table:style-name="ce69" office:value-type="float" office:value="80" calcext:value-type="float">
            <text:p>80,0 km/h</text:p>
          </table:table-cell>
          <table:table-cell table:style-name="ce81" office:value-type="float" office:value="-0.5" calcext:value-type="float">
            <text:p>-0,5 m/s²</text:p>
          </table:table-cell>
          <table:table-cell table:style-name="ce90" table:formula="of:=IFERROR(divide(([.B36]/3.6)-([.A36]/3.6);[.C36]);0)" office:value-type="float" office:value="0" calcext:value-type="float">
            <text:p>0,00000 s</text:p>
          </table:table-cell>
          <table:table-cell table:style-name="ce96" table:formula="of:=SUM(PRODUCT([.A36]/3.6;[.D36]);PRODUCT(divide([.C36];2);POWER([.D36];2)))" office:value-type="string" office:string-value="" calcext:value-type="error">
            <text:p>#NOM?</text:p>
          </table:table-cell>
          <table:table-cell table:style-name="ce90"/>
          <table:table-cell table:style-name="ce102"/>
          <table:table-cell table:style-name="ce105" office:value-type="string" calcext:value-type="string">
            <text:p>Temps actual:</text:p>
          </table:table-cell>
          <table:table-cell table:number-columns-repeated="2"/>
          <table:table-cell table:style-name="ce69" table:formula="of:=[.L35]" office:value-type="float" office:value="70" calcext:value-type="float">
            <text:p>70,0 km/h</text:p>
          </table:table-cell>
          <table:table-cell table:style-name="ce69" office:value-type="float" office:value="0" calcext:value-type="float">
            <text:p>0,0 km/h</text:p>
          </table:table-cell>
          <table:table-cell table:style-name="ce81" office:value-type="float" office:value="-0.5" calcext:value-type="float">
            <text:p>-0,5 m/s²</text:p>
          </table:table-cell>
          <table:table-cell table:style-name="ce90" table:formula="of:=IFERROR(divide(([.L36]/3.6)-([.K36]/3.6);[.M36]);0)" office:value-type="float" office:value="0" calcext:value-type="float">
            <text:p>0,00000 s</text:p>
          </table:table-cell>
          <table:table-cell table:style-name="ce96" table:formula="of:=SUM(PRODUCT([.K36]/3.6;[.N36]);PRODUCT(divide([.M36];2);POWER([.N36];2)))" office:value-type="string" office:string-value="" calcext:value-type="error">
            <text:p>#NOM?</text:p>
          </table:table-cell>
          <table:table-cell table:style-name="ce90"/>
          <table:table-cell table:style-name="ce102"/>
          <table:table-cell table:style-name="ce105" office:value-type="string" calcext:value-type="string">
            <text:p>Temps actual:</text:p>
          </table:table-cell>
          <table:table-cell table:number-columns-repeated="46"/>
        </table:table-row>
        <table:table-row table:style-name="ro1">
          <table:table-cell table:style-name="ce1" office:value-type="string" calcext:value-type="string">
            <text:p>Vel</text:p>
          </table:table-cell>
          <table:table-cell table:style-name="ce1" office:value-type="string" calcext:value-type="string">
            <text:p>Recorregut</text:p>
          </table:table-cell>
          <table:table-cell table:style-name="ce1" office:value-type="string" calcext:value-type="string">
            <text:p>Total acc</text:p>
          </table:table-cell>
          <table:table-cell table:style-name="ce91" table:formula="of:=SUM([.D35:.D36])" office:value-type="float" office:value="0" calcext:value-type="float">
            <text:p>0,00000 s</text:p>
          </table:table-cell>
          <table:table-cell table:style-name="ce96" table:formula="of:=SUM([.E35:.E36])" office:value-type="string" office:string-value="" calcext:value-type="error">
            <text:p>#NOM?</text:p>
          </table:table-cell>
          <table:table-cell table:style-name="ce90"/>
          <table:table-cell table:style-name="ce102"/>
          <table:table-cell table:style-name="ce105" office:value-type="string" calcext:value-type="string">
            <text:p>6 min</text:p>
          </table:table-cell>
          <table:table-cell table:number-columns-repeated="2"/>
          <table:table-cell table:style-name="ce1" office:value-type="string" calcext:value-type="string">
            <text:p>Vel</text:p>
          </table:table-cell>
          <table:table-cell table:style-name="ce1" office:value-type="string" calcext:value-type="string">
            <text:p>Recorregut</text:p>
          </table:table-cell>
          <table:table-cell table:style-name="ce1" office:value-type="string" calcext:value-type="string">
            <text:p>Total acc</text:p>
          </table:table-cell>
          <table:table-cell table:style-name="ce91" table:formula="of:=SUM([.N35:.N36])" office:value-type="float" office:value="0" calcext:value-type="float">
            <text:p>0,00000 s</text:p>
          </table:table-cell>
          <table:table-cell table:style-name="ce96" table:formula="of:=SUM([.O35:.O36])" office:value-type="string" office:string-value="" calcext:value-type="error">
            <text:p>#NOM?</text:p>
          </table:table-cell>
          <table:table-cell table:style-name="ce90"/>
          <table:table-cell table:style-name="ce102"/>
          <table:table-cell table:style-name="ce105" office:value-type="string" calcext:value-type="string">
            <text:p>6 min</text:p>
          </table:table-cell>
          <table:table-cell table:number-columns-repeated="46"/>
        </table:table-row>
        <table:table-row table:style-name="ro1">
          <table:table-cell table:style-name="ce69" table:formula="of:=[.B35]" office:value-type="float" office:value="88" calcext:value-type="float">
            <text:p>88,0 km/h</text:p>
          </table:table-cell>
          <table:table-cell table:style-name="ce75" office:value-type="float" office:value="565" calcext:value-type="float">
            <text:p>565,0 m</text:p>
          </table:table-cell>
          <table:table-cell/>
          <table:table-cell table:style-name="ce90" table:formula="of:=IFERROR([.E38]/([.B35]/3.6); 0)" office:value-type="float" office:value="0" calcext:value-type="float">
            <text:p>0,00000 s</text:p>
          </table:table-cell>
          <table:table-cell table:style-name="ce96" table:formula="of:=[.B38]-[.E37]" office:value-type="string" office:string-value="" calcext:value-type="error">
            <text:p>#NOM?</text:p>
          </table:table-cell>
          <table:table-cell table:style-name="ce90" table:formula="of:=[.D37]+[.D38]" office:value-type="float" office:value="0" calcext:value-type="float">
            <text:p>0,00000 s</text:p>
          </table:table-cell>
          <table:table-cell table:style-name="ce102" table:formula="of:=[.F38]/86400" office:value-type="time" office:time-value="PT00H00M00S" calcext:value-type="time">
            <text:p>00:00</text:p>
          </table:table-cell>
          <table:table-cell table:style-name="ce105" office:value-type="string" calcext:value-type="string">
            <text:p>=3:30 circ</text:p>
          </table:table-cell>
          <table:table-cell table:number-columns-repeated="2"/>
          <table:table-cell table:style-name="ce69" table:formula="of:=[.L35]" office:value-type="float" office:value="70" calcext:value-type="float">
            <text:p>70,0 km/h</text:p>
          </table:table-cell>
          <table:table-cell table:style-name="ce75" office:value-type="float" office:value="500" calcext:value-type="float">
            <text:p>500,0 m</text:p>
          </table:table-cell>
          <table:table-cell/>
          <table:table-cell table:style-name="ce90" table:formula="of:=IFERROR([.O38]/([.L35]/3.6); 0)" office:value-type="float" office:value="0" calcext:value-type="float">
            <text:p>0,00000 s</text:p>
          </table:table-cell>
          <table:table-cell table:style-name="ce96" table:formula="of:=[.L38]-[.O37]" office:value-type="string" office:string-value="" calcext:value-type="error">
            <text:p>#NOM?</text:p>
          </table:table-cell>
          <table:table-cell table:style-name="ce90" table:formula="of:=[.N37]+[.N38]" office:value-type="float" office:value="0" calcext:value-type="float">
            <text:p>0,00000 s</text:p>
          </table:table-cell>
          <table:table-cell table:style-name="ce102" table:formula="of:=[.P38]/86400" office:value-type="time" office:time-value="PT00H00M00S" calcext:value-type="time">
            <text:p>00:00</text:p>
          </table:table-cell>
          <table:table-cell table:style-name="ce105" office:value-type="string" calcext:value-type="string">
            <text:p>=3:30 circ</text:p>
          </table:table-cell>
          <table:table-cell table:number-columns-repeated="46"/>
        </table:table-row>
        <table:table-row table:style-name="ro1">
          <table:table-cell table:style-name="ce68" office:value-type="float" office:value="80" calcext:value-type="float">
            <text:p>80,0 km/h</text:p>
          </table:table-cell>
          <table:table-cell table:style-name="ce76" table:number-columns-repeated="2"/>
          <table:table-cell table:style-name="ce88" table:formula="of:=IFERROR([.E39]/([.A39]/3.6); 0)" office:value-type="float" office:value="4.905" calcext:value-type="float">
            <text:p>4,90500 s</text:p>
          </table:table-cell>
          <table:table-cell table:style-name="ce97" office:value-type="float" office:value="109" calcext:value-type="float">
            <text:p>109,0000 m</text:p>
          </table:table-cell>
          <table:table-cell table:style-name="ce88" table:formula="of:=[.D39]" office:value-type="float" office:value="4.905" calcext:value-type="float">
            <text:p>4,90500 s</text:p>
          </table:table-cell>
          <table:table-cell table:style-name="ce102" table:formula="of:=[.F39]/86400" office:value-type="time" office:time-value="PT00H00M04.905S" calcext:value-type="time">
            <text:p>00:05</text:p>
          </table:table-cell>
          <table:table-cell table:style-name="ce105" office:value-type="string" calcext:value-type="string">
            <text:p>+30s estació</text:p>
          </table:table-cell>
          <table:table-cell table:number-columns-repeated="2"/>
          <table:table-cell table:style-name="ce68" office:value-type="float" office:value="80" calcext:value-type="float">
            <text:p>80,0 km/h</text:p>
          </table:table-cell>
          <table:table-cell table:style-name="ce76" table:number-columns-repeated="2"/>
          <table:table-cell table:style-name="ce88" table:formula="of:=IFERROR([.O39]/([.K39]/3.6); 0)" office:value-type="float" office:value="4.905" calcext:value-type="float">
            <text:p>4,90500 s</text:p>
          </table:table-cell>
          <table:table-cell table:style-name="ce97" office:value-type="float" office:value="109" calcext:value-type="float">
            <text:p>109,0000 m</text:p>
          </table:table-cell>
          <table:table-cell table:style-name="ce88" table:formula="of:=[.N39]" office:value-type="float" office:value="4.905" calcext:value-type="float">
            <text:p>4,90500 s</text:p>
          </table:table-cell>
          <table:table-cell table:style-name="ce102" table:formula="of:=[.P39]/86400" office:value-type="time" office:time-value="PT00H00M04.905S" calcext:value-type="time">
            <text:p>00:05</text:p>
          </table:table-cell>
          <table:table-cell table:style-name="ce105" office:value-type="string" calcext:value-type="string">
            <text:p>+30s estació</text:p>
          </table:table-cell>
          <table:table-cell table:number-columns-repeated="46"/>
        </table:table-row>
        <table:table-row table:style-name="ro1">
          <table:table-cell table:style-name="ce68" office:value-type="float" office:value="80" calcext:value-type="float">
            <text:p>80,0 km/h</text:p>
          </table:table-cell>
          <table:table-cell table:style-name="ce68" table:formula="of:=Vmax" office:value-type="float" office:value="88" calcext:value-type="float">
            <text:p>88,0 km/h</text:p>
          </table:table-cell>
          <table:table-cell table:style-name="ce80" office:value-type="float" office:value="0.7" calcext:value-type="float">
            <text:p>0,7 m/s²</text:p>
          </table:table-cell>
          <table:table-cell table:style-name="ce88" table:formula="of:=IFERROR(divide(([.$B40]/3.6)-([.$A40]/3.6);[.$C40]);0)" office:value-type="float" office:value="0" calcext:value-type="float">
            <text:p>0,00000 s</text:p>
          </table:table-cell>
          <table:table-cell table:style-name="ce95" table:formula="of:=SUM(PRODUCT([.$A40]/3.6;[.$D40]);PRODUCT(divide([.$C40];2);POWER([.$D40];2)))" office:value-type="string" office:string-value="" calcext:value-type="error">
            <text:p>#NOM?</text:p>
          </table:table-cell>
          <table:table-cell table:style-name="ce88"/>
          <table:table-cell table:style-name="ce102"/>
          <table:table-cell table:style-name="ce105" office:value-type="string" calcext:value-type="string">
            <text:p>+120s marge</text:p>
          </table:table-cell>
          <table:table-cell table:number-columns-repeated="2"/>
          <table:table-cell table:style-name="ce68" office:value-type="float" office:value="80" calcext:value-type="float">
            <text:p>80,0 km/h</text:p>
          </table:table-cell>
          <table:table-cell table:style-name="ce68" table:formula="of:=Vmax" office:value-type="float" office:value="88" calcext:value-type="float">
            <text:p>88,0 km/h</text:p>
          </table:table-cell>
          <table:table-cell table:style-name="ce80" office:value-type="float" office:value="0.7" calcext:value-type="float">
            <text:p>0,7 m/s²</text:p>
          </table:table-cell>
          <table:table-cell table:style-name="ce88" table:formula="of:=IFERROR(divide(([.$B40]/3.6)-([.$A40]/3.6);[.$C40]);0)" office:value-type="float" office:value="0" calcext:value-type="float">
            <text:p>0,00000 s</text:p>
          </table:table-cell>
          <table:table-cell table:style-name="ce95" table:formula="of:=SUM(PRODUCT([.$A40]/3.6;[.$D40]);PRODUCT(divide([.$C40];2);POWER([.$D40];2)))" office:value-type="string" office:string-value="" calcext:value-type="error">
            <text:p>#NOM?</text:p>
          </table:table-cell>
          <table:table-cell table:style-name="ce88"/>
          <table:table-cell table:style-name="ce102"/>
          <table:table-cell table:style-name="ce105" office:value-type="string" calcext:value-type="string">
            <text:p>+120s marge</text:p>
          </table:table-cell>
          <table:table-cell table:number-columns-repeated="46"/>
        </table:table-row>
        <table:table-row table:style-name="ro1">
          <table:table-cell table:style-name="ce69" table:formula="of:=[.B40]" office:value-type="float" office:value="88" calcext:value-type="float">
            <text:p>88,0 km/h</text:p>
          </table:table-cell>
          <table:table-cell table:style-name="ce69" office:value-type="float" office:value="75" calcext:value-type="float">
            <text:p>75,0 km/h</text:p>
          </table:table-cell>
          <table:table-cell table:style-name="ce81" office:value-type="float" office:value="-0.5" calcext:value-type="float">
            <text:p>-0,5 m/s²</text:p>
          </table:table-cell>
          <table:table-cell table:style-name="ce90" table:formula="of:=IFERROR(divide(([.$B41]/3.6)-([.$A41]/3.6);[.$C41]);0)" office:value-type="float" office:value="0" calcext:value-type="float">
            <text:p>0,00000 s</text:p>
          </table:table-cell>
          <table:table-cell table:style-name="ce96" table:formula="of:=SUM(PRODUCT([.$A41]/3.6;[.$D41]);PRODUCT(divide([.$C41];2);POWER([.$D41];2)))" office:value-type="string" office:string-value="" calcext:value-type="error">
            <text:p>#NOM?</text:p>
          </table:table-cell>
          <table:table-cell table:style-name="ce90"/>
          <table:table-cell table:style-name="ce102"/>
          <table:table-cell table:number-columns-repeated="3"/>
          <table:table-cell table:style-name="ce69" table:formula="of:=[.L40]" office:value-type="float" office:value="88" calcext:value-type="float">
            <text:p>88,0 km/h</text:p>
          </table:table-cell>
          <table:table-cell table:style-name="ce69" office:value-type="float" office:value="75" calcext:value-type="float">
            <text:p>75,0 km/h</text:p>
          </table:table-cell>
          <table:table-cell table:style-name="ce81" office:value-type="float" office:value="-0.5" calcext:value-type="float">
            <text:p>-0,5 m/s²</text:p>
          </table:table-cell>
          <table:table-cell table:style-name="ce90" table:formula="of:=IFERROR(divide(([.$B41]/3.6)-([.$A41]/3.6);[.$C41]);0)" office:value-type="float" office:value="0" calcext:value-type="float">
            <text:p>0,00000 s</text:p>
          </table:table-cell>
          <table:table-cell table:style-name="ce96" table:formula="of:=SUM(PRODUCT([.$A41]/3.6;[.$D41]);PRODUCT(divide([.$C41];2);POWER([.$D41];2)))" office:value-type="string" office:string-value="" calcext:value-type="error">
            <text:p>#NOM?</text:p>
          </table:table-cell>
          <table:table-cell table:style-name="ce90"/>
          <table:table-cell table:style-name="ce102"/>
          <table:table-cell table:number-columns-repeated="47"/>
        </table:table-row>
        <table:table-row table:style-name="ro1">
          <table:table-cell table:number-columns-repeated="2"/>
          <table:table-cell table:style-name="ce1" office:value-type="string" calcext:value-type="string">
            <text:p>Total acc</text:p>
          </table:table-cell>
          <table:table-cell table:style-name="ce91" table:formula="of:=SUM([.$D40:.$D41])" office:value-type="float" office:value="0" calcext:value-type="float">
            <text:p>0,00000 s</text:p>
          </table:table-cell>
          <table:table-cell table:style-name="ce96" table:formula="of:=SUM([.$E40:.$E41])" office:value-type="string" office:string-value="" calcext:value-type="error">
            <text:p>#NOM?</text:p>
          </table:table-cell>
          <table:table-cell table:style-name="ce90"/>
          <table:table-cell table:style-name="ce102"/>
          <table:table-cell table:number-columns-repeated="5"/>
          <table:table-cell table:style-name="ce1" office:value-type="string" calcext:value-type="string">
            <text:p>Total acc</text:p>
          </table:table-cell>
          <table:table-cell table:style-name="ce91" table:formula="of:=SUM([.$D40:.$D41])" office:value-type="float" office:value="0" calcext:value-type="float">
            <text:p>0,00000 s</text:p>
          </table:table-cell>
          <table:table-cell table:style-name="ce96" table:formula="of:=SUM([.$E40:.$E41])" office:value-type="string" office:string-value="" calcext:value-type="error">
            <text:p>#NOM?</text:p>
          </table:table-cell>
          <table:table-cell table:style-name="ce90"/>
          <table:table-cell table:style-name="ce102"/>
          <table:table-cell table:number-columns-repeated="47"/>
        </table:table-row>
        <table:table-row table:style-name="ro1">
          <table:table-cell table:style-name="ce69" table:formula="of:=[.B40]" office:value-type="float" office:value="88" calcext:value-type="float">
            <text:p>88,0 km/h</text:p>
          </table:table-cell>
          <table:table-cell table:style-name="ce75" office:value-type="float" office:value="977" calcext:value-type="float">
            <text:p>977,0 m</text:p>
          </table:table-cell>
          <table:table-cell/>
          <table:table-cell table:style-name="ce90" table:formula="of:=IFERROR([.E43]/([.A43]/3.6); 0)" office:value-type="float" office:value="0" calcext:value-type="float">
            <text:p>0,00000 s</text:p>
          </table:table-cell>
          <table:table-cell table:style-name="ce96" table:formula="of:=[.B43]-[.E42]" office:value-type="string" office:string-value="" calcext:value-type="error">
            <text:p>#NOM?</text:p>
          </table:table-cell>
          <table:table-cell table:style-name="ce90" table:formula="of:=[.D42]+[.D43]" office:value-type="float" office:value="0" calcext:value-type="float">
            <text:p>0,00000 s</text:p>
          </table:table-cell>
          <table:table-cell table:style-name="ce102" table:formula="of:=[.F43]/86400" office:value-type="time" office:time-value="PT00H00M00S" calcext:value-type="time">
            <text:p>00:00</text:p>
          </table:table-cell>
          <table:table-cell table:number-columns-repeated="3"/>
          <table:table-cell table:style-name="ce69" table:formula="of:=[.L40]" office:value-type="float" office:value="88" calcext:value-type="float">
            <text:p>88,0 km/h</text:p>
          </table:table-cell>
          <table:table-cell table:style-name="ce75" office:value-type="float" office:value="977" calcext:value-type="float">
            <text:p>977,0 m</text:p>
          </table:table-cell>
          <table:table-cell/>
          <table:table-cell table:style-name="ce90" table:formula="of:=IFERROR([.O43]/([.K43]/3.6); 0)" office:value-type="float" office:value="0" calcext:value-type="float">
            <text:p>0,00000 s</text:p>
          </table:table-cell>
          <table:table-cell table:style-name="ce96" table:formula="of:=[.L43]-[.O42]" office:value-type="string" office:string-value="" calcext:value-type="error">
            <text:p>#NOM?</text:p>
          </table:table-cell>
          <table:table-cell table:style-name="ce90" table:formula="of:=[.N42]+[.N43]" office:value-type="float" office:value="0" calcext:value-type="float">
            <text:p>0,00000 s</text:p>
          </table:table-cell>
          <table:table-cell table:style-name="ce102" table:formula="of:=[.P43]/86400" office:value-type="time" office:time-value="PT00H00M00S" calcext:value-type="time">
            <text:p>00:00</text:p>
          </table:table-cell>
          <table:table-cell table:number-columns-repeated="47"/>
        </table:table-row>
        <table:table-row table:style-name="ro1">
          <table:table-cell table:style-name="ce68" office:value-type="float" office:value="75" calcext:value-type="float">
            <text:p>75,0 km/h</text:p>
          </table:table-cell>
          <table:table-cell table:style-name="ce76" table:number-columns-repeated="2"/>
          <table:table-cell table:style-name="ce88" table:formula="of:=IFERROR([.E44]/([.A44]/3.6); 0)" office:value-type="float" office:value="10.512" calcext:value-type="float">
            <text:p>10,51200 s</text:p>
          </table:table-cell>
          <table:table-cell table:style-name="ce97" office:value-type="float" office:value="219" calcext:value-type="float">
            <text:p>219,0000 m</text:p>
          </table:table-cell>
          <table:table-cell table:style-name="ce88" table:formula="of:=[.D44]" office:value-type="float" office:value="10.512" calcext:value-type="float">
            <text:p>10,51200 s</text:p>
          </table:table-cell>
          <table:table-cell table:style-name="ce102" table:formula="of:=[.F44]/86400" office:value-type="time" office:time-value="PT00H00M10.512S" calcext:value-type="time">
            <text:p>00:11</text:p>
          </table:table-cell>
          <table:table-cell table:number-columns-repeated="3"/>
          <table:table-cell table:style-name="ce68" office:value-type="float" office:value="75" calcext:value-type="float">
            <text:p>75,0 km/h</text:p>
          </table:table-cell>
          <table:table-cell table:style-name="ce76" table:number-columns-repeated="2"/>
          <table:table-cell table:style-name="ce88" table:formula="of:=IFERROR([.O44]/([.K44]/3.6); 0)" office:value-type="float" office:value="10.512" calcext:value-type="float">
            <text:p>10,51200 s</text:p>
          </table:table-cell>
          <table:table-cell table:style-name="ce97" office:value-type="float" office:value="219" calcext:value-type="float">
            <text:p>219,0000 m</text:p>
          </table:table-cell>
          <table:table-cell table:style-name="ce88" table:formula="of:=[.N44]" office:value-type="float" office:value="10.512" calcext:value-type="float">
            <text:p>10,51200 s</text:p>
          </table:table-cell>
          <table:table-cell table:style-name="ce102" table:formula="of:=[.P44]/86400" office:value-type="time" office:time-value="PT00H00M10.512S" calcext:value-type="time">
            <text:p>00:11</text:p>
          </table:table-cell>
          <table:table-cell table:number-columns-repeated="47"/>
        </table:table-row>
        <table:table-row table:style-name="ro1">
          <table:table-cell table:style-name="ce68" office:value-type="float" office:value="75" calcext:value-type="float">
            <text:p>75,0 km/h</text:p>
          </table:table-cell>
          <table:table-cell table:style-name="ce68" table:formula="of:=Vmax" office:value-type="float" office:value="88" calcext:value-type="float">
            <text:p>88,0 km/h</text:p>
          </table:table-cell>
          <table:table-cell table:style-name="ce80" office:value-type="float" office:value="0.7" calcext:value-type="float">
            <text:p>0,7 m/s²</text:p>
          </table:table-cell>
          <table:table-cell table:style-name="ce88" table:formula="of:=IFERROR(divide(([.$B45]/3.6)-([.$A45]/3.6);[.$C45]);0)" office:value-type="float" office:value="0" calcext:value-type="float">
            <text:p>0,00000 s</text:p>
          </table:table-cell>
          <table:table-cell table:style-name="ce95" table:formula="of:=SUM(PRODUCT([.$A45]/3.6;[.$D45]);PRODUCT(divide([.$C45];2);POWER([.$D45];2)))" office:value-type="string" office:string-value="" calcext:value-type="error">
            <text:p>#NOM?</text:p>
          </table:table-cell>
          <table:table-cell table:style-name="ce88"/>
          <table:table-cell table:style-name="ce102"/>
          <table:table-cell table:number-columns-repeated="3"/>
          <table:table-cell table:style-name="ce68" office:value-type="float" office:value="75" calcext:value-type="float">
            <text:p>75,0 km/h</text:p>
          </table:table-cell>
          <table:table-cell table:style-name="ce68" table:formula="of:=Vmax" office:value-type="float" office:value="88" calcext:value-type="float">
            <text:p>88,0 km/h</text:p>
          </table:table-cell>
          <table:table-cell table:style-name="ce80" office:value-type="float" office:value="0.7" calcext:value-type="float">
            <text:p>0,7 m/s²</text:p>
          </table:table-cell>
          <table:table-cell table:style-name="ce88" table:formula="of:=IFERROR(divide(([.$B45]/3.6)-([.$A45]/3.6);[.$C45]);0)" office:value-type="float" office:value="0" calcext:value-type="float">
            <text:p>0,00000 s</text:p>
          </table:table-cell>
          <table:table-cell table:style-name="ce95" table:formula="of:=SUM(PRODUCT([.$A45]/3.6;[.$D45]);PRODUCT(divide([.$C45];2);POWER([.$D45];2)))" office:value-type="string" office:string-value="" calcext:value-type="error">
            <text:p>#NOM?</text:p>
          </table:table-cell>
          <table:table-cell table:style-name="ce88"/>
          <table:table-cell table:style-name="ce102"/>
          <table:table-cell table:number-columns-repeated="47"/>
        </table:table-row>
        <table:table-row table:style-name="ro1">
          <table:table-cell table:style-name="ce69" table:formula="of:=[.B45]" office:value-type="float" office:value="88" calcext:value-type="float">
            <text:p>88,0 km/h</text:p>
          </table:table-cell>
          <table:table-cell table:style-name="ce69" office:value-type="float" office:value="50" calcext:value-type="float">
            <text:p>50,0 km/h</text:p>
          </table:table-cell>
          <table:table-cell table:style-name="ce81" office:value-type="float" office:value="-0.5" calcext:value-type="float">
            <text:p>-0,5 m/s²</text:p>
          </table:table-cell>
          <table:table-cell table:style-name="ce90" table:formula="of:=IFERROR(divide(([.$B46]/3.6)-([.$A46]/3.6);[.$C46]);0)" office:value-type="float" office:value="0" calcext:value-type="float">
            <text:p>0,00000 s</text:p>
          </table:table-cell>
          <table:table-cell table:style-name="ce96" table:formula="of:=SUM(PRODUCT([.$A46]/3.6;[.$D46]);PRODUCT(divide([.$C46];2);POWER([.$D46];2)))" office:value-type="string" office:string-value="" calcext:value-type="error">
            <text:p>#NOM?</text:p>
          </table:table-cell>
          <table:table-cell table:style-name="ce90"/>
          <table:table-cell table:style-name="ce103"/>
          <table:table-cell table:number-columns-repeated="3"/>
          <table:table-cell table:style-name="ce69" table:formula="of:=[.L45]" office:value-type="float" office:value="88" calcext:value-type="float">
            <text:p>88,0 km/h</text:p>
          </table:table-cell>
          <table:table-cell table:style-name="ce69" office:value-type="float" office:value="50" calcext:value-type="float">
            <text:p>50,0 km/h</text:p>
          </table:table-cell>
          <table:table-cell table:style-name="ce81" office:value-type="float" office:value="-0.5" calcext:value-type="float">
            <text:p>-0,5 m/s²</text:p>
          </table:table-cell>
          <table:table-cell table:style-name="ce90" table:formula="of:=IFERROR(divide(([.$B46]/3.6)-([.$A46]/3.6);[.$C46]);0)" office:value-type="float" office:value="0" calcext:value-type="float">
            <text:p>0,00000 s</text:p>
          </table:table-cell>
          <table:table-cell table:style-name="ce96" table:formula="of:=SUM(PRODUCT([.$A46]/3.6;[.$D46]);PRODUCT(divide([.$C46];2);POWER([.$D46];2)))" office:value-type="string" office:string-value="" calcext:value-type="error">
            <text:p>#NOM?</text:p>
          </table:table-cell>
          <table:table-cell table:style-name="ce90"/>
          <table:table-cell table:style-name="ce103"/>
          <table:table-cell table:number-columns-repeated="47"/>
        </table:table-row>
        <table:table-row table:style-name="ro1">
          <table:table-cell table:number-columns-repeated="2"/>
          <table:table-cell table:style-name="ce1" office:value-type="string" calcext:value-type="string">
            <text:p>Total acc</text:p>
          </table:table-cell>
          <table:table-cell table:style-name="ce91" table:formula="of:=SUM([.$D45:.$D46])" office:value-type="float" office:value="0" calcext:value-type="float">
            <text:p>0,00000 s</text:p>
          </table:table-cell>
          <table:table-cell table:style-name="ce96" table:formula="of:=SUM([.$E45:.$E46])" office:value-type="string" office:string-value="" calcext:value-type="error">
            <text:p>#NOM?</text:p>
          </table:table-cell>
          <table:table-cell table:style-name="ce90"/>
          <table:table-cell table:style-name="ce103"/>
          <table:table-cell table:number-columns-repeated="5"/>
          <table:table-cell table:style-name="ce1" office:value-type="string" calcext:value-type="string">
            <text:p>Total acc</text:p>
          </table:table-cell>
          <table:table-cell table:style-name="ce91" table:formula="of:=SUM([.$D45:.$D46])" office:value-type="float" office:value="0" calcext:value-type="float">
            <text:p>0,00000 s</text:p>
          </table:table-cell>
          <table:table-cell table:style-name="ce96" table:formula="of:=SUM([.$E45:.$E46])" office:value-type="string" office:string-value="" calcext:value-type="error">
            <text:p>#NOM?</text:p>
          </table:table-cell>
          <table:table-cell table:style-name="ce90"/>
          <table:table-cell table:style-name="ce103"/>
          <table:table-cell table:number-columns-repeated="47"/>
        </table:table-row>
        <table:table-row table:style-name="ro1">
          <table:table-cell table:style-name="ce69" table:formula="of:=Vmax" office:value-type="float" office:value="88" calcext:value-type="float">
            <text:p>88,0 km/h</text:p>
          </table:table-cell>
          <table:table-cell table:style-name="ce75" office:value-type="float" office:value="2392" calcext:value-type="float">
            <text:p>2392,0 m</text:p>
          </table:table-cell>
          <table:table-cell/>
          <table:table-cell table:style-name="ce90" table:formula="of:=IFERROR([.E48]/([.B45]/3.6); 0)" office:value-type="float" office:value="0" calcext:value-type="float">
            <text:p>0,00000 s</text:p>
          </table:table-cell>
          <table:table-cell table:style-name="ce96" table:formula="of:=[.B48]-[.E47]" office:value-type="string" office:string-value="" calcext:value-type="error">
            <text:p>#NOM?</text:p>
          </table:table-cell>
          <table:table-cell table:style-name="ce90" table:formula="of:=[.D47]+[.D48]" office:value-type="float" office:value="0" calcext:value-type="float">
            <text:p>0,00000 s</text:p>
          </table:table-cell>
          <table:table-cell table:style-name="ce103" table:formula="of:=[.F48]/86400" office:value-type="time" office:time-value="PT00H00M00S" calcext:value-type="time">
            <text:p>00:00</text:p>
          </table:table-cell>
          <table:table-cell table:number-columns-repeated="3"/>
          <table:table-cell table:style-name="ce69" table:formula="of:=Vmax" office:value-type="float" office:value="88" calcext:value-type="float">
            <text:p>88,0 km/h</text:p>
          </table:table-cell>
          <table:table-cell table:style-name="ce75" office:value-type="float" office:value="2392" calcext:value-type="float">
            <text:p>2392,0 m</text:p>
          </table:table-cell>
          <table:table-cell/>
          <table:table-cell table:style-name="ce90" table:formula="of:=IFERROR([.O48]/([.L45]/3.6); 0)" office:value-type="float" office:value="0" calcext:value-type="float">
            <text:p>0,00000 s</text:p>
          </table:table-cell>
          <table:table-cell table:style-name="ce96" table:formula="of:=[.L48]-[.O47]" office:value-type="string" office:string-value="" calcext:value-type="error">
            <text:p>#NOM?</text:p>
          </table:table-cell>
          <table:table-cell table:style-name="ce90" table:formula="of:=[.N47]+[.N48]" office:value-type="float" office:value="0" calcext:value-type="float">
            <text:p>0,00000 s</text:p>
          </table:table-cell>
          <table:table-cell table:style-name="ce103" table:formula="of:=[.P48]/86400" office:value-type="time" office:time-value="PT00H00M00S" calcext:value-type="time">
            <text:p>00:00</text:p>
          </table:table-cell>
          <table:table-cell table:number-columns-repeated="47"/>
        </table:table-row>
        <table:table-row table:style-name="ro1">
          <table:table-cell table:style-name="ce68" office:value-type="float" office:value="50" calcext:value-type="float">
            <text:p>50,0 km/h</text:p>
          </table:table-cell>
          <table:table-cell table:style-name="ce68" office:value-type="float" office:value="30" calcext:value-type="float">
            <text:p>30,0 km/h</text:p>
          </table:table-cell>
          <table:table-cell table:style-name="ce80" office:value-type="float" office:value="-0.5" calcext:value-type="float">
            <text:p>-0,5 m/s²</text:p>
          </table:table-cell>
          <table:table-cell table:style-name="ce88" table:formula="of:=IFERROR(divide(([.$B49]/3.6)-([.$A49]/3.6);[.$C49]);0)" office:value-type="float" office:value="0" calcext:value-type="float">
            <text:p>0,00000 s</text:p>
          </table:table-cell>
          <table:table-cell table:style-name="ce95" table:formula="of:=SUM(PRODUCT([.$A49]/3.6;[.$D49]);PRODUCT(divide([.$C49];2);POWER([.$D49];2)))" office:value-type="string" office:string-value="" calcext:value-type="error">
            <text:p>#NOM?</text:p>
          </table:table-cell>
          <table:table-cell table:style-name="ce76"/>
          <table:table-cell table:style-name="ce103"/>
          <table:table-cell table:number-columns-repeated="3"/>
          <table:table-cell table:style-name="ce68" office:value-type="float" office:value="50" calcext:value-type="float">
            <text:p>50,0 km/h</text:p>
          </table:table-cell>
          <table:table-cell table:style-name="ce68" office:value-type="float" office:value="30" calcext:value-type="float">
            <text:p>30,0 km/h</text:p>
          </table:table-cell>
          <table:table-cell table:style-name="ce80" office:value-type="float" office:value="-0.5" calcext:value-type="float">
            <text:p>-0,5 m/s²</text:p>
          </table:table-cell>
          <table:table-cell table:style-name="ce88" table:formula="of:=IFERROR(divide(([.$B49]/3.6)-([.$A49]/3.6);[.$C49]);0)" office:value-type="float" office:value="0" calcext:value-type="float">
            <text:p>0,00000 s</text:p>
          </table:table-cell>
          <table:table-cell table:style-name="ce95" table:formula="of:=SUM(PRODUCT([.$A49]/3.6;[.$D49]);PRODUCT(divide([.$C49];2);POWER([.$D49];2)))" office:value-type="string" office:string-value="" calcext:value-type="error">
            <text:p>#NOM?</text:p>
          </table:table-cell>
          <table:table-cell table:style-name="ce76"/>
          <table:table-cell table:style-name="ce103"/>
          <table:table-cell table:number-columns-repeated="47"/>
        </table:table-row>
        <table:table-row table:style-name="ro1">
          <table:table-cell table:style-name="ce69" office:value-type="float" office:value="50" calcext:value-type="float">
            <text:p>50,0 km/h</text:p>
          </table:table-cell>
          <table:table-cell table:style-name="ce75" office:value-type="float" office:value="150" calcext:value-type="float">
            <text:p>150,0 m</text:p>
          </table:table-cell>
          <table:table-cell/>
          <table:table-cell table:style-name="ce90" table:formula="of:=IFERROR([.E50]/([.A50]/3.6); 0)" office:value-type="float" office:value="0" calcext:value-type="float">
            <text:p>0,00000 s</text:p>
          </table:table-cell>
          <table:table-cell table:style-name="ce96" table:formula="of:=[.B50]-[.E49]" office:value-type="string" office:string-value="" calcext:value-type="error">
            <text:p>#NOM?</text:p>
          </table:table-cell>
          <table:table-cell table:style-name="ce90" table:formula="of:=[.D49]+[.D50]" office:value-type="float" office:value="0" calcext:value-type="float">
            <text:p>0,00000 s</text:p>
          </table:table-cell>
          <table:table-cell table:style-name="ce103" table:formula="of:=[.F50]/86400" office:value-type="time" office:time-value="PT00H00M00S" calcext:value-type="time">
            <text:p>00:00</text:p>
          </table:table-cell>
          <table:table-cell table:number-columns-repeated="3"/>
          <table:table-cell table:style-name="ce69" office:value-type="float" office:value="50" calcext:value-type="float">
            <text:p>50,0 km/h</text:p>
          </table:table-cell>
          <table:table-cell table:style-name="ce75" office:value-type="float" office:value="150" calcext:value-type="float">
            <text:p>150,0 m</text:p>
          </table:table-cell>
          <table:table-cell/>
          <table:table-cell table:style-name="ce90" table:formula="of:=IFERROR([.O50]/([.K50]/3.6); 0)" office:value-type="float" office:value="0" calcext:value-type="float">
            <text:p>0,00000 s</text:p>
          </table:table-cell>
          <table:table-cell table:style-name="ce96" table:formula="of:=[.L50]-[.O49]" office:value-type="string" office:string-value="" calcext:value-type="error">
            <text:p>#NOM?</text:p>
          </table:table-cell>
          <table:table-cell table:style-name="ce90" table:formula="of:=[.N49]+[.N50]" office:value-type="float" office:value="0" calcext:value-type="float">
            <text:p>0,00000 s</text:p>
          </table:table-cell>
          <table:table-cell table:style-name="ce103" table:formula="of:=[.P50]/86400" office:value-type="time" office:time-value="PT00H00M00S" calcext:value-type="time">
            <text:p>00:00</text:p>
          </table:table-cell>
          <table:table-cell table:number-columns-repeated="47"/>
        </table:table-row>
        <table:table-row table:style-name="ro1">
          <table:table-cell table:style-name="ce68" office:value-type="float" office:value="30" calcext:value-type="float">
            <text:p>30,0 km/h</text:p>
          </table:table-cell>
          <table:table-cell table:style-name="ce76" table:number-columns-repeated="2"/>
          <table:table-cell table:style-name="ce88" table:formula="of:=IFERROR([.E51]/([.A51]/3.6); 0)" office:value-type="float" office:value="12.48" calcext:value-type="float">
            <text:p>12,48000 s</text:p>
          </table:table-cell>
          <table:table-cell table:style-name="ce97" office:value-type="float" office:value="104" calcext:value-type="float">
            <text:p>104,0000 m</text:p>
          </table:table-cell>
          <table:table-cell table:style-name="ce88" table:formula="of:=[.D51]" office:value-type="float" office:value="12.48" calcext:value-type="float">
            <text:p>12,48000 s</text:p>
          </table:table-cell>
          <table:table-cell table:style-name="ce103" table:formula="of:=[.F51]/86400" office:value-type="time" office:time-value="PT00H00M12.48S" calcext:value-type="time">
            <text:p>00:12</text:p>
          </table:table-cell>
          <table:table-cell table:number-columns-repeated="3"/>
          <table:table-cell table:style-name="ce68" office:value-type="float" office:value="30" calcext:value-type="float">
            <text:p>30,0 km/h</text:p>
          </table:table-cell>
          <table:table-cell table:style-name="ce76" table:number-columns-repeated="2"/>
          <table:table-cell table:style-name="ce88" table:formula="of:=IFERROR([.O51]/([.K51]/3.6); 0)" office:value-type="float" office:value="12.48" calcext:value-type="float">
            <text:p>12,48000 s</text:p>
          </table:table-cell>
          <table:table-cell table:style-name="ce97" office:value-type="float" office:value="104" calcext:value-type="float">
            <text:p>104,0000 m</text:p>
          </table:table-cell>
          <table:table-cell table:style-name="ce88" table:formula="of:=[.N51]" office:value-type="float" office:value="12.48" calcext:value-type="float">
            <text:p>12,48000 s</text:p>
          </table:table-cell>
          <table:table-cell table:style-name="ce103" table:formula="of:=[.P51]/86400" office:value-type="time" office:time-value="PT00H00M12.48S" calcext:value-type="time">
            <text:p>00:12</text:p>
          </table:table-cell>
          <table:table-cell table:number-columns-repeated="47"/>
        </table:table-row>
        <table:table-row table:style-name="ro1">
          <table:table-cell table:number-columns-repeated="4"/>
          <table:table-cell table:style-name="ce98" office:value-type="string" calcext:value-type="string">
            <text:p>Total</text:p>
          </table:table-cell>
          <table:table-cell table:style-name="ce99" table:formula="of:=SUM([.F38:.F51])" office:value-type="float" office:value="27.897" calcext:value-type="float">
            <text:p>27,89700 s</text:p>
          </table:table-cell>
          <table:table-cell table:style-name="ce103" table:formula="of:=[.F52]/86400" office:value-type="time" office:time-value="PT00H00M27.897S" calcext:value-type="time">
            <text:p>00:28</text:p>
          </table:table-cell>
          <table:table-cell table:number-columns-repeated="7"/>
          <table:table-cell table:style-name="ce98" office:value-type="string" calcext:value-type="string">
            <text:p>Total</text:p>
          </table:table-cell>
          <table:table-cell table:style-name="ce99" table:formula="of:=SUM([.P38:.P51])" office:value-type="float" office:value="27.897" calcext:value-type="float">
            <text:p>27,89700 s</text:p>
          </table:table-cell>
          <table:table-cell table:style-name="ce103" table:formula="of:=[.P52]/86400" office:value-type="time" office:time-value="PT00H00M27.897S" calcext:value-type="time">
            <text:p>00:28</text:p>
          </table:table-cell>
          <table:table-cell table:number-columns-repeated="47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number-columns-repeated="10"/>
          <table:table-cell table:style-name="ce106" table:formula="of:=CONCATENATE(&quot;Temps en recórrer la distància de frenada sense parar a &quot;;[.K57];&quot; km/h&quot;)" office:value-type="string" office:string-value="Temps en recórrer la distància de frenada sense parar a 60 km/h" calcext:value-type="string" table:number-columns-spanned="5" table:number-rows-spanned="1">
            <text:p>Temps en recórrer la distància de frenada sense parar a 60 km/h</text:p>
          </table:table-cell>
          <table:covered-table-cell table:number-columns-repeated="4"/>
          <table:table-cell table:style-name="ce111"/>
          <table:table-cell table:number-columns-repeated="48"/>
        </table:table-row>
        <table:table-row table:style-name="ro1">
          <table:table-cell table:number-columns-repeated="10"/>
          <table:table-cell table:style-name="ce64" office:value-type="string" calcext:value-type="string">
            <text:p>Vel inicial</text:p>
          </table:table-cell>
          <table:table-cell table:style-name="ce64" office:value-type="string" calcext:value-type="string">
            <text:p>Vel final</text:p>
          </table:table-cell>
          <table:table-cell table:style-name="ce64" office:value-type="string" calcext:value-type="string">
            <text:p>Acceleració</text:p>
          </table:table-cell>
          <table:table-cell table:style-name="ce82" office:value-type="string" calcext:value-type="string">
            <text:p>Temps</text:p>
          </table:table-cell>
          <table:table-cell table:style-name="ce82" office:value-type="string" calcext:value-type="string">
            <text:p>Distància</text:p>
          </table:table-cell>
          <table:table-cell table:style-name="ce112"/>
          <table:table-cell table:number-columns-repeated="48"/>
        </table:table-row>
        <table:table-row table:style-name="ro1">
          <table:table-cell table:number-columns-repeated="10"/>
          <table:table-cell table:style-name="ce66" office:value-type="float" office:value="60" calcext:value-type="float">
            <text:p>60,0 km/h</text:p>
          </table:table-cell>
          <table:table-cell table:style-name="ce66" office:value-type="float" office:value="0" calcext:value-type="float">
            <text:p>0,0 km/h</text:p>
          </table:table-cell>
          <table:table-cell table:style-name="ce78" office:value-type="float" office:value="-0.6" calcext:value-type="float">
            <text:p>-0,6 m/s²</text:p>
          </table:table-cell>
          <table:table-cell table:style-name="ce84" table:formula="of:=IFERROR(divide(([.L57]/3.6)-([.K57]/3.6);[.M57]);0)" office:value-type="float" office:value="0" calcext:value-type="float">
            <text:p>0,00000 s</text:p>
          </table:table-cell>
          <table:table-cell table:style-name="ce93" table:formula="of:=SUM(PRODUCT([.K57]/3.6;[.N57]);PRODUCT(divide([.M57];2);POWER([.N57];2)))" office:value-type="string" office:string-value="" calcext:value-type="error">
            <text:p>#NOM?</text:p>
          </table:table-cell>
          <table:table-cell table:style-name="ce83"/>
          <table:table-cell table:number-columns-repeated="48"/>
        </table:table-row>
        <table:table-row table:style-name="ro1">
          <table:table-cell table:number-columns-repeated="10"/>
          <table:table-cell table:style-name="ce65" table:formula="of:=[.K57]" office:value-type="float" office:value="60" calcext:value-type="float">
            <text:p>60,0 km/h</text:p>
          </table:table-cell>
          <table:table-cell table:style-name="ce70"/>
          <table:table-cell table:style-name="ce64"/>
          <table:table-cell table:style-name="ce83" table:formula="of:=IFERROR([.O58]/([.K58]/3.6); 0)" office:value-type="float" office:value="0" calcext:value-type="float">
            <text:p>0,00000 s</text:p>
          </table:table-cell>
          <table:table-cell table:style-name="ce92" table:formula="of:=[.O57]" office:value-type="string" office:string-value="" calcext:value-type="error">
            <text:p>#NOM?</text:p>
          </table:table-cell>
          <table:table-cell table:style-name="ce83"/>
          <table:table-cell table:number-columns-repeated="48"/>
        </table:table-row>
        <table:table-row table:style-name="ro2" table:number-rows-repeated="1048517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quadre_velocitats_R5" table:style-name="ta3">
        <office:forms form:automatic-focus="false" form:apply-design-mode="false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58" table:default-cell-style-name="Default"/>
        <table:table-row table:style-name="ro1">
          <table:table-cell table:style-name="ce106" office:value-type="string" calcext:value-type="string" table:number-columns-spanned="4" table:number-rows-spanned="1">
            <text:p>TRAM OLESA - ABRERA</text:p>
          </table:table-cell>
          <table:covered-table-cell table:number-columns-repeated="3"/>
          <table:table-cell>
            <draw:frame table:end-cell-address="quadre_velocitats_R5.I18" table:end-x="1.833cm" table:end-y="0.37cm" draw:z-index="0" draw:name="Chart 3" draw:style-name="gr1" draw:text-style-name="P1" svg:width="15.874cm" svg:height="8.831cm" svg:x="0.661cm" svg:y="0cm">
              <draw:object draw:notify-on-update-of-ranges="quadre_velocitats_R5.B3:quadre_velocitats_R5.B20 quadre_velocitats_R5.C2:quadre_velocitats_R5.C2 quadre_velocitats_R5.C3:quadre_velocitats_R5.C2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table:end-cell-address="quadre_velocitats_R5.Q18" table:end-x="1.529cm" table:end-y="0.37cm" draw:z-index="1" draw:name="Chart 4" draw:style-name="gr1" draw:text-style-name="P1" svg:width="15.874cm" svg:height="8.831cm" svg:x="0.503cm" svg:y="0cm">
              <draw:object draw:notify-on-update-of-ranges="quadre_velocitats_R5.B3:quadre_velocitats_R5.B20 quadre_velocitats_R5.D2:quadre_velocitats_R5.D2 quadre_velocitats_R5.D3:quadre_velocitats_R5.D2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Velocitat</text:p>
          </table:table-cell>
          <table:table-cell table:style-name="ce1" office:value-type="string" calcext:value-type="string">
            <text:p>Acceleració</text:p>
          </table:table-cell>
          <table:table-cell table:number-columns-repeated="60"/>
        </table:table-row>
        <table:table-row table:style-name="ro3">
          <table:table-cell table:style-name="ce114" office:value-type="float" office:value="35.9" calcext:value-type="float">
            <text:p>35,900 km</text:p>
          </table:table-cell>
          <table:table-cell table:style-name="ce118" office:value-type="float" office:value="0" calcext:value-type="float">
            <text:p>0,0 s</text:p>
          </table:table-cell>
          <table:table-cell table:style-name="ce122" office:value-type="float" office:value="0" calcext:value-type="float">
            <text:p>0,0000000000000 km/h</text:p>
          </table:table-cell>
          <table:table-cell table:style-name="ce124"/>
          <table:table-cell table:number-columns-repeated="60"/>
        </table:table-row>
        <table:table-row table:style-name="ro3">
          <table:table-cell table:style-name="ce114" office:value-type="float" office:value="35.8" calcext:value-type="float">
            <text:p>35,800 km</text:p>
          </table:table-cell>
          <table:table-cell table:style-name="ce118" office:value-type="float" office:value="14" calcext:value-type="float">
            <text:p>14,0 s</text:p>
          </table:table-cell>
          <table:table-cell table:style-name="ce122" table:formula="of:=([.A3]-[.A4])/([.B4]-[.B3])*3600" office:value-type="float" office:value="25.7142857142861" calcext:value-type="float">
            <text:p>25,7142857142861 km/h</text:p>
          </table:table-cell>
          <table:table-cell table:style-name="ce125" table:formula="of:=IFERROR((([.C4]-[.C3])/3.6)/([.B4]-[.B3]);0)" office:value-type="float" office:value="0.51020408163266" calcext:value-type="float">
            <text:p>0,5102040816326600000 m/s²</text:p>
          </table:table-cell>
          <table:table-cell table:number-columns-repeated="60"/>
        </table:table-row>
        <table:table-row table:style-name="ro3">
          <table:table-cell table:style-name="ce114" office:value-type="float" office:value="35.6" calcext:value-type="float">
            <text:p>35,600 km</text:p>
          </table:table-cell>
          <table:table-cell table:style-name="ce119" office:value-type="float" office:value="28.5" calcext:value-type="float">
            <text:p>28,5 s</text:p>
          </table:table-cell>
          <table:table-cell table:style-name="ce122" table:formula="of:=([.A4]-[.A5])/([.B5]-[.B4])*3600" office:value-type="float" office:value="49.6551724137921" calcext:value-type="float">
            <text:p>49,6551724137921 km/h</text:p>
          </table:table-cell>
          <table:table-cell table:style-name="ce125" table:formula="of:=IFERROR((([.C5]-[.C4])/3.6)/([.B5]-[.B4]);0)" office:value-type="float" office:value="0.458637676235747" calcext:value-type="float">
            <text:p>0,4586376762357470000 m/s²</text:p>
          </table:table-cell>
          <table:table-cell table:number-columns-repeated="60"/>
        </table:table-row>
        <table:table-row table:style-name="ro3">
          <table:table-cell table:style-name="ce114" office:value-type="float" office:value="35.4" calcext:value-type="float">
            <text:p>35,400 km</text:p>
          </table:table-cell>
          <table:table-cell table:style-name="ce119" office:value-type="float" office:value="37.3" calcext:value-type="float">
            <text:p>37,3 s</text:p>
          </table:table-cell>
          <table:table-cell table:style-name="ce122" table:formula="of:=([.A5]-[.A6])/([.B6]-[.B5])*3600" office:value-type="float" office:value="81.818181818183" calcext:value-type="float">
            <text:p>81,8181818181830 km/h</text:p>
          </table:table-cell>
          <table:table-cell table:style-name="ce125" table:formula="of:=IFERROR((([.C6]-[.C5])/3.6)/([.B6]-[.B5]);0)" office:value-type="float" office:value="1.01524650897699" calcext:value-type="float">
            <text:p>1,0152465089769900000 m/s²</text:p>
          </table:table-cell>
          <table:table-cell table:number-columns-repeated="60"/>
        </table:table-row>
        <table:table-row table:style-name="ro3">
          <table:table-cell table:style-name="ce114" office:value-type="float" office:value="35.2" calcext:value-type="float">
            <text:p>35,200 km</text:p>
          </table:table-cell>
          <table:table-cell table:style-name="ce118" office:value-type="float" office:value="45.5" calcext:value-type="float">
            <text:p>45,5 s</text:p>
          </table:table-cell>
          <table:table-cell table:style-name="ce122" table:formula="of:=([.A6]-[.A7])/([.B7]-[.B6])*3600" office:value-type="float" office:value="87.8048780487786" calcext:value-type="float">
            <text:p>87,8048780487786 km/h</text:p>
          </table:table-cell>
          <table:table-cell table:style-name="ce125" table:formula="of:=IFERROR((([.C7]-[.C6])/3.6)/([.B7]-[.B6]);0)" office:value-type="float" office:value="0.202801362825053" calcext:value-type="float">
            <text:p>0,2028013628250530000 m/s²</text:p>
          </table:table-cell>
          <table:table-cell table:number-columns-repeated="60"/>
        </table:table-row>
        <table:table-row table:style-name="ro3">
          <table:table-cell table:style-name="ce114" office:value-type="float" office:value="35" calcext:value-type="float">
            <text:p>35,000 km</text:p>
          </table:table-cell>
          <table:table-cell table:style-name="ce118" office:value-type="float" office:value="53.5" calcext:value-type="float">
            <text:p>53,5 s</text:p>
          </table:table-cell>
          <table:table-cell table:style-name="ce122" table:formula="of:=([.A7]-[.A8])/([.B8]-[.B7])*3600" office:value-type="float" office:value="90.0000000000013" calcext:value-type="float">
            <text:p>90,0000000000013 km/h</text:p>
          </table:table-cell>
          <table:table-cell table:style-name="ce125" table:formula="of:=IFERROR((([.C8]-[.C7])/3.6)/([.B8]-[.B7]);0)" office:value-type="float" office:value="0.0762195121952327" calcext:value-type="float">
            <text:p>0,0762195121952327000 m/s²</text:p>
          </table:table-cell>
          <table:table-cell table:number-columns-repeated="60"/>
        </table:table-row>
        <table:table-row table:style-name="ro3">
          <table:table-cell table:style-name="ce114" office:value-type="float" office:value="34.8" calcext:value-type="float">
            <text:p>34,800 km</text:p>
          </table:table-cell>
          <table:table-cell table:style-name="ce119" office:value-type="float" office:value="61.5" calcext:value-type="float">
            <text:p>61,5 s</text:p>
          </table:table-cell>
          <table:table-cell table:style-name="ce122" table:formula="of:=([.A8]-[.A9])/([.B9]-[.B8])*3600" office:value-type="float" office:value="90.0000000000013" calcext:value-type="float">
            <text:p>90,0000000000013 km/h</text:p>
          </table:table-cell>
          <table:table-cell table:style-name="ce125" table:formula="of:=IFERROR((([.C9]-[.C8])/3.6)/([.B9]-[.B8]);0)" office:value-type="float" office:value="0" calcext:value-type="float">
            <text:p>0,0000000000000000000 m/s²</text:p>
          </table:table-cell>
          <table:table-cell table:number-columns-repeated="60"/>
        </table:table-row>
        <table:table-row table:style-name="ro3">
          <table:table-cell table:style-name="ce114" office:value-type="float" office:value="34.4" calcext:value-type="float">
            <text:p>34,400 km</text:p>
          </table:table-cell>
          <table:table-cell table:style-name="ce119" office:value-type="float" office:value="77.5" calcext:value-type="float">
            <text:p>77,5 s</text:p>
          </table:table-cell>
          <table:table-cell table:style-name="ce122" table:formula="of:=([.A9]-[.A10])/([.B10]-[.B9])*3600" office:value-type="float" office:value="89.9999999999997" calcext:value-type="float">
            <text:p>89,9999999999997 km/h</text:p>
          </table:table-cell>
          <table:table-cell table:style-name="ce125" table:formula="of:=IFERROR((([.C10]-[.C9])/3.6)/([.B10]-[.B9]);0)" office:value-type="float" office:value="-0.00000000000002763222" calcext:value-type="float">
            <text:p>-0,0000000000000276322 m/s²</text:p>
          </table:table-cell>
          <table:table-cell table:style-name="ce128"/>
          <table:table-cell table:number-columns-repeated="59"/>
        </table:table-row>
        <table:table-row table:style-name="ro3">
          <table:table-cell table:style-name="ce114" office:value-type="float" office:value="34.2" calcext:value-type="float">
            <text:p>34,200 km</text:p>
          </table:table-cell>
          <table:table-cell table:style-name="ce118" office:value-type="float" office:value="85.5" calcext:value-type="float">
            <text:p>85,5 s</text:p>
          </table:table-cell>
          <table:table-cell table:style-name="ce122" table:formula="of:=([.A10]-[.A11])/([.B11]-[.B10])*3600" office:value-type="float" office:value="89.9999999999981" calcext:value-type="float">
            <text:p>89,9999999999981 km/h</text:p>
          </table:table-cell>
          <table:table-cell table:style-name="ce125" table:formula="of:=IFERROR((([.C11]-[.C10])/3.6)/([.B11]-[.B10]);0)" office:value-type="float" office:value="-0.00000000000005575787" calcext:value-type="float">
            <text:p>-0,0000000000000557579 m/s²</text:p>
          </table:table-cell>
          <table:table-cell table:number-columns-repeated="60"/>
        </table:table-row>
        <table:table-row table:style-name="ro3">
          <table:table-cell table:style-name="ce114" office:value-type="float" office:value="34" calcext:value-type="float">
            <text:p>34,000 km</text:p>
          </table:table-cell>
          <table:table-cell table:style-name="ce118" office:value-type="float" office:value="93.5" calcext:value-type="float">
            <text:p>93,5 s</text:p>
          </table:table-cell>
          <table:table-cell table:style-name="ce122" table:formula="of:=([.A11]-[.A12])/([.B12]-[.B11])*3600" office:value-type="float" office:value="90.0000000000013" calcext:value-type="float">
            <text:p>90,0000000000013 km/h</text:p>
          </table:table-cell>
          <table:table-cell table:style-name="ce125" table:formula="of:=IFERROR((([.C12]-[.C11])/3.6)/([.B12]-[.B11]);0)" office:value-type="float" office:value="0.0000000000001110223" calcext:value-type="float">
            <text:p>0,0000000000001110223 m/s²</text:p>
          </table:table-cell>
          <table:table-cell table:number-columns-repeated="60"/>
        </table:table-row>
        <table:table-row table:style-name="ro3">
          <table:table-cell table:style-name="ce114" office:value-type="float" office:value="33.6" calcext:value-type="float">
            <text:p>33,600 km</text:p>
          </table:table-cell>
          <table:table-cell table:style-name="ce118" office:value-type="float" office:value="110.5" calcext:value-type="float">
            <text:p>110,5 s</text:p>
          </table:table-cell>
          <table:table-cell table:style-name="ce122" table:formula="of:=([.A12]-[.A13])/([.B13]-[.B12])*3600" office:value-type="float" office:value="84.7058823529409" calcext:value-type="float">
            <text:p>84,7058823529409 km/h</text:p>
          </table:table-cell>
          <table:table-cell table:style-name="ce125" table:formula="of:=IFERROR((([.C13]-[.C12])/3.6)/([.B13]-[.B12]);0)" office:value-type="float" office:value="-0.0865051903114445" calcext:value-type="float">
            <text:p>-0,0865051903114445000 m/s²</text:p>
          </table:table-cell>
          <table:table-cell table:number-columns-repeated="60"/>
        </table:table-row>
        <table:table-row table:style-name="ro3">
          <table:table-cell table:style-name="ce114" office:value-type="float" office:value="33.4" calcext:value-type="float">
            <text:p>33,400 km</text:p>
          </table:table-cell>
          <table:table-cell table:style-name="ce118" office:value-type="float" office:value="121" calcext:value-type="float">
            <text:p>121,0 s</text:p>
          </table:table-cell>
          <table:table-cell table:style-name="ce122" table:formula="of:=([.A13]-[.A14])/([.B14]-[.B13])*3600" office:value-type="float" office:value="68.5714285714296" calcext:value-type="float">
            <text:p>68,5714285714296 km/h</text:p>
          </table:table-cell>
          <table:table-cell table:style-name="ce125" table:formula="of:=IFERROR((([.C14]-[.C13])/3.6)/([.B14]-[.B13]);0)" office:value-type="float" office:value="-0.426837401627284" calcext:value-type="float">
            <text:p>-0,4268374016272840000 m/s²</text:p>
          </table:table-cell>
          <table:table-cell table:number-columns-repeated="60"/>
        </table:table-row>
        <table:table-row table:style-name="ro3">
          <table:table-cell table:style-name="ce114" office:value-type="float" office:value="33.2" calcext:value-type="float">
            <text:p>33,200 km</text:p>
          </table:table-cell>
          <table:table-cell table:style-name="ce118" office:value-type="float" office:value="135" calcext:value-type="float">
            <text:p>135,0 s</text:p>
          </table:table-cell>
          <table:table-cell table:style-name="ce122" table:formula="of:=([.A14]-[.A15])/([.B15]-[.B14])*3600" office:value-type="float" office:value="51.4285714285703" calcext:value-type="float">
            <text:p>51,4285714285703 km/h</text:p>
          </table:table-cell>
          <table:table-cell table:style-name="ce125" table:formula="of:=IFERROR((([.C15]-[.C14])/3.6)/([.B15]-[.B14]);0)" office:value-type="float" office:value="-0.34013605442181" calcext:value-type="float">
            <text:p>-0,3401360544218100000 m/s²</text:p>
          </table:table-cell>
          <table:table-cell table:number-columns-repeated="60"/>
        </table:table-row>
        <table:table-row table:style-name="ro3">
          <table:table-cell table:style-name="ce114" office:value-type="float" office:value="33.132" calcext:value-type="float">
            <text:p>33,132 km</text:p>
          </table:table-cell>
          <table:table-cell table:style-name="ce118" office:value-type="float" office:value="148" calcext:value-type="float">
            <text:p>148,0 s</text:p>
          </table:table-cell>
          <table:table-cell table:style-name="ce122" table:formula="of:=([.A15]-[.A16])/([.B16]-[.B15])*3600" office:value-type="float" office:value="18.8307692307706" calcext:value-type="float">
            <text:p>18,8307692307706 km/h</text:p>
          </table:table-cell>
          <table:table-cell table:style-name="ce125" table:formula="of:=IFERROR((([.C16]-[.C15])/3.6)/([.B16]-[.B15]);0)" office:value-type="float" office:value="-0.696534234995721" calcext:value-type="float">
            <text:p>-0,6965342349957210000 m/s²</text:p>
          </table:table-cell>
          <table:table-cell table:number-columns-repeated="60"/>
        </table:table-row>
        <table:table-row table:style-name="ro3">
          <table:table-cell/>
          <table:table-cell table:style-name="ce120" office:value-type="float" office:value="148" calcext:value-type="float">
            <text:p>148,000 s</text:p>
          </table:table-cell>
          <table:table-cell table:style-name="ce122" office:value-type="float" office:value="0" calcext:value-type="float">
            <text:p>0,0000000000000 km/h</text:p>
          </table:table-cell>
          <table:table-cell table:style-name="ce125" table:formula="of:=IFERROR((([.C17]-[.C16])/3.6)/([.B17]-[.B16]);0)" office:value-type="float" office:value="0" calcext:value-type="float">
            <text:p>0,0000000000000000000 m/s²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Arribada</text:p>
          </table:table-cell>
          <table:table-cell table:style-name="ce121" table:formula="of:=CONCATENATE(QUOTIENT([.B17];60);&quot;:&quot;;MOD([.B17];60))" office:value-type="string" office:string-value="2:28" calcext:value-type="string">
            <text:p>2:28</text:p>
          </table:table-cell>
          <table:table-cell table:style-name="ce122"/>
          <table:table-cell table:number-columns-repeated="61"/>
        </table:table-row>
        <table:table-row table:style-name="ro1">
          <table:table-cell table:style-name="ce1" office:value-type="string" calcext:value-type="string">
            <text:p>Temps parada</text:p>
          </table:table-cell>
          <table:table-cell table:style-name="ce118" table:formula="of:=[.B31]-[.B17]" office:value-type="float" office:value="34.175" calcext:value-type="float">
            <text:p>34,18 s</text:p>
          </table:table-cell>
          <table:table-cell table:style-name="ce1" office:value-type="string" calcext:value-type="string">
            <text:p>Vel: 90 km/h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Temps frenada</text:p>
          </table:table-cell>
          <table:table-cell table:style-name="ce118" table:formula="of:=[.B17]-[.B13]" office:value-type="float" office:value="37.5" calcext:value-type="float">
            <text:p>37,5 s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Dist. fren</text:p>
          </table:table-cell>
          <table:table-cell table:style-name="ce114" table:formula="of:=[.A13]-[.A16]" office:value-type="float" office:value="0.468000000000004" calcext:value-type="float">
            <text:p>0,468 km</text:p>
          </table:table-cell>
          <table:table-cell table:number-columns-repeated="2"/>
          <table:table-cell>
            <draw:frame table:end-cell-address="quadre_velocitats_R5.I39" table:end-x="1.595cm" table:end-y="0.343cm" draw:z-index="2" draw:name="Chart 5" draw:style-name="gr1" draw:text-style-name="P1" svg:width="15.874cm" svg:height="9.16cm" svg:x="0.423cm" svg:y="0.529cm">
              <draw:object draw:notify-on-update-of-ranges="quadre_velocitats_R5.B31:quadre_velocitats_R5.B51 quadre_velocitats_R5.C30:quadre_velocitats_R5.C30 quadre_velocitats_R5.C31:quadre_velocitats_R5.C51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"/>
          <table:table-cell>
            <draw:frame table:end-cell-address="quadre_velocitats_R5.Q39" table:end-x="1.291cm" table:end-y="0.343cm" draw:z-index="3" draw:name="Chart 6" draw:style-name="gr1" draw:text-style-name="P1" svg:width="15.874cm" svg:height="9.16cm" svg:x="0.265cm" svg:y="0.529cm">
              <draw:object draw:notify-on-update-of-ranges="quadre_velocitats_R5.B31:quadre_velocitats_R5.B51 quadre_velocitats_R5.D30:quadre_velocitats_R5.D30 quadre_velocitats_R5.D31:quadre_velocitats_R5.D51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53"/>
        </table:table-row>
        <table:table-row table:style-name="ro1">
          <table:table-cell table:style-name="ce1" office:value-type="string" calcext:value-type="string">
            <text:p>T. r. d f. a v. n</text:p>
          </table:table-cell>
          <table:table-cell table:style-name="ce118" table:formula="of:=[.B21]/25*1000" office:value-type="float" office:value="18.7200000000001" calcext:value-type="float">
            <text:p>18,72 s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Dist arr</text:p>
          </table:table-cell>
          <table:table-cell table:style-name="ce114" table:formula="of:=[.A31]-[.A35]" office:value-type="float" office:value="0.931999999999995" calcext:value-type="float">
            <text:p>0,932 km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Temps arrencada</text:p>
          </table:table-cell>
          <table:table-cell table:style-name="ce118" table:formula="of:=[.B35]-[.B31]" office:value-type="float" office:value="56.825" calcext:value-type="float">
            <text:p>56,83 s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T. r. d a. a. v. n</text:p>
          </table:table-cell>
          <table:table-cell table:style-name="ce118" table:formula="of:=[.B23]/25*1000" office:value-type="float" office:value="37.2799999999998" calcext:value-type="float">
            <text:p>37,28 s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Guany temps</text:p>
          </table:table-cell>
          <table:table-cell table:style-name="ce118" table:formula="of:=[.B20]+[.B19]+[.B24]-[.B22]-[.B25]" office:value-type="float" office:value="72.5000000000001" calcext:value-type="float">
            <text:p>72,5 s</text:p>
          </table:table-cell>
          <table:table-cell table:number-columns-repeated="62"/>
        </table:table-row>
        <table:table-row table:style-name="ro1" table:number-rows-repeated="2">
          <table:table-cell/>
          <table:table-cell table:style-name="ce121"/>
          <table:table-cell table:number-columns-repeated="62"/>
        </table:table-row>
        <table:table-row table:style-name="ro1">
          <table:table-cell table:style-name="ce106" office:value-type="string" calcext:value-type="string" table:number-columns-spanned="4" table:number-rows-spanned="1">
            <text:p>TRAM ABRERA - MARTORELL ENLLAÇ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Velocitat</text:p>
          </table:table-cell>
          <table:table-cell table:style-name="ce1" office:value-type="string" calcext:value-type="string">
            <text:p>Acceleració</text:p>
          </table:table-cell>
          <table:table-cell table:number-columns-repeated="60"/>
        </table:table-row>
        <table:table-row table:style-name="ro3">
          <table:table-cell table:style-name="ce114" office:value-type="float" office:value="33.132" calcext:value-type="float">
            <text:p>33,132 km</text:p>
          </table:table-cell>
          <table:table-cell table:style-name="ce91" office:value-type="float" office:value="182.175" calcext:value-type="float">
            <text:p>182,17500 s</text:p>
          </table:table-cell>
          <table:table-cell table:style-name="ce122" office:value-type="float" office:value="0" calcext:value-type="float">
            <text:p>0,0000000000000 km/h</text:p>
          </table:table-cell>
          <table:table-cell table:number-columns-repeated="61"/>
        </table:table-row>
        <table:table-row table:style-name="ro3">
          <table:table-cell table:style-name="ce114" office:value-type="float" office:value="32.67" calcext:value-type="float">
            <text:p>32,670 km</text:p>
          </table:table-cell>
          <table:table-cell table:style-name="ce91" office:value-type="float" office:value="218.5" calcext:value-type="float">
            <text:p>218,50000 s</text:p>
          </table:table-cell>
          <table:table-cell table:style-name="ce122" table:formula="of:=([.A31]-[.A32])/([.B32]-[.B31])*3600" office:value-type="float" office:value="45.7866483138331" calcext:value-type="float">
            <text:p>45,7866483138331 km/h</text:p>
          </table:table-cell>
          <table:table-cell table:style-name="ce125" table:formula="of:=IFERROR((([.C32]-[.C31])/3.6)/([.B32]-[.B31]);0)" office:value-type="float" office:value="0.350131133393233" calcext:value-type="float">
            <text:p>0,3501311333932330000 m/s²</text:p>
          </table:table-cell>
          <table:table-cell table:number-columns-repeated="60"/>
        </table:table-row>
        <table:table-row table:style-name="ro3">
          <table:table-cell table:style-name="ce114" office:value-type="float" office:value="32.6" calcext:value-type="float">
            <text:p>32,600 km</text:p>
          </table:table-cell>
          <table:table-cell table:style-name="ce91" office:value-type="float" office:value="222.8" calcext:value-type="float">
            <text:p>222,80000 s</text:p>
          </table:table-cell>
          <table:table-cell table:style-name="ce122" table:formula="of:=([.A32]-[.A33])/([.B33]-[.B32])*3600" office:value-type="float" office:value="58.6046511627908" calcext:value-type="float">
            <text:p>58,6046511627908 km/h</text:p>
          </table:table-cell>
          <table:table-cell table:style-name="ce125" table:formula="of:=IFERROR((([.C33]-[.C32])/3.6)/([.B33]-[.B32]);0)" office:value-type="float" office:value="0.828036359751787" calcext:value-type="float">
            <text:p>0,8280363597517870000 m/s²</text:p>
          </table:table-cell>
          <table:table-cell table:number-columns-repeated="60"/>
        </table:table-row>
        <table:table-row table:style-name="ro3">
          <table:table-cell table:style-name="ce114" office:value-type="float" office:value="32.4" calcext:value-type="float">
            <text:p>32,400 km</text:p>
          </table:table-cell>
          <table:table-cell table:style-name="ce91" office:value-type="float" office:value="231" calcext:value-type="float">
            <text:p>231,00000 s</text:p>
          </table:table-cell>
          <table:table-cell table:style-name="ce122" table:formula="of:=([.A33]-[.A34])/([.B34]-[.B33])*3600" office:value-type="float" office:value="87.8048780487819" calcext:value-type="float">
            <text:p>87,8048780487819 km/h</text:p>
          </table:table-cell>
          <table:table-cell table:style-name="ce125" table:formula="of:=IFERROR((([.C34]-[.C33])/3.6)/([.B34]-[.B33]);0)" office:value-type="float" office:value="0.989167577438723" calcext:value-type="float">
            <text:p>0,9891675774387230000 m/s²</text:p>
          </table:table-cell>
          <table:table-cell table:number-columns-repeated="60"/>
        </table:table-row>
        <table:table-row table:style-name="ro3">
          <table:table-cell table:style-name="ce114" office:value-type="float" office:value="32.2" calcext:value-type="float">
            <text:p>32,200 km</text:p>
          </table:table-cell>
          <table:table-cell table:style-name="ce91" office:value-type="float" office:value="239" calcext:value-type="float">
            <text:p>239,00000 s</text:p>
          </table:table-cell>
          <table:table-cell table:style-name="ce122" table:formula="of:=([.A34]-[.A35])/([.B35]-[.B34])*3600" office:value-type="float" office:value="89.9999999999981" calcext:value-type="float">
            <text:p>89,9999999999981 km/h</text:p>
          </table:table-cell>
          <table:table-cell table:style-name="ce125" table:formula="of:=IFERROR((([.C35]-[.C34])/3.6)/([.B35]-[.B34]);0)" office:value-type="float" office:value="0.0762195121950077" calcext:value-type="float">
            <text:p>0,0762195121950077000 m/s²</text:p>
          </table:table-cell>
          <table:table-cell table:number-columns-repeated="60"/>
        </table:table-row>
        <table:table-row table:style-name="ro3">
          <table:table-cell table:style-name="ce114" office:value-type="float" office:value="32" calcext:value-type="float">
            <text:p>32,000 km</text:p>
          </table:table-cell>
          <table:table-cell table:style-name="ce91" office:value-type="float" office:value="247" calcext:value-type="float">
            <text:p>247,00000 s</text:p>
          </table:table-cell>
          <table:table-cell table:style-name="ce122" table:formula="of:=([.A35]-[.A36])/([.B36]-[.B35])*3600" office:value-type="float" office:value="90.0000000000013" calcext:value-type="float">
            <text:p>90,0000000000013 km/h</text:p>
          </table:table-cell>
          <table:table-cell table:style-name="ce125" table:formula="of:=IFERROR((([.C36]-[.C35])/3.6)/([.B36]-[.B35]);0)" office:value-type="float" office:value="0.0000000000001110223" calcext:value-type="float">
            <text:p>0,0000000000001110223 m/s²</text:p>
          </table:table-cell>
          <table:table-cell table:number-columns-repeated="60"/>
        </table:table-row>
        <table:table-row table:style-name="ro3">
          <table:table-cell table:style-name="ce114" office:value-type="float" office:value="31.8" calcext:value-type="float">
            <text:p>31,800 km</text:p>
          </table:table-cell>
          <table:table-cell table:style-name="ce91" office:value-type="float" office:value="255" calcext:value-type="float">
            <text:p>255,00000 s</text:p>
          </table:table-cell>
          <table:table-cell table:style-name="ce122" table:formula="of:=([.A36]-[.A37])/([.B37]-[.B36])*3600" office:value-type="float" office:value="89.9999999999997" calcext:value-type="float">
            <text:p>89,9999999999997 km/h</text:p>
          </table:table-cell>
          <table:table-cell table:style-name="ce125" table:formula="of:=IFERROR((([.C37]-[.C36])/3.6)/([.B37]-[.B36]);0)" office:value-type="float" office:value="-0.00000000000005526444" calcext:value-type="float">
            <text:p>-0,0000000000000552644 m/s²</text:p>
          </table:table-cell>
          <table:table-cell table:number-columns-repeated="60"/>
        </table:table-row>
        <table:table-row table:style-name="ro3">
          <table:table-cell table:style-name="ce114" office:value-type="float" office:value="31.6" calcext:value-type="float">
            <text:p>31,600 km</text:p>
          </table:table-cell>
          <table:table-cell table:style-name="ce91" office:value-type="float" office:value="263" calcext:value-type="float">
            <text:p>263,00000 s</text:p>
          </table:table-cell>
          <table:table-cell table:style-name="ce122" table:formula="of:=([.A37]-[.A38])/([.B38]-[.B37])*3600" office:value-type="float" office:value="89.9999999999997" calcext:value-type="float">
            <text:p>89,9999999999997 km/h</text:p>
          </table:table-cell>
          <table:table-cell table:style-name="ce125" table:formula="of:=IFERROR((([.C38]-[.C37])/3.6)/([.B38]-[.B37]);0)" office:value-type="float" office:value="0" calcext:value-type="float">
            <text:p>0,0000000000000000000 m/s²</text:p>
          </table:table-cell>
          <table:table-cell table:number-columns-repeated="60"/>
        </table:table-row>
        <table:table-row table:style-name="ro3">
          <table:table-cell table:style-name="ce114" office:value-type="float" office:value="31.4" calcext:value-type="float">
            <text:p>31,400 km</text:p>
          </table:table-cell>
          <table:table-cell table:style-name="ce91" office:value-type="float" office:value="271" calcext:value-type="float">
            <text:p>271,00000 s</text:p>
          </table:table-cell>
          <table:table-cell table:style-name="ce122" table:formula="of:=([.A38]-[.A39])/([.B39]-[.B38])*3600" office:value-type="float" office:value="90.0000000000013" calcext:value-type="float">
            <text:p>90,0000000000013 km/h</text:p>
          </table:table-cell>
          <table:table-cell table:style-name="ce125" table:formula="of:=IFERROR((([.C39]-[.C38])/3.6)/([.B39]-[.B38]);0)" office:value-type="float" office:value="0.00000000000005526444" calcext:value-type="float">
            <text:p>0,0000000000000552644 m/s²</text:p>
          </table:table-cell>
          <table:table-cell table:number-columns-repeated="60"/>
        </table:table-row>
        <table:table-row table:style-name="ro3">
          <table:table-cell table:style-name="ce114" office:value-type="float" office:value="31.2" calcext:value-type="float">
            <text:p>31,200 km</text:p>
          </table:table-cell>
          <table:table-cell table:style-name="ce91" office:value-type="float" office:value="280" calcext:value-type="float">
            <text:p>280,00000 s</text:p>
          </table:table-cell>
          <table:table-cell table:style-name="ce122" table:formula="of:=([.A39]-[.A40])/([.B40]-[.B39])*3600" office:value-type="float" office:value="79.9999999999997" calcext:value-type="float">
            <text:p>79,9999999999997 km/h</text:p>
          </table:table-cell>
          <table:table-cell table:style-name="ce125" table:formula="of:=IFERROR((([.C40]-[.C39])/3.6)/([.B40]-[.B39]);0)" office:value-type="float" office:value="-0.30864197530869" calcext:value-type="float">
            <text:p>-0,3086419753086900000 m/s²</text:p>
          </table:table-cell>
          <table:table-cell table:number-columns-repeated="60"/>
        </table:table-row>
        <table:table-row table:style-name="ro3">
          <table:table-cell table:style-name="ce114" office:value-type="float" office:value="30.9" calcext:value-type="float">
            <text:p>30,900 km</text:p>
          </table:table-cell>
          <table:table-cell table:style-name="ce91" office:value-type="float" office:value="295" calcext:value-type="float">
            <text:p>295,00000 s</text:p>
          </table:table-cell>
          <table:table-cell table:style-name="ce122" table:formula="of:=([.A40]-[.A41])/([.B41]-[.B40])*3600" office:value-type="float" office:value="72.0000000000002" calcext:value-type="float">
            <text:p>72,0000000000002 km/h</text:p>
          </table:table-cell>
          <table:table-cell table:style-name="ce125" table:formula="of:=IFERROR((([.C41]-[.C40])/3.6)/([.B41]-[.B40]);0)" office:value-type="float" office:value="-0.14814814814814" calcext:value-type="float">
            <text:p>-0,1481481481481400000 m/s²</text:p>
          </table:table-cell>
          <table:table-cell table:number-columns-repeated="60"/>
        </table:table-row>
        <table:table-row table:style-name="ro3">
          <table:table-cell table:style-name="ce114" office:value-type="float" office:value="30.4" calcext:value-type="float">
            <text:p>30,400 km</text:p>
          </table:table-cell>
          <table:table-cell table:style-name="ce91" office:value-type="float" office:value="319" calcext:value-type="float">
            <text:p>319,00000 s</text:p>
          </table:table-cell>
          <table:table-cell table:style-name="ce122" table:formula="of:=([.A41]-[.A42])/([.B42]-[.B41])*3600" office:value-type="float" office:value="75" calcext:value-type="float">
            <text:p>75,0000000000000 km/h</text:p>
          </table:table-cell>
          <table:table-cell table:style-name="ce125" table:formula="of:=IFERROR((([.C42]-[.C41])/3.6)/([.B42]-[.B41]);0)" office:value-type="float" office:value="0.0347222222222202" calcext:value-type="float">
            <text:p>0,0347222222222202000 m/s²</text:p>
          </table:table-cell>
          <table:table-cell table:number-columns-repeated="60"/>
        </table:table-row>
        <table:table-row table:style-name="ro3">
          <table:table-cell table:style-name="ce114" office:value-type="float" office:value="30.3" calcext:value-type="float">
            <text:p>30,300 km</text:p>
          </table:table-cell>
          <table:table-cell table:style-name="ce91" office:value-type="float" office:value="324" calcext:value-type="float">
            <text:p>324,00000 s</text:p>
          </table:table-cell>
          <table:table-cell table:style-name="ce122" table:formula="of:=([.A42]-[.A43])/([.B43]-[.B42])*3600" office:value-type="float" office:value="71.9999999999985" calcext:value-type="float">
            <text:p>71,9999999999985 km/h</text:p>
          </table:table-cell>
          <table:table-cell table:style-name="ce125" table:formula="of:=IFERROR((([.C43]-[.C42])/3.6)/([.B43]-[.B42]);0)" office:value-type="float" office:value="-0.166666666666752" calcext:value-type="float">
            <text:p>-0,1666666666667520000 m/s²</text:p>
          </table:table-cell>
          <table:table-cell table:number-columns-repeated="60"/>
        </table:table-row>
        <table:table-row table:style-name="ro3">
          <table:table-cell table:style-name="ce114" office:value-type="float" office:value="30" calcext:value-type="float">
            <text:p>30,000 km</text:p>
          </table:table-cell>
          <table:table-cell table:style-name="ce91" office:value-type="float" office:value="338" calcext:value-type="float">
            <text:p>338,00000 s</text:p>
          </table:table-cell>
          <table:table-cell table:style-name="ce122" table:formula="of:=([.A43]-[.A44])/([.B44]-[.B43])*3600" office:value-type="float" office:value="77.1428571428573" calcext:value-type="float">
            <text:p>77,1428571428573 km/h</text:p>
          </table:table-cell>
          <table:table-cell table:style-name="ce125" table:formula="of:=IFERROR((([.C44]-[.C43])/3.6)/([.B44]-[.B43]);0)" office:value-type="float" office:value="0.102040816326565" calcext:value-type="float">
            <text:p>0,1020408163265650000 m/s²</text:p>
          </table:table-cell>
          <table:table-cell table:number-columns-repeated="60"/>
        </table:table-row>
        <table:table-row table:style-name="ro3">
          <table:table-cell table:style-name="ce1" office:value-type="float" office:value="29.9" calcext:value-type="float">
            <text:p>29,9</text:p>
          </table:table-cell>
          <table:table-cell table:style-name="ce91" office:value-type="float" office:value="342.5" calcext:value-type="float">
            <text:p>342,50000 s</text:p>
          </table:table-cell>
          <table:table-cell table:style-name="ce122" table:formula="of:=([.A44]-[.A45])/([.B45]-[.B44])*3600" office:value-type="float" office:value="80.0000000000011" calcext:value-type="float">
            <text:p>80,0000000000011 km/h</text:p>
          </table:table-cell>
          <table:table-cell table:style-name="ce125" table:formula="of:=IFERROR((([.C45]-[.C44])/3.6)/([.B45]-[.B44]);0)" office:value-type="float" office:value="0.176366843033568" calcext:value-type="float">
            <text:p>0,1763668430335680000 m/s²</text:p>
          </table:table-cell>
          <table:table-cell/>
          <table:table-cell table:style-name="ce1" office:value-type="string" calcext:value-type="string">
            <text:p>Vel 30 km/h</text:p>
          </table:table-cell>
          <table:table-cell table:number-columns-repeated="58"/>
        </table:table-row>
        <table:table-row table:style-name="ro3">
          <table:table-cell table:style-name="ce1" office:value-type="float" office:value="29.7" calcext:value-type="float">
            <text:p>29,7</text:p>
          </table:table-cell>
          <table:table-cell table:style-name="ce91" office:value-type="float" office:value="352" calcext:value-type="float">
            <text:p>352,00000 s</text:p>
          </table:table-cell>
          <table:table-cell table:style-name="ce122" table:formula="of:=([.A45]-[.A46])/([.B46]-[.B45])*3600" office:value-type="float" office:value="75.7894736842103" calcext:value-type="float">
            <text:p>75,7894736842103 km/h</text:p>
          </table:table-cell>
          <table:table-cell table:style-name="ce125" table:formula="of:=IFERROR((([.C46]-[.C45])/3.6)/([.B46]-[.B45]);0)" office:value-type="float" office:value="-0.123114804555289" calcext:value-type="float">
            <text:p>-0,1231148045552890000 m/s²</text:p>
          </table:table-cell>
          <table:table-cell/>
          <table:table-cell table:style-name="ce1" office:value-type="string" calcext:value-type="string">
            <text:p>Temps parada: 30 segs</text:p>
          </table:table-cell>
          <table:table-cell table:number-columns-repeated="58"/>
        </table:table-row>
        <table:table-row table:style-name="ro3">
          <table:table-cell table:style-name="ce1" office:value-type="float" office:value="29.5" calcext:value-type="float">
            <text:p>29,5</text:p>
          </table:table-cell>
          <table:table-cell table:style-name="ce91" office:value-type="float" office:value="361.5" calcext:value-type="float">
            <text:p>361,50000 s</text:p>
          </table:table-cell>
          <table:table-cell table:style-name="ce122" table:formula="of:=([.A46]-[.A47])/([.B47]-[.B46])*3600" office:value-type="float" office:value="75.7894736842103" calcext:value-type="float">
            <text:p>75,7894736842103 km/h</text:p>
          </table:table-cell>
          <table:table-cell table:style-name="ce125" table:formula="of:=IFERROR((([.C47]-[.C46])/3.6)/([.B47]-[.B46]);0)" office:value-type="float" office:value="0" calcext:value-type="float">
            <text:p>0,0000000000000000000 m/s²</text:p>
          </table:table-cell>
          <table:table-cell/>
          <table:table-cell table:style-name="ce1" office:value-type="string" calcext:value-type="string">
            <text:p>temps acc+dcc de 30 a 0 i 50:</text:p>
          </table:table-cell>
          <table:table-cell table:style-name="ce1" office:value-type="string" calcext:value-type="string">
            <text:p>40+3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56"/>
        </table:table-row>
        <table:table-row table:style-name="ro3">
          <table:table-cell table:style-name="ce1" office:value-type="float" office:value="29.2" calcext:value-type="float">
            <text:p>29,2</text:p>
          </table:table-cell>
          <table:table-cell table:style-name="ce91" office:value-type="float" office:value="371" calcext:value-type="float">
            <text:p>371,00000 s</text:p>
          </table:table-cell>
          <table:table-cell table:style-name="ce122" table:formula="of:=([.A47]-[.A48])/([.B48]-[.B47])*3600" office:value-type="float" office:value="113.684210526316" calcext:value-type="float">
            <text:p>113,6842105263160 km/h</text:p>
          </table:table-cell>
          <table:table-cell table:style-name="ce125" table:formula="of:=IFERROR((([.C48]-[.C47])/3.6)/([.B48]-[.B47]);0)" office:value-type="float" office:value="1.10803324099725" calcext:value-type="float">
            <text:p>1,1080332409972500000 m/s²</text:p>
          </table:table-cell>
          <table:table-cell/>
          <table:table-cell table:style-name="ce1" office:value-type="string" calcext:value-type="string">
            <text:p>Temps acc o dcc de 50 a 30</text:p>
          </table:table-cell>
          <table:table-cell table:style-name="ce1" office:value-type="float" office:value="19.4" calcext:value-type="float">
            <text:p>19,4</text:p>
          </table:table-cell>
          <table:table-cell table:style-name="ce1" office:value-type="string" calcext:value-type="string">
            <text:p>guany de 50</text:p>
          </table:table-cell>
          <table:table-cell table:number-columns-repeated="56"/>
        </table:table-row>
        <table:table-row table:style-name="ro3">
          <table:table-cell table:style-name="ce1" office:value-type="float" office:value="28.95" calcext:value-type="float">
            <text:p>28,95</text:p>
          </table:table-cell>
          <table:table-cell table:style-name="ce91" office:value-type="float" office:value="379" calcext:value-type="float">
            <text:p>379,00000 s</text:p>
          </table:table-cell>
          <table:table-cell table:style-name="ce122" table:formula="of:=([.A48]-[.A49])/([.B49]-[.B48])*3600" office:value-type="float" office:value="112.5" calcext:value-type="float">
            <text:p>112,5000000000000 km/h</text:p>
          </table:table-cell>
          <table:table-cell table:style-name="ce125" table:formula="of:=IFERROR((([.C49]-[.C48])/3.6)/([.B49]-[.B48]);0)" office:value-type="float" office:value="-0.0411184210526411" calcext:value-type="float">
            <text:p>-0,0411184210526411000 m/s²</text:p>
          </table:table-cell>
          <table:table-cell table:number-columns-repeated="60"/>
        </table:table-row>
        <table:table-row table:style-name="ro3">
          <table:table-cell table:style-name="ce1" office:value-type="float" office:value="28.8" calcext:value-type="float">
            <text:p>28,8</text:p>
          </table:table-cell>
          <table:table-cell table:style-name="ce91" office:value-type="float" office:value="390" calcext:value-type="float">
            <text:p>390,00000 s</text:p>
          </table:table-cell>
          <table:table-cell table:style-name="ce122" table:formula="of:=([.A49]-[.A50])/([.B50]-[.B49])*3600" office:value-type="float" office:value="49.0909090909086" calcext:value-type="float">
            <text:p>49,0909090909086 km/h</text:p>
          </table:table-cell>
          <table:table-cell table:style-name="ce125" table:formula="of:=IFERROR((([.C50]-[.C49])/3.6)/([.B50]-[.B49]);0)" office:value-type="float" office:value="-1.6012396694215" calcext:value-type="float">
            <text:p>-1,6012396694215000000 m/s²</text:p>
          </table:table-cell>
          <table:table-cell table:number-columns-repeated="60"/>
        </table:table-row>
        <table:table-row table:style-name="ro3">
          <table:table-cell table:style-name="ce1" office:value-type="float" office:value="28.69" calcext:value-type="float">
            <text:p>28,69</text:p>
          </table:table-cell>
          <table:table-cell table:style-name="ce91" office:value-type="float" office:value="430" calcext:value-type="float">
            <text:p>430,00000 s</text:p>
          </table:table-cell>
          <table:table-cell table:style-name="ce122" office:value-type="float" office:value="0" calcext:value-type="float">
            <text:p>0,0000000000000 km/h</text:p>
          </table:table-cell>
          <table:table-cell table:style-name="ce125" table:formula="of:=IFERROR((([.C51]-[.C49])/3.6)/([.B51]-[.B49]);0)" office:value-type="float" office:value="-0.612745098039216" calcext:value-type="float">
            <text:p>-0,6127450980392160000 m/s²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1">
          <table:table-cell table:style-name="ce106" office:value-type="string" calcext:value-type="string" table:number-columns-spanned="4" table:number-rows-spanned="1">
            <text:p>TRAM MARTORELL VILA - EL PALAU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Velocitat</text:p>
          </table:table-cell>
          <table:table-cell table:style-name="ce1" office:value-type="string" calcext:value-type="string">
            <text:p>Acceleració</text:p>
          </table:table-cell>
          <table:table-cell table:number-columns-repeated="60"/>
        </table:table-row>
        <table:table-row table:style-name="ro3">
          <table:table-cell table:style-name="ce116" office:value-type="float" office:value="26.2" calcext:value-type="float">
            <text:p>26,2000 km</text:p>
          </table:table-cell>
          <table:table-cell table:style-name="ce91" office:value-type="float" office:value="90.8" calcext:value-type="float">
            <text:p>90,80000 s</text:p>
          </table:table-cell>
          <table:table-cell table:style-name="ce122" office:value-type="float" office:value="0" calcext:value-type="float">
            <text:p>0,0000000000000 km/h</text:p>
          </table:table-cell>
          <table:table-cell table:number-columns-repeated="61"/>
        </table:table-row>
        <table:table-row table:style-name="ro3">
          <table:table-cell table:style-name="ce116" office:value-type="float" office:value="26" calcext:value-type="float">
            <text:p>26,0000 km</text:p>
          </table:table-cell>
          <table:table-cell table:style-name="ce91" office:value-type="float" office:value="104.2" calcext:value-type="float">
            <text:p>104,20000 s</text:p>
          </table:table-cell>
          <table:table-cell table:style-name="ce122" table:formula="of:=([.A55]-[.A56])/([.B56]-[.B55])*3600" office:value-type="float" office:value="53.7313432835819" calcext:value-type="float">
            <text:p>53,7313432835819 km/h</text:p>
          </table:table-cell>
          <table:table-cell table:style-name="ce125" table:formula="of:=IFERROR((([.C56]-[.C55])/3.6)/([.B56]-[.B55]);0)" office:value-type="float" office:value="1.11383381599465" calcext:value-type="float">
            <text:p>1,1138338159946500000 m/s²</text:p>
          </table:table-cell>
          <table:table-cell table:number-columns-repeated="60"/>
        </table:table-row>
        <table:table-row table:style-name="ro3">
          <table:table-cell table:style-name="ce116" office:value-type="float" office:value="24.2" calcext:value-type="float">
            <text:p>24,2000 km</text:p>
          </table:table-cell>
          <table:table-cell table:style-name="ce91" office:value-type="float" office:value="189" calcext:value-type="float">
            <text:p>189,00000 s</text:p>
          </table:table-cell>
          <table:table-cell table:style-name="ce122" table:formula="of:=([.A56]-[.A57])/([.B57]-[.B56])*3600" office:value-type="float" office:value="76.4150943396227" calcext:value-type="float">
            <text:p>76,4150943396227 km/h</text:p>
          </table:table-cell>
          <table:table-cell table:style-name="ce125" table:formula="of:=IFERROR((([.C57]-[.C56])/3.6)/([.B57]-[.C56]);0)" office:value-type="float" office:value="0.0465816850182896" calcext:value-type="float">
            <text:p>0,0465816850182896000 m/s²</text:p>
          </table:table-cell>
          <table:table-cell table:number-columns-repeated="60"/>
        </table:table-row>
        <table:table-row table:style-name="ro3">
          <table:table-cell table:style-name="ce116" office:value-type="float" office:value="24" calcext:value-type="float">
            <text:p>24,0000 km</text:p>
          </table:table-cell>
          <table:table-cell table:style-name="ce91" office:value-type="float" office:value="198" calcext:value-type="float">
            <text:p>198,00000 s</text:p>
          </table:table-cell>
          <table:table-cell table:style-name="ce122" table:formula="of:=([.A57]-[.A58])/([.B58]-[.B57])*3600" office:value-type="float" office:value="79.9999999999997" calcext:value-type="float">
            <text:p>79,9999999999997 km/h</text:p>
          </table:table-cell>
          <table:table-cell table:style-name="ce125" table:formula="of:=IFERROR((([.C58]-[.C57])/3.6)/([.B58]-[.B57]);0)" office:value-type="float" office:value="0.11064523643139" calcext:value-type="float">
            <text:p>0,1106452364313900000 m/s²</text:p>
          </table:table-cell>
          <table:table-cell>
            <draw:frame table:end-cell-address="quadre_velocitats_R5.I76" table:end-x="1.357cm" table:end-y="0.026cm" draw:z-index="4" draw:name="Chart 7" draw:style-name="gr1" draw:text-style-name="P1" svg:width="15.874cm" svg:height="8.819cm" svg:x="0.185cm" svg:y="0.212cm">
              <draw:object draw:notify-on-update-of-ranges="quadre_velocitats_R5.B65:quadre_velocitats_R5.B75 quadre_velocitats_R5.C64:quadre_velocitats_R5.C64 quadre_velocitats_R5.C65:quadre_velocitats_R5.C75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5"/>
          <table:table-cell>
            <draw:frame table:end-cell-address="quadre_velocitats_R5.Q76" table:end-x="1.052cm" table:end-y="0.026cm" draw:z-index="5" draw:name="Chart 8" draw:style-name="gr1" draw:text-style-name="P1" svg:width="15.874cm" svg:height="8.819cm" svg:x="0.026cm" svg:y="0.212cm">
              <draw:object draw:notify-on-update-of-ranges="quadre_velocitats_R5.B66:quadre_velocitats_R5.B75 quadre_velocitats_R5.D66:quadre_velocitats_R5.D75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53"/>
        </table:table-row>
        <table:table-row table:style-name="ro3">
          <table:table-cell table:style-name="ce116" office:value-type="float" office:value="23.8" calcext:value-type="float">
            <text:p>23,8000 km</text:p>
          </table:table-cell>
          <table:table-cell table:style-name="ce91" office:value-type="float" office:value="208.5" calcext:value-type="float">
            <text:p>208,50000 s</text:p>
          </table:table-cell>
          <table:table-cell table:style-name="ce122" table:formula="of:=([.A58]-[.A59])/([.B59]-[.B58])*3600" office:value-type="float" office:value="68.5714285714283" calcext:value-type="float">
            <text:p>68,5714285714283 km/h</text:p>
          </table:table-cell>
          <table:table-cell table:style-name="ce125" table:formula="of:=IFERROR((([.C59]-[.C58])/3.6)/([.B59]-[.B58]);0)" office:value-type="float" office:value="-0.302343159486016" calcext:value-type="float">
            <text:p>-0,3023431594860160000 m/s²</text:p>
          </table:table-cell>
          <table:table-cell table:number-columns-repeated="60"/>
        </table:table-row>
        <table:table-row table:style-name="ro3">
          <table:table-cell table:style-name="ce116" office:value-type="float" office:value="23.6" calcext:value-type="float">
            <text:p>23,6000 km</text:p>
          </table:table-cell>
          <table:table-cell table:style-name="ce91" office:value-type="float" office:value="218.5" calcext:value-type="float">
            <text:p>218,50000 s</text:p>
          </table:table-cell>
          <table:table-cell table:style-name="ce122" table:formula="of:=([.A59]-[.A60])/([.B60]-[.B59])*3600" office:value-type="float" office:value="71.9999999999997" calcext:value-type="float">
            <text:p>71,9999999999997 km/h</text:p>
          </table:table-cell>
          <table:table-cell table:style-name="ce125" table:formula="of:=IFERROR((([.C60]-[.C59])/3.6)/([.B60]-[.B59]);0)" office:value-type="float" office:value="0.0952380952380949" calcext:value-type="float">
            <text:p>0,0952380952380949000 m/s²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1">
          <table:table-cell table:style-name="ce106" office:value-type="string" calcext:value-type="string" table:number-columns-spanned="4" table:number-rows-spanned="1">
            <text:p>TRAM SANT ANDREU DE LA BARCA <text:s/>- PALLEJÀ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Velocitat</text:p>
          </table:table-cell>
          <table:table-cell table:style-name="ce1" office:value-type="string" calcext:value-type="string">
            <text:p>Acceleració</text:p>
          </table:table-cell>
          <table:table-cell table:number-columns-repeated="60"/>
        </table:table-row>
        <table:table-row table:style-name="ro1">
          <table:table-cell table:style-name="ce117" office:value-type="float" office:value="21.2" calcext:value-type="float">
            <text:p>21,2000 km</text:p>
          </table:table-cell>
          <table:table-cell table:style-name="ce91" office:value-type="float" office:value="438.5" calcext:value-type="float">
            <text:p>438,50000 s</text:p>
          </table:table-cell>
          <table:table-cell table:style-name="ce122"/>
          <table:table-cell table:number-columns-repeated="61"/>
        </table:table-row>
        <table:table-row table:style-name="ro3">
          <table:table-cell table:style-name="ce117" office:value-type="float" office:value="21.1" calcext:value-type="float">
            <text:p>21,1000 km</text:p>
          </table:table-cell>
          <table:table-cell table:style-name="ce91" office:value-type="float" office:value="443.5" calcext:value-type="float">
            <text:p>443,50000 s</text:p>
          </table:table-cell>
          <table:table-cell table:style-name="ce122" table:formula="of:=([.A64]-[.A65])/([.B65]-[.B64])*3600" office:value-type="float" office:value="71.9999999999985" calcext:value-type="float">
            <text:p>71,9999999999985 km/h</text:p>
          </table:table-cell>
          <table:table-cell table:style-name="ce125"/>
          <table:table-cell table:number-columns-repeated="60"/>
        </table:table-row>
        <table:table-row table:style-name="ro3">
          <table:table-cell table:style-name="ce117" office:value-type="float" office:value="21" calcext:value-type="float">
            <text:p>21,0000 km</text:p>
          </table:table-cell>
          <table:table-cell table:style-name="ce91" office:value-type="float" office:value="448.1" calcext:value-type="float">
            <text:p>448,10000 s</text:p>
          </table:table-cell>
          <table:table-cell table:style-name="ce122" table:formula="of:=([.A65]-[.A66])/([.B66]-[.B65])*3600" office:value-type="float" office:value="78.2608695652181" calcext:value-type="float">
            <text:p>78,2608695652181 km/h</text:p>
          </table:table-cell>
          <table:table-cell table:style-name="ce125" table:formula="of:=IFERROR((([.C66]-[.C65])/3.6)/([.B66]-[.C65]);0)" office:value-type="float" office:value="0.00462411708264618" calcext:value-type="float">
            <text:p>0,0046241170826461800 m/s²</text:p>
          </table:table-cell>
          <table:table-cell table:number-columns-repeated="60"/>
        </table:table-row>
        <table:table-row table:style-name="ro3">
          <table:table-cell table:style-name="ce117" office:value-type="float" office:value="20.9" calcext:value-type="float">
            <text:p>20,9000 km</text:p>
          </table:table-cell>
          <table:table-cell table:style-name="ce91" office:value-type="float" office:value="452.5" calcext:value-type="float">
            <text:p>452,50000 s</text:p>
          </table:table-cell>
          <table:table-cell table:style-name="ce122" table:formula="of:=([.A66]-[.A67])/([.B67]-[.B66])*3600" office:value-type="float" office:value="81.8181818181834" calcext:value-type="float">
            <text:p>81,8181818181834 km/h</text:p>
          </table:table-cell>
          <table:table-cell table:style-name="ce125" table:formula="of:=IFERROR((([.C67]-[.C66])/3.6)/([.B67]-[.B66]);0)" office:value-type="float" office:value="0.22457779374781" calcext:value-type="float">
            <text:p>0,2245777937478100000 m/s²</text:p>
          </table:table-cell>
          <table:table-cell table:number-columns-repeated="60"/>
        </table:table-row>
        <table:table-row table:style-name="ro3">
          <table:table-cell table:style-name="ce117" office:value-type="float" office:value="20.8" calcext:value-type="float">
            <text:p>20,8000 km</text:p>
          </table:table-cell>
          <table:table-cell table:style-name="ce91" office:value-type="float" office:value="456.8" calcext:value-type="float">
            <text:p>456,80000 s</text:p>
          </table:table-cell>
          <table:table-cell table:style-name="ce122" table:formula="of:=([.A67]-[.A68])/([.B68]-[.B67])*3600" office:value-type="float" office:value="83.7209302325561" calcext:value-type="float">
            <text:p>83,7209302325561 km/h</text:p>
          </table:table-cell>
          <table:table-cell table:style-name="ce125" table:formula="of:=IFERROR((([.C68]-[.C67])/3.6)/([.B68]-[.B67]);0)" office:value-type="float" office:value="0.122916564235964" calcext:value-type="float">
            <text:p>0,1229165642359640000 m/s²</text:p>
          </table:table-cell>
          <table:table-cell table:number-columns-repeated="60"/>
        </table:table-row>
        <table:table-row table:style-name="ro3">
          <table:table-cell table:style-name="ce117" office:value-type="float" office:value="20.7" calcext:value-type="float">
            <text:p>20,7000 km</text:p>
          </table:table-cell>
          <table:table-cell table:style-name="ce91" office:value-type="float" office:value="461" calcext:value-type="float">
            <text:p>461,00000 s</text:p>
          </table:table-cell>
          <table:table-cell table:style-name="ce122" table:formula="of:=([.A68]-[.A69])/([.B69]-[.B68])*3600" office:value-type="float" office:value="85.7142857142872" calcext:value-type="float">
            <text:p>85,7142857142872 km/h</text:p>
          </table:table-cell>
          <table:table-cell table:style-name="ce125" table:formula="of:=IFERROR((([.C69]-[.C68])/3.6)/([.B69]-[.B68]);0)" office:value-type="float" office:value="0.131835680008666" calcext:value-type="float">
            <text:p>0,1318356800086660000 m/s²</text:p>
          </table:table-cell>
          <table:table-cell table:number-columns-repeated="60"/>
        </table:table-row>
        <table:table-row table:style-name="ro3">
          <table:table-cell table:style-name="ce117" office:value-type="float" office:value="20.6" calcext:value-type="float">
            <text:p>20,6000 km</text:p>
          </table:table-cell>
          <table:table-cell table:style-name="ce91" office:value-type="float" office:value="465" calcext:value-type="float">
            <text:p>465,00000 s</text:p>
          </table:table-cell>
          <table:table-cell table:style-name="ce122" table:formula="of:=([.A69]-[.A70])/([.B70]-[.B69])*3600" office:value-type="float" office:value="89.9999999999981" calcext:value-type="float">
            <text:p>89,9999999999981 km/h</text:p>
          </table:table-cell>
          <table:table-cell table:style-name="ce125" table:formula="of:=IFERROR((([.C70]-[.C69])/3.6)/([.B70]-[.B69]);0)" office:value-type="float" office:value="0.297619047618814" calcext:value-type="float">
            <text:p>0,2976190476188140000 m/s²</text:p>
          </table:table-cell>
          <table:table-cell table:number-columns-repeated="60"/>
        </table:table-row>
        <table:table-row table:style-name="ro3">
          <table:table-cell table:style-name="ce117" office:value-type="float" office:value="20.5" calcext:value-type="float">
            <text:p>20,5000 km</text:p>
          </table:table-cell>
          <table:table-cell table:style-name="ce91" office:value-type="float" office:value="469" calcext:value-type="float">
            <text:p>469,00000 s</text:p>
          </table:table-cell>
          <table:table-cell table:style-name="ce122" table:formula="of:=([.A70]-[.A71])/([.B71]-[.B70])*3600" office:value-type="float" office:value="90.0000000000013" calcext:value-type="float">
            <text:p>90,0000000000013 km/h</text:p>
          </table:table-cell>
          <table:table-cell table:style-name="ce125" table:formula="of:=IFERROR((([.C71]-[.C70])/3.6)/([.B71]-[.B70]);0)" office:value-type="float" office:value="0.0000000000002220446" calcext:value-type="float">
            <text:p>0,0000000000002220446 m/s²</text:p>
          </table:table-cell>
          <table:table-cell table:number-columns-repeated="60"/>
        </table:table-row>
        <table:table-row table:style-name="ro3">
          <table:table-cell table:style-name="ce117" office:value-type="float" office:value="20.4" calcext:value-type="float">
            <text:p>20,4000 km</text:p>
          </table:table-cell>
          <table:table-cell table:style-name="ce91" office:value-type="float" office:value="473" calcext:value-type="float">
            <text:p>473,00000 s</text:p>
          </table:table-cell>
          <table:table-cell table:style-name="ce122" table:formula="of:=([.A71]-[.A72])/([.B72]-[.B71])*3600" office:value-type="float" office:value="90.0000000000013" calcext:value-type="float">
            <text:p>90,0000000000013 km/h</text:p>
          </table:table-cell>
          <table:table-cell table:style-name="ce125" table:formula="of:=IFERROR((([.C72]-[.C71])/3.6)/([.B72]-[.B71]);0)" office:value-type="float" office:value="0" calcext:value-type="float">
            <text:p>0,0000000000000000000 m/s²</text:p>
          </table:table-cell>
          <table:table-cell table:number-columns-repeated="60"/>
        </table:table-row>
        <table:table-row table:style-name="ro3">
          <table:table-cell table:style-name="ce117" office:value-type="float" office:value="20.3" calcext:value-type="float">
            <text:p>20,3000 km</text:p>
          </table:table-cell>
          <table:table-cell table:style-name="ce91" office:value-type="float" office:value="477" calcext:value-type="float">
            <text:p>477,00000 s</text:p>
          </table:table-cell>
          <table:table-cell table:style-name="ce122" table:formula="of:=([.A72]-[.A73])/([.B73]-[.B72])*3600" office:value-type="float" office:value="89.9999999999981" calcext:value-type="float">
            <text:p>89,9999999999981 km/h</text:p>
          </table:table-cell>
          <table:table-cell table:style-name="ce125" table:formula="of:=IFERROR((([.C73]-[.C72])/3.6)/([.B73]-[.B72]);0)" office:value-type="float" office:value="-0.0000000000002220446" calcext:value-type="float">
            <text:p>-0,0000000000002220446 m/s²</text:p>
          </table:table-cell>
          <table:table-cell table:number-columns-repeated="60"/>
        </table:table-row>
        <table:table-row table:style-name="ro3">
          <table:table-cell table:style-name="ce117" office:value-type="float" office:value="20.2" calcext:value-type="float">
            <text:p>20,2000 km</text:p>
          </table:table-cell>
          <table:table-cell table:style-name="ce91" office:value-type="float" office:value="481" calcext:value-type="float">
            <text:p>481,00000 s</text:p>
          </table:table-cell>
          <table:table-cell table:style-name="ce122" table:formula="of:=([.A73]-[.A74])/([.B74]-[.B73])*3600" office:value-type="float" office:value="90.0000000000013" calcext:value-type="float">
            <text:p>90,0000000000013 km/h</text:p>
          </table:table-cell>
          <table:table-cell table:style-name="ce125" table:formula="of:=IFERROR((([.C74]-[.C73])/3.6)/([.B74]-[.B73]);0)" office:value-type="float" office:value="0.0000000000002220446" calcext:value-type="float">
            <text:p>0,0000000000002220446 m/s²</text:p>
          </table:table-cell>
          <table:table-cell table:number-columns-repeated="60"/>
        </table:table-row>
        <table:table-row table:style-name="ro3">
          <table:table-cell table:style-name="ce117" office:value-type="float" office:value="20.1" calcext:value-type="float">
            <text:p>20,1000 km</text:p>
          </table:table-cell>
          <table:table-cell table:style-name="ce91" office:value-type="float" office:value="485" calcext:value-type="float">
            <text:p>485,00000 s</text:p>
          </table:table-cell>
          <table:table-cell table:style-name="ce122" table:formula="of:=([.A74]-[.A75])/([.B75]-[.B74])*3600" office:value-type="float" office:value="89.9999999999981" calcext:value-type="float">
            <text:p>89,9999999999981 km/h</text:p>
          </table:table-cell>
          <table:table-cell table:style-name="ce125" table:formula="of:=IFERROR((([.C75]-[.C74])/3.6)/([.B75]-[.B74]);0)" office:value-type="float" office:value="-0.0000000000002220446" calcext:value-type="float">
            <text:p>-0,0000000000002220446 m/s²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4"/>
          <table:table-cell>
            <draw:frame table:end-cell-address="quadre_velocitats_R5.I95" table:end-x="1.357cm" table:end-y="0.343cm" draw:z-index="6" draw:name="Chart 9" draw:style-name="gr1" draw:text-style-name="P1" svg:width="15.874cm" svg:height="8.988cm" svg:x="0.185cm" svg:y="0.529cm">
              <draw:object draw:notify-on-update-of-ranges="quadre_velocitats_R5.B84:quadre_velocitats_R5.B94 quadre_velocitats_R5.C84:quadre_velocitats_R5.C94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5"/>
          <table:table-cell>
            <draw:frame table:end-cell-address="quadre_velocitats_R5.Q95" table:end-x="1.052cm" table:end-y="0.343cm" draw:z-index="7" draw:name="Chart 10" draw:style-name="gr1" draw:text-style-name="P1" svg:width="15.874cm" svg:height="8.988cm" svg:x="0.026cm" svg:y="0.529cm">
              <draw:object draw:notify-on-update-of-ranges="quadre_velocitats_R5.B85:quadre_velocitats_R5.B94 quadre_velocitats_R5.D85:quadre_velocitats_R5.D94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53"/>
        </table:table-row>
        <table:table-row table:style-name="ro2" table:number-rows-repeated="3">
          <table:table-cell table:number-columns-repeated="64"/>
        </table:table-row>
        <table:table-row table:style-name="ro1">
          <table:table-cell table:style-name="ce106" office:value-type="string" calcext:value-type="string" table:number-columns-spanned="4" table:number-rows-spanned="1">
            <text:p>TRAM CAN ROS <text:s/>- SANT VICENÇ DELS HORTS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Velocitat</text:p>
          </table:table-cell>
          <table:table-cell table:style-name="ce1" office:value-type="string" calcext:value-type="string">
            <text:p>Acceleració</text:p>
          </table:table-cell>
          <table:table-cell table:number-columns-repeated="60"/>
        </table:table-row>
        <table:table-row table:style-name="ro1">
          <table:table-cell table:style-name="ce116" office:value-type="float" office:value="15.2" calcext:value-type="float">
            <text:p>15,2000 km</text:p>
          </table:table-cell>
          <table:table-cell table:style-name="ce91" office:value-type="float" office:value="76.5" calcext:value-type="float">
            <text:p>76,50000 s</text:p>
          </table:table-cell>
          <table:table-cell table:style-name="ce122"/>
          <table:table-cell table:number-columns-repeated="61"/>
        </table:table-row>
        <table:table-row table:style-name="ro3">
          <table:table-cell table:style-name="ce116" office:value-type="float" office:value="15.1" calcext:value-type="float">
            <text:p>15,1000 km</text:p>
          </table:table-cell>
          <table:table-cell table:style-name="ce91" office:value-type="float" office:value="81" calcext:value-type="float">
            <text:p>81,00000 s</text:p>
          </table:table-cell>
          <table:table-cell table:style-name="ce122" table:formula="of:=([.A83]-[.A84])/([.B84]-[.B83])*3600" office:value-type="float" office:value="79.9999999999997" calcext:value-type="float">
            <text:p>79,9999999999997 km/h</text:p>
          </table:table-cell>
          <table:table-cell table:style-name="ce125"/>
          <table:table-cell table:number-columns-repeated="60"/>
        </table:table-row>
        <table:table-row table:style-name="ro3">
          <table:table-cell table:style-name="ce116" office:value-type="float" office:value="15" calcext:value-type="float">
            <text:p>15,0000 km</text:p>
          </table:table-cell>
          <table:table-cell table:style-name="ce91" office:value-type="float" office:value="86" calcext:value-type="float">
            <text:p>86,00000 s</text:p>
          </table:table-cell>
          <table:table-cell table:style-name="ce122" table:formula="of:=([.A84]-[.A85])/([.B85]-[.B84])*3600" office:value-type="float" office:value="71.9999999999997" calcext:value-type="float">
            <text:p>71,9999999999997 km/h</text:p>
          </table:table-cell>
          <table:table-cell table:style-name="ce125" table:formula="of:=IFERROR((([.C85]-[.C84])/3.6)/([.B85]-[.B84]);0)" office:value-type="float" office:value="-0.444444444444443" calcext:value-type="float">
            <text:p>-0,4444444444444430000 m/s²</text:p>
          </table:table-cell>
          <table:table-cell table:number-columns-repeated="60"/>
        </table:table-row>
        <table:table-row table:style-name="ro3">
          <table:table-cell table:style-name="ce1" office:value-type="float" office:value="14.9" calcext:value-type="float">
            <text:p>14,9</text:p>
          </table:table-cell>
          <table:table-cell table:style-name="ce1" office:value-type="float" office:value="90" calcext:value-type="float">
            <text:p>90</text:p>
          </table:table-cell>
          <table:table-cell table:style-name="ce122" table:formula="of:=([.A85]-[.A86])/([.B86]-[.B85])*3600" office:value-type="float" office:value="89.9999999999997" calcext:value-type="float">
            <text:p>89,9999999999997 km/h</text:p>
          </table:table-cell>
          <table:table-cell table:style-name="ce125" table:formula="of:=IFERROR((([.C86]-[.C85])/3.6)/([.B86]-[.B85]);0)" office:value-type="float" office:value="1.25" calcext:value-type="float">
            <text:p>1,2500000000000000000 m/s²</text:p>
          </table:table-cell>
          <table:table-cell table:number-columns-repeated="60"/>
        </table:table-row>
        <table:table-row table:style-name="ro3">
          <table:table-cell table:style-name="ce1" office:value-type="float" office:value="14.8" calcext:value-type="float">
            <text:p>14,8</text:p>
          </table:table-cell>
          <table:table-cell table:style-name="ce1" office:value-type="float" office:value="94.5" calcext:value-type="float">
            <text:p>94,5</text:p>
          </table:table-cell>
          <table:table-cell table:style-name="ce122" table:formula="of:=([.A86]-[.A87])/([.B87]-[.B86])*3600" office:value-type="float" office:value="79.9999999999997" calcext:value-type="float">
            <text:p>79,9999999999997 km/h</text:p>
          </table:table-cell>
          <table:table-cell table:style-name="ce125" table:formula="of:=IFERROR((([.C87]-[.C86])/3.6)/([.B87]-[.B86]);0)" office:value-type="float" office:value="-0.617283950617282" calcext:value-type="float">
            <text:p>-0,6172839506172820000 m/s²</text:p>
          </table:table-cell>
          <table:table-cell table:number-columns-repeated="60"/>
        </table:table-row>
        <table:table-row table:style-name="ro3">
          <table:table-cell table:style-name="ce1" office:value-type="float" office:value="14.7" calcext:value-type="float">
            <text:p>14,7</text:p>
          </table:table-cell>
          <table:table-cell table:style-name="ce1" office:value-type="float" office:value="98.7" calcext:value-type="float">
            <text:p>98,7</text:p>
          </table:table-cell>
          <table:table-cell table:style-name="ce122" table:formula="of:=([.A87]-[.A88])/([.B88]-[.B87])*3600" office:value-type="float" office:value="85.7142857142869" calcext:value-type="float">
            <text:p>85,7142857142869 km/h</text:p>
          </table:table-cell>
          <table:table-cell table:style-name="ce125" table:formula="of:=IFERROR((([.C88]-[.C87])/3.6)/([.B88]-[.B87]);0)" office:value-type="float" office:value="0.377928949357616" calcext:value-type="float">
            <text:p>0,3779289493576160000 m/s²</text:p>
          </table:table-cell>
          <table:table-cell table:number-columns-repeated="60"/>
        </table:table-row>
        <table:table-row table:style-name="ro3">
          <table:table-cell table:style-name="ce1" office:value-type="float" office:value="14.6" calcext:value-type="float">
            <text:p>14,6</text:p>
          </table:table-cell>
          <table:table-cell table:style-name="ce1" office:value-type="float" office:value="103" calcext:value-type="float">
            <text:p>103</text:p>
          </table:table-cell>
          <table:table-cell table:style-name="ce122" table:formula="of:=([.A88]-[.A89])/([.B89]-[.B88])*3600" office:value-type="float" office:value="83.7209302325579" calcext:value-type="float">
            <text:p>83,7209302325579 km/h</text:p>
          </table:table-cell>
          <table:table-cell table:style-name="ce125" table:formula="of:=IFERROR((([.C89]-[.C88])/3.6)/([.B89]-[.B88]);0)" office:value-type="float" office:value="-0.12876973396182" calcext:value-type="float">
            <text:p>-0,1287697339618200000 m/s²</text:p>
          </table:table-cell>
          <table:table-cell table:number-columns-repeated="60"/>
        </table:table-row>
        <table:table-row table:style-name="ro3">
          <table:table-cell table:style-name="ce1" office:value-type="float" office:value="14.5" calcext:value-type="float">
            <text:p>14,5</text:p>
          </table:table-cell>
          <table:table-cell table:style-name="ce1" office:value-type="float" office:value="107" calcext:value-type="float">
            <text:p>107</text:p>
          </table:table-cell>
          <table:table-cell table:style-name="ce122" table:formula="of:=([.A89]-[.A90])/([.B90]-[.B89])*3600" office:value-type="float" office:value="89.9999999999997" calcext:value-type="float">
            <text:p>89,9999999999997 km/h</text:p>
          </table:table-cell>
          <table:table-cell table:style-name="ce125" table:formula="of:=IFERROR((([.C90]-[.C89])/3.6)/([.B90]-[.B89]);0)" office:value-type="float" office:value="0.436046511627902" calcext:value-type="float">
            <text:p>0,4360465116279020000 m/s²</text:p>
          </table:table-cell>
          <table:table-cell table:number-columns-repeated="60"/>
        </table:table-row>
        <table:table-row table:style-name="ro3">
          <table:table-cell table:style-name="ce1" office:value-type="float" office:value="14.4" calcext:value-type="float">
            <text:p>14,4</text:p>
          </table:table-cell>
          <table:table-cell table:style-name="ce1" office:value-type="float" office:value="112.5" calcext:value-type="float">
            <text:p>112,5</text:p>
          </table:table-cell>
          <table:table-cell table:style-name="ce122" table:formula="of:=([.A90]-[.A91])/([.B91]-[.B90])*3600" office:value-type="float" office:value="65.4545454545452" calcext:value-type="float">
            <text:p>65,4545454545452 km/h</text:p>
          </table:table-cell>
          <table:table-cell table:style-name="ce125" table:formula="of:=IFERROR((([.C91]-[.C90])/3.6)/([.B91]-[.B90]);0)" office:value-type="float" office:value="-1.2396694214876" calcext:value-type="float">
            <text:p>-1,2396694214876000000 m/s²</text:p>
          </table:table-cell>
          <table:table-cell table:number-columns-repeated="60"/>
        </table:table-row>
        <table:table-row table:style-name="ro3">
          <table:table-cell table:style-name="ce1" office:value-type="float" office:value="14.3" calcext:value-type="float">
            <text:p>14,3</text:p>
          </table:table-cell>
          <table:table-cell table:style-name="ce1" office:value-type="float" office:value="118.5" calcext:value-type="float">
            <text:p>118,5</text:p>
          </table:table-cell>
          <table:table-cell table:style-name="ce122" table:formula="of:=([.A91]-[.A92])/([.B92]-[.B91])*3600" office:value-type="float" office:value="59.9999999999998" calcext:value-type="float">
            <text:p>59,9999999999998 km/h</text:p>
          </table:table-cell>
          <table:table-cell table:style-name="ce125" table:formula="of:=IFERROR((([.C92]-[.C91])/3.6)/([.B92]-[.B91]);0)" office:value-type="float" office:value="-0.252525252525252" calcext:value-type="float">
            <text:p>-0,2525252525252520000 m/s²</text:p>
          </table:table-cell>
          <table:table-cell table:number-columns-repeated="60"/>
        </table:table-row>
        <table:table-row table:style-name="ro3">
          <table:table-cell table:style-name="ce1" office:value-type="float" office:value="14.2" calcext:value-type="float">
            <text:p>14,2</text:p>
          </table:table-cell>
          <table:table-cell table:style-name="ce1" office:value-type="float" office:value="126.6" calcext:value-type="float">
            <text:p>126,6</text:p>
          </table:table-cell>
          <table:table-cell table:style-name="ce122" table:formula="of:=([.A92]-[.A93])/([.B93]-[.B92])*3600" office:value-type="float" office:value="44.4444444444451" calcext:value-type="float">
            <text:p>44,4444444444451 km/h</text:p>
          </table:table-cell>
          <table:table-cell table:style-name="ce125" table:formula="of:=IFERROR((([.C93]-[.C92])/3.6)/([.B93]-[.B92]);0)" office:value-type="float" office:value="-0.533455265965524" calcext:value-type="float">
            <text:p>-0,5334552659655240000 m/s²</text:p>
          </table:table-cell>
          <table:table-cell table:number-columns-repeated="60"/>
        </table:table-row>
        <table:table-row table:style-name="ro3">
          <table:table-cell/>
          <table:table-cell table:style-name="ce1" office:value-type="float" office:value="144.5" calcext:value-type="float">
            <text:p>144,5</text:p>
          </table:table-cell>
          <table:table-cell table:style-name="ce122" office:value-type="float" office:value="0" calcext:value-type="float">
            <text:p>0,0000000000000 km/h</text:p>
          </table:table-cell>
          <table:table-cell table:style-name="ce125" table:formula="of:=IFERROR((([.C94]-[.C93])/3.6)/([.B94]-[.B93]);0)" office:value-type="float" office:value="-0.68970273811988" calcext:value-type="float">
            <text:p>-0,6897027381198800000 m/s²</text:p>
          </table:table-cell>
          <table:table-cell table:number-columns-repeated="60"/>
        </table:table-row>
        <table:table-row table:style-name="ro2" table:number-rows-repeated="2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1">
          <table:table-cell table:number-columns-repeated="2"/>
          <table:table-cell table:style-name="ce122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1">
          <table:table-cell table:style-name="ce106" office:value-type="string" calcext:value-type="string" table:number-columns-spanned="6" table:number-rows-spanned="1">
            <text:p>TRAM SANT VICENÇ DELS HORTS - MOLÍ NOU</text:p>
          </table:table-cell>
          <table:covered-table-cell table:number-columns-repeated="5"/>
          <table:table-cell table:number-columns-repeated="6"/>
          <table:table-cell>
            <draw:frame table:end-cell-address="quadre_velocitats_R5.U123" table:end-x="2.4cm" table:end-y="0.448cm" draw:z-index="9" draw:name="Chart 12" draw:style-name="gr1" draw:text-style-name="P1" svg:width="20.822cm" svg:height="11.522cm" svg:x="1.376cm" svg:y="0.37cm">
              <draw:object draw:notify-on-update-of-ranges="quadre_velocitats_R5.B102:quadre_velocitats_R5.B129 quadre_velocitats_R5.F101:quadre_velocitats_R5.F101 quadre_velocitats_R5.F102:quadre_velocitats_R5.F127 quadre_velocitats_R5.D101:quadre_velocitats_R5.D101 quadre_velocitats_R5.D102:quadre_velocitats_R5.D127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1"/>
        </table:table-row>
        <table:table-row table:style-name="ro1"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Velocitat en brut</text:p>
          </table:table-cell>
          <table:table-cell table:style-name="ce1" office:value-type="string" calcext:value-type="string">
            <text:p>Acceleració en brut</text:p>
          </table:table-cell>
          <table:table-cell table:style-name="ce1" office:value-type="string" calcext:value-type="string">
            <text:p>Velocitat suavitzada</text:p>
          </table:table-cell>
          <table:table-cell table:style-name="ce1" office:value-type="string" calcext:value-type="string">
            <text:p>Acceleració suavitzada</text:p>
          </table:table-cell>
          <table:table-cell table:number-columns-repeated="58"/>
        </table:table-row>
        <table:table-row table:style-name="ro1">
          <table:table-cell table:style-name="ce116" office:value-type="float" office:value="14" calcext:value-type="float">
            <text:p>14,0000 km</text:p>
          </table:table-cell>
          <table:table-cell table:style-name="ce91" office:value-type="float" office:value="193.7" calcext:value-type="float">
            <text:p>193,70000 s</text:p>
          </table:table-cell>
          <table:table-cell table:style-name="ce122"/>
          <table:table-cell table:number-columns-repeated="61"/>
        </table:table-row>
        <table:table-row table:style-name="ro3">
          <table:table-cell table:style-name="ce116" office:value-type="float" office:value="13.9" calcext:value-type="float">
            <text:p>13,9000 km</text:p>
          </table:table-cell>
          <table:table-cell table:style-name="ce91" office:value-type="float" office:value="199.8" calcext:value-type="float">
            <text:p>199,80000 s</text:p>
          </table:table-cell>
          <table:table-cell table:style-name="ce122" table:formula="of:=([.A102]-[.A103])/([.B103]-[.B102])*3600" office:value-type="float" office:value="59.0163934426225" calcext:value-type="float">
            <text:p>59,0163934426225 km/h</text:p>
          </table:table-cell>
          <table:table-cell table:style-name="ce125"/>
          <table:table-cell table:style-name="ce122" table:formula="of:=[.C103]" office:value-type="float" office:value="59.0163934426225" calcext:value-type="float">
            <text:p>59,0163934426225 km/h</text:p>
          </table:table-cell>
          <table:table-cell table:number-columns-repeated="59"/>
        </table:table-row>
        <table:table-row table:style-name="ro3">
          <table:table-cell table:style-name="ce116" office:value-type="float" office:value="13.825" calcext:value-type="float">
            <text:p>13,8250 km</text:p>
          </table:table-cell>
          <table:table-cell table:style-name="ce91" office:value-type="float" office:value="204.5" calcext:value-type="float">
            <text:p>204,50000 s</text:p>
          </table:table-cell>
          <table:table-cell table:style-name="ce122" table:formula="of:=([.A103]-[.A104])/([.B104]-[.B103])*3600" office:value-type="float" office:value="57.4468085106393" calcext:value-type="float">
            <text:p>57,4468085106393 km/h</text:p>
          </table:table-cell>
          <table:table-cell table:style-name="ce125" table:formula="of:=IFERROR((([.C104]-[.C103])/3.6)/([.B104]-[.B103]);0)" office:value-type="float" office:value="-0.092765066902084" calcext:value-type="float">
            <text:p>-0,0927650669020840000 m/s²</text:p>
          </table:table-cell>
          <table:table-cell table:style-name="ce129" table:formula="of:=AVERAGE([.C103:.C105])" office:value-type="float" office:value="67.1847036813901" calcext:value-type="float">
            <text:p>67,1847036813901 km/h</text:p>
          </table:table-cell>
          <table:table-cell table:style-name="ce125" table:formula="of:=IFERROR((([.E104]-[.E103])/3.6)/([.B104]-[.B103]);0)" office:value-type="float" office:value="0.482760652409431" calcext:value-type="float">
            <text:p>0,4827606524094310000 m/s²</text:p>
          </table:table-cell>
          <table:table-cell table:number-columns-repeated="58"/>
        </table:table-row>
        <table:table-row table:style-name="ro3">
          <table:table-cell table:style-name="ce116" office:value-type="float" office:value="13.695" calcext:value-type="float">
            <text:p>13,6950 km</text:p>
          </table:table-cell>
          <table:table-cell table:style-name="ce91" office:value-type="float" office:value="210" calcext:value-type="float">
            <text:p>210,00000 s</text:p>
          </table:table-cell>
          <table:table-cell table:style-name="ce122" table:formula="of:=([.A104]-[.A105])/([.B105]-[.B104])*3600" office:value-type="float" office:value="85.0909090909084" calcext:value-type="float">
            <text:p>85,0909090909084 km/h</text:p>
          </table:table-cell>
          <table:table-cell table:style-name="ce125" table:formula="of:=IFERROR((([.C105]-[.C104])/3.6)/([.B105]-[.B104]);0)" office:value-type="float" office:value="1.39616669597319" calcext:value-type="float">
            <text:p>1,3961666959731900000 m/s²</text:p>
          </table:table-cell>
          <table:table-cell table:style-name="ce129" table:formula="of:=AVERAGE([.C103:.C107])" office:value-type="float" office:value="69.6348983566504" calcext:value-type="float">
            <text:p>69,6348983566504 km/h</text:p>
          </table:table-cell>
          <table:table-cell table:style-name="ce125" table:formula="of:=IFERROR((([.E105]-[.E104])/3.6)/([.B105]-[.B104]);0)" office:value-type="float" office:value="0.123747205821229" calcext:value-type="float">
            <text:p>0,1237472058212290000 m/s²</text:p>
          </table:table-cell>
          <table:table-cell>
            <draw:frame table:end-cell-address="quadre_velocitats_R5.N123" table:end-x="0.086cm" table:end-y="0.237cm" draw:z-index="8" draw:name="Chart 11" draw:style-name="gr1" draw:text-style-name="P1" svg:width="15.874cm" svg:height="8.799cm" svg:x="1.535cm" svg:y="0.423cm">
              <draw:object draw:notify-on-update-of-ranges="quadre_velocitats_R5.B102:quadre_velocitats_R5.B129 quadre_velocitats_R5.E101:quadre_velocitats_R5.E101 quadre_velocitats_R5.E102:quadre_velocitats_R5.E127 quadre_velocitats_R5.C101:quadre_velocitats_R5.C101 quadre_velocitats_R5.C102:quadre_velocitats_R5.C129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57"/>
        </table:table-row>
        <table:table-row table:style-name="ro3">
          <table:table-cell table:style-name="ce116" office:value-type="float" office:value="13.605" calcext:value-type="float">
            <text:p>13,6050 km</text:p>
          </table:table-cell>
          <table:table-cell table:style-name="ce91" office:value-type="float" office:value="214.7" calcext:value-type="float">
            <text:p>214,70000 s</text:p>
          </table:table-cell>
          <table:table-cell table:style-name="ce122" table:formula="of:=([.A105]-[.A106])/([.B106]-[.B105])*3600" office:value-type="float" office:value="68.936170212766" calcext:value-type="float">
            <text:p>68,9361702127660 km/h</text:p>
          </table:table-cell>
          <table:table-cell table:style-name="ce125" table:formula="of:=IFERROR((([.C106]-[.C105])/3.6)/([.B106]-[.B105]);0)" office:value-type="float" office:value="-0.954771801308656" calcext:value-type="float">
            <text:p>-0,9547718013086560000 m/s²</text:p>
          </table:table-cell>
          <table:table-cell table:style-name="ce129" table:formula="of:=AVERAGE([.C103:.C109])" office:value-type="float" office:value="78.0249273976074" calcext:value-type="float">
            <text:p>78,0249273976074 km/h</text:p>
          </table:table-cell>
          <table:table-cell table:style-name="ce125" table:formula="of:=IFERROR((([.E106]-[.E105])/3.6)/([.B106]-[.B105]);0)" office:value-type="float" office:value="0.495864600529374" calcext:value-type="float">
            <text:p>0,4958646005293740000 m/s²</text:p>
          </table:table-cell>
          <table:table-cell table:number-columns-repeated="58"/>
        </table:table-row>
        <table:table-row table:style-name="ro3">
          <table:table-cell table:style-name="ce116" office:value-type="float" office:value="13.4" calcext:value-type="float">
            <text:p>13,4000 km</text:p>
          </table:table-cell>
          <table:table-cell table:style-name="ce91" office:value-type="float" office:value="224.2" calcext:value-type="float">
            <text:p>224,20000 s</text:p>
          </table:table-cell>
          <table:table-cell table:style-name="ce122" table:formula="of:=([.A106]-[.A107])/([.B107]-[.B106])*3600" office:value-type="float" office:value="77.6842105263158" calcext:value-type="float">
            <text:p>77,6842105263158 km/h</text:p>
          </table:table-cell>
          <table:table-cell table:style-name="ce125" table:formula="of:=IFERROR((([.C107]-[.C106])/3.6)/([.B107]-[.B106]);0)" office:value-type="float" office:value="0.255790652442976" calcext:value-type="float">
            <text:p>0,2557906524429760000 m/s²</text:p>
          </table:table-cell>
          <table:table-cell table:style-name="ce129" table:formula="of:=AVERAGE([.C104:.C110])" office:value-type="float" office:value="80.9676404222878" calcext:value-type="float">
            <text:p>80,9676404222878 km/h</text:p>
          </table:table-cell>
          <table:table-cell table:style-name="ce125" table:formula="of:=IFERROR((([.E107]-[.E106])/3.6)/([.B107]-[.B106]);0)" office:value-type="float" office:value="0.0860442404877298" calcext:value-type="float">
            <text:p>0,0860442404877298000 m/s²</text:p>
          </table:table-cell>
          <table:table-cell table:number-columns-repeated="58"/>
        </table:table-row>
        <table:table-row table:style-name="ro3">
          <table:table-cell table:style-name="ce116" office:value-type="float" office:value="13.205" calcext:value-type="float">
            <text:p>13,2050 km</text:p>
          </table:table-cell>
          <table:table-cell table:style-name="ce91" office:value-type="float" office:value="232" calcext:value-type="float">
            <text:p>232,00000 s</text:p>
          </table:table-cell>
          <table:table-cell table:style-name="ce122" table:formula="of:=([.A107]-[.A108])/([.B108]-[.B107])*3600" office:value-type="float" office:value="90" calcext:value-type="float">
            <text:p>90,0000000000000 km/h</text:p>
          </table:table-cell>
          <table:table-cell table:style-name="ce125" table:formula="of:=IFERROR((([.C108]-[.C107])/3.6)/([.B108]-[.B107]);0)" office:value-type="float" office:value="0.438596491228069" calcext:value-type="float">
            <text:p>0,4385964912280690000 m/s²</text:p>
          </table:table-cell>
          <table:table-cell table:style-name="ce129" table:formula="of:=AVERAGE([.C105:.C111])" office:value-type="float" office:value="85.9477666790096" calcext:value-type="float">
            <text:p>85,9477666790096 km/h</text:p>
          </table:table-cell>
          <table:table-cell table:style-name="ce125" table:formula="of:=IFERROR((([.E108]-[.E107])/3.6)/([.B108]-[.B107]);0)" office:value-type="float" office:value="0.177354923672428" calcext:value-type="float">
            <text:p>0,1773549236724280000 m/s²</text:p>
          </table:table-cell>
          <table:table-cell table:number-columns-repeated="58"/>
        </table:table-row>
        <table:table-row table:style-name="ro3">
          <table:table-cell table:style-name="ce116" office:value-type="float" office:value="13.115" calcext:value-type="float">
            <text:p>13,1150 km</text:p>
          </table:table-cell>
          <table:table-cell table:style-name="ce91" office:value-type="float" office:value="235" calcext:value-type="float">
            <text:p>235,00000 s</text:p>
          </table:table-cell>
          <table:table-cell table:style-name="ce122" table:formula="of:=([.A108]-[.A109])/([.B109]-[.B108])*3600" office:value-type="float" office:value="108" calcext:value-type="float">
            <text:p>108,0000000000000 km/h</text:p>
          </table:table-cell>
          <table:table-cell table:style-name="ce125" table:formula="of:=IFERROR((([.C109]-[.C108])/3.6)/([.B109]-[.B108]);0)" office:value-type="float" office:value="1.66666666666665" calcext:value-type="float">
            <text:p>1,6666666666666500000 m/s²</text:p>
          </table:table-cell>
          <table:table-cell table:style-name="ce129" table:formula="of:=AVERAGE([.C106:.C112])" office:value-type="float" office:value="85.363351094594" calcext:value-type="float">
            <text:p>85,3633510945940 km/h</text:p>
          </table:table-cell>
          <table:table-cell table:style-name="ce125" table:formula="of:=IFERROR((([.E109]-[.E108])/3.6)/([.B109]-[.B108]);0)" office:value-type="float" office:value="-0.0541125541125472" calcext:value-type="float">
            <text:p>-0,0541125541125472000 m/s²</text:p>
          </table:table-cell>
          <table:table-cell table:number-columns-repeated="58"/>
        </table:table-row>
        <table:table-row table:style-name="ro3">
          <table:table-cell table:style-name="ce116" office:value-type="float" office:value="13" calcext:value-type="float">
            <text:p>13,0000 km</text:p>
          </table:table-cell>
          <table:table-cell table:style-name="ce91" office:value-type="float" office:value="240.2" calcext:value-type="float">
            <text:p>240,20000 s</text:p>
          </table:table-cell>
          <table:table-cell table:style-name="ce122" table:formula="of:=([.A109]-[.A110])/([.B110]-[.B109])*3600" office:value-type="float" office:value="79.6153846153849" calcext:value-type="float">
            <text:p>79,6153846153849 km/h</text:p>
          </table:table-cell>
          <table:table-cell table:style-name="ce125" table:formula="of:=IFERROR((([.C110]-[.C109])/3.6)/([.B110]-[.B109]);0)" office:value-type="float" office:value="-1.51627218934909" calcext:value-type="float">
            <text:p>-1,5162721893490900000 m/s²</text:p>
          </table:table-cell>
          <table:table-cell table:style-name="ce129" table:formula="of:=AVERAGE([.C107:.C113])" office:value-type="float" office:value="90.0867553499133" calcext:value-type="float">
            <text:p>90,0867553499133 km/h</text:p>
          </table:table-cell>
          <table:table-cell table:style-name="ce125" table:formula="of:=IFERROR((([.E110]-[.E109])/3.6)/([.B110]-[.B109]);0)" office:value-type="float" office:value="0.252318603382442" calcext:value-type="float">
            <text:p>0,2523186033824420000 m/s²</text:p>
          </table:table-cell>
          <table:table-cell table:number-columns-repeated="58"/>
        </table:table-row>
        <table:table-row table:style-name="ro3">
          <table:table-cell table:style-name="ce116" office:value-type="float" office:value="12.8" calcext:value-type="float">
            <text:p>12,8000 km</text:p>
          </table:table-cell>
          <table:table-cell table:style-name="ce91" office:value-type="float" office:value="248" calcext:value-type="float">
            <text:p>248,00000 s</text:p>
          </table:table-cell>
          <table:table-cell table:style-name="ce122" table:formula="of:=([.A110]-[.A111])/([.B111]-[.B110])*3600" office:value-type="float" office:value="92.3076923076918" calcext:value-type="float">
            <text:p>92,3076923076918 km/h</text:p>
          </table:table-cell>
          <table:table-cell table:style-name="ce125" table:formula="of:=IFERROR((([.C111]-[.C110])/3.6)/([.B111]-[.B110]);0)" office:value-type="float" office:value="0.452005259697539" calcext:value-type="float">
            <text:p>0,4520052596975390000 m/s²</text:p>
          </table:table-cell>
          <table:table-cell table:style-name="ce129" table:formula="of:=AVERAGE([.C108:.C114])" office:value-type="float" office:value="91.2617382617384" calcext:value-type="float">
            <text:p>91,2617382617384 km/h</text:p>
          </table:table-cell>
          <table:table-cell table:style-name="ce125" table:formula="of:=IFERROR((([.E111]-[.E110])/3.6)/([.B111]-[.B110]);0)" office:value-type="float" office:value="0.0418441207914925" calcext:value-type="float">
            <text:p>0,0418441207914925000 m/s²</text:p>
          </table:table-cell>
          <table:table-cell table:number-columns-repeated="58"/>
        </table:table-row>
        <table:table-row table:style-name="ro3">
          <table:table-cell table:style-name="ce116" office:value-type="float" office:value="12.71" calcext:value-type="float">
            <text:p>12,7100 km</text:p>
          </table:table-cell>
          <table:table-cell table:style-name="ce91" office:value-type="float" office:value="252" calcext:value-type="float">
            <text:p>252,00000 s</text:p>
          </table:table-cell>
          <table:table-cell table:style-name="ce122" table:formula="of:=([.A111]-[.A112])/([.B112]-[.B111])*3600" office:value-type="float" office:value="80.9999999999999" calcext:value-type="float">
            <text:p>80,9999999999999 km/h</text:p>
          </table:table-cell>
          <table:table-cell table:style-name="ce125" table:formula="of:=IFERROR((([.C112]-[.C111])/3.6)/([.B112]-[.B111]);0)" office:value-type="float" office:value="-0.785256410256386" calcext:value-type="float">
            <text:p>-0,7852564102563860000 m/s²</text:p>
          </table:table-cell>
          <table:table-cell table:style-name="ce129" table:formula="of:=AVERAGE([.C109:.C115])" office:value-type="float" office:value="91.5138391020744" calcext:value-type="float">
            <text:p>91,5138391020744 km/h</text:p>
          </table:table-cell>
          <table:table-cell table:style-name="ce125" table:formula="of:=IFERROR((([.E112]-[.E111])/3.6)/([.B112]-[.B111]);0)" office:value-type="float" office:value="0.017507002801111" calcext:value-type="float">
            <text:p>0,0175070028011110000 m/s²</text:p>
          </table:table-cell>
          <table:table-cell table:number-columns-repeated="58"/>
        </table:table-row>
        <table:table-row table:style-name="ro3">
          <table:table-cell table:style-name="ce116" office:value-type="float" office:value="12.625" calcext:value-type="float">
            <text:p>12,6250 km</text:p>
          </table:table-cell>
          <table:table-cell table:style-name="ce91" office:value-type="float" office:value="255" calcext:value-type="float">
            <text:p>255,00000 s</text:p>
          </table:table-cell>
          <table:table-cell table:style-name="ce122" table:formula="of:=([.A112]-[.A113])/([.B113]-[.B112])*3600" office:value-type="float" office:value="102.000000000001" calcext:value-type="float">
            <text:p>102,0000000000010 km/h</text:p>
          </table:table-cell>
          <table:table-cell table:style-name="ce125" table:formula="of:=IFERROR((([.C113]-[.C112])/3.6)/([.B113]-[.B112]);0)" office:value-type="float" office:value="1.94444444444455" calcext:value-type="float">
            <text:p>1,9444444444445500000 m/s²</text:p>
          </table:table-cell>
          <table:table-cell table:style-name="ce129" table:formula="of:=AVERAGE([.C110:.C116])" office:value-type="float" office:value="87.8403697143193" calcext:value-type="float">
            <text:p>87,8403697143193 km/h</text:p>
          </table:table-cell>
          <table:table-cell table:style-name="ce125" table:formula="of:=IFERROR((([.E113]-[.E112])/3.6)/([.B113]-[.B112]);0)" office:value-type="float" office:value="-0.340136054421768" calcext:value-type="float">
            <text:p>-0,3401360544217680000 m/s²</text:p>
          </table:table-cell>
          <table:table-cell table:number-columns-repeated="58"/>
        </table:table-row>
        <table:table-row table:style-name="ro3">
          <table:table-cell table:style-name="ce116" office:value-type="float" office:value="12.52" calcext:value-type="float">
            <text:p>12,5200 km</text:p>
          </table:table-cell>
          <table:table-cell table:style-name="ce91" office:value-type="float" office:value="259.4" calcext:value-type="float">
            <text:p>259,40000 s</text:p>
          </table:table-cell>
          <table:table-cell table:style-name="ce122" table:formula="of:=([.A113]-[.A114])/([.B114]-[.B113])*3600" office:value-type="float" office:value="85.9090909090917" calcext:value-type="float">
            <text:p>85,9090909090917 km/h</text:p>
          </table:table-cell>
          <table:table-cell table:style-name="ce125" table:formula="of:=IFERROR((([.C114]-[.C113])/3.6)/([.B114]-[.B113]);0)" office:value-type="float" office:value="-1.01584022038569" calcext:value-type="float">
            <text:p>-1,0158402203856900000 m/s²</text:p>
          </table:table-cell>
          <table:table-cell table:style-name="ce129" table:formula="of:=AVERAGE([.C111:.C117])" office:value-type="float" office:value="89.0381719121217" calcext:value-type="float">
            <text:p>89,0381719121217 km/h</text:p>
          </table:table-cell>
          <table:table-cell table:style-name="ce125" table:formula="of:=IFERROR((([.E114]-[.E113])/3.6)/([.B114]-[.B113]);0)" office:value-type="float" office:value="0.0756188256188327" calcext:value-type="float">
            <text:p>0,0756188256188327000 m/s²</text:p>
          </table:table-cell>
          <table:table-cell table:number-columns-repeated="58"/>
        </table:table-row>
        <table:table-row table:style-name="ro3">
          <table:table-cell table:style-name="ce116" office:value-type="float" office:value="12.39" calcext:value-type="float">
            <text:p>12,3900 km</text:p>
          </table:table-cell>
          <table:table-cell table:style-name="ce91" office:value-type="float" office:value="264.5" calcext:value-type="float">
            <text:p>264,50000 s</text:p>
          </table:table-cell>
          <table:table-cell table:style-name="ce122" table:formula="of:=([.A114]-[.A115])/([.B115]-[.B114])*3600" office:value-type="float" office:value="91.7647058823518" calcext:value-type="float">
            <text:p>91,7647058823518 km/h</text:p>
          </table:table-cell>
          <table:table-cell table:style-name="ce125" table:formula="of:=IFERROR((([.C115]-[.C114])/3.6)/([.B115]-[.B114]);0)" office:value-type="float" office:value="0.318933277410681" calcext:value-type="float">
            <text:p>0,3189332774106810000 m/s²</text:p>
          </table:table-cell>
          <table:table-cell table:style-name="ce129" table:formula="of:=AVERAGE([.C112:.C118])" office:value-type="float" office:value="85.7414686154184" calcext:value-type="float">
            <text:p>85,7414686154184 km/h</text:p>
          </table:table-cell>
          <table:table-cell table:style-name="ce125" table:formula="of:=IFERROR((([.E115]-[.E114])/3.6)/([.B115]-[.B114]);0)" office:value-type="float" office:value="-0.179559003088411" calcext:value-type="float">
            <text:p>-0,1795590030884110000 m/s²</text:p>
          </table:table-cell>
          <table:table-cell table:number-columns-repeated="58"/>
        </table:table-row>
        <table:table-row table:style-name="ro3">
          <table:table-cell table:style-name="ce116" office:value-type="float" office:value="12.31" calcext:value-type="float">
            <text:p>12,3100 km</text:p>
          </table:table-cell>
          <table:table-cell table:style-name="ce91" office:value-type="float" office:value="268" calcext:value-type="float">
            <text:p>268,00000 s</text:p>
          </table:table-cell>
          <table:table-cell table:style-name="ce122" table:formula="of:=([.A115]-[.A116])/([.B116]-[.B115])*3600" office:value-type="float" office:value="82.2857142857144" calcext:value-type="float">
            <text:p>82,2857142857144 km/h</text:p>
          </table:table-cell>
          <table:table-cell table:style-name="ce125" table:formula="of:=IFERROR((([.C116]-[.C115])/3.6)/([.B116]-[.B115]);0)" office:value-type="float" office:value="-0.752300920368053" calcext:value-type="float">
            <text:p>-0,7523009203680530000 m/s²</text:p>
          </table:table-cell>
          <table:table-cell table:style-name="ce129" table:formula="of:=AVERAGE([.C113:.C119])" office:value-type="float" office:value="87.2451005766775" calcext:value-type="float">
            <text:p>87,2451005766775 km/h</text:p>
          </table:table-cell>
          <table:table-cell table:style-name="ce125" table:formula="of:=IFERROR((([.E116]-[.E115])/3.6)/([.B116]-[.B115]);0)" office:value-type="float" office:value="0.119335869941194" calcext:value-type="float">
            <text:p>0,1193358699411940000 m/s²</text:p>
          </table:table-cell>
          <table:table-cell table:number-columns-repeated="58"/>
        </table:table-row>
        <table:table-row table:style-name="ro3">
          <table:table-cell table:style-name="ce116" office:value-type="float" office:value="12.2" calcext:value-type="float">
            <text:p>12,2000 km</text:p>
          </table:table-cell>
          <table:table-cell table:style-name="ce91" office:value-type="float" office:value="272.5" calcext:value-type="float">
            <text:p>272,50000 s</text:p>
          </table:table-cell>
          <table:table-cell table:style-name="ce122" table:formula="of:=([.A116]-[.A117])/([.B117]-[.B116])*3600" office:value-type="float" office:value="88.000000000001" calcext:value-type="float">
            <text:p>88,0000000000010 km/h</text:p>
          </table:table-cell>
          <table:table-cell table:style-name="ce125" table:formula="of:=IFERROR((([.C117]-[.C116])/3.6)/([.B117]-[.B116]);0)" office:value-type="float" office:value="0.352733686067074" calcext:value-type="float">
            <text:p>0,3527336860670740000 m/s²</text:p>
          </table:table-cell>
          <table:table-cell table:style-name="ce129" table:formula="of:=AVERAGE([.C114:.C120])" office:value-type="float" office:value="91.0410189440244" calcext:value-type="float">
            <text:p>91,0410189440244 km/h</text:p>
          </table:table-cell>
          <table:table-cell table:style-name="ce125" table:formula="of:=IFERROR((([.E117]-[.E116])/3.6)/([.B117]-[.B116]);0)" office:value-type="float" office:value="0.234315948601666" calcext:value-type="float">
            <text:p>0,2343159486016660000 m/s²</text:p>
          </table:table-cell>
          <table:table-cell table:number-columns-repeated="58"/>
        </table:table-row>
        <table:table-row table:style-name="ro3">
          <table:table-cell table:style-name="ce116" office:value-type="float" office:value="12.1" calcext:value-type="float">
            <text:p>12,1000 km</text:p>
          </table:table-cell>
          <table:table-cell table:style-name="ce91" office:value-type="float" office:value="277.7" calcext:value-type="float">
            <text:p>277,70000 s</text:p>
          </table:table-cell>
          <table:table-cell table:style-name="ce122" table:formula="of:=([.A117]-[.A118])/([.B118]-[.B117])*3600" office:value-type="float" office:value="69.2307692307691" calcext:value-type="float">
            <text:p>69,2307692307691 km/h</text:p>
          </table:table-cell>
          <table:table-cell table:style-name="ce125" table:formula="of:=IFERROR((([.C118]-[.C117])/3.6)/([.B118]-[.B117]);0)" office:value-type="float" office:value="-1.00262984878375" calcext:value-type="float">
            <text:p>-1,0026298487837500000 m/s²</text:p>
          </table:table-cell>
          <table:table-cell table:style-name="ce129" table:formula="of:=AVERAGE([.C115:.C121])" office:value-type="float" office:value="89.7105409114186" calcext:value-type="float">
            <text:p>89,7105409114186 km/h</text:p>
          </table:table-cell>
          <table:table-cell table:style-name="ce125" table:formula="of:=IFERROR((([.E118]-[.E117])/3.6)/([.B118]-[.B117]);0)" office:value-type="float" office:value="-0.0710725444768071" calcext:value-type="float">
            <text:p>-0,0710725444768071000 m/s²</text:p>
          </table:table-cell>
          <table:table-cell table:number-columns-repeated="58"/>
        </table:table-row>
        <table:table-row table:style-name="ro3">
          <table:table-cell table:style-name="ce116" office:value-type="float" office:value="11.8" calcext:value-type="float">
            <text:p>11,8000 km</text:p>
          </table:table-cell>
          <table:table-cell table:style-name="ce91" office:value-type="float" office:value="289.5" calcext:value-type="float">
            <text:p>289,50000 s</text:p>
          </table:table-cell>
          <table:table-cell table:style-name="ce122" table:formula="of:=([.A118]-[.A119])/([.B119]-[.B118])*3600" office:value-type="float" office:value="91.5254237288131" calcext:value-type="float">
            <text:p>91,5254237288131 km/h</text:p>
          </table:table-cell>
          <table:table-cell table:style-name="ce125" table:formula="of:=IFERROR((([.C119]-[.C118])/3.6)/([.B119]-[.B118]);0)" office:value-type="float" office:value="0.524827083287288" calcext:value-type="float">
            <text:p>0,5248270832872880000 m/s²</text:p>
          </table:table-cell>
          <table:table-cell table:style-name="ce129" table:formula="of:=AVERAGE([.C116:.C122])" office:value-type="float" office:value="88.9937240641979" calcext:value-type="float">
            <text:p>88,9937240641979 km/h</text:p>
          </table:table-cell>
          <table:table-cell table:style-name="ce125" table:formula="of:=IFERROR((([.E119]-[.E118])/3.6)/([.B119]-[.B118]);0)" office:value-type="float" office:value="-0.0168742195673429" calcext:value-type="float">
            <text:p>-0,0168742195673429000 m/s²</text:p>
          </table:table-cell>
          <table:table-cell table:number-columns-repeated="58"/>
        </table:table-row>
        <table:table-row table:style-name="ro3">
          <table:table-cell table:style-name="ce116" office:value-type="float" office:value="11.7" calcext:value-type="float">
            <text:p>11,7000 km</text:p>
          </table:table-cell>
          <table:table-cell table:style-name="ce91" office:value-type="float" office:value="292.3" calcext:value-type="float">
            <text:p>292,30000 s</text:p>
          </table:table-cell>
          <table:table-cell table:style-name="ce122" table:formula="of:=([.A119]-[.A120])/([.B120]-[.B119])*3600" office:value-type="float" office:value="128.57142857143" calcext:value-type="float">
            <text:p>128,5714285714300 km/h</text:p>
          </table:table-cell>
          <table:table-cell table:style-name="ce125" table:formula="of:=IFERROR((([.C120]-[.C119])/3.6)/([.B120]-[.B119]);0)" office:value-type="float" office:value="3.67519889311673" calcext:value-type="float">
            <text:p>3,6751988931167300000 m/s²</text:p>
          </table:table-cell>
          <table:table-cell table:style-name="ce129" table:formula="of:=AVERAGE([.C117:.C123])" office:value-type="float" office:value="89.7821760303503" calcext:value-type="float">
            <text:p>89,7821760303503 km/h</text:p>
          </table:table-cell>
          <table:table-cell table:style-name="ce125" table:formula="of:=IFERROR((([.E120]-[.E119])/3.6)/([.B120]-[.B119]);0)" office:value-type="float" office:value="0.0782194410865439" calcext:value-type="float">
            <text:p>0,0782194410865439000 m/s²</text:p>
          </table:table-cell>
          <table:table-cell table:number-columns-repeated="58"/>
        </table:table-row>
        <table:table-row table:style-name="ro3">
          <table:table-cell table:style-name="ce116" office:value-type="float" office:value="11.6" calcext:value-type="float">
            <text:p>11,6000 km</text:p>
          </table:table-cell>
          <table:table-cell table:style-name="ce91" office:value-type="float" office:value="297" calcext:value-type="float">
            <text:p>297,00000 s</text:p>
          </table:table-cell>
          <table:table-cell table:style-name="ce122" table:formula="of:=([.A120]-[.A121])/([.B121]-[.B120])*3600" office:value-type="float" office:value="76.595744680851" calcext:value-type="float">
            <text:p>76,5957446808510 km/h</text:p>
          </table:table-cell>
          <table:table-cell table:style-name="ce125" table:formula="of:=IFERROR((([.C121]-[.C120])/3.6)/([.B121]-[.B120]);0)" office:value-type="float" office:value="-3.07184892970325" calcext:value-type="float">
            <text:p>-3,0718489297032500000 m/s²</text:p>
          </table:table-cell>
          <table:table-cell table:style-name="ce129" table:formula="of:=AVERAGE([.C118:.C124])" office:value-type="float" office:value="88.8990591472333" calcext:value-type="float">
            <text:p>88,8990591472333 km/h</text:p>
          </table:table-cell>
          <table:table-cell table:style-name="ce125" table:formula="of:=IFERROR((([.E121]-[.E120])/3.6)/([.B121]-[.B120]);0)" office:value-type="float" office:value="-0.0521936692149502" calcext:value-type="float">
            <text:p>-0,0521936692149502000 m/s²</text:p>
          </table:table-cell>
          <table:table-cell table:number-columns-repeated="58"/>
        </table:table-row>
        <table:table-row table:style-name="ro3">
          <table:table-cell table:style-name="ce116" office:value-type="float" office:value="11.4" calcext:value-type="float">
            <text:p>11,4000 km</text:p>
          </table:table-cell>
          <table:table-cell table:style-name="ce91" office:value-type="float" office:value="305.3" calcext:value-type="float">
            <text:p>305,30000 s</text:p>
          </table:table-cell>
          <table:table-cell table:style-name="ce122" table:formula="of:=([.A121]-[.A122])/([.B122]-[.B121])*3600" office:value-type="float" office:value="86.7469879518068" calcext:value-type="float">
            <text:p>86,7469879518068 km/h</text:p>
          </table:table-cell>
          <table:table-cell table:style-name="ce125" table:formula="of:=IFERROR((([.C122]-[.C121])/3.6)/([.B122]-[.B121]);0)" office:value-type="float" office:value="0.33973371054069" calcext:value-type="float">
            <text:p>0,3397337105406900000 m/s²</text:p>
          </table:table-cell>
          <table:table-cell table:style-name="ce129" table:formula="of:=AVERAGE([.C119:.C125])" office:value-type="float" office:value="91.3377163804111" calcext:value-type="float">
            <text:p>91,3377163804111 km/h</text:p>
          </table:table-cell>
          <table:table-cell table:style-name="ce125" table:formula="of:=IFERROR((([.E122]-[.E121])/3.6)/([.B122]-[.B121]);0)" office:value-type="float" office:value="0.0816150345775699" calcext:value-type="float">
            <text:p>0,0816150345775699000 m/s²</text:p>
          </table:table-cell>
          <table:table-cell table:number-columns-repeated="58"/>
        </table:table-row>
        <table:table-row table:style-name="ro3">
          <table:table-cell table:style-name="ce116" office:value-type="float" office:value="11.3" calcext:value-type="float">
            <text:p>11,3000 km</text:p>
          </table:table-cell>
          <table:table-cell table:style-name="ce91" office:value-type="float" office:value="309.4" calcext:value-type="float">
            <text:p>309,40000 s</text:p>
          </table:table-cell>
          <table:table-cell table:style-name="ce122" table:formula="of:=([.A122]-[.A123])/([.B123]-[.B122])*3600" office:value-type="float" office:value="87.8048780487809" calcext:value-type="float">
            <text:p>87,8048780487809 km/h</text:p>
          </table:table-cell>
          <table:table-cell table:style-name="ce125" table:formula="of:=IFERROR((([.C123]-[.C122])/3.6)/([.B123]-[.B122]);0)" office:value-type="float" office:value="0.0716727707977042" calcext:value-type="float">
            <text:p>0,0716727707977042000 m/s²</text:p>
          </table:table-cell>
          <table:table-cell table:style-name="ce129" table:formula="of:=AVERAGE([.C120:.C126])" office:value-type="float" office:value="85.2597403958285" calcext:value-type="float">
            <text:p>85,2597403958285 km/h</text:p>
          </table:table-cell>
          <table:table-cell table:style-name="ce125" table:formula="of:=IFERROR((([.E123]-[.E122])/3.6)/([.B123]-[.B122]);0)" office:value-type="float" office:value="-0.411786990825386" calcext:value-type="float">
            <text:p>-0,4117869908253860000 m/s²</text:p>
          </table:table-cell>
          <table:table-cell table:number-columns-repeated="58"/>
        </table:table-row>
        <table:table-row table:style-name="ro3">
          <table:table-cell table:style-name="ce116" office:value-type="float" office:value="11.2" calcext:value-type="float">
            <text:p>11,2000 km</text:p>
          </table:table-cell>
          <table:table-cell table:style-name="ce91" office:value-type="float" office:value="313.8" calcext:value-type="float">
            <text:p>313,80000 s</text:p>
          </table:table-cell>
          <table:table-cell table:style-name="ce122" table:formula="of:=([.A123]-[.A124])/([.B124]-[.B123])*3600" office:value-type="float" office:value="81.8181818181823" calcext:value-type="float">
            <text:p>81,8181818181823 km/h</text:p>
          </table:table-cell>
          <table:table-cell table:style-name="ce125" table:formula="of:=IFERROR((([.C124]-[.C123])/3.6)/([.B124]-[.B123]);0)" office:value-type="float" office:value="-0.377947994355967" calcext:value-type="float">
            <text:p>-0,3779479943559670000 m/s²</text:p>
          </table:table-cell>
          <table:table-cell table:style-name="ce129" table:formula="of:=AVERAGE([.C121:.C127])" office:value-type="float" office:value="66.8923934570528" calcext:value-type="float">
            <text:p>66,8923934570528 km/h</text:p>
          </table:table-cell>
          <table:table-cell table:style-name="ce125" table:formula="of:=IFERROR((([.E124]-[.E123])/3.6)/([.B124]-[.B123]);0)" office:value-type="float" office:value="-1.15955473098331" calcext:value-type="float">
            <text:p>-1,1595547309833100000 m/s²</text:p>
          </table:table-cell>
          <table:table-cell table:number-columns-repeated="58"/>
        </table:table-row>
        <table:table-row table:style-name="ro3">
          <table:table-cell table:style-name="ce116" office:value-type="float" office:value="10.5" calcext:value-type="float">
            <text:p>10,5000 km</text:p>
          </table:table-cell>
          <table:table-cell table:style-name="ce91" office:value-type="float" office:value="343" calcext:value-type="float">
            <text:p>343,00000 s</text:p>
          </table:table-cell>
          <table:table-cell table:style-name="ce122" table:formula="of:=([.A124]-[.A125])/([.B125]-[.B124])*3600" office:value-type="float" office:value="86.3013698630136" calcext:value-type="float">
            <text:p>86,3013698630136 km/h</text:p>
          </table:table-cell>
          <table:table-cell table:style-name="ce125" table:formula="of:=IFERROR((([.C125]-[.C124])/3.6)/([.B125]-[.B124]);0)" office:value-type="float" office:value="0.0426482880977103" calcext:value-type="float">
            <text:p>0,0426482880977103000 m/s²</text:p>
          </table:table-cell>
          <table:table-cell table:style-name="ce129" table:formula="of:=AVERAGE([.C123:.C127])" office:value-type="float" office:value="60.9808043133423" calcext:value-type="float">
            <text:p>60,9808043133423 km/h</text:p>
          </table:table-cell>
          <table:table-cell table:style-name="ce125" table:formula="of:=IFERROR((([.E125]-[.E124])/3.6)/([.B125]-[.B124]);0)" office:value-type="float" office:value="-0.0562365786121619" calcext:value-type="float">
            <text:p>-0,0562365786121619000 m/s²</text:p>
          </table:table-cell>
          <table:table-cell table:number-columns-repeated="58"/>
        </table:table-row>
        <table:table-row table:style-name="ro3">
          <table:table-cell table:style-name="ce116" office:value-type="float" office:value="10.3" calcext:value-type="float">
            <text:p>10,3000 km</text:p>
          </table:table-cell>
          <table:table-cell table:style-name="ce91" office:value-type="float" office:value="357.7" calcext:value-type="float">
            <text:p>357,70000 s</text:p>
          </table:table-cell>
          <table:table-cell table:style-name="ce122" table:formula="of:=([.A125]-[.A126])/([.B126]-[.B125])*3600" office:value-type="float" office:value="48.9795918367346" calcext:value-type="float">
            <text:p>48,9795918367346 km/h</text:p>
          </table:table-cell>
          <table:table-cell table:style-name="ce125" table:formula="of:=IFERROR((([.C126]-[.C125])/3.6)/([.B126]-[.B125]);0)" office:value-type="float" office:value="-0.705249017881314" calcext:value-type="float">
            <text:p>-0,7052490178813140000 m/s²</text:p>
          </table:table-cell>
          <table:table-cell table:style-name="ce129" table:formula="of:=AVERAGE([.C125:.C127])" office:value-type="float" office:value="45.0936538999161" calcext:value-type="float">
            <text:p>45,0936538999161 km/h</text:p>
          </table:table-cell>
          <table:table-cell table:style-name="ce125" table:formula="of:=IFERROR((([.E126]-[.E125])/3.6)/([.B126]-[.B125]);0)" office:value-type="float" office:value="-0.300210703201554" calcext:value-type="float">
            <text:p>-0,3002107032015540000 m/s²</text:p>
          </table:table-cell>
          <table:table-cell table:number-columns-repeated="58"/>
        </table:table-row>
        <table:table-row table:style-name="ro3">
          <table:table-cell table:style-name="ce1"/>
          <table:table-cell table:style-name="ce91" office:value-type="float" office:value="369.4" calcext:value-type="float">
            <text:p>369,40000 s</text:p>
          </table:table-cell>
          <table:table-cell table:style-name="ce122" office:value-type="float" office:value="0" calcext:value-type="float">
            <text:p>0,0000000000000 km/h</text:p>
          </table:table-cell>
          <table:table-cell table:style-name="ce125" table:formula="of:=IFERROR((([.C127]-[.C126])/3.6)/([.B127]-[.B126]);0)" office:value-type="float" office:value="-1.16285830571545" calcext:value-type="float">
            <text:p>-1,1628583057154500000 m/s²</text:p>
          </table:table-cell>
          <table:table-cell table:style-name="ce122" table:formula="of:=[.C127]" office:value-type="float" office:value="0" calcext:value-type="float">
            <text:p>0,0000000000000 km/h</text:p>
          </table:table-cell>
          <table:table-cell table:style-name="ce125" table:formula="of:=IFERROR((([.E127]-[.E126])/3.6)/([.B127]-[.B126]);0)" office:value-type="float" office:value="-1.07059957027341" calcext:value-type="float">
            <text:p>-1,0705995702734100000 m/s²</text:p>
          </table:table-cell>
          <table:table-cell table:number-columns-repeated="58"/>
        </table:table-row>
        <table:table-row table:style-name="ro1">
          <table:table-cell table:style-name="ce1"/>
          <table:table-cell table:style-name="ce1" table:formula="of:=CONCATENATE(QUOTIENT([.B127]-[.B102];60);&quot;:&quot;;MOD([.B127]-[.B102];60))" office:value-type="string" office:string-value="2:55,7" calcext:value-type="string">
            <text:p>2:55,7</text:p>
          </table:table-cell>
          <table:table-cell table:style-name="ce122"/>
          <table:table-cell table:style-name="ce126"/>
          <table:table-cell table:number-columns-repeated="60"/>
        </table:table-row>
        <table:table-row table:style-name="ro1">
          <table:table-cell table:style-name="ce106" office:value-type="string" calcext:value-type="string" table:number-columns-spanned="5" table:number-rows-spanned="1">
            <text:p>TRAM SANT BOI - CORNELLÀ RIERA - ALMEDA</text:p>
          </table:table-cell>
          <table:covered-table-cell table:number-columns-repeated="4"/>
          <table:table-cell table:style-name="ce111"/>
          <table:table-cell table:number-columns-repeated="58"/>
        </table:table-row>
        <table:table-row table:style-name="ro3"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Timestamp</text:p>
          </table:table-cell>
          <table:table-cell table:style-name="ce123" office:value-type="string" calcext:value-type="string">
            <text:p>Velocitat en brut</text:p>
          </table:table-cell>
          <table:table-cell table:style-name="ce127" office:value-type="string" calcext:value-type="string">
            <text:p>Acceleració en brut</text:p>
          </table:table-cell>
          <table:table-cell table:style-name="ce1" office:value-type="string" calcext:value-type="string">
            <text:p>Senyals de lími-</text:p>
          </table:table-cell>
          <table:table-cell>
            <draw:frame table:end-cell-address="quadre_velocitats_R5.K148" table:end-x="1.161cm" table:end-y="0.343cm" draw:z-index="10" draw:name="Chart 13" draw:style-name="gr1" draw:text-style-name="P1" svg:width="15.874cm" svg:height="9.283cm" svg:x="0.185cm" svg:y="0.529cm">
              <draw:object draw:notify-on-update-of-ranges="quadre_velocitats_R5.B131:quadre_velocitats_R5.B165 quadre_velocitats_R5.C130:quadre_velocitats_R5.C130 quadre_velocitats_R5.C131:quadre_velocitats_R5.C165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4"/>
          <table:table-cell>
            <draw:frame table:end-cell-address="quadre_velocitats_R5.Q148" table:end-x="1.052cm" table:end-y="0.343cm" draw:z-index="11" draw:name="Chart 14" draw:style-name="gr1" draw:text-style-name="P1" svg:width="15.874cm" svg:height="9.283cm" svg:x="0.026cm" svg:y="0.529cm">
              <draw:object draw:notify-on-update-of-ranges="quadre_velocitats_R5.B131:quadre_velocitats_R5.B165 quadre_velocitats_R5.D130:quadre_velocitats_R5.D130 quadre_velocitats_R5.D131:quadre_velocitats_R5.D165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53"/>
        </table:table-row>
        <table:table-row table:style-name="ro1">
          <table:table-cell table:style-name="ce116" office:value-type="float" office:value="9" calcext:value-type="float">
            <text:p>9,0000 km</text:p>
          </table:table-cell>
          <table:table-cell table:style-name="ce91" office:value-type="float" office:value="0" calcext:value-type="float">
            <text:p>0,00000 s</text:p>
          </table:table-cell>
          <table:table-cell table:style-name="ce122"/>
          <table:table-cell/>
          <table:table-cell table:style-name="ce1" office:value-type="string" calcext:value-type="string">
            <text:p>tacions de velo-</text:p>
          </table:table-cell>
          <table:table-cell table:number-columns-repeated="59"/>
        </table:table-row>
        <table:table-row table:style-name="ro3">
          <table:table-cell table:style-name="ce116" office:value-type="float" office:value="8.8" calcext:value-type="float">
            <text:p>8,8000 km</text:p>
          </table:table-cell>
          <table:table-cell table:style-name="ce91" office:value-type="float" office:value="21" calcext:value-type="float">
            <text:p>21,00000 s</text:p>
          </table:table-cell>
          <table:table-cell table:style-name="ce122" table:formula="of:=([.A131]-[.A132])/([.B132]-[.B131])*3600" office:value-type="float" office:value="34.2857142857142" calcext:value-type="float">
            <text:p>34,2857142857142 km/h</text:p>
          </table:table-cell>
          <table:table-cell table:style-name="ce126"/>
          <table:table-cell table:style-name="ce1" office:value-type="string" calcext:value-type="string">
            <text:p>citat vistos al tram</text:p>
          </table:table-cell>
          <table:table-cell table:number-columns-repeated="59"/>
        </table:table-row>
        <table:table-row table:style-name="ro3">
          <table:table-cell table:style-name="ce116" office:value-type="float" office:value="8.6" calcext:value-type="float">
            <text:p>8,6000 km</text:p>
          </table:table-cell>
          <table:table-cell table:style-name="ce91" office:value-type="float" office:value="41" calcext:value-type="float">
            <text:p>41,00000 s</text:p>
          </table:table-cell>
          <table:table-cell table:style-name="ce122" table:formula="of:=([.A132]-[.A133])/([.B133]-[.B132])*3600" office:value-type="float" office:value="36.0000000000002" calcext:value-type="float">
            <text:p>36,0000000000002 km/h</text:p>
          </table:table-cell>
          <table:table-cell table:style-name="ce125" table:formula="of:=IFERROR((([.C133]-[.C132])/3.6)/([.B133]-[.B132]);0)" office:value-type="float" office:value="0.0238095238095282" calcext:value-type="float">
            <text:p>0,0238095238095282000 m/s²</text:p>
          </table:table-cell>
          <table:table-cell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8.5" calcext:value-type="float">
            <text:p>8,5000 km</text:p>
          </table:table-cell>
          <table:table-cell table:style-name="ce91" office:value-type="float" office:value="48" calcext:value-type="float">
            <text:p>48,00000 s</text:p>
          </table:table-cell>
          <table:table-cell table:style-name="ce122" table:formula="of:=([.A133]-[.A134])/([.B134]-[.B133])*3600" office:value-type="float" office:value="51.4285714285712" calcext:value-type="float">
            <text:p>51,4285714285712 km/h</text:p>
          </table:table-cell>
          <table:table-cell table:style-name="ce125" table:formula="of:=IFERROR((([.C134]-[.C133])/3.6)/([.B134]-[.B133]);0)" office:value-type="float" office:value="0.612244897959169" calcext:value-type="float">
            <text:p>0,6122448979591690000 m/s²</text:p>
          </table:table-cell>
          <table:table-cell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8.4" calcext:value-type="float">
            <text:p>8,4000 km</text:p>
          </table:table-cell>
          <table:table-cell table:style-name="ce91" office:value-type="float" office:value="54" calcext:value-type="float">
            <text:p>54,00000 s</text:p>
          </table:table-cell>
          <table:table-cell table:style-name="ce122" table:formula="of:=([.A134]-[.A135])/([.B135]-[.B134])*3600" office:value-type="float" office:value="59.9999999999998" calcext:value-type="float">
            <text:p>59,9999999999998 km/h</text:p>
          </table:table-cell>
          <table:table-cell table:style-name="ce125" table:formula="of:=IFERROR((([.C135]-[.C134])/3.6)/([.B135]-[.B134]);0)" office:value-type="float" office:value="0.396825396825395" calcext:value-type="float">
            <text:p>0,3968253968253950000 m/s²</text:p>
          </table:table-cell>
          <table:table-cell table:style-name="ce1" office:value-type="string" calcext:value-type="string">
            <text:p>Limit 60</text:p>
          </table:table-cell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8.3" calcext:value-type="float">
            <text:p>8,3000 km</text:p>
          </table:table-cell>
          <table:table-cell table:style-name="ce91" office:value-type="float" office:value="60" calcext:value-type="float">
            <text:p>60,00000 s</text:p>
          </table:table-cell>
          <table:table-cell table:style-name="ce122" table:formula="of:=([.A135]-[.A136])/([.B136]-[.B135])*3600" office:value-type="float" office:value="59.9999999999998" calcext:value-type="float">
            <text:p>59,9999999999998 km/h</text:p>
          </table:table-cell>
          <table:table-cell table:style-name="ce125" table:formula="of:=IFERROR((([.C136]-[.C135])/3.6)/([.B136]-[.B135]);0)" office:value-type="float" office:value="0" calcext:value-type="float">
            <text:p>0,0000000000000000000 m/s²</text:p>
          </table:table-cell>
          <table:table-cell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8.1" calcext:value-type="float">
            <text:p>8,1000 km</text:p>
          </table:table-cell>
          <table:table-cell table:style-name="ce91" office:value-type="float" office:value="70" calcext:value-type="float">
            <text:p>70,00000 s</text:p>
          </table:table-cell>
          <table:table-cell table:style-name="ce122" table:formula="of:=([.A136]-[.A137])/([.B137]-[.B136])*3600" office:value-type="float" office:value="72.0000000000004" calcext:value-type="float">
            <text:p>72,0000000000004 km/h</text:p>
          </table:table-cell>
          <table:table-cell table:style-name="ce125" table:formula="of:=IFERROR((([.C137]-[.C136])/3.6)/([.B137]-[.B136]);0)" office:value-type="float" office:value="0.33333333333335" calcext:value-type="float">
            <text:p>0,3333333333333500000 m/s²</text:p>
          </table:table-cell>
          <table:table-cell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8" calcext:value-type="float">
            <text:p>8,0000 km</text:p>
          </table:table-cell>
          <table:table-cell table:style-name="ce91" office:value-type="float" office:value="75" calcext:value-type="float">
            <text:p>75,00000 s</text:p>
          </table:table-cell>
          <table:table-cell table:style-name="ce122" table:formula="of:=([.A137]-[.A138])/([.B138]-[.B137])*3600" office:value-type="float" office:value="71.9999999999997" calcext:value-type="float">
            <text:p>71,9999999999997 km/h</text:p>
          </table:table-cell>
          <table:table-cell table:style-name="ce125" table:formula="of:=IFERROR((([.C138]-[.C137])/3.6)/([.B138]-[.B137]);0)" office:value-type="float" office:value="-0.00000000000003552714" calcext:value-type="float">
            <text:p>-0,0000000000000355271 m/s²</text:p>
          </table:table-cell>
          <table:table-cell table:style-name="ce1" office:value-type="string" calcext:value-type="string">
            <text:p>Limit 70</text:p>
          </table:table-cell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7.9" calcext:value-type="float">
            <text:p>7,9000 km</text:p>
          </table:table-cell>
          <table:table-cell table:style-name="ce91" office:value-type="float" office:value="80" calcext:value-type="float">
            <text:p>80,00000 s</text:p>
          </table:table-cell>
          <table:table-cell table:style-name="ce122" table:formula="of:=([.A138]-[.A139])/([.B139]-[.B138])*3600" office:value-type="float" office:value="71.9999999999997" calcext:value-type="float">
            <text:p>71,9999999999997 km/h</text:p>
          </table:table-cell>
          <table:table-cell table:style-name="ce125" table:formula="of:=IFERROR((([.C139]-[.C138])/3.6)/([.B139]-[.B138]);0)" office:value-type="float" office:value="0" calcext:value-type="float">
            <text:p>0,0000000000000000000 m/s²</text:p>
          </table:table-cell>
          <table:table-cell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7.8" calcext:value-type="float">
            <text:p>7,8000 km</text:p>
          </table:table-cell>
          <table:table-cell table:style-name="ce91" office:value-type="float" office:value="85" calcext:value-type="float">
            <text:p>85,00000 s</text:p>
          </table:table-cell>
          <table:table-cell table:style-name="ce122" table:formula="of:=([.A139]-[.A140])/([.B140]-[.B139])*3600" office:value-type="float" office:value="72.0000000000004" calcext:value-type="float">
            <text:p>72,0000000000004 km/h</text:p>
          </table:table-cell>
          <table:table-cell table:style-name="ce125" table:formula="of:=IFERROR((([.C140]-[.C139])/3.6)/([.B140]-[.B139]);0)" office:value-type="float" office:value="0.00000000000003552714" calcext:value-type="float">
            <text:p>0,0000000000000355271 m/s²</text:p>
          </table:table-cell>
          <table:table-cell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7.7" calcext:value-type="float">
            <text:p>7,7000 km</text:p>
          </table:table-cell>
          <table:table-cell table:style-name="ce91" office:value-type="float" office:value="89.5" calcext:value-type="float">
            <text:p>89,50000 s</text:p>
          </table:table-cell>
          <table:table-cell table:style-name="ce122" table:formula="of:=([.A140]-[.A141])/([.B141]-[.B140])*3600" office:value-type="float" office:value="79.9999999999997" calcext:value-type="float">
            <text:p>79,9999999999997 km/h</text:p>
          </table:table-cell>
          <table:table-cell table:style-name="ce125" table:formula="of:=IFERROR((([.C141]-[.C140])/3.6)/([.B141]-[.B140]);0)" office:value-type="float" office:value="0.493827160493786" calcext:value-type="float">
            <text:p>0,4938271604937860000 m/s²</text:p>
          </table:table-cell>
          <table:table-cell table:style-name="ce1" office:value-type="string" calcext:value-type="string">
            <text:p>Fi limit 70</text:p>
          </table:table-cell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7.6" calcext:value-type="float">
            <text:p>7,6000 km</text:p>
          </table:table-cell>
          <table:table-cell table:style-name="ce91" office:value-type="float" office:value="94" calcext:value-type="float">
            <text:p>94,00000 s</text:p>
          </table:table-cell>
          <table:table-cell table:style-name="ce122" table:formula="of:=([.A141]-[.A142])/([.B142]-[.B141])*3600" office:value-type="float" office:value="80.0000000000004" calcext:value-type="float">
            <text:p>80,0000000000004 km/h</text:p>
          </table:table-cell>
          <table:table-cell table:style-name="ce125" table:formula="of:=IFERROR((([.C142]-[.C141])/3.6)/([.B142]-[.B141]);0)" office:value-type="float" office:value="0.00000000000004386066" calcext:value-type="float">
            <text:p>0,0000000000000438607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7.4" calcext:value-type="float">
            <text:p>7,4000 km</text:p>
          </table:table-cell>
          <table:table-cell table:style-name="ce91" office:value-type="float" office:value="102" calcext:value-type="float">
            <text:p>102,00000 s</text:p>
          </table:table-cell>
          <table:table-cell table:style-name="ce122" table:formula="of:=([.A142]-[.A143])/([.B143]-[.B142])*3600" office:value-type="float" office:value="89.9999999999997" calcext:value-type="float">
            <text:p>89,9999999999997 km/h</text:p>
          </table:table-cell>
          <table:table-cell table:style-name="ce125" table:formula="of:=IFERROR((([.C143]-[.C142])/3.6)/([.B143]-[.B142]);0)" office:value-type="float" office:value="0.347222222222197" calcext:value-type="float">
            <text:p>0,3472222222221970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7.3" calcext:value-type="float">
            <text:p>7,3000 km</text:p>
          </table:table-cell>
          <table:table-cell table:style-name="ce91" office:value-type="float" office:value="106" calcext:value-type="float">
            <text:p>106,00000 s</text:p>
          </table:table-cell>
          <table:table-cell table:style-name="ce122" table:formula="of:=([.A143]-[.A144])/([.B144]-[.B143])*3600" office:value-type="float" office:value="90.0000000000005" calcext:value-type="float">
            <text:p>90,0000000000005 km/h</text:p>
          </table:table-cell>
          <table:table-cell table:style-name="ce125" table:formula="of:=IFERROR((([.C144]-[.C143])/3.6)/([.B144]-[.B143]);0)" office:value-type="float" office:value="0.00000000000005526444" calcext:value-type="float">
            <text:p>0,0000000000000552644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7.2" calcext:value-type="float">
            <text:p>7,2000 km</text:p>
          </table:table-cell>
          <table:table-cell table:style-name="ce91" office:value-type="float" office:value="110" calcext:value-type="float">
            <text:p>110,00000 s</text:p>
          </table:table-cell>
          <table:table-cell table:style-name="ce122" table:formula="of:=([.A144]-[.A145])/([.B145]-[.B144])*3600" office:value-type="float" office:value="89.9999999999997" calcext:value-type="float">
            <text:p>89,9999999999997 km/h</text:p>
          </table:table-cell>
          <table:table-cell table:style-name="ce125" table:formula="of:=IFERROR((([.C145]-[.C144])/3.6)/([.B145]-[.B144]);0)" office:value-type="float" office:value="-0.00000000000005526444" calcext:value-type="float">
            <text:p>-0,0000000000000552644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7.1" calcext:value-type="float">
            <text:p>7,1000 km</text:p>
          </table:table-cell>
          <table:table-cell table:style-name="ce91" office:value-type="float" office:value="114" calcext:value-type="float">
            <text:p>114,00000 s</text:p>
          </table:table-cell>
          <table:table-cell table:style-name="ce122" table:formula="of:=([.A145]-[.A146])/([.B146]-[.B145])*3600" office:value-type="float" office:value="90.0000000000005" calcext:value-type="float">
            <text:p>90,0000000000005 km/h</text:p>
          </table:table-cell>
          <table:table-cell table:style-name="ce125" table:formula="of:=IFERROR((([.C146]-[.C145])/3.6)/([.B146]-[.B145]);0)" office:value-type="float" office:value="0.00000000000005526444" calcext:value-type="float">
            <text:p>0,0000000000000552644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6.8" calcext:value-type="float">
            <text:p>6,8000 km</text:p>
          </table:table-cell>
          <table:table-cell table:style-name="ce91" office:value-type="float" office:value="127" calcext:value-type="float">
            <text:p>127,00000 s</text:p>
          </table:table-cell>
          <table:table-cell table:style-name="ce122" table:formula="of:=([.A146]-[.A147])/([.B147]-[.B146])*3600" office:value-type="float" office:value="83.076923076923" calcext:value-type="float">
            <text:p>83,0769230769230 km/h</text:p>
          </table:table-cell>
          <table:table-cell table:style-name="ce125" table:formula="of:=IFERROR((([.C147]-[.C146])/3.6)/([.B147]-[.B146]);0)" office:value-type="float" office:value="-0.147928994082851" calcext:value-type="float">
            <text:p>-0,1479289940828510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6.7" calcext:value-type="float">
            <text:p>6,7000 km</text:p>
          </table:table-cell>
          <table:table-cell table:style-name="ce91" office:value-type="float" office:value="132.5" calcext:value-type="float">
            <text:p>132,50000 s</text:p>
          </table:table-cell>
          <table:table-cell table:style-name="ce122" table:formula="of:=([.A147]-[.A148])/([.B148]-[.B147])*3600" office:value-type="float" office:value="65.4545454545452" calcext:value-type="float">
            <text:p>65,4545454545452 km/h</text:p>
          </table:table-cell>
          <table:table-cell table:style-name="ce125" table:formula="of:=IFERROR((([.C148]-[.C147])/3.6)/([.B148]-[.B147]);0)" office:value-type="float" office:value="-0.890019071837263" calcext:value-type="float">
            <text:p>-0,8900190718372630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6.6" calcext:value-type="float">
            <text:p>6,6000 km</text:p>
          </table:table-cell>
          <table:table-cell table:style-name="ce91" office:value-type="float" office:value="138.8" calcext:value-type="float">
            <text:p>138,80000 s</text:p>
          </table:table-cell>
          <table:table-cell table:style-name="ce122" table:formula="of:=([.A148]-[.A149])/([.B149]-[.B148])*3600" office:value-type="float" office:value="57.1428571428573" calcext:value-type="float">
            <text:p>57,1428571428573 km/h</text:p>
          </table:table-cell>
          <table:table-cell table:style-name="ce125" table:formula="of:=IFERROR((([.C149]-[.C148])/3.6)/([.B149]-[.B148]);0)" office:value-type="float" office:value="-0.366476556952728" calcext:value-type="float">
            <text:p>-0,3664765569527280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6.5" calcext:value-type="float">
            <text:p>6,5000 km</text:p>
          </table:table-cell>
          <table:table-cell table:style-name="ce91" office:value-type="float" office:value="146" calcext:value-type="float">
            <text:p>146,00000 s</text:p>
          </table:table-cell>
          <table:table-cell table:style-name="ce122" table:formula="of:=([.A149]-[.A150])/([.B150]-[.B149])*3600" office:value-type="float" office:value="49.9999999999999" calcext:value-type="float">
            <text:p>49,9999999999999 km/h</text:p>
          </table:table-cell>
          <table:table-cell table:style-name="ce125" table:formula="of:=IFERROR((([.C150]-[.C149])/3.6)/([.B150]-[.B149]);0)" office:value-type="float" office:value="-0.275573192239871" calcext:value-type="float">
            <text:p>-0,2755731922398710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/>
          <table:table-cell table:style-name="ce91" office:value-type="float" office:value="154" calcext:value-type="float">
            <text:p>154,00000 s</text:p>
          </table:table-cell>
          <table:table-cell table:style-name="ce122" office:value-type="float" office:value="0" calcext:value-type="float">
            <text:p>0,0000000000000 km/h</text:p>
          </table:table-cell>
          <table:table-cell table:style-name="ce125" table:formula="of:=IFERROR((([.C151]-[.C150])/3.6)/([.B151]-[.B150]);0)" office:value-type="float" office:value="-1.73611111111111" calcext:value-type="float">
            <text:p>-1,7361111111111100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/>
          <table:table-cell table:style-name="ce91" office:value-type="float" office:value="177" calcext:value-type="float">
            <text:p>177,00000 s</text:p>
          </table:table-cell>
          <table:table-cell table:style-name="ce122" office:value-type="float" office:value="0" calcext:value-type="float">
            <text:p>0,0000000000000 km/h</text:p>
          </table:table-cell>
          <table:table-cell table:style-name="ce125" table:formula="of:=IFERROR((([.C152]-[.C151])/3.6)/([.B152]-[.B151]);0)" office:value-type="float" office:value="0" calcext:value-type="float">
            <text:p>0,0000000000000000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6.4" calcext:value-type="float">
            <text:p>6,4000 km</text:p>
          </table:table-cell>
          <table:table-cell table:style-name="ce91" office:value-type="float" office:value="191" calcext:value-type="float">
            <text:p>191,00000 s</text:p>
          </table:table-cell>
          <table:table-cell table:style-name="ce122"/>
          <table:table-cell table:style-name="ce125" table:formula="of:=IFERROR((([.C153]-[.C152])/3.6)/([.B153]-[.B152]);0)" office:value-type="float" office:value="0" calcext:value-type="float">
            <text:p>0,0000000000000000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6.3" calcext:value-type="float">
            <text:p>6,3000 km</text:p>
          </table:table-cell>
          <table:table-cell table:style-name="ce91" office:value-type="float" office:value="199" calcext:value-type="float">
            <text:p>199,00000 s</text:p>
          </table:table-cell>
          <table:table-cell table:style-name="ce122" table:formula="of:=([.A153]-[.A154])/([.B154]-[.B153])*3600" office:value-type="float" office:value="45.0000000000002" calcext:value-type="float">
            <text:p>45,0000000000002 km/h</text:p>
          </table:table-cell>
          <table:table-cell table:style-name="ce125" table:formula="of:=IFERROR((([.C154]-[.C153])/3.6)/([.B154]-[.B153]);0)" office:value-type="float" office:value="1.56250000000001" calcext:value-type="float">
            <text:p>1,5625000000000100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6.2" calcext:value-type="float">
            <text:p>6,2000 km</text:p>
          </table:table-cell>
          <table:table-cell table:style-name="ce91" office:value-type="float" office:value="205" calcext:value-type="float">
            <text:p>205,00000 s</text:p>
          </table:table-cell>
          <table:table-cell table:style-name="ce122" table:formula="of:=([.A154]-[.A155])/([.B155]-[.B154])*3600" office:value-type="float" office:value="59.9999999999998" calcext:value-type="float">
            <text:p>59,9999999999998 km/h</text:p>
          </table:table-cell>
          <table:table-cell table:style-name="ce125" table:formula="of:=IFERROR((([.C155]-[.C154])/3.6)/([.B155]-[.B154]);0)" office:value-type="float" office:value="0.694444444444423" calcext:value-type="float">
            <text:p>0,6944444444444230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6.1" calcext:value-type="float">
            <text:p>6,1000 km</text:p>
          </table:table-cell>
          <table:table-cell table:style-name="ce91" office:value-type="float" office:value="209.6" calcext:value-type="float">
            <text:p>209,60000 s</text:p>
          </table:table-cell>
          <table:table-cell table:style-name="ce122" table:formula="of:=([.A155]-[.A156])/([.B156]-[.B155])*3600" office:value-type="float" office:value="78.2608695652179" calcext:value-type="float">
            <text:p>78,2608695652179 km/h</text:p>
          </table:table-cell>
          <table:table-cell table:style-name="ce125" table:formula="of:=IFERROR((([.C156]-[.C155])/3.6)/([.B156]-[.B155]);0)" office:value-type="float" office:value="1.10270951480786" calcext:value-type="float">
            <text:p>1,1027095148078600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6" calcext:value-type="float">
            <text:p>6,0000 km</text:p>
          </table:table-cell>
          <table:table-cell table:style-name="ce91" office:value-type="float" office:value="214.5" calcext:value-type="float">
            <text:p>214,50000 s</text:p>
          </table:table-cell>
          <table:table-cell table:style-name="ce122" table:formula="of:=([.A156]-[.A157])/([.B157]-[.B156])*3600" office:value-type="float" office:value="73.4693877551017" calcext:value-type="float">
            <text:p>73,4693877551017 km/h</text:p>
          </table:table-cell>
          <table:table-cell table:style-name="ce125" table:formula="of:=IFERROR((([.C157]-[.C156])/3.6)/([.B157]-[.B156]);0)" office:value-type="float" office:value="-0.271625952954433" calcext:value-type="float">
            <text:p>-0,2716259529544330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5.9" calcext:value-type="float">
            <text:p>5,9000 km</text:p>
          </table:table-cell>
          <table:table-cell table:style-name="ce91" office:value-type="float" office:value="219" calcext:value-type="float">
            <text:p>219,00000 s</text:p>
          </table:table-cell>
          <table:table-cell table:style-name="ce122" table:formula="of:=([.A157]-[.A158])/([.B158]-[.B157])*3600" office:value-type="float" office:value="79.9999999999997" calcext:value-type="float">
            <text:p>79,9999999999997 km/h</text:p>
          </table:table-cell>
          <table:table-cell table:style-name="ce125" table:formula="of:=IFERROR((([.C158]-[.C157])/3.6)/([.B158]-[.B157]);0)" office:value-type="float" office:value="0.403124212648026" calcext:value-type="float">
            <text:p>0,4031242126480260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5.8" calcext:value-type="float">
            <text:p>5,8000 km</text:p>
          </table:table-cell>
          <table:table-cell table:style-name="ce91" office:value-type="float" office:value="223" calcext:value-type="float">
            <text:p>223,00000 s</text:p>
          </table:table-cell>
          <table:table-cell table:style-name="ce122" table:formula="of:=([.A158]-[.A159])/([.B159]-[.B158])*3600" office:value-type="float" office:value="90.0000000000005" calcext:value-type="float">
            <text:p>90,0000000000005 km/h</text:p>
          </table:table-cell>
          <table:table-cell table:style-name="ce125" table:formula="of:=IFERROR((([.C159]-[.C158])/3.6)/([.B159]-[.B158]);0)" office:value-type="float" office:value="0.694444444444498" calcext:value-type="float">
            <text:p>0,6944444444444980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5.7" calcext:value-type="float">
            <text:p>5,7000 km</text:p>
          </table:table-cell>
          <table:table-cell table:style-name="ce91" office:value-type="float" office:value="228" calcext:value-type="float">
            <text:p>228,00000 s</text:p>
          </table:table-cell>
          <table:table-cell table:style-name="ce122" table:formula="of:=([.A159]-[.A160])/([.B160]-[.B159])*3600" office:value-type="float" office:value="71.9999999999997" calcext:value-type="float">
            <text:p>71,9999999999997 km/h</text:p>
          </table:table-cell>
          <table:table-cell table:style-name="ce125" table:formula="of:=IFERROR((([.C160]-[.C159])/3.6)/([.B160]-[.B159]);0)" office:value-type="float" office:value="-1.00000000000004" calcext:value-type="float">
            <text:p>-1,0000000000000400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5.6" calcext:value-type="float">
            <text:p>5,6000 km</text:p>
          </table:table-cell>
          <table:table-cell table:style-name="ce91" office:value-type="float" office:value="233" calcext:value-type="float">
            <text:p>233,00000 s</text:p>
          </table:table-cell>
          <table:table-cell table:style-name="ce122" table:formula="of:=([.A160]-[.A161])/([.B161]-[.B160])*3600" office:value-type="float" office:value="72.0000000000004" calcext:value-type="float">
            <text:p>72,0000000000004 km/h</text:p>
          </table:table-cell>
          <table:table-cell table:style-name="ce125" table:formula="of:=IFERROR((([.C161]-[.C160])/3.6)/([.B161]-[.B160]);0)" office:value-type="float" office:value="0.00000000000003552714" calcext:value-type="float">
            <text:p>0,0000000000000355271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5.5" calcext:value-type="float">
            <text:p>5,5000 km</text:p>
          </table:table-cell>
          <table:table-cell table:style-name="ce91" office:value-type="float" office:value="238" calcext:value-type="float">
            <text:p>238,00000 s</text:p>
          </table:table-cell>
          <table:table-cell table:style-name="ce122" table:formula="of:=([.A161]-[.A162])/([.B162]-[.B161])*3600" office:value-type="float" office:value="71.9999999999997" calcext:value-type="float">
            <text:p>71,9999999999997 km/h</text:p>
          </table:table-cell>
          <table:table-cell table:style-name="ce125" table:formula="of:=IFERROR((([.C162]-[.C161])/3.6)/([.B162]-[.B161]);0)" office:value-type="float" office:value="-0.00000000000003552714" calcext:value-type="float">
            <text:p>-0,0000000000000355271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5.4" calcext:value-type="float">
            <text:p>5,4000 km</text:p>
          </table:table-cell>
          <table:table-cell table:style-name="ce91" office:value-type="float" office:value="245" calcext:value-type="float">
            <text:p>245,00000 s</text:p>
          </table:table-cell>
          <table:table-cell table:style-name="ce122" table:formula="of:=([.A162]-[.A163])/([.B163]-[.B162])*3600" office:value-type="float" office:value="51.4285714285712" calcext:value-type="float">
            <text:p>51,4285714285712 km/h</text:p>
          </table:table-cell>
          <table:table-cell table:style-name="ce125" table:formula="of:=IFERROR((([.C163]-[.C162])/3.6)/([.B163]-[.B162]);0)" office:value-type="float" office:value="-0.816326530612242" calcext:value-type="float">
            <text:p>-0,8163265306122420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/>
          <table:table-cell table:style-name="ce91" office:value-type="float" office:value="267" calcext:value-type="float">
            <text:p>267,00000 s</text:p>
          </table:table-cell>
          <table:table-cell table:style-name="ce122" office:value-type="float" office:value="0" calcext:value-type="float">
            <text:p>0,0000000000000 km/h</text:p>
          </table:table-cell>
          <table:table-cell table:style-name="ce125" table:formula="of:=IFERROR((([.C164]-[.C163])/3.6)/([.B164]-[.B163]);0)" office:value-type="float" office:value="-0.649350649350647" calcext:value-type="float">
            <text:p>-0,6493506493506470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/>
          <table:table-cell table:style-name="ce91"/>
          <table:table-cell table:style-name="ce122" table:formula="of:=([.A164]-[.A165])/([.B165]-[.B164])*3600" office:value-type="float" office:value="-0" calcext:value-type="float">
            <text:p>0,0000000000000 km/h</text:p>
          </table:table-cell>
          <table:table-cell table:style-name="ce125" table:formula="of:=IFERROR((([.C165]-[.C164])/3.6)/([.B165]-[.B164]);0)" office:value-type="float" office:value="0" calcext:value-type="float">
            <text:p>0,0000000000000000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/>
          <table:table-cell table:style-name="ce91"/>
          <table:table-cell table:style-name="ce122"/>
          <table:table-cell table:style-name="ce125" table:formula="of:=IFERROR((([.C166]-[.C165])/3.6)/([.B166]-[.B165]);0)" office:value-type="float" office:value="0" calcext:value-type="float">
            <text:p>0,0000000000000000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1">
          <table:table-cell table:style-name="ce116"/>
          <table:table-cell table:style-name="ce91"/>
          <table:table-cell table:style-name="ce122"/>
          <table:table-cell table:style-name="ce125"/>
          <table:table-cell table:style-name="ce130"/>
          <table:table-cell table:style-name="ce126"/>
          <table:table-cell table:number-columns-repeated="58"/>
        </table:table-row>
        <table:table-row table:style-name="ro1">
          <table:table-cell table:style-name="ce106" office:value-type="string" calcext:value-type="string" table:number-columns-spanned="4" table:number-rows-spanned="1">
            <text:p>TRAM L'HOSPITALET - SANT JOSEP - GORNAL - EUROPA FIRA</text:p>
          </table:table-cell>
          <table:covered-table-cell table:number-columns-repeated="3"/>
          <table:table-cell table:style-name="ce111"/>
          <table:table-cell table:style-name="ce126">
            <draw:frame table:end-cell-address="quadre_velocitats_R5.K186" table:end-x="1.161cm" table:end-y="0.343cm" draw:z-index="12" draw:name="Chart 15" draw:style-name="gr1" draw:text-style-name="P1" svg:width="15.874cm" svg:height="9.271cm" svg:x="0.185cm" svg:y="0.529cm">
              <draw:object draw:notify-on-update-of-ranges="quadre_velocitats_R5.B166:quadre_velocitats_R5.B196 quadre_velocitats_R5.C165:quadre_velocitats_R5.C165 quadre_velocitats_R5.C166:quadre_velocitats_R5.C196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4"/>
          <table:table-cell>
            <draw:frame table:end-cell-address="quadre_velocitats_R5.Q186" table:end-x="1.052cm" table:end-y="0.343cm" draw:z-index="13" draw:name="Chart 16" draw:style-name="gr1" draw:text-style-name="P1" svg:width="15.874cm" svg:height="9.271cm" svg:x="0.026cm" svg:y="0.529cm">
              <draw:object draw:notify-on-update-of-ranges="quadre_velocitats_R5.B170:quadre_velocitats_R5.B196 quadre_velocitats_R5.D169:quadre_velocitats_R5.D169 quadre_velocitats_R5.D170:quadre_velocitats_R5.D196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53"/>
        </table:table-row>
        <table:table-row table:style-name="ro3"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Timestamp</text:p>
          </table:table-cell>
          <table:table-cell table:style-name="ce123" office:value-type="string" calcext:value-type="string">
            <text:p>Velocitat en brut</text:p>
          </table:table-cell>
          <table:table-cell table:style-name="ce127" office:value-type="string" calcext:value-type="string">
            <text:p>Acceleració en brut</text:p>
          </table:table-cell>
          <table:table-cell table:style-name="ce123" office:value-type="string" calcext:value-type="string">
            <text:p>Notes</text:p>
          </table:table-cell>
          <table:table-cell table:style-name="ce126"/>
          <table:table-cell table:number-columns-repeated="58"/>
        </table:table-row>
        <table:table-row table:style-name="ro3">
          <table:table-cell table:style-name="ce116"/>
          <table:table-cell table:style-name="ce91" office:value-type="float" office:value="43" calcext:value-type="float">
            <text:p>43,00000 s</text:p>
          </table:table-cell>
          <table:table-cell table:style-name="ce122" office:value-type="float" office:value="0" calcext:value-type="float">
            <text:p>0,0000000000000 km/h</text:p>
          </table:table-cell>
          <table:table-cell table:style-name="ce125" table:formula="of:=IFERROR((([.C170]-[.C169])/3.6)/([.B170]-[.B169]);0)" office:value-type="float" office:value="0" calcext:value-type="float">
            <text:p>0,0000000000000000000 m/s²</text:p>
          </table:table-cell>
          <table:table-cell table:style-name="ce123" office:value-type="string" calcext:value-type="string">
            <text:p>Est LH</text:p>
          </table:table-cell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3.7" calcext:value-type="float">
            <text:p>3,7000 km</text:p>
          </table:table-cell>
          <table:table-cell table:style-name="ce91" office:value-type="float" office:value="58" calcext:value-type="float">
            <text:p>58,00000 s</text:p>
          </table:table-cell>
          <table:table-cell table:style-name="ce122"/>
          <table:table-cell table:style-name="ce125" table:formula="of:=IFERROR((([.C171]-[.C170])/3.6)/([.B171]-[.B170]);0)" office:value-type="float" office:value="0" calcext:value-type="float">
            <text:p>0,0000000000000000000 m/s²</text:p>
          </table:table-cell>
          <table:table-cell table:style-name="ce123" office:value-type="string" calcext:value-type="string">
            <text:p>Límit 30 per obres</text:p>
          </table:table-cell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3.6" calcext:value-type="float">
            <text:p>3,6000 km</text:p>
          </table:table-cell>
          <table:table-cell table:style-name="ce91" office:value-type="float" office:value="70" calcext:value-type="float">
            <text:p>70,00000 s</text:p>
          </table:table-cell>
          <table:table-cell table:style-name="ce122" table:formula="of:=([.A171]-[.A172])/([.B172]-[.B171])*3600" office:value-type="float" office:value="30" calcext:value-type="float">
            <text:p>30,0000000000000 km/h</text:p>
          </table:table-cell>
          <table:table-cell table:style-name="ce125" table:formula="of:=IFERROR((([.C172]-[.C171])/3.6)/([.B172]-[.B171]);0)" office:value-type="float" office:value="0.694444444444445" calcext:value-type="float">
            <text:p>0,6944444444444450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3.5" calcext:value-type="float">
            <text:p>3,5000 km</text:p>
          </table:table-cell>
          <table:table-cell table:style-name="ce91" office:value-type="float" office:value="81" calcext:value-type="float">
            <text:p>81,00000 s</text:p>
          </table:table-cell>
          <table:table-cell table:style-name="ce122" table:formula="of:=([.A172]-[.A173])/([.B173]-[.B172])*3600" office:value-type="float" office:value="32.7272727272728" calcext:value-type="float">
            <text:p>32,7272727272728 km/h</text:p>
          </table:table-cell>
          <table:table-cell table:style-name="ce125" table:formula="of:=IFERROR((([.C173]-[.C172])/3.6)/([.B173]-[.B172]);0)" office:value-type="float" office:value="0.068870523415978" calcext:value-type="float">
            <text:p>0,0688705234159780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3.4" calcext:value-type="float">
            <text:p>3,4000 km</text:p>
          </table:table-cell>
          <table:table-cell table:style-name="ce91" office:value-type="float" office:value="93" calcext:value-type="float">
            <text:p>93,00000 s</text:p>
          </table:table-cell>
          <table:table-cell table:style-name="ce122" table:formula="of:=([.A173]-[.A174])/([.B174]-[.B173])*3600" office:value-type="float" office:value="30" calcext:value-type="float">
            <text:p>30,0000000000000 km/h</text:p>
          </table:table-cell>
          <table:table-cell table:style-name="ce125" table:formula="of:=IFERROR((([.C174]-[.C173])/3.6)/([.B174]-[.B173]);0)" office:value-type="float" office:value="-0.0631313131313132" calcext:value-type="float">
            <text:p>-0,0631313131313132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3.3" calcext:value-type="float">
            <text:p>3,3000 km</text:p>
          </table:table-cell>
          <table:table-cell table:style-name="ce91" office:value-type="float" office:value="105" calcext:value-type="float">
            <text:p>105,00000 s</text:p>
          </table:table-cell>
          <table:table-cell table:style-name="ce122" table:formula="of:=([.A174]-[.A175])/([.B175]-[.B174])*3600" office:value-type="float" office:value="30" calcext:value-type="float">
            <text:p>30,0000000000000 km/h</text:p>
          </table:table-cell>
          <table:table-cell table:style-name="ce125" table:formula="of:=IFERROR((([.C175]-[.C174])/3.6)/([.B175]-[.B174]);0)" office:value-type="float" office:value="0" calcext:value-type="float">
            <text:p>0,0000000000000000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3.2" calcext:value-type="float">
            <text:p>3,2000 km</text:p>
          </table:table-cell>
          <table:table-cell table:style-name="ce91" office:value-type="float" office:value="116" calcext:value-type="float">
            <text:p>116,00000 s</text:p>
          </table:table-cell>
          <table:table-cell table:style-name="ce122" table:formula="of:=([.A175]-[.A176])/([.B176]-[.B175])*3600" office:value-type="float" office:value="32.7272727272726" calcext:value-type="float">
            <text:p>32,7272727272726 km/h</text:p>
          </table:table-cell>
          <table:table-cell table:style-name="ce125" table:formula="of:=IFERROR((([.C176]-[.C175])/3.6)/([.B176]-[.B175]);0)" office:value-type="float" office:value="0.0688705234159745" calcext:value-type="float">
            <text:p>0,0688705234159745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3.1" calcext:value-type="float">
            <text:p>3,1000 km</text:p>
          </table:table-cell>
          <table:table-cell table:style-name="ce91" office:value-type="float" office:value="127" calcext:value-type="float">
            <text:p>127,00000 s</text:p>
          </table:table-cell>
          <table:table-cell table:style-name="ce122" table:formula="of:=([.A176]-[.A177])/([.B177]-[.B176])*3600" office:value-type="float" office:value="32.7272727272728" calcext:value-type="float">
            <text:p>32,7272727272728 km/h</text:p>
          </table:table-cell>
          <table:table-cell table:style-name="ce125" table:formula="of:=IFERROR((([.C177]-[.C176])/3.6)/([.B177]-[.B176]);0)" office:value-type="float" office:value="3.58859967555606E-015" calcext:value-type="float">
            <text:p>0,0000000000000035886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3" calcext:value-type="float">
            <text:p>3,0000 km</text:p>
          </table:table-cell>
          <table:table-cell table:style-name="ce91" office:value-type="float" office:value="147" calcext:value-type="float">
            <text:p>147,00000 s</text:p>
          </table:table-cell>
          <table:table-cell table:style-name="ce122" office:value-type="float" office:value="0" calcext:value-type="float">
            <text:p>0,0000000000000 km/h</text:p>
          </table:table-cell>
          <table:table-cell table:style-name="ce125" table:formula="of:=IFERROR((([.C178]-[.C177])/3.6)/([.B178]-[.B177]);0)" office:value-type="float" office:value="-0.454545454545455" calcext:value-type="float">
            <text:p>-0,4545454545454550000 m/s²</text:p>
          </table:table-cell>
          <table:table-cell table:style-name="ce123" office:value-type="string" calcext:value-type="string">
            <text:p>Bxd SP</text:p>
          </table:table-cell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3" calcext:value-type="float">
            <text:p>3,0000 km</text:p>
          </table:table-cell>
          <table:table-cell table:style-name="ce91" office:value-type="float" office:value="177" calcext:value-type="float">
            <text:p>177,00000 s</text:p>
          </table:table-cell>
          <table:table-cell table:style-name="ce122" office:value-type="float" office:value="0" calcext:value-type="float">
            <text:p>0,0000000000000 km/h</text:p>
          </table:table-cell>
          <table:table-cell table:style-name="ce125" table:formula="of:=IFERROR((([.C179]-[.C178])/3.6)/([.B179]-[.B178]);0)" office:value-type="float" office:value="0" calcext:value-type="float">
            <text:p>0,0000000000000000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2.9" calcext:value-type="float">
            <text:p>2,9000 km</text:p>
          </table:table-cell>
          <table:table-cell table:style-name="ce91" office:value-type="float" office:value="187" calcext:value-type="float">
            <text:p>187,00000 s</text:p>
          </table:table-cell>
          <table:table-cell table:style-name="ce122" table:formula="of:=([.A179]-[.A180])/([.B180]-[.B179])*3600" office:value-type="float" office:value="36" calcext:value-type="float">
            <text:p>36,0000000000000 km/h</text:p>
          </table:table-cell>
          <table:table-cell table:style-name="ce125" table:formula="of:=IFERROR((([.C180]-[.C179])/3.6)/([.B180]-[.B179]);0)" office:value-type="float" office:value="1" calcext:value-type="float">
            <text:p>1,0000000000000000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2.8" calcext:value-type="float">
            <text:p>2,8000 km</text:p>
          </table:table-cell>
          <table:table-cell table:style-name="ce91" office:value-type="float" office:value="196" calcext:value-type="float">
            <text:p>196,00000 s</text:p>
          </table:table-cell>
          <table:table-cell table:style-name="ce122" table:formula="of:=([.A180]-[.A181])/([.B181]-[.B180])*3600" office:value-type="float" office:value="40" calcext:value-type="float">
            <text:p>40,0000000000000 km/h</text:p>
          </table:table-cell>
          <table:table-cell table:style-name="ce125" table:formula="of:=IFERROR((([.C181]-[.C180])/3.6)/([.B181]-[.B180]);0)" office:value-type="float" office:value="0.123456790123457" calcext:value-type="float">
            <text:p>0,1234567901234570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2.7" calcext:value-type="float">
            <text:p>2,7000 km</text:p>
          </table:table-cell>
          <table:table-cell table:style-name="ce91" office:value-type="float" office:value="202" calcext:value-type="float">
            <text:p>202,00000 s</text:p>
          </table:table-cell>
          <table:table-cell table:style-name="ce122" table:formula="of:=([.A181]-[.A182])/([.B182]-[.B181])*3600" office:value-type="float" office:value="59.9999999999998" calcext:value-type="float">
            <text:p>59,9999999999998 km/h</text:p>
          </table:table-cell>
          <table:table-cell table:style-name="ce125" table:formula="of:=IFERROR((([.C182]-[.C181])/3.6)/([.B182]-[.B181]);0)" office:value-type="float" office:value="0.925925925925914" calcext:value-type="float">
            <text:p>0,9259259259259140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2.6" calcext:value-type="float">
            <text:p>2,6000 km</text:p>
          </table:table-cell>
          <table:table-cell table:style-name="ce91" office:value-type="float" office:value="208.5" calcext:value-type="float">
            <text:p>208,50000 s</text:p>
          </table:table-cell>
          <table:table-cell table:style-name="ce122" table:formula="of:=([.A182]-[.A183])/([.B183]-[.B182])*3600" office:value-type="float" office:value="55.3846153846154" calcext:value-type="float">
            <text:p>55,3846153846154 km/h</text:p>
          </table:table-cell>
          <table:table-cell table:style-name="ce125" table:formula="of:=IFERROR((([.C183]-[.C182])/3.6)/([.B183]-[.B182]);0)" office:value-type="float" office:value="-0.197238658777109" calcext:value-type="float">
            <text:p>-0,1972386587771090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2.4" calcext:value-type="float">
            <text:p>2,4000 km</text:p>
          </table:table-cell>
          <table:table-cell table:style-name="ce91" office:value-type="float" office:value="221" calcext:value-type="float">
            <text:p>221,00000 s</text:p>
          </table:table-cell>
          <table:table-cell table:style-name="ce122" table:formula="of:=([.A183]-[.A184])/([.B184]-[.B183])*3600" office:value-type="float" office:value="57.6000000000001" calcext:value-type="float">
            <text:p>57,6000000000001 km/h</text:p>
          </table:table-cell>
          <table:table-cell table:style-name="ce125" table:formula="of:=IFERROR((([.C184]-[.C183])/3.6)/([.B184]-[.B183]);0)" office:value-type="float" office:value="0.0492307692307694" calcext:value-type="float">
            <text:p>0,0492307692307694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2.3" calcext:value-type="float">
            <text:p>2,3000 km</text:p>
          </table:table-cell>
          <table:table-cell table:style-name="ce91" office:value-type="float" office:value="227" calcext:value-type="float">
            <text:p>227,00000 s</text:p>
          </table:table-cell>
          <table:table-cell table:style-name="ce122" table:formula="of:=([.A184]-[.A185])/([.B185]-[.B184])*3600" office:value-type="float" office:value="60.0000000000001" calcext:value-type="float">
            <text:p>60,0000000000001 km/h</text:p>
          </table:table-cell>
          <table:table-cell table:style-name="ce125" table:formula="of:=IFERROR((([.C185]-[.C184])/3.6)/([.B185]-[.B184]);0)" office:value-type="float" office:value="0.111111111111111" calcext:value-type="float">
            <text:p>0,1111111111111110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2.2" calcext:value-type="float">
            <text:p>2,2000 km</text:p>
          </table:table-cell>
          <table:table-cell table:style-name="ce91" office:value-type="float" office:value="233" calcext:value-type="float">
            <text:p>233,00000 s</text:p>
          </table:table-cell>
          <table:table-cell table:style-name="ce122" table:formula="of:=([.A185]-[.A186])/([.B186]-[.B185])*3600" office:value-type="float" office:value="59.9999999999998" calcext:value-type="float">
            <text:p>59,9999999999998 km/h</text:p>
          </table:table-cell>
          <table:table-cell table:style-name="ce125" table:formula="of:=IFERROR((([.C186]-[.C185])/3.6)/([.B186]-[.B185]);0)" office:value-type="float" office:value="-0.00000000000001217133" calcext:value-type="float">
            <text:p>-0,0000000000000121713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2.1" calcext:value-type="float">
            <text:p>2,1000 km</text:p>
          </table:table-cell>
          <table:table-cell table:style-name="ce91" office:value-type="float" office:value="240" calcext:value-type="float">
            <text:p>240,00000 s</text:p>
          </table:table-cell>
          <table:table-cell table:style-name="ce122" table:formula="of:=([.A186]-[.A187])/([.B187]-[.B186])*3600" office:value-type="float" office:value="51.4285714285715" calcext:value-type="float">
            <text:p>51,4285714285715 km/h</text:p>
          </table:table-cell>
          <table:table-cell table:style-name="ce125" table:formula="of:=IFERROR((([.C187]-[.C186])/3.6)/([.B187]-[.B186]);0)" office:value-type="float" office:value="-0.340136054421758" calcext:value-type="float">
            <text:p>-0,3401360544217580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2" calcext:value-type="float">
            <text:p>2,0000 km</text:p>
          </table:table-cell>
          <table:table-cell table:style-name="ce91" office:value-type="float" office:value="259" calcext:value-type="float">
            <text:p>259,00000 s</text:p>
          </table:table-cell>
          <table:table-cell table:style-name="ce122" office:value-type="float" office:value="0" calcext:value-type="float">
            <text:p>0,0000000000000 km/h</text:p>
          </table:table-cell>
          <table:table-cell table:style-name="ce125" table:formula="of:=IFERROR((([.C188]-[.C187])/3.6)/([.B188]-[.B187]);0)" office:value-type="float" office:value="-0.751879699248121" calcext:value-type="float">
            <text:p>-0,7518796992481210000 m/s²</text:p>
          </table:table-cell>
          <table:table-cell table:style-name="ce123" office:value-type="string" calcext:value-type="string">
            <text:p>Concl: vel it 60</text:p>
          </table:table-cell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2" calcext:value-type="float">
            <text:p>2,0000 km</text:p>
          </table:table-cell>
          <table:table-cell table:style-name="ce91" office:value-type="float" office:value="285" calcext:value-type="float">
            <text:p>285,00000 s</text:p>
          </table:table-cell>
          <table:table-cell table:style-name="ce122" office:value-type="float" office:value="0" calcext:value-type="float">
            <text:p>0,0000000000000 km/h</text:p>
          </table:table-cell>
          <table:table-cell table:style-name="ce125" table:formula="of:=IFERROR((([.C189]-[.C188])/3.6)/([.B189]-[.B188]);0)" office:value-type="float" office:value="0" calcext:value-type="float">
            <text:p>0,0000000000000000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1.9" calcext:value-type="float">
            <text:p>1,9000 km</text:p>
          </table:table-cell>
          <table:table-cell table:style-name="ce91" office:value-type="float" office:value="295" calcext:value-type="float">
            <text:p>295,00000 s</text:p>
          </table:table-cell>
          <table:table-cell table:style-name="ce122" table:formula="of:=([.A189]-[.A190])/([.B190]-[.B189])*3600" office:value-type="float" office:value="36" calcext:value-type="float">
            <text:p>36,0000000000000 km/h</text:p>
          </table:table-cell>
          <table:table-cell table:style-name="ce125" table:formula="of:=IFERROR((([.C190]-[.C189])/3.6)/([.B190]-[.B189]);0)" office:value-type="float" office:value="1" calcext:value-type="float">
            <text:p>1,0000000000000000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1.8" calcext:value-type="float">
            <text:p>1,8000 km</text:p>
          </table:table-cell>
          <table:table-cell table:style-name="ce91" office:value-type="float" office:value="304" calcext:value-type="float">
            <text:p>304,00000 s</text:p>
          </table:table-cell>
          <table:table-cell table:style-name="ce122" table:formula="of:=([.A190]-[.A191])/([.B191]-[.B190])*3600" office:value-type="float" office:value="40" calcext:value-type="float">
            <text:p>40,0000000000000 km/h</text:p>
          </table:table-cell>
          <table:table-cell table:style-name="ce125" table:formula="of:=IFERROR((([.C191]-[.C190])/3.6)/([.B191]-[.B190]);0)" office:value-type="float" office:value="0.123456790123454" calcext:value-type="float">
            <text:p>0,1234567901234540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1.7" calcext:value-type="float">
            <text:p>1,7000 km</text:p>
          </table:table-cell>
          <table:table-cell table:style-name="ce91" office:value-type="float" office:value="310" calcext:value-type="float">
            <text:p>310,00000 s</text:p>
          </table:table-cell>
          <table:table-cell table:style-name="ce122" table:formula="of:=([.A191]-[.A192])/([.B192]-[.B191])*3600" office:value-type="float" office:value="60.0000000000001" calcext:value-type="float">
            <text:p>60,0000000000001 km/h</text:p>
          </table:table-cell>
          <table:table-cell table:style-name="ce125" table:formula="of:=IFERROR((([.C192]-[.C191])/3.6)/([.B192]-[.B191]);0)" office:value-type="float" office:value="0.925925925925931" calcext:value-type="float">
            <text:p>0,9259259259259310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1.6" calcext:value-type="float">
            <text:p>1,6000 km</text:p>
          </table:table-cell>
          <table:table-cell table:style-name="ce91" office:value-type="float" office:value="317" calcext:value-type="float">
            <text:p>317,00000 s</text:p>
          </table:table-cell>
          <table:table-cell table:style-name="ce122" table:formula="of:=([.A192]-[.A193])/([.B193]-[.B192])*3600" office:value-type="float" office:value="51.4285714285714" calcext:value-type="float">
            <text:p>51,4285714285714 km/h</text:p>
          </table:table-cell>
          <table:table-cell table:style-name="ce125" table:formula="of:=IFERROR((([.C193]-[.C192])/3.6)/([.B193]-[.B192]);0)" office:value-type="float" office:value="-0.340136054421773" calcext:value-type="float">
            <text:p>-0,3401360544217730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1.5" calcext:value-type="float">
            <text:p>1,5000 km</text:p>
          </table:table-cell>
          <table:table-cell table:style-name="ce91" office:value-type="float" office:value="323" calcext:value-type="float">
            <text:p>323,00000 s</text:p>
          </table:table-cell>
          <table:table-cell table:style-name="ce122" table:formula="of:=([.A193]-[.A194])/([.B194]-[.B193])*3600" office:value-type="float" office:value="60.0000000000001" calcext:value-type="float">
            <text:p>60,0000000000001 km/h</text:p>
          </table:table-cell>
          <table:table-cell table:style-name="ce125" table:formula="of:=IFERROR((([.C194]-[.C193])/3.6)/([.B194]-[.B193]);0)" office:value-type="float" office:value="0.396825396825402" calcext:value-type="float">
            <text:p>0,3968253968254020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 office:value-type="float" office:value="1.4" calcext:value-type="float">
            <text:p>1,4000 km</text:p>
          </table:table-cell>
          <table:table-cell table:style-name="ce91" office:value-type="float" office:value="329" calcext:value-type="float">
            <text:p>329,00000 s</text:p>
          </table:table-cell>
          <table:table-cell table:style-name="ce122" table:formula="of:=([.A194]-[.A195])/([.B195]-[.B194])*3600" office:value-type="float" office:value="60.0000000000001" calcext:value-type="float">
            <text:p>60,0000000000001 km/h</text:p>
          </table:table-cell>
          <table:table-cell table:style-name="ce125" table:formula="of:=IFERROR((([.C195]-[.C194])/3.6)/([.B195]-[.B194]);0)" office:value-type="float" office:value="0" calcext:value-type="float">
            <text:p>0,0000000000000000000 m/s²</text:p>
          </table:table-cell>
          <table:table-cell table:style-name="ce130"/>
          <table:table-cell table:style-name="ce126"/>
          <table:table-cell table:number-columns-repeated="58"/>
        </table:table-row>
        <table:table-row table:style-name="ro3">
          <table:table-cell table:style-name="ce116"/>
          <table:table-cell table:style-name="ce91" office:value-type="float" office:value="351" calcext:value-type="float">
            <text:p>351,00000 s</text:p>
          </table:table-cell>
          <table:table-cell table:style-name="ce122" office:value-type="float" office:value="0" calcext:value-type="float">
            <text:p>0,0000000000000 km/h</text:p>
          </table:table-cell>
          <table:table-cell table:style-name="ce125" table:formula="of:=IFERROR((([.C196]-[.C195])/3.6)/([.B196]-[.B195]);0)" office:value-type="float" office:value="-0.757575757575758" calcext:value-type="float">
            <text:p>-0,7575757575757580000 m/s²</text:p>
          </table:table-cell>
          <table:table-cell table:style-name="ce123" office:value-type="string" calcext:value-type="string">
            <text:p>Concl: vel it 60</text:p>
          </table:table-cell>
          <table:table-cell table:style-name="ce126"/>
          <table:table-cell table:number-columns-repeated="58"/>
        </table:table-row>
        <table:table-row table:style-name="ro1" table:number-rows-repeated="15">
          <table:table-cell table:style-name="ce116"/>
          <table:table-cell table:style-name="ce91"/>
          <table:table-cell table:style-name="ce122"/>
          <table:table-cell table:style-name="ce125"/>
          <table:table-cell table:style-name="ce130"/>
          <table:table-cell table:style-name="ce126"/>
          <table:table-cell table:number-columns-repeated="58"/>
        </table:table-row>
        <table:table-row table:style-name="ro2" table:number-rows-repeated="1048364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quadre_velocitats_R5.C3:quadre_velocitats_R5.C18 quadre_velocitats_R5.C31:quadre_velocitats_R5.C51 quadre_velocitats_R5.C55:quadre_velocitats_R5.C60 quadre_velocitats_R5.C64:quadre_velocitats_R5.C75 quadre_velocitats_R5.C83:quadre_velocitats_R5.C94 quadre_velocitats_R5.C98:quadre_velocitats_R5.C98 quadre_velocitats_R5.C102:quadre_velocitats_R5.C128 quadre_velocitats_R5.E103:quadre_velocitats_R5.E127 quadre_velocitats_R5.C130:quadre_velocitats_R5.C167 quadre_velocitats_R5.E142:quadre_velocitats_R5.E167 quadre_velocitats_R5.C169:quadre_velocitats_R5.C211 quadre_velocitats_R5.E169:quadre_velocitats_R5.E211">
            <calcext:color-scale>
              <calcext:color-scale-entry calcext:value="=0" calcext:type="formula" calcext:color="#ffffff"/>
              <calcext:color-scale-entry calcext:value="=90" calcext:type="formula" calcext:color="#57bb8a"/>
              <calcext:color-scale-entry calcext:value="0" calcext:type="maximum" calcext:color="#e67c73"/>
            </calcext:color-scale>
          </calcext:conditional-format>
          <calcext:conditional-format calcext:target-range-address="quadre_velocitats_R5.D4:quadre_velocitats_R5.D17 quadre_velocitats_R5.D32:quadre_velocitats_R5.D51 quadre_velocitats_R5.D56:quadre_velocitats_R5.D60 quadre_velocitats_R5.D65:quadre_velocitats_R5.D75 quadre_velocitats_R5.D84:quadre_velocitats_R5.D94 quadre_velocitats_R5.D103:quadre_velocitats_R5.D127 quadre_velocitats_R5.F104:quadre_velocitats_R5.F127 quadre_velocitats_R5.D133:quadre_velocitats_R5.D167 quadre_velocitats_R5.D170:quadre_velocitats_R5.D211">
            <calcext:condition calcext:apply-style-name="ConditionalStyle_4" calcext:value="not-between(-1,1)" calcext:base-cell-address="quadre_velocitats_R5.D4"/>
          </calcext:conditional-format>
        </calcext:conditional-formats>
      </table:table>
      <table:table table:name="viatgesanuals" table:style-name="ta4">
        <office:forms form:automatic-focus="false" form:apply-design-mode="false"/>
        <table:table-column table:style-name="co2" table:number-columns-repeated="64" table:default-cell-style-name="Default"/>
        <table:table-row table:style-name="ro1">
          <table:table-cell table:style-name="ce1" office:value-type="string" calcext:value-type="string">
            <text:p>Any</text:p>
          </table:table-cell>
          <table:table-cell table:style-name="ce1" office:value-type="string" calcext:value-type="string">
            <text:p>Surburbà</text:p>
          </table:table-cell>
          <table:table-cell table:style-name="ce1" office:value-type="string" calcext:value-type="string">
            <text:p>Rodalie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Total Manresa</text:p>
          </table:table-cell>
          <table:table-cell table:style-name="ce1" office:value-type="string" calcext:value-type="string">
            <text:p>Igualada</text:p>
          </table:table-cell>
          <table:table-cell table:number-columns-repeated="58"/>
        </table:table-row>
        <table:table-row table:style-name="ro1">
          <table:table-cell table:style-name="ce1" office:value-type="float" office:value="2021" calcext:value-type="float">
            <text:p>2021</text:p>
          </table:table-cell>
          <table:table-cell table:style-name="ce1" office:value-type="float" office:value="14423959" calcext:value-type="float">
            <text:p>14423959</text:p>
          </table:table-cell>
          <table:table-cell table:style-name="ce1" office:value-type="float" office:value="1933430" calcext:value-type="float">
            <text:p>1933430</text:p>
          </table:table-cell>
          <table:table-cell table:style-name="ce1" office:value-type="float" office:value="16357389" calcext:value-type="float">
            <text:p>16357389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 table:style-name="ce1" office:value-type="float" office:value="2020" calcext:value-type="float">
            <text:p>2020</text:p>
          </table:table-cell>
          <table:table-cell table:style-name="ce1" office:value-type="float" office:value="11588890" calcext:value-type="float">
            <text:p>11588890</text:p>
          </table:table-cell>
          <table:table-cell table:style-name="ce1" office:value-type="float" office:value="1459416" calcext:value-type="float">
            <text:p>1459416</text:p>
          </table:table-cell>
          <table:table-cell table:style-name="ce1" office:value-type="float" office:value="13048306" calcext:value-type="float">
            <text:p>13048306</text:p>
          </table:table-cell>
          <table:table-cell table:style-name="ce1" table:formula="of:=86797+45662+46730" office:value-type="float" office:value="179189" calcext:value-type="float">
            <text:p>179189</text:p>
          </table:table-cell>
          <table:table-cell table:style-name="ce1" office:value-type="float" office:value="124535" calcext:value-type="float">
            <text:p>124535</text:p>
          </table:table-cell>
          <table:table-cell>
            <draw:frame table:end-cell-address="viatgesanuals.O21" table:end-x="0.336cm" table:end-y="0.052cm" draw:z-index="0" draw:name="Chart 17" draw:style-name="gr1" draw:text-style-name="P1" svg:width="19.896cm" svg:height="8.577cm" svg:x="0.238cm" svg:y="0.238cm">
              <draw:object draw:notify-on-update-of-ranges="viatgesanuals.A2:viatgesanuals.A22 viatgesanuals.B1:viatgesanuals.B1 viatgesanuals.B2:viatgesanuals.B22 viatgesanuals.C1:viatgesanuals.C1 viatgesanuals.C2:viatgesanuals.C22 viatgesanuals.D1:viatgesanuals.D1 viatgesanuals.D2:viatgesanuals.D22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57"/>
        </table:table-row>
        <table:table-row table:style-name="ro1">
          <table:table-cell table:style-name="ce1" office:value-type="float" office:value="2019" calcext:value-type="float">
            <text:p>2019</text:p>
          </table:table-cell>
          <table:table-cell table:style-name="ce1" office:value-type="float" office:value="21722267" calcext:value-type="float">
            <text:p>21722267</text:p>
          </table:table-cell>
          <table:table-cell table:style-name="ce1" office:value-type="float" office:value="3010319" calcext:value-type="float">
            <text:p>3010319</text:p>
          </table:table-cell>
          <table:table-cell table:style-name="ce1" office:value-type="float" office:value="24732586" calcext:value-type="float">
            <text:p>24732586</text:p>
          </table:table-cell>
          <table:table-cell table:style-name="ce1" table:formula="of:=153191+81018+75117" office:value-type="float" office:value="309326" calcext:value-type="float">
            <text:p>309326</text:p>
          </table:table-cell>
          <table:table-cell table:style-name="ce1" office:value-type="float" office:value="222297" calcext:value-type="float">
            <text:p>222297</text:p>
          </table:table-cell>
          <table:table-cell table:number-columns-repeated="58"/>
        </table:table-row>
        <table:table-row table:style-name="ro1">
          <table:table-cell table:style-name="ce1" office:value-type="float" office:value="2018" calcext:value-type="float">
            <text:p>2018</text:p>
          </table:table-cell>
          <table:table-cell table:style-name="ce1" office:value-type="float" office:value="20243970" calcext:value-type="float">
            <text:p>20243970</text:p>
          </table:table-cell>
          <table:table-cell table:style-name="ce1" office:value-type="float" office:value="2856252" calcext:value-type="float">
            <text:p>2856252</text:p>
          </table:table-cell>
          <table:table-cell table:style-name="ce1" office:value-type="float" office:value="23100222" calcext:value-type="float">
            <text:p>23100222</text:p>
          </table:table-cell>
          <table:table-cell table:style-name="ce1" table:formula="of:=140557+77635+70874" office:value-type="float" office:value="289066" calcext:value-type="float">
            <text:p>289066</text:p>
          </table:table-cell>
          <table:table-cell table:style-name="ce1" office:value-type="float" office:value="215676" calcext:value-type="float">
            <text:p>215676</text:p>
          </table:table-cell>
          <table:table-cell table:number-columns-repeated="58"/>
        </table:table-row>
        <table:table-row table:style-name="ro1">
          <table:table-cell table:style-name="ce1" office:value-type="float" office:value="2017" calcext:value-type="float">
            <text:p>2017</text:p>
          </table:table-cell>
          <table:table-cell table:style-name="ce1" office:value-type="float" office:value="19647226" calcext:value-type="float">
            <text:p>19647226</text:p>
          </table:table-cell>
          <table:table-cell table:style-name="ce1" office:value-type="float" office:value="2714604" calcext:value-type="float">
            <text:p>2714604</text:p>
          </table:table-cell>
          <table:table-cell table:style-name="ce1" office:value-type="float" office:value="22361830" calcext:value-type="float">
            <text:p>22361830</text:p>
          </table:table-cell>
          <table:table-cell table:style-name="ce59" table:formula="of:=133483+73485+58467" office:value-type="float" office:value="265435" calcext:value-type="float">
            <text:p>265435</text:p>
          </table:table-cell>
          <table:table-cell table:style-name="ce1" office:value-type="float" office:value="201346" calcext:value-type="float">
            <text:p>201346</text:p>
          </table:table-cell>
          <table:table-cell table:number-columns-repeated="58"/>
        </table:table-row>
        <table:table-row table:style-name="ro1"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19160482" calcext:value-type="float">
            <text:p>19160482</text:p>
          </table:table-cell>
          <table:table-cell table:style-name="ce1" office:value-type="float" office:value="2598267" calcext:value-type="float">
            <text:p>2598267</text:p>
          </table:table-cell>
          <table:table-cell table:style-name="ce1" office:value-type="float" office:value="21758749" calcext:value-type="float">
            <text:p>21758749</text:p>
          </table:table-cell>
          <table:table-cell table:style-name="ce59" table:formula="of:=130086+74631+56379" office:value-type="float" office:value="261096" calcext:value-type="float">
            <text:p>261096</text:p>
          </table:table-cell>
          <table:table-cell table:style-name="ce1" office:value-type="float" office:value="190784" calcext:value-type="float">
            <text:p>190784</text:p>
          </table:table-cell>
          <table:table-cell table:number-columns-repeated="58"/>
        </table:table-row>
        <table:table-row table:style-name="ro1"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19215520" calcext:value-type="float">
            <text:p>19215520</text:p>
          </table:table-cell>
          <table:table-cell table:style-name="ce1" office:value-type="float" office:value="2526601" calcext:value-type="float">
            <text:p>2526601</text:p>
          </table:table-cell>
          <table:table-cell table:style-name="ce1" office:value-type="float" office:value="21742121" calcext:value-type="float">
            <text:p>21742121</text:p>
          </table:table-cell>
          <table:table-cell table:style-name="ce59" table:formula="of:=126640+68602+57201" office:value-type="float" office:value="252443" calcext:value-type="float">
            <text:p>252443</text:p>
          </table:table-cell>
          <table:table-cell table:style-name="ce1" office:value-type="float" office:value="184707" calcext:value-type="float">
            <text:p>184707</text:p>
          </table:table-cell>
          <table:table-cell table:number-columns-repeated="58"/>
        </table:table-row>
        <table:table-row table:style-name="ro1"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18762341" calcext:value-type="float">
            <text:p>18762341</text:p>
          </table:table-cell>
          <table:table-cell table:style-name="ce1" office:value-type="float" office:value="2490852" calcext:value-type="float">
            <text:p>2490852</text:p>
          </table:table-cell>
          <table:table-cell table:style-name="ce1" office:value-type="float" office:value="21253193" calcext:value-type="float">
            <text:p>21253193</text:p>
          </table:table-cell>
          <table:table-cell table:style-name="ce59" table:formula="of:=127354+68931+53213" office:value-type="float" office:value="249498" calcext:value-type="float">
            <text:p>249498</text:p>
          </table:table-cell>
          <table:table-cell table:style-name="ce1" office:value-type="float" office:value="186312" calcext:value-type="float">
            <text:p>186312</text:p>
          </table:table-cell>
          <table:table-cell table:number-columns-repeated="58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18398326" calcext:value-type="float">
            <text:p>18398326</text:p>
          </table:table-cell>
          <table:table-cell table:style-name="ce1" office:value-type="float" office:value="2480922" calcext:value-type="float">
            <text:p>2480922</text:p>
          </table:table-cell>
          <table:table-cell table:style-name="ce1" office:value-type="float" office:value="20879248" calcext:value-type="float">
            <text:p>20879248</text:p>
          </table:table-cell>
          <table:table-cell table:style-name="ce1" table:formula="of:=135322+63937+52635" office:value-type="float" office:value="251894" calcext:value-type="float">
            <text:p>251894</text:p>
          </table:table-cell>
          <table:table-cell table:style-name="ce1" office:value-type="float" office:value="190004" calcext:value-type="float">
            <text:p>190004</text:p>
          </table:table-cell>
          <table:table-cell table:number-columns-repeated="58"/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59" table:formula="of:=18796179" office:value-type="float" office:value="18796179" calcext:value-type="float">
            <text:p>18796179</text:p>
          </table:table-cell>
          <table:table-cell table:style-name="ce1" office:value-type="float" office:value="2488523" calcext:value-type="float">
            <text:p>2488523</text:p>
          </table:table-cell>
          <table:table-cell table:style-name="ce59" table:formula="of:=[.B11]+[.C11]" office:value-type="float" office:value="21284702" calcext:value-type="float">
            <text:p>21284702</text:p>
          </table:table-cell>
          <table:table-cell table:style-name="ce59" table:formula="of:=144928+70120+52043" office:value-type="float" office:value="267091" calcext:value-type="float">
            <text:p>267091</text:p>
          </table:table-cell>
          <table:table-cell table:style-name="ce1" office:value-type="float" office:value="207065" calcext:value-type="float">
            <text:p>207065</text:p>
          </table:table-cell>
          <table:table-cell table:number-columns-repeated="58"/>
        </table:table-row>
        <table:table-row table:style-name="ro1"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361246" calcext:value-type="float">
            <text:p>20361246</text:p>
          </table:table-cell>
          <table:table-cell table:style-name="ce1" office:value-type="float" office:value="2675079" calcext:value-type="float">
            <text:p>2675079</text:p>
          </table:table-cell>
          <table:table-cell table:style-name="ce59" table:formula="of:=[.B12]+[.C12]" office:value-type="float" office:value="23036325" calcext:value-type="float">
            <text:p>23036325</text:p>
          </table:table-cell>
          <table:table-cell table:style-name="ce59" table:formula="of:=161686+79511+54087" office:value-type="float" office:value="295284" calcext:value-type="float">
            <text:p>295284</text:p>
          </table:table-cell>
          <table:table-cell table:style-name="ce1" office:value-type="float" office:value="230029" calcext:value-type="float">
            <text:p>230029</text:p>
          </table:table-cell>
          <table:table-cell table:number-columns-repeated="58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19399210" calcext:value-type="float">
            <text:p>19399210</text:p>
          </table:table-cell>
          <table:table-cell table:style-name="ce1" office:value-type="float" office:value="2580996" calcext:value-type="float">
            <text:p>2580996</text:p>
          </table:table-cell>
          <table:table-cell table:style-name="ce59" table:formula="of:=[.B13]+[.C13]" office:value-type="float" office:value="21980206" calcext:value-type="float">
            <text:p>21980206</text:p>
          </table:table-cell>
          <table:table-cell table:style-name="ce59" table:formula="of:=168616+85260+54156" office:value-type="float" office:value="308032" calcext:value-type="float">
            <text:p>308032</text:p>
          </table:table-cell>
          <table:table-cell table:style-name="ce1" office:value-type="float" office:value="231274" calcext:value-type="float">
            <text:p>231274</text:p>
          </table:table-cell>
          <table:table-cell table:number-columns-repeated="58"/>
        </table:table-row>
        <table:table-row table:style-name="ro1"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19124632" calcext:value-type="float">
            <text:p>19124632</text:p>
          </table:table-cell>
          <table:table-cell table:style-name="ce1" office:value-type="float" office:value="2538811" calcext:value-type="float">
            <text:p>2538811</text:p>
          </table:table-cell>
          <table:table-cell table:style-name="ce59" table:formula="of:=[.B14]+[.C14]" office:value-type="float" office:value="21663443" calcext:value-type="float">
            <text:p>21663443</text:p>
          </table:table-cell>
          <table:table-cell table:style-name="ce59" table:formula="of:=165416+78938+49221" office:value-type="float" office:value="293575" calcext:value-type="float">
            <text:p>293575</text:p>
          </table:table-cell>
          <table:table-cell table:style-name="ce1" office:value-type="float" office:value="245550" calcext:value-type="float">
            <text:p>245550</text:p>
          </table:table-cell>
          <table:table-cell table:number-columns-repeated="58"/>
        </table:table-row>
        <table:table-row table:style-name="ro1"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8494897" calcext:value-type="float">
            <text:p>18494897</text:p>
          </table:table-cell>
          <table:table-cell table:style-name="ce1" office:value-type="float" office:value="2693077" calcext:value-type="float">
            <text:p>2693077</text:p>
          </table:table-cell>
          <table:table-cell table:style-name="ce59" table:formula="of:=[.B15]+[.C15]" office:value-type="float" office:value="21187974" calcext:value-type="float">
            <text:p>21187974</text:p>
          </table:table-cell>
          <table:table-cell table:style-name="ce59" table:formula="of:=175281+84111+28861" office:value-type="float" office:value="288253" calcext:value-type="float">
            <text:p>288253</text:p>
          </table:table-cell>
          <table:table-cell table:style-name="ce1" office:value-type="float" office:value="280236" calcext:value-type="float">
            <text:p>280236</text:p>
          </table:table-cell>
          <table:table-cell table:number-columns-repeated="58"/>
        </table:table-row>
        <table:table-row table:style-name="ro1"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7357990" calcext:value-type="float">
            <text:p>17357990</text:p>
          </table:table-cell>
          <table:table-cell table:style-name="ce1" office:value-type="float" office:value="2753684" calcext:value-type="float">
            <text:p>2753684</text:p>
          </table:table-cell>
          <table:table-cell table:style-name="ce59" table:formula="of:=[.B16]+[.C16]" office:value-type="float" office:value="20111674" calcext:value-type="float">
            <text:p>20111674</text:p>
          </table:table-cell>
          <table:table-cell table:style-name="ce59" table:formula="of:=30635+89463+167320" office:value-type="float" office:value="287418" calcext:value-type="float">
            <text:p>287418</text:p>
          </table:table-cell>
          <table:table-cell table:style-name="ce1" office:value-type="float" office:value="285462" calcext:value-type="float">
            <text:p>285462</text:p>
          </table:table-cell>
          <table:table-cell table:number-columns-repeated="58"/>
        </table:table-row>
        <table:table-row table:style-name="ro1"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17194042" calcext:value-type="float">
            <text:p>17194042</text:p>
          </table:table-cell>
          <table:table-cell table:style-name="ce1" office:value-type="float" office:value="2767137" calcext:value-type="float">
            <text:p>2767137</text:p>
          </table:table-cell>
          <table:table-cell table:style-name="ce59" table:formula="of:=[.B17]+[.C17]" office:value-type="float" office:value="19961179" calcext:value-type="float">
            <text:p>19961179</text:p>
          </table:table-cell>
          <table:table-cell table:style-name="ce59" table:formula="of:=35268+89620+169553" office:value-type="float" office:value="294441" calcext:value-type="float">
            <text:p>294441</text:p>
          </table:table-cell>
          <table:table-cell table:style-name="ce1" office:value-type="float" office:value="293473" calcext:value-type="float">
            <text:p>293473</text:p>
          </table:table-cell>
          <table:table-cell table:number-columns-repeated="58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15631971" calcext:value-type="float">
            <text:p>15631971</text:p>
          </table:table-cell>
          <table:table-cell table:style-name="ce1" office:value-type="float" office:value="2485047" calcext:value-type="float">
            <text:p>2485047</text:p>
          </table:table-cell>
          <table:table-cell table:style-name="ce59" table:formula="of:=[.B18]+[.C18]" office:value-type="float" office:value="18117018" calcext:value-type="float">
            <text:p>18117018</text:p>
          </table:table-cell>
          <table:table-cell table:style-name="ce59" table:formula="of:=28323+80582+146869" office:value-type="float" office:value="255774" calcext:value-type="float">
            <text:p>255774</text:p>
          </table:table-cell>
          <table:table-cell table:style-name="ce1" office:value-type="float" office:value="264736" calcext:value-type="float">
            <text:p>264736</text:p>
          </table:table-cell>
          <table:table-cell table:number-columns-repeated="58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16917539" calcext:value-type="float">
            <text:p>16917539</text:p>
          </table:table-cell>
          <table:table-cell table:style-name="ce1" office:value-type="float" office:value="2605706" calcext:value-type="float">
            <text:p>2605706</text:p>
          </table:table-cell>
          <table:table-cell table:style-name="ce59" table:formula="of:=[.B19]+[.C19]" office:value-type="float" office:value="19523245" calcext:value-type="float">
            <text:p>19523245</text:p>
          </table:table-cell>
          <table:table-cell table:style-name="ce59" table:formula="of:=149688+84105+33071" office:value-type="float" office:value="266864" calcext:value-type="float">
            <text:p>266864</text:p>
          </table:table-cell>
          <table:table-cell table:style-name="ce1" office:value-type="float" office:value="272786" calcext:value-type="float">
            <text:p>272786</text:p>
          </table:table-cell>
          <table:table-cell table:number-columns-repeated="58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16085476" calcext:value-type="float">
            <text:p>16085476</text:p>
          </table:table-cell>
          <table:table-cell table:style-name="ce1" office:value-type="float" office:value="2387956" calcext:value-type="float">
            <text:p>2387956</text:p>
          </table:table-cell>
          <table:table-cell table:style-name="ce59" table:formula="of:=[.B20]+[.C20]" office:value-type="float" office:value="18473432" calcext:value-type="float">
            <text:p>18473432</text:p>
          </table:table-cell>
          <table:table-cell table:style-name="ce59" table:formula="of:=140291+85438+30972" office:value-type="float" office:value="256701" calcext:value-type="float">
            <text:p>256701</text:p>
          </table:table-cell>
          <table:table-cell table:style-name="ce1" office:value-type="float" office:value="263805" calcext:value-type="float">
            <text:p>263805</text:p>
          </table:table-cell>
          <table:table-cell table:number-columns-repeated="58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14259817" calcext:value-type="float">
            <text:p>14259817</text:p>
          </table:table-cell>
          <table:table-cell table:style-name="ce1" office:value-type="float" office:value="2179272" calcext:value-type="float">
            <text:p>2179272</text:p>
          </table:table-cell>
          <table:table-cell table:style-name="ce59" table:formula="of:=[.B21]+[.C21]" office:value-type="float" office:value="16439089" calcext:value-type="float">
            <text:p>16439089</text:p>
          </table:table-cell>
          <table:table-cell table:style-name="ce59" table:formula="of:=132418+83806+27761" office:value-type="float" office:value="243985" calcext:value-type="float">
            <text:p>243985</text:p>
          </table:table-cell>
          <table:table-cell table:style-name="ce1" office:value-type="float" office:value="261702" calcext:value-type="float">
            <text:p>261702</text:p>
          </table:table-cell>
          <table:table-cell>
            <draw:frame table:end-cell-address="viatgesanuals.O38" table:end-x="0.33cm" table:end-y="0.422cm" draw:z-index="1" draw:name="Chart 18" draw:style-name="gr1" draw:text-style-name="P1" svg:width="19.89cm" svg:height="9.676cm" svg:x="0.238cm" svg:y="0.053cm">
              <draw:object draw:notify-on-update-of-ranges="viatgesanuals.A2:viatgesanuals.A22 viatgesanuals.E1:viatgesanuals.E1 viatgesanuals.E2:viatgesanuals.E22 viatgesanuals.F1:viatgesanuals.F1 viatgesanuals.F2:viatgesanuals.F22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57"/>
        </table:table-row>
        <table:table-row table:style-name="ro1"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12733702" calcext:value-type="float">
            <text:p>12733702</text:p>
          </table:table-cell>
          <table:table-cell table:style-name="ce1" office:value-type="float" office:value="2023646" calcext:value-type="float">
            <text:p>2023646</text:p>
          </table:table-cell>
          <table:table-cell table:style-name="ce59" table:formula="of:=[.B22]+[.C22]" office:value-type="float" office:value="14757348" calcext:value-type="float">
            <text:p>14757348</text:p>
          </table:table-cell>
          <table:table-cell table:style-name="ce59" table:formula="of:=129276+74896+27064" office:value-type="float" office:value="231236" calcext:value-type="float">
            <text:p>231236</text:p>
          </table:table-cell>
          <table:table-cell table:style-name="ce1" office:value-type="float" office:value="246840" calcext:value-type="float">
            <text:p>246840</text:p>
          </table:table-cell>
          <table:table-cell table:number-columns-repeated="58"/>
        </table:table-row>
        <table:table-row table:style-name="ro2" table:number-rows-repeated="104855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range table:name="Vmax" table:base-cell-address="" table:cell-range-address="$velocitats.$H$5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8">
      <number:number number:decimal-places="2" number:min-decimal-places="1" number:min-integer-digits="1" number:decimal-replacement=""/>
      <number:text> km/h</number:text>
    </number:number-style>
    <number:number-style style:name="N109">
      <number:number number:decimal-places="2" number:min-decimal-places="1" number:min-integer-digits="1" number:decimal-replacement=""/>
      <number:text> m/s²</number:text>
    </number:number-style>
    <number:number-style style:name="N111P0" style:volatile="true">
      <number:number number:decimal-places="5" number:min-decimal-places="5" number:min-integer-digits="1"/>
      <number:text> s</number:text>
    </number:number-style>
    <number:number-style style:name="N111">
      <style:text-properties fo:color="#ff0000"/>
      <number:text>-</number:text>
      <number:number number:decimal-places="5" number:min-decimal-places="5" number:min-integer-digits="1"/>
      <number:text> s</number:text>
      <style:map style:condition="value()&gt;=0" style:apply-style-name="N111P0"/>
    </number:number-style>
    <number:number-style style:name="N113P0" style:volatile="true">
      <number:number number:decimal-places="4" number:min-decimal-places="4" number:min-integer-digits="1"/>
      <number:text> m</number:text>
    </number:number-style>
    <number:number-style style:name="N113">
      <style:text-properties fo:color="#ff0000"/>
      <number:text>-</number:text>
      <number:number number:decimal-places="4" number:min-decimal-places="4" number:min-integer-digits="1"/>
      <number:text> m</number:text>
      <style:map style:condition="value()&gt;=0" style:apply-style-name="N113P0"/>
    </number:number-style>
    <number:number-style style:name="N114">
      <number:number number:decimal-places="2" number:min-decimal-places="1" number:min-integer-digits="1" number:decimal-replacement=""/>
      <number:text> m</number:text>
    </number:number-style>
    <number:time-style style:name="N115" number:truncate-on-overflow="false">
      <number:minutes number:style="long"/>
      <number:text>:</number:text>
      <number:seconds number:style="long"/>
    </number:time-style>
    <number:number-style style:name="N116">
      <number:number number:decimal-places="4" number:min-decimal-places="4" number:min-integer-digits="1"/>
    </number:number-style>
    <number:number-style style:name="N118P0" style:volatile="true">
      <number:number number:decimal-places="3" number:min-decimal-places="3" number:min-integer-digits="1"/>
      <number:text> km</number:text>
    </number:number-style>
    <number:number-style style:name="N118">
      <style:text-properties fo:color="#ff0000"/>
      <number:text>-</number:text>
      <number:number number:decimal-places="3" number:min-decimal-places="3" number:min-integer-digits="1"/>
      <number:text> km</number:text>
      <style:map style:condition="value()&gt;=0" style:apply-style-name="N118P0"/>
    </number:number-style>
    <number:number-style style:name="N120P0" style:volatile="true">
      <number:number number:decimal-places="2" number:min-decimal-places="1" number:min-integer-digits="1" number:decimal-replacement=""/>
      <number:text> s</number:text>
    </number:number-style>
    <number:number-style style:name="N120">
      <style:text-properties fo:color="#ff0000"/>
      <number:text>-</number:text>
      <number:number number:decimal-places="2" number:min-decimal-places="1" number:min-integer-digits="1" number:decimal-replacement=""/>
      <number:text> s</number:text>
      <style:map style:condition="value()&gt;=0" style:apply-style-name="N120P0"/>
    </number:number-style>
    <number:number-style style:name="N121">
      <number:number number:decimal-places="13" number:min-decimal-places="13" number:min-integer-digits="1"/>
      <number:text> km/h</number:text>
    </number:number-style>
    <number:number-style style:name="N122">
      <number:number number:decimal-places="19" number:min-decimal-places="19" number:min-integer-digits="1"/>
      <number:text> m/s²</number:text>
    </number:number-style>
    <number:number-style style:name="N123">
      <number:number number:decimal-places="22" number:min-decimal-places="22" number:min-integer-digits="1"/>
      <number:text> km/h</number:text>
    </number:number-style>
    <number:number-style style:name="N125P0" style:volatile="true">
      <number:number number:decimal-places="3" number:min-decimal-places="3" number:min-integer-digits="1"/>
      <number:text> s</number:text>
    </number:number-style>
    <number:number-style style:name="N125">
      <style:text-properties fo:color="#ff0000"/>
      <number:text>-</number:text>
      <number:number number:decimal-places="3" number:min-decimal-places="3" number:min-integer-digits="1"/>
      <number:text> s</number:text>
      <style:map style:condition="value()&gt;=0" style:apply-style-name="N125P0"/>
    </number:number-style>
    <number:number-style style:name="N127P0" style:volatile="true">
      <number:number number:decimal-places="4" number:min-decimal-places="4" number:min-integer-digits="1"/>
      <number:text> km</number:text>
    </number:number-style>
    <number:number-style style:name="N127">
      <style:text-properties fo:color="#ff0000"/>
      <number:text>-</number:text>
      <number:number number:decimal-places="4" number:min-decimal-places="4" number:min-integer-digits="1"/>
      <number:text> km</number:text>
      <style:map style:condition="value()&gt;=0" style:apply-style-name="N127P0"/>
    </number:number-style>
    <number:number-style style:name="N128">
      <number:number number:decimal-places="0" number:min-decimal-places="0" number:min-integer-digits="1"/>
      <number:text> km/h</number:text>
    </number:number-style>
    <number:number-style style:name="N129">
      <number:number number:decimal-places="2" number:min-decimal-places="2" number:min-integer-digits="1"/>
      <number:text> m/s²</number:text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cccccc"/>
    </style:style>
    <style:style style:name="ConditionalStyle_5f_2" style:display-name="ConditionalStyle_2" style:family="table-cell" style:parent-style-name="Default">
      <style:table-cell-properties fo:background-color="#f1039c"/>
    </style:style>
    <style:style style:name="ConditionalStyle_5f_3" style:display-name="ConditionalStyle_3" style:family="table-cell" style:parent-style-name="Default">
      <style:table-cell-properties fo:background-color="#6d9eeb"/>
    </style:style>
    <style:style style:name="ConditionalStyle_5f_4" style:display-name="ConditionalStyle_4" style:family="table-cell" style:parent-style-name="Default">
      <style:table-cell-properties fo:background-color="#f6b26b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1.905cm" fo:margin-bottom="1.905cm" fo:margin-left="0.635cm" fo:margin-right="0.635cm" style:print-page-order="ltr" style:first-page-number="continue" style:scale-to="100%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1">00/00/0000</text:date>, <text:time style:data-style-name="N2" text:time-value="17:02:07.6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squema_20_1" style:display-name="PageStyle_Esquem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quema_20_2" style:display-name="PageStyle_Esquema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va_20_ASC" style:display-name="PageStyle_prova AS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va_20_DSC" style:display-name="PageStyle_prova DS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mps_5f_viatge" style:display-name="PageStyle_temps_viat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9" style:display-name="PageStyle_Sheet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0" style:display-name="PageStyle_Sheet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1" style:display-name="PageStyle_Sheet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locitats" style:display-name="PageStyle_velocitat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quadre_5f_velocitats_5f_R5" style:display-name="PageStyle_quadre_velocitats_R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viatgesanuals" style:display-name="PageStyle_viatgesanual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1.2$Windows_X86_64 LibreOffice_project/fe0b08f4af1bacafe4c7ecc87ce55bb426164676</meta:generator>
    <dc:date>2022-10-31T17:05:20.344000000</dc:date>
    <meta:editing-duration>PT3M12S</meta:editing-duration>
    <meta:editing-cycles>2</meta:editing-cycles>
    <meta:document-statistic meta:table-count="4" meta:cell-count="1882" meta:object-count="17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34a853" draw:fill-color="#34a85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3cm" svg:stroke-color="#ff6d01" draw:fill-color="#ff6d0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3cm" svg:stroke-color="#46bdc6" draw:fill-color="#46bdc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53cm" svg:stroke-color="#7baaf7" draw:fill-color="#7baaf7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53cm" svg:stroke-color="#f07b72" draw:fill-color="#f07b72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53cm" svg:stroke-color="#fcd04f" draw:fill-color="#fcd04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53cm" svg:stroke-color="#71c287" draw:fill-color="#71c287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53cm" svg:stroke-color="#ff994d" draw:fill-color="#ff994d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53cm" svg:stroke-color="#7ed1d7" draw:fill-color="#7ed1d7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53cm" svg:stroke-color="#b3cefb" draw:fill-color="#b3cefb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53cm" svg:stroke-color="#f7b4ae" draw:fill-color="#f7b4ae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53cm" svg:stroke-color="#fde49b" draw:fill-color="#fde49b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53cm" svg:stroke-color="#aedcba" draw:fill-color="#aedcba"/>
      <style:text-properties fo:font-size="10pt" style:font-size-asian="10pt" style:font-size-complex="10pt"/>
    </style:style>
    <style:style style:name="ch23" style:family="chart" style:data-style-name="N0">
      <style:chart-properties chart:symbol-type="none" chart:link-data-style-to-source="true"/>
      <style:graphic-properties svg:stroke-width="0.053cm" svg:stroke-color="#ffc599" draw:fill-color="#ffc599"/>
      <style:text-properties fo:font-size="10pt" style:font-size-asian="10pt" style:font-size-complex="10pt"/>
    </style:style>
    <style:style style:name="ch24" style:family="chart" style:data-style-name="N0">
      <style:chart-properties chart:symbol-type="none" chart:link-data-style-to-source="true"/>
      <style:graphic-properties svg:stroke-width="0.053cm" svg:stroke-color="#b5e5e8" draw:fill-color="#b5e5e8"/>
      <style:text-properties fo:font-size="10pt" style:font-size-asian="10pt" style:font-size-complex="10pt"/>
    </style:style>
    <style:style style:name="ch25" style:family="chart" style:data-style-name="N0">
      <style:chart-properties chart:symbol-type="none" chart:link-data-style-to-source="true"/>
      <style:graphic-properties svg:stroke-width="0.053cm" svg:stroke-color="#ecf3fe" draw:fill-color="#ecf3fe"/>
      <style:text-properties fo:font-size="10pt" style:font-size-asian="10pt" style:font-size-complex="10pt"/>
    </style:style>
    <style:style style:name="ch26" style:family="chart" style:data-style-name="N0">
      <style:chart-properties chart:symbol-type="none" chart:link-data-style-to-source="true"/>
      <style:graphic-properties svg:stroke-width="0.053cm" svg:stroke-color="#fdeceb" draw:fill-color="#fdeceb"/>
      <style:text-properties fo:font-size="10pt" style:font-size-asian="10pt" style:font-size-complex="10pt"/>
    </style:style>
    <style:style style:name="ch27" style:family="chart" style:data-style-name="N0">
      <style:chart-properties chart:symbol-type="none" chart:link-data-style-to-source="true"/>
      <style:graphic-properties svg:stroke-width="0.053cm" svg:stroke-color="#fff8e6" draw:fill-color="#fff8e6"/>
      <style:text-properties fo:font-size="10pt" style:font-size-asian="10pt" style:font-size-complex="10pt"/>
    </style:style>
    <style:style style:name="ch28" style:family="chart" style:data-style-name="N0">
      <style:chart-properties chart:symbol-type="none" chart:link-data-style-to-source="true"/>
      <style:graphic-properties svg:stroke-width="0.053cm" svg:stroke-color="#ebf6ee" draw:fill-color="#ebf6ee"/>
      <style:text-properties fo:font-size="10pt" style:font-size-asian="10pt" style:font-size-complex="10pt"/>
    </style:style>
    <style:style style:name="ch29" style:family="chart" style:data-style-name="N0">
      <style:chart-properties chart:symbol-type="none" chart:link-data-style-to-source="true"/>
      <style:graphic-properties svg:stroke-width="0.053cm" svg:stroke-color="#fff0e6" draw:fill-color="#fff0e6"/>
      <style:text-properties fo:font-size="10pt" style:font-size-asian="10pt" style:font-size-complex="10pt"/>
    </style:style>
    <style:style style:name="ch30" style:family="chart" style:data-style-name="N0">
      <style:chart-properties chart:symbol-type="none" chart:link-data-style-to-source="true"/>
      <style:graphic-properties svg:stroke-width="0.053cm" svg:stroke-color="#edf8f9" draw:fill-color="#edf8f9"/>
      <style:text-properties fo:font-size="10pt" style:font-size-asian="10pt" style:font-size-complex="10pt"/>
    </style:style>
    <style:style style:name="ch31" style:family="chart" style:data-style-name="N0">
      <style:chart-properties chart:symbol-type="none" chart:link-data-style-to-source="true"/>
      <style:graphic-properties svg:stroke-width="0.053cm" svg:stroke-color="#251701" draw:fill-color="#251701"/>
      <style:text-properties fo:font-size="10pt" style:font-size-asian="10pt" style:font-size-complex="10pt"/>
    </style:style>
    <style:style style:name="ch32" style:family="chart" style:data-style-name="N0">
      <style:chart-properties chart:symbol-type="none" chart:link-data-style-to-source="true"/>
      <style:graphic-properties svg:stroke-width="0.053cm" svg:stroke-color="#032527" draw:fill-color="#032527"/>
      <style:text-properties fo:font-size="10pt" style:font-size-asian="10pt" style:font-size-complex="10pt"/>
    </style:style>
    <style:style style:name="ch33" style:family="chart" style:data-style-name="N0">
      <style:chart-properties chart:symbol-type="none" chart:link-data-style-to-source="true"/>
      <style:graphic-properties svg:stroke-width="0.053cm" svg:stroke-color="#000c31" draw:fill-color="#000c31"/>
      <style:text-properties fo:font-size="10pt" style:font-size-asian="10pt" style:font-size-complex="10pt"/>
    </style:style>
    <style:style style:name="ch34" style:family="chart" style:data-style-name="N0">
      <style:chart-properties chart:symbol-type="none" chart:link-data-style-to-source="true"/>
      <style:graphic-properties svg:stroke-width="0.053cm" svg:stroke-color="#281021" draw:fill-color="#281021"/>
      <style:text-properties fo:font-size="10pt" style:font-size-asian="10pt" style:font-size-complex="10pt"/>
    </style:style>
    <style:style style:name="ch35" style:family="chart" style:data-style-name="N0">
      <style:chart-properties chart:symbol-type="none" chart:link-data-style-to-source="true"/>
      <style:graphic-properties svg:stroke-width="0.053cm" svg:stroke-color="#ff1c32" draw:fill-color="#ff1c32"/>
      <style:text-properties fo:font-size="10pt" style:font-size-asian="10pt" style:font-size-complex="10pt"/>
    </style:style>
    <style:style style:name="ch36" style:family="chart" style:data-style-name="N0">
      <style:chart-properties chart:symbol-type="none" chart:link-data-style-to-source="true"/>
      <style:graphic-properties svg:stroke-width="0.053cm" svg:stroke-color="#240c0a" draw:fill-color="#240c0a"/>
      <style:text-properties fo:font-size="10pt" style:font-size-asian="10pt" style:font-size-complex="10pt"/>
    </style:style>
    <style:style style:name="ch37" style:family="chart" style:data-style-name="N0">
      <style:chart-properties chart:symbol-type="none" chart:link-data-style-to-source="true"/>
      <style:graphic-properties svg:stroke-width="0.053cm" svg:stroke-color="#5e3c05" draw:fill-color="#5e3c05"/>
      <style:text-properties fo:font-size="10pt" style:font-size-asian="10pt" style:font-size-complex="10pt"/>
    </style:style>
    <style:style style:name="ch38" style:family="chart" style:data-style-name="N0">
      <style:chart-properties chart:symbol-type="none" chart:link-data-style-to-source="true"/>
      <style:graphic-properties svg:stroke-width="0.053cm" svg:stroke-color="#0a5d64" draw:fill-color="#0a5d64"/>
      <style:text-properties fo:font-size="10pt" style:font-size-asian="10pt" style:font-size-complex="10pt"/>
    </style:style>
    <style:style style:name="ch39" style:family="chart" style:data-style-name="N0">
      <style:chart-properties chart:symbol-type="none" chart:link-data-style-to-source="true"/>
      <style:graphic-properties svg:stroke-width="0.053cm" svg:stroke-color="#01217d" draw:fill-color="#01217d"/>
      <style:text-properties fo:font-size="10pt" style:font-size-asian="10pt" style:font-size-complex="10pt"/>
    </style:style>
    <style:style style:name="ch40" style:family="chart" style:data-style-name="N0">
      <style:chart-properties chart:symbol-type="none" chart:link-data-style-to-source="true"/>
      <style:graphic-properties svg:stroke-width="0.053cm" svg:stroke-color="#652b55" draw:fill-color="#652b55"/>
      <style:text-properties fo:font-size="10pt" style:font-size-asian="10pt" style:font-size-complex="10pt"/>
    </style:style>
    <style:style style:name="ch41" style:family="chart" style:data-style-name="N0">
      <style:chart-properties chart:symbol-type="none" chart:link-data-style-to-source="true"/>
      <style:graphic-properties svg:stroke-width="0.053cm" svg:stroke-color="#ff487e" draw:fill-color="#ff487e"/>
      <style:text-properties fo:font-size="10pt" style:font-size-asian="10pt" style:font-size-complex="10pt"/>
    </style:style>
    <style:style style:name="ch42" style:family="chart" style:data-style-name="N0">
      <style:chart-properties chart:symbol-type="none" chart:link-data-style-to-source="true"/>
      <style:graphic-properties svg:stroke-width="0.053cm" svg:stroke-color="#5c201c" draw:fill-color="#5c201c"/>
      <style:text-properties fo:font-size="10pt" style:font-size-asian="10pt" style:font-size-complex="10pt"/>
    </style:style>
    <style:style style:name="ch43" style:family="chart" style:data-style-name="N0">
      <style:chart-properties chart:symbol-type="none" chart:link-data-style-to-source="true"/>
      <style:graphic-properties svg:stroke-width="0.053cm" svg:stroke-color="#966108" draw:fill-color="#966108"/>
      <style:text-properties fo:font-size="10pt" style:font-size-asian="10pt" style:font-size-complex="10pt"/>
    </style:style>
    <style:style style:name="ch44" style:family="chart" style:data-style-name="N0">
      <style:chart-properties chart:symbol-type="none" chart:link-data-style-to-source="true"/>
      <style:graphic-properties svg:stroke-width="0.053cm" svg:stroke-color="#1095a1" draw:fill-color="#1095a1"/>
      <style:text-properties fo:font-size="10pt" style:font-size-asian="10pt" style:font-size-complex="10pt"/>
    </style:style>
    <style:style style:name="ch45" style:family="chart" style:data-style-name="N0">
      <style:chart-properties chart:symbol-type="none" chart:link-data-style-to-source="true"/>
      <style:graphic-properties svg:stroke-width="0.053cm" svg:stroke-color="#0235c8" draw:fill-color="#0235c8"/>
      <style:text-properties fo:font-size="10pt" style:font-size-asian="10pt" style:font-size-complex="10pt"/>
    </style:style>
    <style:style style:name="ch46" style:family="chart" style:data-style-name="N0">
      <style:chart-properties chart:symbol-type="none" chart:link-data-style-to-source="true"/>
      <style:graphic-properties svg:stroke-width="0.053cm" svg:stroke-color="#a14589" draw:fill-color="#a14589"/>
      <style:text-properties fo:font-size="10pt" style:font-size-asian="10pt" style:font-size-complex="10pt"/>
    </style:style>
    <style:style style:name="ch47" style:family="chart">
      <style:graphic-properties draw:fill="solid" draw:fill-color="#ffffff"/>
    </style:style>
    <style:style style:name="ch48" style:family="chart">
      <style:graphic-properties draw:fill-color="#d9d9d9"/>
    </style:style>
  </office:automatic-styles>
  <office:body>
    <office:chart>
      <chart:chart svg:width="26.67cm" svg:height="16.563cm" xlink:href=".." xlink:type="simple" chart:class="chart:line" chart:style-name="ch1">
        <chart:legend chart:legend-position="end" svg:x="23.346cm" svg:y="3.251cm" style:legend-expansion="high" chart:style-name="ch2"/>
        <chart:plot-area chart:style-name="ch3" table:cell-range-address="'Exemple alternativa'.A1:'Exemple alternativa'.AO14" chart:data-source-has-labels="both" svg:x="0.533cm" svg:y="0.331cm" svg:width="22.28cm" svg:height="15.901cm">
          <chart:coordinate-region svg:x="1.11cm" svg:y="0.331cm" svg:width="21.081cm" svg:height="12.664cm"/>
          <chart:axis chart:dimension="x" chart:name="primary-x" chart:style-name="ch4" chartooo:axis-type="text">
            <chart:categories table:cell-range-address="'Exemple alternativa'.A2:'Exemple alternativa'.A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Exemple alternativa'.B2:'Exemple alternativa'.B14" chart:label-cell-address="'Exemple alternativa'.B1:'Exemple alternativa'.B1" chart:class="chart:line">
            <chart:data-point chart:repeated="13"/>
          </chart:series>
          <chart:series chart:style-name="ch8" chart:values-cell-range-address="'Exemple alternativa'.C2:'Exemple alternativa'.C14" chart:label-cell-address="'Exemple alternativa'.C1:'Exemple alternativa'.C1" chart:class="chart:line">
            <chart:data-point chart:repeated="13"/>
          </chart:series>
          <chart:series chart:style-name="ch9" chart:values-cell-range-address="'Exemple alternativa'.D2:'Exemple alternativa'.D14" chart:label-cell-address="'Exemple alternativa'.D1:'Exemple alternativa'.D1" chart:class="chart:line">
            <chart:data-point chart:repeated="13"/>
          </chart:series>
          <chart:series chart:style-name="ch10" chart:values-cell-range-address="'Exemple alternativa'.E2:'Exemple alternativa'.E14" chart:label-cell-address="'Exemple alternativa'.E1:'Exemple alternativa'.E1" chart:class="chart:line">
            <chart:data-point chart:repeated="13"/>
          </chart:series>
          <chart:series chart:style-name="ch11" chart:values-cell-range-address="'Exemple alternativa'.F2:'Exemple alternativa'.F14" chart:label-cell-address="'Exemple alternativa'.F1:'Exemple alternativa'.F1" chart:class="chart:line">
            <chart:data-point chart:repeated="13"/>
          </chart:series>
          <chart:series chart:style-name="ch12" chart:values-cell-range-address="'Exemple alternativa'.G2:'Exemple alternativa'.G14" chart:label-cell-address="'Exemple alternativa'.G1:'Exemple alternativa'.G1" chart:class="chart:line">
            <chart:data-point chart:repeated="13"/>
          </chart:series>
          <chart:series chart:style-name="ch13" chart:values-cell-range-address="'Exemple alternativa'.H2:'Exemple alternativa'.H14" chart:label-cell-address="'Exemple alternativa'.H1:'Exemple alternativa'.H1" chart:class="chart:line">
            <chart:data-point chart:repeated="13"/>
          </chart:series>
          <chart:series chart:style-name="ch14" chart:values-cell-range-address="'Exemple alternativa'.I2:'Exemple alternativa'.I14" chart:label-cell-address="'Exemple alternativa'.I1:'Exemple alternativa'.I1" chart:class="chart:line">
            <chart:data-point chart:repeated="13"/>
          </chart:series>
          <chart:series chart:style-name="ch15" chart:values-cell-range-address="'Exemple alternativa'.J2:'Exemple alternativa'.J14" chart:label-cell-address="'Exemple alternativa'.J1:'Exemple alternativa'.J1" chart:class="chart:line">
            <chart:data-point chart:repeated="13"/>
          </chart:series>
          <chart:series chart:style-name="ch16" chart:values-cell-range-address="'Exemple alternativa'.K2:'Exemple alternativa'.K14" chart:label-cell-address="'Exemple alternativa'.K1:'Exemple alternativa'.K1" chart:class="chart:line">
            <chart:data-point chart:repeated="13"/>
          </chart:series>
          <chart:series chart:style-name="ch17" chart:values-cell-range-address="'Exemple alternativa'.L2:'Exemple alternativa'.L14" chart:label-cell-address="'Exemple alternativa'.L1:'Exemple alternativa'.L1" chart:class="chart:line">
            <chart:data-point chart:repeated="13"/>
          </chart:series>
          <chart:series chart:style-name="ch18" chart:values-cell-range-address="'Exemple alternativa'.M2:'Exemple alternativa'.M14" chart:label-cell-address="'Exemple alternativa'.M1:'Exemple alternativa'.M1" chart:class="chart:line">
            <chart:data-point chart:repeated="13"/>
          </chart:series>
          <chart:series chart:style-name="ch19" chart:values-cell-range-address="'Exemple alternativa'.N2:'Exemple alternativa'.N14" chart:label-cell-address="'Exemple alternativa'.N1:'Exemple alternativa'.N1" chart:class="chart:line">
            <chart:data-point chart:repeated="13"/>
          </chart:series>
          <chart:series chart:style-name="ch20" chart:values-cell-range-address="'Exemple alternativa'.O2:'Exemple alternativa'.O14" chart:label-cell-address="'Exemple alternativa'.O1:'Exemple alternativa'.O1" chart:class="chart:line">
            <chart:data-point chart:repeated="13"/>
          </chart:series>
          <chart:series chart:style-name="ch21" chart:values-cell-range-address="'Exemple alternativa'.P2:'Exemple alternativa'.P14" chart:label-cell-address="'Exemple alternativa'.P1:'Exemple alternativa'.P1" chart:class="chart:line">
            <chart:data-point chart:repeated="13"/>
          </chart:series>
          <chart:series chart:style-name="ch22" chart:values-cell-range-address="'Exemple alternativa'.Q2:'Exemple alternativa'.Q14" chart:label-cell-address="'Exemple alternativa'.Q1:'Exemple alternativa'.Q1" chart:class="chart:line">
            <chart:data-point chart:repeated="13"/>
          </chart:series>
          <chart:series chart:style-name="ch23" chart:values-cell-range-address="'Exemple alternativa'.R2:'Exemple alternativa'.R14" chart:label-cell-address="'Exemple alternativa'.R1:'Exemple alternativa'.R1" chart:class="chart:line">
            <chart:data-point chart:repeated="13"/>
          </chart:series>
          <chart:series chart:style-name="ch24" chart:values-cell-range-address="'Exemple alternativa'.S2:'Exemple alternativa'.S14" chart:label-cell-address="'Exemple alternativa'.S1:'Exemple alternativa'.S1" chart:class="chart:line">
            <chart:data-point chart:repeated="13"/>
          </chart:series>
          <chart:series chart:style-name="ch25" chart:values-cell-range-address="'Exemple alternativa'.T2:'Exemple alternativa'.T14" chart:label-cell-address="'Exemple alternativa'.T1:'Exemple alternativa'.T1" chart:class="chart:line">
            <chart:data-point chart:repeated="13"/>
          </chart:series>
          <chart:series chart:style-name="ch26" chart:values-cell-range-address="'Exemple alternativa'.U2:'Exemple alternativa'.U14" chart:label-cell-address="'Exemple alternativa'.U1:'Exemple alternativa'.U1" chart:class="chart:line">
            <chart:data-point chart:repeated="13"/>
          </chart:series>
          <chart:series chart:style-name="ch27" chart:values-cell-range-address="'Exemple alternativa'.V2:'Exemple alternativa'.V14" chart:label-cell-address="'Exemple alternativa'.V1:'Exemple alternativa'.V1" chart:class="chart:line">
            <chart:data-point chart:repeated="13"/>
          </chart:series>
          <chart:series chart:style-name="ch28" chart:values-cell-range-address="'Exemple alternativa'.W2:'Exemple alternativa'.W14" chart:label-cell-address="'Exemple alternativa'.W1:'Exemple alternativa'.W1" chart:class="chart:line">
            <chart:data-point chart:repeated="13"/>
          </chart:series>
          <chart:series chart:style-name="ch29" chart:values-cell-range-address="'Exemple alternativa'.X2:'Exemple alternativa'.X14" chart:label-cell-address="'Exemple alternativa'.X1:'Exemple alternativa'.X1" chart:class="chart:line">
            <chart:data-point chart:repeated="13"/>
          </chart:series>
          <chart:series chart:style-name="ch30" chart:values-cell-range-address="'Exemple alternativa'.Y2:'Exemple alternativa'.Y14" chart:label-cell-address="'Exemple alternativa'.Y1:'Exemple alternativa'.Y1" chart:class="chart:line">
            <chart:data-point chart:repeated="13"/>
          </chart:series>
          <chart:series chart:style-name="ch31" chart:values-cell-range-address="'Exemple alternativa'.Z2:'Exemple alternativa'.Z14" chart:label-cell-address="'Exemple alternativa'.Z1:'Exemple alternativa'.Z1" chart:class="chart:line">
            <chart:data-point chart:repeated="13"/>
          </chart:series>
          <chart:series chart:style-name="ch32" chart:values-cell-range-address="'Exemple alternativa'.AA2:'Exemple alternativa'.AA14" chart:label-cell-address="'Exemple alternativa'.AA1:'Exemple alternativa'.AA1" chart:class="chart:line">
            <chart:data-point chart:repeated="13"/>
          </chart:series>
          <chart:series chart:style-name="ch33" chart:values-cell-range-address="'Exemple alternativa'.AB2:'Exemple alternativa'.AB14" chart:label-cell-address="'Exemple alternativa'.AB1:'Exemple alternativa'.AB1" chart:class="chart:line">
            <chart:data-point chart:repeated="13"/>
          </chart:series>
          <chart:series chart:style-name="ch34" chart:values-cell-range-address="'Exemple alternativa'.AC2:'Exemple alternativa'.AC14" chart:label-cell-address="'Exemple alternativa'.AC1:'Exemple alternativa'.AC1" chart:class="chart:line">
            <chart:data-point chart:repeated="13"/>
          </chart:series>
          <chart:series chart:style-name="ch35" chart:values-cell-range-address="'Exemple alternativa'.AD2:'Exemple alternativa'.AD14" chart:label-cell-address="'Exemple alternativa'.AD1:'Exemple alternativa'.AD1" chart:class="chart:line">
            <chart:data-point chart:repeated="13"/>
          </chart:series>
          <chart:series chart:style-name="ch36" chart:values-cell-range-address="'Exemple alternativa'.AE2:'Exemple alternativa'.AE14" chart:label-cell-address="'Exemple alternativa'.AE1:'Exemple alternativa'.AE1" chart:class="chart:line">
            <chart:data-point chart:repeated="13"/>
          </chart:series>
          <chart:series chart:style-name="ch37" chart:values-cell-range-address="'Exemple alternativa'.AF2:'Exemple alternativa'.AF14" chart:label-cell-address="'Exemple alternativa'.AF1:'Exemple alternativa'.AF1" chart:class="chart:line">
            <chart:data-point chart:repeated="13"/>
          </chart:series>
          <chart:series chart:style-name="ch38" chart:values-cell-range-address="'Exemple alternativa'.AG2:'Exemple alternativa'.AG14" chart:label-cell-address="'Exemple alternativa'.AG1:'Exemple alternativa'.AG1" chart:class="chart:line">
            <chart:data-point chart:repeated="13"/>
          </chart:series>
          <chart:series chart:style-name="ch39" chart:values-cell-range-address="'Exemple alternativa'.AH2:'Exemple alternativa'.AH14" chart:label-cell-address="'Exemple alternativa'.AH1:'Exemple alternativa'.AH1" chart:class="chart:line">
            <chart:data-point chart:repeated="13"/>
          </chart:series>
          <chart:series chart:style-name="ch40" chart:values-cell-range-address="'Exemple alternativa'.AI2:'Exemple alternativa'.AI14" chart:label-cell-address="'Exemple alternativa'.AI1:'Exemple alternativa'.AI1" chart:class="chart:line">
            <chart:data-point chart:repeated="13"/>
          </chart:series>
          <chart:series chart:style-name="ch41" chart:values-cell-range-address="'Exemple alternativa'.AJ2:'Exemple alternativa'.AJ14" chart:label-cell-address="'Exemple alternativa'.AJ1:'Exemple alternativa'.AJ1" chart:class="chart:line">
            <chart:data-point chart:repeated="13"/>
          </chart:series>
          <chart:series chart:style-name="ch42" chart:values-cell-range-address="'Exemple alternativa'.AK2:'Exemple alternativa'.AK14" chart:label-cell-address="'Exemple alternativa'.AK1:'Exemple alternativa'.AK1" chart:class="chart:line">
            <chart:data-point chart:repeated="13"/>
          </chart:series>
          <chart:series chart:style-name="ch43" chart:values-cell-range-address="'Exemple alternativa'.AL2:'Exemple alternativa'.AL14" chart:label-cell-address="'Exemple alternativa'.AL1:'Exemple alternativa'.AL1" chart:class="chart:line">
            <chart:data-point chart:repeated="13"/>
          </chart:series>
          <chart:series chart:style-name="ch44" chart:values-cell-range-address="'Exemple alternativa'.AM2:'Exemple alternativa'.AM14" chart:label-cell-address="'Exemple alternativa'.AM1:'Exemple alternativa'.AM1" chart:class="chart:line">
            <chart:data-point chart:repeated="13"/>
          </chart:series>
          <chart:series chart:style-name="ch45" chart:values-cell-range-address="'Exemple alternativa'.AN2:'Exemple alternativa'.AN14" chart:label-cell-address="'Exemple alternativa'.AN1:'Exemple alternativa'.AN1" chart:class="chart:line">
            <chart:data-point chart:repeated="13"/>
          </chart:series>
          <chart:series chart:style-name="ch46" chart:values-cell-range-address="'Exemple alternativa'.AO2:'Exemple alternativa'.AO14" chart:label-cell-address="'Exemple alternativa'.AO1:'Exemple alternativa'.AO1" chart:class="chart:line">
            <chart:data-point chart:repeated="13"/>
          </chart:series>
          <chart:wall chart:style-name="ch47"/>
          <chart:floor chart:style-name="ch4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6</text:p>
                <draw:g>
                  <svg:desc>'Exemple alternativa'.B1:'Exemple alternativa'.B1</svg:desc>
                </draw:g>
              </table:table-cell>
              <table:table-cell office:value-type="string">
                <text:p>L8</text:p>
                <draw:g>
                  <svg:desc>'Exemple alternativa'.C1:'Exemple alternativa'.C1</svg:desc>
                </draw:g>
              </table:table-cell>
              <table:table-cell office:value-type="string">
                <text:p>S4</text:p>
                <draw:g>
                  <svg:desc>'Exemple alternativa'.D1:'Exemple alternativa'.D1</svg:desc>
                </draw:g>
              </table:table-cell>
              <table:table-cell office:value-type="string">
                <text:p>L8</text:p>
                <draw:g>
                  <svg:desc>'Exemple alternativa'.E1:'Exemple alternativa'.E1</svg:desc>
                </draw:g>
              </table:table-cell>
              <table:table-cell office:value-type="string">
                <text:p>S8</text:p>
                <draw:g>
                  <svg:desc>'Exemple alternativa'.F1:'Exemple alternativa'.F1</svg:desc>
                </draw:g>
              </table:table-cell>
              <table:table-cell office:value-type="string">
                <text:p>R5</text:p>
                <draw:g>
                  <svg:desc>'Exemple alternativa'.G1:'Exemple alternativa'.G1</svg:desc>
                </draw:g>
              </table:table-cell>
              <table:table-cell office:value-type="string">
                <text:p>L8</text:p>
                <draw:g>
                  <svg:desc>'Exemple alternativa'.H1:'Exemple alternativa'.H1</svg:desc>
                </draw:g>
              </table:table-cell>
              <table:table-cell office:value-type="string">
                <text:p>S4</text:p>
                <draw:g>
                  <svg:desc>'Exemple alternativa'.I1:'Exemple alternativa'.I1</svg:desc>
                </draw:g>
              </table:table-cell>
              <table:table-cell office:value-type="string">
                <text:p>L8</text:p>
                <draw:g>
                  <svg:desc>'Exemple alternativa'.J1:'Exemple alternativa'.J1</svg:desc>
                </draw:g>
              </table:table-cell>
              <table:table-cell office:value-type="string">
                <text:p>S8</text:p>
                <draw:g>
                  <svg:desc>'Exemple alternativa'.K1:'Exemple alternativa'.K1</svg:desc>
                </draw:g>
              </table:table-cell>
              <table:table-cell office:value-type="string">
                <text:p>R6</text:p>
                <draw:g>
                  <svg:desc>'Exemple alternativa'.L1:'Exemple alternativa'.L1</svg:desc>
                </draw:g>
              </table:table-cell>
              <table:table-cell office:value-type="string">
                <text:p>S4</text:p>
                <draw:g>
                  <svg:desc>'Exemple alternativa'.M1:'Exemple alternativa'.M1</svg:desc>
                </draw:g>
              </table:table-cell>
              <table:table-cell office:value-type="string">
                <text:p>S8</text:p>
                <draw:g>
                  <svg:desc>'Exemple alternativa'.N1:'Exemple alternativa'.N1</svg:desc>
                </draw:g>
              </table:table-cell>
              <table:table-cell office:value-type="string">
                <text:p>R5</text:p>
                <draw:g>
                  <svg:desc>'Exemple alternativa'.O1:'Exemple alternativa'.O1</svg:desc>
                </draw:g>
              </table:table-cell>
              <table:table-cell office:value-type="string">
                <text:p>S4</text:p>
                <draw:g>
                  <svg:desc>'Exemple alternativa'.P1:'Exemple alternativa'.P1</svg:desc>
                </draw:g>
              </table:table-cell>
              <table:table-cell office:value-type="string">
                <text:p>S8</text:p>
                <draw:g>
                  <svg:desc>'Exemple alternativa'.Q1:'Exemple alternativa'.Q1</svg:desc>
                </draw:g>
              </table:table-cell>
              <table:table-cell office:value-type="string">
                <text:p>R6</text:p>
                <draw:g>
                  <svg:desc>'Exemple alternativa'.R1:'Exemple alternativa'.R1</svg:desc>
                </draw:g>
              </table:table-cell>
              <table:table-cell office:value-type="string">
                <text:p>S4</text:p>
                <draw:g>
                  <svg:desc>'Exemple alternativa'.S1:'Exemple alternativa'.S1</svg:desc>
                </draw:g>
              </table:table-cell>
              <table:table-cell office:value-type="string">
                <text:p>S8</text:p>
                <draw:g>
                  <svg:desc>'Exemple alternativa'.T1:'Exemple alternativa'.T1</svg:desc>
                </draw:g>
              </table:table-cell>
              <table:table-cell office:value-type="string">
                <text:p>R5</text:p>
                <draw:g>
                  <svg:desc>'Exemple alternativa'.U1:'Exemple alternativa'.U1</svg:desc>
                </draw:g>
              </table:table-cell>
              <table:table-cell office:value-type="string">
                <text:p>S4</text:p>
                <draw:g>
                  <svg:desc>'Exemple alternativa'.V1:'Exemple alternativa'.V1</svg:desc>
                </draw:g>
              </table:table-cell>
              <table:table-cell office:value-type="string">
                <text:p>S8</text:p>
                <draw:g>
                  <svg:desc>'Exemple alternativa'.W1:'Exemple alternativa'.W1</svg:desc>
                </draw:g>
              </table:table-cell>
              <table:table-cell office:value-type="string">
                <text:p>S4</text:p>
                <draw:g>
                  <svg:desc>'Exemple alternativa'.X1:'Exemple alternativa'.X1</svg:desc>
                </draw:g>
              </table:table-cell>
              <table:table-cell office:value-type="string">
                <text:p>R6</text:p>
                <draw:g>
                  <svg:desc>'Exemple alternativa'.Y1:'Exemple alternativa'.Y1</svg:desc>
                </draw:g>
              </table:table-cell>
              <table:table-cell office:value-type="string">
                <text:p>S8</text:p>
                <draw:g>
                  <svg:desc>'Exemple alternativa'.Z1:'Exemple alternativa'.Z1</svg:desc>
                </draw:g>
              </table:table-cell>
              <table:table-cell office:value-type="string">
                <text:p>S4</text:p>
                <draw:g>
                  <svg:desc>'Exemple alternativa'.AA1:'Exemple alternativa'.AA1</svg:desc>
                </draw:g>
              </table:table-cell>
              <table:table-cell office:value-type="string">
                <text:p>R5</text:p>
                <draw:g>
                  <svg:desc>'Exemple alternativa'.AB1:'Exemple alternativa'.AB1</svg:desc>
                </draw:g>
              </table:table-cell>
              <table:table-cell office:value-type="string">
                <text:p>S8</text:p>
                <draw:g>
                  <svg:desc>'Exemple alternativa'.AC1:'Exemple alternativa'.AC1</svg:desc>
                </draw:g>
              </table:table-cell>
              <table:table-cell office:value-type="string">
                <text:p>S4</text:p>
                <draw:g>
                  <svg:desc>'Exemple alternativa'.AD1:'Exemple alternativa'.AD1</svg:desc>
                </draw:g>
              </table:table-cell>
              <table:table-cell office:value-type="string">
                <text:p>R6</text:p>
                <draw:g>
                  <svg:desc>'Exemple alternativa'.AE1:'Exemple alternativa'.AE1</svg:desc>
                </draw:g>
              </table:table-cell>
              <table:table-cell office:value-type="string">
                <text:p>S8</text:p>
                <draw:g>
                  <svg:desc>'Exemple alternativa'.AF1:'Exemple alternativa'.AF1</svg:desc>
                </draw:g>
              </table:table-cell>
              <table:table-cell office:value-type="string">
                <text:p>S4</text:p>
                <draw:g>
                  <svg:desc>'Exemple alternativa'.AG1:'Exemple alternativa'.AG1</svg:desc>
                </draw:g>
              </table:table-cell>
              <table:table-cell office:value-type="string">
                <text:p>R5</text:p>
                <draw:g>
                  <svg:desc>'Exemple alternativa'.AH1:'Exemple alternativa'.AH1</svg:desc>
                </draw:g>
              </table:table-cell>
              <table:table-cell office:value-type="string">
                <text:p>S8</text:p>
                <draw:g>
                  <svg:desc>'Exemple alternativa'.AI1:'Exemple alternativa'.AI1</svg:desc>
                </draw:g>
              </table:table-cell>
              <table:table-cell office:value-type="string">
                <text:p>S4</text:p>
                <draw:g>
                  <svg:desc>'Exemple alternativa'.AJ1:'Exemple alternativa'.AJ1</svg:desc>
                </draw:g>
              </table:table-cell>
              <table:table-cell office:value-type="string">
                <text:p>R6</text:p>
                <draw:g>
                  <svg:desc>'Exemple alternativa'.AK1:'Exemple alternativa'.AK1</svg:desc>
                </draw:g>
              </table:table-cell>
              <table:table-cell office:value-type="string">
                <text:p>S8</text:p>
                <draw:g>
                  <svg:desc>'Exemple alternativa'.AL1:'Exemple alternativa'.AL1</svg:desc>
                </draw:g>
              </table:table-cell>
              <table:table-cell office:value-type="string">
                <text:p>S4</text:p>
                <draw:g>
                  <svg:desc>'Exemple alternativa'.AM1:'Exemple alternativa'.AM1</svg:desc>
                </draw:g>
              </table:table-cell>
              <table:table-cell office:value-type="string">
                <text:p>R5</text:p>
                <draw:g>
                  <svg:desc>'Exemple alternativa'.AN1:'Exemple alternativa'.AN1</svg:desc>
                </draw:g>
              </table:table-cell>
              <table:table-cell office:value-type="string">
                <text:p>S8</text:p>
                <draw:g>
                  <svg:desc>'Exemple alternativa'.AO1:'Exemple alternativa'.A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gualada</text:p>
                <draw:g>
                  <svg:desc>'Exemple alternativa'.A2:'Exemple alternativa'.A14</svg:desc>
                </draw:g>
              </table:table-cell>
              <table:table-cell office:value-type="float" office:value="0.416666666666667">
                <text:p>0.416666666666667</text:p>
                <draw:g>
                  <svg:desc>'Exemple alternativa'.B2:'Exemple alternativa'.B14</svg:desc>
                </draw:g>
              </table:table-cell>
              <table:table-cell office:value-type="float" office:value="NaN">
                <text:p>NaN</text:p>
                <draw:g>
                  <svg:desc>'Exemple alternativa'.C2:'Exemple alternativa'.C14</svg:desc>
                </draw:g>
              </table:table-cell>
              <table:table-cell office:value-type="float" office:value="NaN">
                <text:p>NaN</text:p>
                <draw:g>
                  <svg:desc>'Exemple alternativa'.D2:'Exemple alternativa'.D14</svg:desc>
                </draw:g>
              </table:table-cell>
              <table:table-cell office:value-type="float" office:value="NaN">
                <text:p>NaN</text:p>
                <draw:g>
                  <svg:desc>'Exemple alternativa'.E2:'Exemple alternativa'.E14</svg:desc>
                </draw:g>
              </table:table-cell>
              <table:table-cell office:value-type="float" office:value="NaN">
                <text:p>NaN</text:p>
                <draw:g>
                  <svg:desc>'Exemple alternativa'.F2:'Exemple alternativa'.F14</svg:desc>
                </draw:g>
              </table:table-cell>
              <table:table-cell office:value-type="float" office:value="NaN">
                <text:p>NaN</text:p>
                <draw:g>
                  <svg:desc>'Exemple alternativa'.G2:'Exemple alternativa'.G14</svg:desc>
                </draw:g>
              </table:table-cell>
              <table:table-cell office:value-type="float" office:value="NaN">
                <text:p>NaN</text:p>
                <draw:g>
                  <svg:desc>'Exemple alternativa'.H2:'Exemple alternativa'.H14</svg:desc>
                </draw:g>
              </table:table-cell>
              <table:table-cell office:value-type="float" office:value="NaN">
                <text:p>NaN</text:p>
                <draw:g>
                  <svg:desc>'Exemple alternativa'.I2:'Exemple alternativa'.I14</svg:desc>
                </draw:g>
              </table:table-cell>
              <table:table-cell office:value-type="float" office:value="NaN">
                <text:p>NaN</text:p>
                <draw:g>
                  <svg:desc>'Exemple alternativa'.J2:'Exemple alternativa'.J14</svg:desc>
                </draw:g>
              </table:table-cell>
              <table:table-cell office:value-type="float" office:value="NaN">
                <text:p>NaN</text:p>
                <draw:g>
                  <svg:desc>'Exemple alternativa'.K2:'Exemple alternativa'.K14</svg:desc>
                </draw:g>
              </table:table-cell>
              <table:table-cell office:value-type="float" office:value="0.458333333333333">
                <text:p>0.458333333333333</text:p>
                <draw:g>
                  <svg:desc>'Exemple alternativa'.L2:'Exemple alternativa'.L14</svg:desc>
                </draw:g>
              </table:table-cell>
              <table:table-cell office:value-type="float" office:value="NaN">
                <text:p>NaN</text:p>
                <draw:g>
                  <svg:desc>'Exemple alternativa'.M2:'Exemple alternativa'.M14</svg:desc>
                </draw:g>
              </table:table-cell>
              <table:table-cell office:value-type="float" office:value="NaN">
                <text:p>NaN</text:p>
                <draw:g>
                  <svg:desc>'Exemple alternativa'.N2:'Exemple alternativa'.N14</svg:desc>
                </draw:g>
              </table:table-cell>
              <table:table-cell office:value-type="float" office:value="NaN">
                <text:p>NaN</text:p>
                <draw:g>
                  <svg:desc>'Exemple alternativa'.O2:'Exemple alternativa'.O14</svg:desc>
                </draw:g>
              </table:table-cell>
              <table:table-cell office:value-type="float" office:value="NaN">
                <text:p>NaN</text:p>
                <draw:g>
                  <svg:desc>'Exemple alternativa'.P2:'Exemple alternativa'.P14</svg:desc>
                </draw:g>
              </table:table-cell>
              <table:table-cell office:value-type="float" office:value="NaN">
                <text:p>NaN</text:p>
                <draw:g>
                  <svg:desc>'Exemple alternativa'.Q2:'Exemple alternativa'.Q14</svg:desc>
                </draw:g>
              </table:table-cell>
              <table:table-cell office:value-type="float" office:value="0.5">
                <text:p>0.5</text:p>
                <draw:g>
                  <svg:desc>'Exemple alternativa'.R2:'Exemple alternativa'.R14</svg:desc>
                </draw:g>
              </table:table-cell>
              <table:table-cell office:value-type="float" office:value="NaN">
                <text:p>NaN</text:p>
                <draw:g>
                  <svg:desc>'Exemple alternativa'.S2:'Exemple alternativa'.S14</svg:desc>
                </draw:g>
              </table:table-cell>
              <table:table-cell office:value-type="float" office:value="NaN">
                <text:p>NaN</text:p>
                <draw:g>
                  <svg:desc>'Exemple alternativa'.T2:'Exemple alternativa'.T14</svg:desc>
                </draw:g>
              </table:table-cell>
              <table:table-cell office:value-type="float" office:value="NaN">
                <text:p>NaN</text:p>
                <draw:g>
                  <svg:desc>'Exemple alternativa'.U2:'Exemple alternativa'.U14</svg:desc>
                </draw:g>
              </table:table-cell>
              <table:table-cell office:value-type="float" office:value="NaN">
                <text:p>NaN</text:p>
                <draw:g>
                  <svg:desc>'Exemple alternativa'.V2:'Exemple alternativa'.V14</svg:desc>
                </draw:g>
              </table:table-cell>
              <table:table-cell office:value-type="float" office:value="NaN">
                <text:p>NaN</text:p>
                <draw:g>
                  <svg:desc>'Exemple alternativa'.W2:'Exemple alternativa'.W14</svg:desc>
                </draw:g>
              </table:table-cell>
              <table:table-cell office:value-type="float" office:value="NaN">
                <text:p>NaN</text:p>
                <draw:g>
                  <svg:desc>'Exemple alternativa'.X2:'Exemple alternativa'.X14</svg:desc>
                </draw:g>
              </table:table-cell>
              <table:table-cell office:value-type="float" office:value="NaN">
                <text:p>NaN</text:p>
                <draw:g>
                  <svg:desc>'Exemple alternativa'.Y2:'Exemple alternativa'.Y14</svg:desc>
                </draw:g>
              </table:table-cell>
              <table:table-cell office:value-type="float" office:value="NaN">
                <text:p>NaN</text:p>
                <draw:g>
                  <svg:desc>'Exemple alternativa'.Z2:'Exemple alternativa'.Z14</svg:desc>
                </draw:g>
              </table:table-cell>
              <table:table-cell office:value-type="float" office:value="NaN">
                <text:p>NaN</text:p>
                <draw:g>
                  <svg:desc>'Exemple alternativa'.AA2:'Exemple alternativa'.AA14</svg:desc>
                </draw:g>
              </table:table-cell>
              <table:table-cell office:value-type="float" office:value="NaN">
                <text:p>NaN</text:p>
                <draw:g>
                  <svg:desc>'Exemple alternativa'.AB2:'Exemple alternativa'.AB14</svg:desc>
                </draw:g>
              </table:table-cell>
              <table:table-cell office:value-type="float" office:value="NaN">
                <text:p>NaN</text:p>
                <draw:g>
                  <svg:desc>'Exemple alternativa'.AC2:'Exemple alternativa'.AC14</svg:desc>
                </draw:g>
              </table:table-cell>
              <table:table-cell office:value-type="float" office:value="NaN">
                <text:p>NaN</text:p>
                <draw:g>
                  <svg:desc>'Exemple alternativa'.AD2:'Exemple alternativa'.AD14</svg:desc>
                </draw:g>
              </table:table-cell>
              <table:table-cell office:value-type="float" office:value="NaN">
                <text:p>NaN</text:p>
                <draw:g>
                  <svg:desc>'Exemple alternativa'.AE2:'Exemple alternativa'.AE14</svg:desc>
                </draw:g>
              </table:table-cell>
              <table:table-cell office:value-type="float" office:value="NaN">
                <text:p>NaN</text:p>
                <draw:g>
                  <svg:desc>'Exemple alternativa'.AF2:'Exemple alternativa'.AF14</svg:desc>
                </draw:g>
              </table:table-cell>
              <table:table-cell office:value-type="float" office:value="NaN">
                <text:p>NaN</text:p>
                <draw:g>
                  <svg:desc>'Exemple alternativa'.AG2:'Exemple alternativa'.AG14</svg:desc>
                </draw:g>
              </table:table-cell>
              <table:table-cell office:value-type="float" office:value="NaN">
                <text:p>NaN</text:p>
                <draw:g>
                  <svg:desc>'Exemple alternativa'.AH2:'Exemple alternativa'.AH14</svg:desc>
                </draw:g>
              </table:table-cell>
              <table:table-cell office:value-type="float" office:value="NaN">
                <text:p>NaN</text:p>
                <draw:g>
                  <svg:desc>'Exemple alternativa'.AI2:'Exemple alternativa'.AI14</svg:desc>
                </draw:g>
              </table:table-cell>
              <table:table-cell office:value-type="float" office:value="NaN">
                <text:p>NaN</text:p>
                <draw:g>
                  <svg:desc>'Exemple alternativa'.AJ2:'Exemple alternativa'.AJ14</svg:desc>
                </draw:g>
              </table:table-cell>
              <table:table-cell office:value-type="float" office:value="NaN">
                <text:p>NaN</text:p>
                <draw:g>
                  <svg:desc>'Exemple alternativa'.AK2:'Exemple alternativa'.AK14</svg:desc>
                </draw:g>
              </table:table-cell>
              <table:table-cell office:value-type="float" office:value="NaN">
                <text:p>NaN</text:p>
                <draw:g>
                  <svg:desc>'Exemple alternativa'.AL2:'Exemple alternativa'.AL14</svg:desc>
                </draw:g>
              </table:table-cell>
              <table:table-cell office:value-type="float" office:value="NaN">
                <text:p>NaN</text:p>
                <draw:g>
                  <svg:desc>'Exemple alternativa'.AM2:'Exemple alternativa'.AM14</svg:desc>
                </draw:g>
              </table:table-cell>
              <table:table-cell office:value-type="float" office:value="NaN">
                <text:p>NaN</text:p>
                <draw:g>
                  <svg:desc>'Exemple alternativa'.AN2:'Exemple alternativa'.AN14</svg:desc>
                </draw:g>
              </table:table-cell>
              <table:table-cell office:value-type="float" office:value="NaN">
                <text:p>NaN</text:p>
                <draw:g>
                  <svg:desc>'Exemple alternativa'.AO2:'Exemple alternativa'.AO14</svg:desc>
                </draw:g>
              </table:table-cell>
            </table:table-row>
            <table:table-row>
              <table:table-cell office:value-type="string">
                <text:p>Piera</text:p>
              </table:table-cell>
              <table:table-cell office:value-type="float" office:value="0.432638888888889">
                <text:p>0.43263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4305555555556">
                <text:p>0.47430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5972222222222">
                <text:p>0.51597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5972222222222">
                <text:p>0.51597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7638888888889">
                <text:p>0.55763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305555555556">
                <text:p>0.599305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nres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8888888888889">
                <text:p>0.43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0555555555555">
                <text:p>0.480555555555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2222222222222">
                <text:p>0.522222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2777777777778">
                <text:p>0.55277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4444444444444">
                <text:p>0.59444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6111111111111">
                <text:p>0.636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onistrol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4166666666667">
                <text:p>0.4541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5833333333333">
                <text:p>0.49583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75">
                <text:p>0.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75">
                <text:p>0.5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9166666666667">
                <text:p>0.5791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0833333333333">
                <text:p>0.6208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les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1666666666667">
                <text:p>0.441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1805555555556">
                <text:p>0.461805555555556</text:p>
              </table:table-cell>
              <table:table-cell office:value-type="float" office:value="NaN">
                <text:p>NaN</text:p>
              </table:table-cell>
              <table:table-cell office:value-type="float" office:value="0.463194444444444">
                <text:p>0.46319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NaN">
                <text:p>NaN</text:p>
              </table:table-cell>
              <table:table-cell office:value-type="float" office:value="0.503472222222222">
                <text:p>0.503472222222222</text:p>
              </table:table-cell>
              <table:table-cell office:value-type="float" office:value="0.504861111111111">
                <text:p>0.50486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0.545138888888889">
                <text:p>0.545138888888889</text:p>
              </table:table-cell>
              <table:table-cell office:value-type="float" office:value="0.546527777777778">
                <text:p>0.546527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9861111111111">
                <text:p>0.529861111111111</text:p>
              </table:table-cell>
              <table:table-cell office:value-type="float" office:value="NaN">
                <text:p>NaN</text:p>
              </table:table-cell>
              <table:table-cell office:value-type="float" office:value="0.550694444444444">
                <text:p>0.550694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0138888888889">
                <text:p>0.570138888888889</text:p>
              </table:table-cell>
              <table:table-cell office:value-type="float" office:value="0.571527777777778">
                <text:p>0.571527777777778</text:p>
              </table:table-cell>
              <table:table-cell office:value-type="float" office:value="NaN">
                <text:p>NaN</text:p>
              </table:table-cell>
              <table:table-cell office:value-type="float" office:value="0.592361111111111">
                <text:p>0.592361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1805555555556">
                <text:p>0.611805555555556</text:p>
              </table:table-cell>
              <table:table-cell office:value-type="float" office:value="0.613194444444444">
                <text:p>0.613194444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torell Enllaç</text:p>
              </table:table-cell>
              <table:table-cell office:value-type="float" office:value="0.446527777777778">
                <text:p>0.446527777777778</text:p>
              </table:table-cell>
              <table:table-cell office:value-type="float" office:value="NaN">
                <text:p>NaN</text:p>
              </table:table-cell>
              <table:table-cell office:value-type="float" office:value="0.447916666666667">
                <text:p>0.447916666666667</text:p>
              </table:table-cell>
              <table:table-cell office:value-type="float" office:value="NaN">
                <text:p>NaN</text:p>
              </table:table-cell>
              <table:table-cell office:value-type="float" office:value="0.457638888888889">
                <text:p>0.457638888888889</text:p>
              </table:table-cell>
              <table:table-cell office:value-type="float" office:value="0.468055555555556">
                <text:p>0.468055555555556</text:p>
              </table:table-cell>
              <table:table-cell office:value-type="float" office:value="NaN">
                <text:p>NaN</text:p>
              </table:table-cell>
              <table:table-cell office:value-type="float" office:value="0.469444444444444">
                <text:p>0.469444444444444</text:p>
              </table:table-cell>
              <table:table-cell office:value-type="float" office:value="NaN">
                <text:p>NaN</text:p>
              </table:table-cell>
              <table:table-cell office:value-type="float" office:value="0.478472222222222">
                <text:p>0.478472222222222</text:p>
              </table:table-cell>
              <table:table-cell office:value-type="float" office:value="0.488194444444444">
                <text:p>0.488194444444444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499305555555556">
                <text:p>0.499305555555556</text:p>
              </table:table-cell>
              <table:table-cell office:value-type="float" office:value="0.509722222222222">
                <text:p>0.509722222222222</text:p>
              </table:table-cell>
              <table:table-cell office:value-type="float" office:value="0.511111111111111">
                <text:p>0.511111111111111</text:p>
              </table:table-cell>
              <table:table-cell office:value-type="float" office:value="0.520138888888889">
                <text:p>0.520138888888889</text:p>
              </table:table-cell>
              <table:table-cell office:value-type="float" office:value="0.529861111111111">
                <text:p>0.529861111111111</text:p>
              </table:table-cell>
              <table:table-cell office:value-type="float" office:value="0.53125">
                <text:p>0.53125</text:p>
              </table:table-cell>
              <table:table-cell office:value-type="float" office:value="0.540972222222222">
                <text:p>0.540972222222222</text:p>
              </table:table-cell>
              <table:table-cell office:value-type="float" office:value="0.551388888888889">
                <text:p>0.551388888888889</text:p>
              </table:table-cell>
              <table:table-cell office:value-type="float" office:value="0.552777777777778">
                <text:p>0.552777777777778</text:p>
              </table:table-cell>
              <table:table-cell office:value-type="float" office:value="0.561805555555556">
                <text:p>0.561805555555556</text:p>
              </table:table-cell>
              <table:table-cell office:value-type="float" office:value="NaN">
                <text:p>NaN</text:p>
              </table:table-cell>
              <table:table-cell office:value-type="float" office:value="0.502083333333333">
                <text:p>0.502083333333333</text:p>
              </table:table-cell>
              <table:table-cell office:value-type="float" office:value="0.511805555555555">
                <text:p>0.511805555555555</text:p>
              </table:table-cell>
              <table:table-cell office:value-type="float" office:value="NaN">
                <text:p>NaN</text:p>
              </table:table-cell>
              <table:table-cell office:value-type="float" office:value="0.523611111111111">
                <text:p>0.523611111111111</text:p>
              </table:table-cell>
              <table:table-cell office:value-type="float" office:value="0.534027777777778">
                <text:p>0.534027777777778</text:p>
              </table:table-cell>
              <table:table-cell office:value-type="float" office:value="0.541666666666667">
                <text:p>0.541666666666667</text:p>
              </table:table-cell>
              <table:table-cell office:value-type="float" office:value="0.54375">
                <text:p>0.54375</text:p>
              </table:table-cell>
              <table:table-cell office:value-type="float" office:value="0.553472222222222">
                <text:p>0.553472222222222</text:p>
              </table:table-cell>
              <table:table-cell office:value-type="float" office:value="0.563888888888889">
                <text:p>0.563888888888889</text:p>
              </table:table-cell>
              <table:table-cell office:value-type="float" office:value="0.565277777777778">
                <text:p>0.565277777777778</text:p>
              </table:table-cell>
              <table:table-cell office:value-type="float" office:value="0.575694444444444">
                <text:p>0.575694444444444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585416666666667">
                <text:p>0.585416666666667</text:p>
              </table:table-cell>
              <table:table-cell office:value-type="float" office:value="0.595138888888889">
                <text:p>0.595138888888889</text:p>
              </table:table-cell>
              <table:table-cell office:value-type="float" office:value="0.605555555555556">
                <text:p>0.605555555555556</text:p>
              </table:table-cell>
              <table:table-cell office:value-type="float" office:value="0.606944444444444">
                <text:p>0.606944444444444</text:p>
              </table:table-cell>
              <table:table-cell office:value-type="float" office:value="0.617361111111111">
                <text:p>0.617361111111111</text:p>
              </table:table-cell>
            </table:table-row>
            <table:table-row>
              <table:table-cell office:value-type="string">
                <text:p>Martorell Central</text:p>
              </table:table-cell>
              <table:table-cell office:value-type="float" office:value="0.447916666666667">
                <text:p>0.447916666666667</text:p>
              </table:table-cell>
              <table:table-cell office:value-type="float" office:value="NaN">
                <text:p>NaN</text:p>
              </table:table-cell>
              <table:table-cell office:value-type="float" office:value="0.449305555555556">
                <text:p>0.449305555555556</text:p>
              </table:table-cell>
              <table:table-cell office:value-type="float" office:value="NaN">
                <text:p>NaN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46875">
                <text:p>0.46875</text:p>
              </table:table-cell>
              <table:table-cell office:value-type="float" office:value="NaN">
                <text:p>NaN</text:p>
              </table:table-cell>
              <table:table-cell office:value-type="float" office:value="0.470833333333333">
                <text:p>0.470833333333333</text:p>
              </table:table-cell>
              <table:table-cell office:value-type="float" office:value="NaN">
                <text:p>NaN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490972222222222">
                <text:p>0.490972222222222</text:p>
              </table:table-cell>
              <table:table-cell office:value-type="float" office:value="0.5">
                <text:p>0.5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125">
                <text:p>0.5125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53125">
                <text:p>0.53125</text:p>
              </table:table-cell>
              <table:table-cell office:value-type="float" office:value="0.532638888888889">
                <text:p>0.532638888888889</text:p>
              </table:table-cell>
              <table:table-cell office:value-type="float" office:value="0.541666666666667">
                <text:p>0.541666666666667</text:p>
              </table:table-cell>
              <table:table-cell office:value-type="float" office:value="0.552083333333333">
                <text:p>0.552083333333333</text:p>
              </table:table-cell>
              <table:table-cell office:value-type="float" office:value="0.554166666666667">
                <text:p>0.554166666666667</text:p>
              </table:table-cell>
              <table:table-cell office:value-type="float" office:value="0.5625">
                <text:p>0.5625</text:p>
              </table:table-cell>
              <table:table-cell office:value-type="float" office:value="NaN">
                <text:p>NaN</text:p>
              </table:table-cell>
              <table:table-cell office:value-type="float" office:value="0.500694444444444">
                <text:p>0.500694444444444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NaN">
                <text:p>NaN</text:p>
              </table:table-cell>
              <table:table-cell office:value-type="float" office:value="0.522916666666667">
                <text:p>0.522916666666667</text:p>
              </table:table-cell>
              <table:table-cell office:value-type="float" office:value="0.532638888888889">
                <text:p>0.532638888888889</text:p>
              </table:table-cell>
              <table:table-cell office:value-type="float" office:value="0.540277777777778">
                <text:p>0.540277777777778</text:p>
              </table:table-cell>
              <table:table-cell office:value-type="float" office:value="0.542361111111111">
                <text:p>0.542361111111111</text:p>
              </table:table-cell>
              <table:table-cell office:value-type="float" office:value="0.552083333333333">
                <text:p>0.552083333333333</text:p>
              </table:table-cell>
              <table:table-cell office:value-type="float" office:value="0.5625">
                <text:p>0.5625</text:p>
              </table:table-cell>
              <table:table-cell office:value-type="float" office:value="0.564583333333333">
                <text:p>0.564583333333333</text:p>
              </table:table-cell>
              <table:table-cell office:value-type="float" office:value="0.574305555555555">
                <text:p>0.574305555555555</text:p>
              </table:table-cell>
              <table:table-cell office:value-type="float" office:value="0.581944444444444">
                <text:p>0.581944444444444</text:p>
              </table:table-cell>
              <table:table-cell office:value-type="float" office:value="0.584027777777778">
                <text:p>0.584027777777778</text:p>
              </table:table-cell>
              <table:table-cell office:value-type="float" office:value="0.59375">
                <text:p>0.59375</text:p>
              </table:table-cell>
              <table:table-cell office:value-type="float" office:value="0.604166666666667">
                <text:p>0.604166666666667</text:p>
              </table:table-cell>
              <table:table-cell office:value-type="float" office:value="0.60625">
                <text:p>0.60625</text:p>
              </table:table-cell>
              <table:table-cell office:value-type="float" office:value="0.615972222222222">
                <text:p>0.615972222222222</text:p>
              </table:table-cell>
            </table:table-row>
            <table:table-row>
              <table:table-cell office:value-type="string">
                <text:p>Sant Andreu de la Barca</text:p>
              </table:table-cell>
              <table:table-cell office:value-type="float" office:value="0.451388888888889">
                <text:p>0.451388888888889</text:p>
              </table:table-cell>
              <table:table-cell office:value-type="float" office:value="NaN">
                <text:p>NaN</text:p>
              </table:table-cell>
              <table:table-cell office:value-type="float" office:value="0.454861111111111">
                <text:p>0.454861111111111</text:p>
              </table:table-cell>
              <table:table-cell office:value-type="float" office:value="NaN">
                <text:p>NaN</text:p>
              </table:table-cell>
              <table:table-cell office:value-type="float" office:value="0.463888888888889">
                <text:p>0.463888888888889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NaN">
                <text:p>NaN</text:p>
              </table:table-cell>
              <table:table-cell office:value-type="float" office:value="0.476388888888889">
                <text:p>0.476388888888889</text:p>
              </table:table-cell>
              <table:table-cell office:value-type="float" office:value="NaN">
                <text:p>NaN</text:p>
              </table:table-cell>
              <table:table-cell office:value-type="float" office:value="0.484722222222222">
                <text:p>0.484722222222222</text:p>
              </table:table-cell>
              <table:table-cell office:value-type="float" office:value="0.493055555555556">
                <text:p>0.493055555555556</text:p>
              </table:table-cell>
              <table:table-cell office:value-type="float" office:value="0.496527777777778">
                <text:p>0.496527777777778</text:p>
              </table:table-cell>
              <table:table-cell office:value-type="float" office:value="0.505555555555556">
                <text:p>0.505555555555556</text:p>
              </table:table-cell>
              <table:table-cell office:value-type="float" office:value="0.513888888888889">
                <text:p>0.513888888888889</text:p>
              </table:table-cell>
              <table:table-cell office:value-type="float" office:value="0.518055555555556">
                <text:p>0.518055555555556</text:p>
              </table:table-cell>
              <table:table-cell office:value-type="float" office:value="0.526388888888889">
                <text:p>0.526388888888889</text:p>
              </table:table-cell>
              <table:table-cell office:value-type="float" office:value="0.534722222222222">
                <text:p>0.534722222222222</text:p>
              </table:table-cell>
              <table:table-cell office:value-type="float" office:value="0.538194444444444">
                <text:p>0.538194444444444</text:p>
              </table:table-cell>
              <table:table-cell office:value-type="float" office:value="0.547222222222222">
                <text:p>0.547222222222222</text:p>
              </table:table-cell>
              <table:table-cell office:value-type="float" office:value="0.555555555555555">
                <text:p>0.555555555555555</text:p>
              </table:table-cell>
              <table:table-cell office:value-type="float" office:value="0.559722222222222">
                <text:p>0.559722222222222</text:p>
              </table:table-cell>
              <table:table-cell office:value-type="float" office:value="0.568055555555556">
                <text:p>0.568055555555556</text:p>
              </table:table-cell>
              <table:table-cell office:value-type="float" office:value="NaN">
                <text:p>NaN</text:p>
              </table:table-cell>
              <table:table-cell office:value-type="float" office:value="0.497222222222222">
                <text:p>0.497222222222222</text:p>
              </table:table-cell>
              <table:table-cell office:value-type="float" office:value="0.504861111111111">
                <text:p>0.504861111111111</text:p>
              </table:table-cell>
              <table:table-cell office:value-type="float" office:value="NaN">
                <text:p>NaN</text:p>
              </table:table-cell>
              <table:table-cell office:value-type="float" office:value="0.519444444444444">
                <text:p>0.519444444444444</text:p>
              </table:table-cell>
              <table:table-cell office:value-type="float" office:value="0.527083333333333">
                <text:p>0.527083333333333</text:p>
              </table:table-cell>
              <table:table-cell office:value-type="float" office:value="0.534722222222222">
                <text:p>0.534722222222222</text:p>
              </table:table-cell>
              <table:table-cell office:value-type="float" office:value="0.538888888888889">
                <text:p>0.538888888888889</text:p>
              </table:table-cell>
              <table:table-cell office:value-type="float" office:value="0.546527777777778">
                <text:p>0.546527777777778</text:p>
              </table:table-cell>
              <table:table-cell office:value-type="float" office:value="0.556944444444444">
                <text:p>0.556944444444444</text:p>
              </table:table-cell>
              <table:table-cell office:value-type="float" office:value="0.561111111111111">
                <text:p>0.561111111111111</text:p>
              </table:table-cell>
              <table:table-cell office:value-type="float" office:value="0.56875">
                <text:p>0.56875</text:p>
              </table:table-cell>
              <table:table-cell office:value-type="float" office:value="0.576388888888889">
                <text:p>0.576388888888889</text:p>
              </table:table-cell>
              <table:table-cell office:value-type="float" office:value="0.580555555555555">
                <text:p>0.580555555555555</text:p>
              </table:table-cell>
              <table:table-cell office:value-type="float" office:value="0.588194444444444">
                <text:p>0.588194444444444</text:p>
              </table:table-cell>
              <table:table-cell office:value-type="float" office:value="0.598611111111111">
                <text:p>0.598611111111111</text:p>
              </table:table-cell>
              <table:table-cell office:value-type="float" office:value="0.602777777777778">
                <text:p>0.602777777777778</text:p>
              </table:table-cell>
              <table:table-cell office:value-type="float" office:value="0.610416666666667">
                <text:p>0.610416666666667</text:p>
              </table:table-cell>
            </table:table-row>
            <table:table-row>
              <table:table-cell office:value-type="string">
                <text:p>Molí Nou</text:p>
              </table:table-cell>
              <table:table-cell office:value-type="float" office:value="0.457638888888889">
                <text:p>0.457638888888889</text:p>
              </table:table-cell>
              <table:table-cell office:value-type="float" office:value="0.459722222222222">
                <text:p>0.459722222222222</text:p>
              </table:table-cell>
              <table:table-cell office:value-type="float" office:value="0.465972222222222">
                <text:p>0.465972222222222</text:p>
              </table:table-cell>
              <table:table-cell office:value-type="float" office:value="0.470833333333333">
                <text:p>0.470833333333333</text:p>
              </table:table-cell>
              <table:table-cell office:value-type="float" office:value="0.475">
                <text:p>0.475</text:p>
              </table:table-cell>
              <table:table-cell office:value-type="float" office:value="0.478472222222222">
                <text:p>0.478472222222222</text:p>
              </table:table-cell>
              <table:table-cell office:value-type="float" office:value="0.480555555555555">
                <text:p>0.480555555555555</text:p>
              </table:table-cell>
              <table:table-cell office:value-type="float" office:value="0.4875">
                <text:p>0.4875</text:p>
              </table:table-cell>
              <table:table-cell office:value-type="float" office:value="0.491666666666667">
                <text:p>0.491666666666667</text:p>
              </table:table-cell>
              <table:table-cell office:value-type="float" office:value="0.495833333333333">
                <text:p>0.495833333333333</text:p>
              </table:table-cell>
              <table:table-cell office:value-type="float" office:value="0.499305555555556">
                <text:p>0.499305555555556</text:p>
              </table:table-cell>
              <table:table-cell office:value-type="float" office:value="0.507638888888889">
                <text:p>0.507638888888889</text:p>
              </table:table-cell>
              <table:table-cell office:value-type="float" office:value="0.516666666666667">
                <text:p>0.516666666666667</text:p>
              </table:table-cell>
              <table:table-cell office:value-type="float" office:value="0.520138888888889">
                <text:p>0.520138888888889</text:p>
              </table:table-cell>
              <table:table-cell office:value-type="float" office:value="0.529166666666667">
                <text:p>0.529166666666667</text:p>
              </table:table-cell>
              <table:table-cell office:value-type="float" office:value="0.5375">
                <text:p>0.5375</text:p>
              </table:table-cell>
              <table:table-cell office:value-type="float" office:value="0.540972222222222">
                <text:p>0.540972222222222</text:p>
              </table:table-cell>
              <table:table-cell office:value-type="float" office:value="0.549305555555555">
                <text:p>0.549305555555555</text:p>
              </table:table-cell>
              <table:table-cell office:value-type="float" office:value="0.558333333333333">
                <text:p>0.558333333333333</text:p>
              </table:table-cell>
              <table:table-cell office:value-type="float" office:value="0.561805555555556">
                <text:p>0.561805555555556</text:p>
              </table:table-cell>
              <table:table-cell office:value-type="float" office:value="0.570833333333333">
                <text:p>0.570833333333333</text:p>
              </table:table-cell>
              <table:table-cell office:value-type="float" office:value="0.579166666666667">
                <text:p>0.579166666666667</text:p>
              </table:table-cell>
              <table:table-cell office:value-type="float" office:value="NaN">
                <text:p>NaN</text:p>
              </table:table-cell>
              <table:table-cell office:value-type="float" office:value="0.490972222222222">
                <text:p>0.490972222222222</text:p>
              </table:table-cell>
              <table:table-cell office:value-type="float" office:value="0.49375">
                <text:p>0.49375</text:p>
              </table:table-cell>
              <table:table-cell office:value-type="float" office:value="NaN">
                <text:p>NaN</text:p>
              </table:table-cell>
              <table:table-cell office:value-type="float" office:value="0.513194444444444">
                <text:p>0.513194444444444</text:p>
              </table:table-cell>
              <table:table-cell office:value-type="float" office:value="0.515972222222222">
                <text:p>0.515972222222222</text:p>
              </table:table-cell>
              <table:table-cell office:value-type="float" office:value="0.523611111111111">
                <text:p>0.523611111111111</text:p>
              </table:table-cell>
              <table:table-cell office:value-type="float" office:value="0.532638888888889">
                <text:p>0.532638888888889</text:p>
              </table:table-cell>
              <table:table-cell office:value-type="float" office:value="0.535416666666667">
                <text:p>0.535416666666667</text:p>
              </table:table-cell>
              <table:table-cell office:value-type="float" office:value="0.545833333333333">
                <text:p>0.545833333333333</text:p>
              </table:table-cell>
              <table:table-cell office:value-type="float" office:value="0.554861111111111">
                <text:p>0.554861111111111</text:p>
              </table:table-cell>
              <table:table-cell office:value-type="float" office:value="0.557638888888889">
                <text:p>0.557638888888889</text:p>
              </table:table-cell>
              <table:table-cell office:value-type="float" office:value="0.565277777777778">
                <text:p>0.565277777777778</text:p>
              </table:table-cell>
              <table:table-cell office:value-type="float" office:value="0.574305555555555">
                <text:p>0.574305555555555</text:p>
              </table:table-cell>
              <table:table-cell office:value-type="float" office:value="0.577083333333333">
                <text:p>0.577083333333333</text:p>
              </table:table-cell>
              <table:table-cell office:value-type="float" office:value="0.5875">
                <text:p>0.5875</text:p>
              </table:table-cell>
              <table:table-cell office:value-type="float" office:value="0.596527777777778">
                <text:p>0.596527777777778</text:p>
              </table:table-cell>
              <table:table-cell office:value-type="float" office:value="0.599305555555556">
                <text:p>0.599305555555556</text:p>
              </table:table-cell>
            </table:table-row>
            <table:table-row>
              <table:table-cell office:value-type="string">
                <text:p>Sant Boi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461111111111111">
                <text:p>0.461111111111111</text:p>
              </table:table-cell>
              <table:table-cell office:value-type="float" office:value="0.467361111111111">
                <text:p>0.467361111111111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0.476388888888889">
                <text:p>0.476388888888889</text:p>
              </table:table-cell>
              <table:table-cell office:value-type="float" office:value="0.479166666666667">
                <text:p>0.479166666666667</text:p>
              </table:table-cell>
              <table:table-cell office:value-type="float" office:value="0.481944444444444">
                <text:p>0.481944444444444</text:p>
              </table:table-cell>
              <table:table-cell office:value-type="float" office:value="0.488888888888889">
                <text:p>0.488888888888889</text:p>
              </table:table-cell>
              <table:table-cell office:value-type="float" office:value="0.493055555555556">
                <text:p>0.493055555555556</text:p>
              </table:table-cell>
              <table:table-cell office:value-type="float" office:value="0.497222222222222">
                <text:p>0.497222222222222</text:p>
              </table:table-cell>
              <table:table-cell office:value-type="float" office:value="0.5">
                <text:p>0.5</text:p>
              </table:table-cell>
              <table:table-cell office:value-type="float" office:value="0.509027777777778">
                <text:p>0.509027777777778</text:p>
              </table:table-cell>
              <table:table-cell office:value-type="float" office:value="0.518055555555556">
                <text:p>0.518055555555556</text:p>
              </table:table-cell>
              <table:table-cell office:value-type="float" office:value="0.520833333333333">
                <text:p>0.520833333333333</text:p>
              </table:table-cell>
              <table:table-cell office:value-type="float" office:value="0.530555555555556">
                <text:p>0.530555555555556</text:p>
              </table:table-cell>
              <table:table-cell office:value-type="float" office:value="0.538888888888889">
                <text:p>0.538888888888889</text:p>
              </table:table-cell>
              <table:table-cell office:value-type="float" office:value="0.541666666666667">
                <text:p>0.541666666666667</text:p>
              </table:table-cell>
              <table:table-cell office:value-type="float" office:value="0.550694444444444">
                <text:p>0.550694444444444</text:p>
              </table:table-cell>
              <table:table-cell office:value-type="float" office:value="0.559722222222222">
                <text:p>0.559722222222222</text:p>
              </table:table-cell>
              <table:table-cell office:value-type="float" office:value="0.5625">
                <text:p>0.5625</text:p>
              </table:table-cell>
              <table:table-cell office:value-type="float" office:value="0.572222222222222">
                <text:p>0.572222222222222</text:p>
              </table:table-cell>
              <table:table-cell office:value-type="float" office:value="0.580555555555555">
                <text:p>0.580555555555555</text:p>
              </table:table-cell>
              <table:table-cell office:value-type="float" office:value="NaN">
                <text:p>NaN</text:p>
              </table:table-cell>
              <table:table-cell office:value-type="float" office:value="0.490277777777778">
                <text:p>0.490277777777778</text:p>
              </table:table-cell>
              <table:table-cell office:value-type="float" office:value="0.492361111111111">
                <text:p>0.492361111111111</text:p>
              </table:table-cell>
              <table:table-cell office:value-type="float" office:value="NaN">
                <text:p>NaN</text:p>
              </table:table-cell>
              <table:table-cell office:value-type="float" office:value="0.5125">
                <text:p>0.5125</text:p>
              </table:table-cell>
              <table:table-cell office:value-type="float" office:value="0.514583333333333">
                <text:p>0.514583333333333</text:p>
              </table:table-cell>
              <table:table-cell office:value-type="float" office:value="0.522222222222222">
                <text:p>0.522222222222222</text:p>
              </table:table-cell>
              <table:table-cell office:value-type="float" office:value="0.531944444444444">
                <text:p>0.531944444444444</text:p>
              </table:table-cell>
              <table:table-cell office:value-type="float" office:value="0.534027777777778">
                <text:p>0.534027777777778</text:p>
              </table:table-cell>
              <table:table-cell office:value-type="float" office:value="0.544444444444444">
                <text:p>0.544444444444444</text:p>
              </table:table-cell>
              <table:table-cell office:value-type="float" office:value="0.554166666666667">
                <text:p>0.554166666666667</text:p>
              </table:table-cell>
              <table:table-cell office:value-type="float" office:value="0.55625">
                <text:p>0.55625</text:p>
              </table:table-cell>
              <table:table-cell office:value-type="float" office:value="0.563888888888889">
                <text:p>0.563888888888889</text:p>
              </table:table-cell>
              <table:table-cell office:value-type="float" office:value="0.573611111111111">
                <text:p>0.573611111111111</text:p>
              </table:table-cell>
              <table:table-cell office:value-type="float" office:value="0.575694444444444">
                <text:p>0.575694444444444</text:p>
              </table:table-cell>
              <table:table-cell office:value-type="float" office:value="0.586111111111111">
                <text:p>0.586111111111111</text:p>
              </table:table-cell>
              <table:table-cell office:value-type="float" office:value="0.595833333333333">
                <text:p>0.595833333333333</text:p>
              </table:table-cell>
              <table:table-cell office:value-type="float" office:value="0.597916666666667">
                <text:p>0.597916666666667</text:p>
              </table:table-cell>
            </table:table-row>
            <table:table-row>
              <table:table-cell office:value-type="string">
                <text:p>L'Hospitalet A</text:p>
              </table:table-cell>
              <table:table-cell office:value-type="float" office:value="0.461805555555556">
                <text:p>0.461805555555556</text:p>
              </table:table-cell>
              <table:table-cell office:value-type="float" office:value="0.465972222222222">
                <text:p>0.465972222222222</text:p>
              </table:table-cell>
              <table:table-cell office:value-type="float" office:value="0.472222222222222">
                <text:p>0.472222222222222</text:p>
              </table:table-cell>
              <table:table-cell office:value-type="float" office:value="0.477083333333333">
                <text:p>0.477083333333333</text:p>
              </table:table-cell>
              <table:table-cell office:value-type="float" office:value="0.48125">
                <text:p>0.48125</text:p>
              </table:table-cell>
              <table:table-cell office:value-type="float" office:value="0.482638888888889">
                <text:p>0.482638888888889</text:p>
              </table:table-cell>
              <table:table-cell office:value-type="float" office:value="0.486805555555556">
                <text:p>0.486805555555556</text:p>
              </table:table-cell>
              <table:table-cell office:value-type="float" office:value="0.49375">
                <text:p>0.49375</text:p>
              </table:table-cell>
              <table:table-cell office:value-type="float" office:value="0.497916666666667">
                <text:p>0.497916666666667</text:p>
              </table:table-cell>
              <table:table-cell office:value-type="float" office:value="0.502083333333333">
                <text:p>0.502083333333333</text:p>
              </table:table-cell>
              <table:table-cell office:value-type="float" office:value="0.503472222222222">
                <text:p>0.503472222222222</text:p>
              </table:table-cell>
              <table:table-cell office:value-type="float" office:value="0.513888888888889">
                <text:p>0.513888888888889</text:p>
              </table:table-cell>
              <table:table-cell office:value-type="float" office:value="0.522916666666667">
                <text:p>0.522916666666667</text:p>
              </table:table-cell>
              <table:table-cell office:value-type="float" office:value="0.524305555555556">
                <text:p>0.524305555555556</text:p>
              </table:table-cell>
              <table:table-cell office:value-type="float" office:value="0.535416666666667">
                <text:p>0.535416666666667</text:p>
              </table:table-cell>
              <table:table-cell office:value-type="float" office:value="0.54375">
                <text:p>0.54375</text:p>
              </table:table-cell>
              <table:table-cell office:value-type="float" office:value="0.545138888888889">
                <text:p>0.545138888888889</text:p>
              </table:table-cell>
              <table:table-cell office:value-type="float" office:value="0.555555555555555">
                <text:p>0.555555555555555</text:p>
              </table:table-cell>
              <table:table-cell office:value-type="float" office:value="0.564583333333333">
                <text:p>0.564583333333333</text:p>
              </table:table-cell>
              <table:table-cell office:value-type="float" office:value="0.565972222222222">
                <text:p>0.565972222222222</text:p>
              </table:table-cell>
              <table:table-cell office:value-type="float" office:value="0.577083333333333">
                <text:p>0.577083333333333</text:p>
              </table:table-cell>
              <table:table-cell office:value-type="float" office:value="0.585416666666667">
                <text:p>0.585416666666667</text:p>
              </table:table-cell>
              <table:table-cell office:value-type="float" office:value="NaN">
                <text:p>NaN</text:p>
              </table:table-cell>
              <table:table-cell office:value-type="float" office:value="0.486111111111111">
                <text:p>0.486111111111111</text:p>
              </table:table-cell>
              <table:table-cell office:value-type="float" office:value="0.486805555555556">
                <text:p>0.486805555555556</text:p>
              </table:table-cell>
              <table:table-cell office:value-type="float" office:value="NaN">
                <text:p>NaN</text:p>
              </table:table-cell>
              <table:table-cell office:value-type="float" office:value="0.508333333333333">
                <text:p>0.508333333333333</text:p>
              </table:table-cell>
              <table:table-cell office:value-type="float" office:value="0.509027777777778">
                <text:p>0.509027777777778</text:p>
              </table:table-cell>
              <table:table-cell office:value-type="float" office:value="0.516666666666667">
                <text:p>0.516666666666667</text:p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0.528472222222222">
                <text:p>0.528472222222222</text:p>
              </table:table-cell>
              <table:table-cell office:value-type="float" office:value="0.538888888888889">
                <text:p>0.538888888888889</text:p>
              </table:table-cell>
              <table:table-cell office:value-type="float" office:value="0.55">
                <text:p>0.55</text:p>
              </table:table-cell>
              <table:table-cell office:value-type="float" office:value="0.550694444444444">
                <text:p>0.550694444444444</text:p>
              </table:table-cell>
              <table:table-cell office:value-type="float" office:value="0.558333333333333">
                <text:p>0.558333333333333</text:p>
              </table:table-cell>
              <table:table-cell office:value-type="float" office:value="0.569444444444444">
                <text:p>0.569444444444444</text:p>
              </table:table-cell>
              <table:table-cell office:value-type="float" office:value="0.570138888888889">
                <text:p>0.570138888888889</text:p>
              </table:table-cell>
              <table:table-cell office:value-type="float" office:value="0.580555555555555">
                <text:p>0.580555555555555</text:p>
              </table:table-cell>
              <table:table-cell office:value-type="float" office:value="0.591666666666667">
                <text:p>0.591666666666667</text:p>
              </table:table-cell>
              <table:table-cell office:value-type="float" office:value="0.592361111111111">
                <text:p>0.592361111111111</text:p>
              </table:table-cell>
            </table:table-row>
            <table:table-row>
              <table:table-cell office:value-type="string">
                <text:p>L'Hospitalet S</text:p>
              </table:table-cell>
              <table:table-cell office:value-type="float" office:value="0.4625">
                <text:p>0.4625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472916666666667">
                <text:p>0.472916666666667</text:p>
              </table:table-cell>
              <table:table-cell office:value-type="float" office:value="0.477777777777778">
                <text:p>0.477777777777778</text:p>
              </table:table-cell>
              <table:table-cell office:value-type="float" office:value="0.484027777777778">
                <text:p>0.484027777777778</text:p>
              </table:table-cell>
              <table:table-cell office:value-type="float" office:value="0.483333333333333">
                <text:p>0.483333333333333</text:p>
              </table:table-cell>
              <table:table-cell office:value-type="float" office:value="0.4875">
                <text:p>0.4875</text:p>
              </table:table-cell>
              <table:table-cell office:value-type="float" office:value="0.494444444444444">
                <text:p>0.494444444444444</text:p>
              </table:table-cell>
              <table:table-cell office:value-type="float" office:value="0.498611111111111">
                <text:p>0.498611111111111</text:p>
              </table:table-cell>
              <table:table-cell office:value-type="float" office:value="0.504861111111111">
                <text:p>0.504861111111111</text:p>
              </table:table-cell>
              <table:table-cell office:value-type="float" office:value="0.504166666666667">
                <text:p>0.504166666666667</text:p>
              </table:table-cell>
              <table:table-cell office:value-type="float" office:value="0.514583333333333">
                <text:p>0.514583333333333</text:p>
              </table:table-cell>
              <table:table-cell office:value-type="float" office:value="0.525694444444444">
                <text:p>0.525694444444444</text:p>
              </table:table-cell>
              <table:table-cell office:value-type="float" office:value="0.525">
                <text:p>0.525</text:p>
              </table:table-cell>
              <table:table-cell office:value-type="float" office:value="0.536111111111111">
                <text:p>0.536111111111111</text:p>
              </table:table-cell>
              <table:table-cell office:value-type="float" office:value="0.546527777777778">
                <text:p>0.546527777777778</text:p>
              </table:table-cell>
              <table:table-cell office:value-type="float" office:value="0.545833333333333">
                <text:p>0.545833333333333</text:p>
              </table:table-cell>
              <table:table-cell office:value-type="float" office:value="0.55625">
                <text:p>0.55625</text:p>
              </table:table-cell>
              <table:table-cell office:value-type="float" office:value="0.567361111111111">
                <text:p>0.567361111111111</text:p>
              </table:table-cell>
              <table:table-cell office:value-type="float" office:value="0.566666666666667">
                <text:p>0.566666666666667</text:p>
              </table:table-cell>
              <table:table-cell office:value-type="float" office:value="0.577777777777778">
                <text:p>0.577777777777778</text:p>
              </table:table-cell>
              <table:table-cell office:value-type="float" office:value="0.588194444444444">
                <text:p>0.588194444444444</text:p>
              </table:table-cell>
              <table:table-cell office:value-type="float" office:value="NaN">
                <text:p>NaN</text:p>
              </table:table-cell>
              <table:table-cell office:value-type="float" office:value="0.485416666666667">
                <text:p>0.485416666666667</text:p>
              </table:table-cell>
              <table:table-cell office:value-type="float" office:value="0.484027777777778">
                <text:p>0.484027777777778</text:p>
              </table:table-cell>
              <table:table-cell office:value-type="float" office:value="NaN">
                <text:p>NaN</text:p>
              </table:table-cell>
              <table:table-cell office:value-type="float" office:value="0.507638888888889">
                <text:p>0.507638888888889</text:p>
              </table:table-cell>
              <table:table-cell office:value-type="float" office:value="0.50625">
                <text:p>0.50625</text:p>
              </table:table-cell>
              <table:table-cell office:value-type="float" office:value="0.515972222222222">
                <text:p>0.515972222222222</text:p>
              </table:table-cell>
              <table:table-cell office:value-type="float" office:value="0.527083333333333">
                <text:p>0.527083333333333</text:p>
              </table:table-cell>
              <table:table-cell office:value-type="float" office:value="0.525694444444444">
                <text:p>0.525694444444444</text:p>
              </table:table-cell>
              <table:table-cell office:value-type="float" office:value="0.538194444444444">
                <text:p>0.538194444444444</text:p>
              </table:table-cell>
              <table:table-cell office:value-type="float" office:value="0.549305555555555">
                <text:p>0.549305555555555</text:p>
              </table:table-cell>
              <table:table-cell office:value-type="float" office:value="0.547916666666667">
                <text:p>0.547916666666667</text:p>
              </table:table-cell>
              <table:table-cell office:value-type="float" office:value="0.557638888888889">
                <text:p>0.557638888888889</text:p>
              </table:table-cell>
              <table:table-cell office:value-type="float" office:value="0.56875">
                <text:p>0.56875</text:p>
              </table:table-cell>
              <table:table-cell office:value-type="float" office:value="0.567361111111111">
                <text:p>0.567361111111111</text:p>
              </table:table-cell>
              <table:table-cell office:value-type="float" office:value="0.579861111111111">
                <text:p>0.579861111111111</text:p>
              </table:table-cell>
              <table:table-cell office:value-type="float" office:value="0.590972222222222">
                <text:p>0.590972222222222</text:p>
              </table:table-cell>
              <table:table-cell office:value-type="float" office:value="0.589583333333333">
                <text:p>0.589583333333333</text:p>
              </table:table-cell>
            </table:table-row>
            <table:table-row>
              <table:table-cell office:value-type="string">
                <text:p>Espanya</text:p>
              </table:table-cell>
              <table:table-cell office:value-type="float" office:value="0.465972222222222">
                <text:p>0.465972222222222</text:p>
              </table:table-cell>
              <table:table-cell office:value-type="float" office:value="0.474305555555556">
                <text:p>0.474305555555556</text:p>
              </table:table-cell>
              <table:table-cell office:value-type="float" office:value="0.480555555555555">
                <text:p>0.480555555555555</text:p>
              </table:table-cell>
              <table:table-cell office:value-type="float" office:value="0.485416666666667">
                <text:p>0.485416666666667</text:p>
              </table:table-cell>
              <table:table-cell office:value-type="float" office:value="0.489583333333333">
                <text:p>0.489583333333333</text:p>
              </table:table-cell>
              <table:table-cell office:value-type="float" office:value="0.486805555555556">
                <text:p>0.486805555555556</text:p>
              </table:table-cell>
              <table:table-cell office:value-type="float" office:value="0.495138888888889">
                <text:p>0.495138888888889</text:p>
              </table:table-cell>
              <table:table-cell office:value-type="float" office:value="0.502083333333333">
                <text:p>0.502083333333333</text:p>
              </table:table-cell>
              <table:table-cell office:value-type="float" office:value="0.50625">
                <text:p>0.50625</text:p>
              </table:table-cell>
              <table:table-cell office:value-type="float" office:value="0.510416666666667">
                <text:p>0.510416666666667</text:p>
              </table:table-cell>
              <table:table-cell office:value-type="float" office:value="0.507638888888889">
                <text:p>0.507638888888889</text:p>
              </table:table-cell>
              <table:table-cell office:value-type="float" office:value="0.522222222222222">
                <text:p>0.522222222222222</text:p>
              </table:table-cell>
              <table:table-cell office:value-type="float" office:value="0.53125">
                <text:p>0.53125</text:p>
              </table:table-cell>
              <table:table-cell office:value-type="float" office:value="0.528472222222222">
                <text:p>0.528472222222222</text:p>
              </table:table-cell>
              <table:table-cell office:value-type="float" office:value="0.54375">
                <text:p>0.54375</text:p>
              </table:table-cell>
              <table:table-cell office:value-type="float" office:value="0.552083333333333">
                <text:p>0.552083333333333</text:p>
              </table:table-cell>
              <table:table-cell office:value-type="float" office:value="0.549305555555555">
                <text:p>0.549305555555555</text:p>
              </table:table-cell>
              <table:table-cell office:value-type="float" office:value="0.563888888888889">
                <text:p>0.563888888888889</text:p>
              </table:table-cell>
              <table:table-cell office:value-type="float" office:value="0.572916666666667">
                <text:p>0.572916666666667</text:p>
              </table:table-cell>
              <table:table-cell office:value-type="float" office:value="0.570138888888889">
                <text:p>0.570138888888889</text:p>
              </table:table-cell>
              <table:table-cell office:value-type="float" office:value="0.585416666666667">
                <text:p>0.585416666666667</text:p>
              </table:table-cell>
              <table:table-cell office:value-type="float" office:value="0.59375">
                <text:p>0.59375</text:p>
              </table:table-cell>
              <table:table-cell office:value-type="float" office:value="NaN">
                <text:p>NaN</text:p>
              </table:table-cell>
              <table:table-cell office:value-type="float" office:value="0.482638888888889">
                <text:p>0.482638888888889</text:p>
              </table:table-cell>
              <table:table-cell office:value-type="float" office:value="0.477083333333333">
                <text:p>0.477083333333333</text:p>
              </table:table-cell>
              <table:table-cell office:value-type="float" office:value="NaN">
                <text:p>NaN</text:p>
              </table:table-cell>
              <table:table-cell office:value-type="float" office:value="0.504861111111111">
                <text:p>0.504861111111111</text:p>
              </table:table-cell>
              <table:table-cell office:value-type="float" office:value="0.499305555555556">
                <text:p>0.499305555555556</text:p>
              </table:table-cell>
              <table:table-cell office:value-type="float" office:value="0.509027777777778">
                <text:p>0.509027777777778</text:p>
              </table:table-cell>
              <table:table-cell office:value-type="float" office:value="0.524305555555556">
                <text:p>0.524305555555556</text:p>
              </table:table-cell>
              <table:table-cell office:value-type="float" office:value="0.51875">
                <text:p>0.51875</text:p>
              </table:table-cell>
              <table:table-cell office:value-type="float" office:value="0.53125">
                <text:p>0.53125</text:p>
              </table:table-cell>
              <table:table-cell office:value-type="float" office:value="0.546527777777778">
                <text:p>0.546527777777778</text:p>
              </table:table-cell>
              <table:table-cell office:value-type="float" office:value="0.540972222222222">
                <text:p>0.540972222222222</text:p>
              </table:table-cell>
              <table:table-cell office:value-type="float" office:value="0.550694444444444">
                <text:p>0.550694444444444</text:p>
              </table:table-cell>
              <table:table-cell office:value-type="float" office:value="0.565972222222222">
                <text:p>0.565972222222222</text:p>
              </table:table-cell>
              <table:table-cell office:value-type="float" office:value="0.560416666666667">
                <text:p>0.560416666666667</text:p>
              </table:table-cell>
              <table:table-cell office:value-type="float" office:value="0.572916666666667">
                <text:p>0.572916666666667</text:p>
              </table:table-cell>
              <table:table-cell office:value-type="float" office:value="0.588194444444444">
                <text:p>0.588194444444444</text:p>
              </table:table-cell>
              <table:table-cell office:value-type="float" office:value="0.582638888888889">
                <text:p>0.5826388888888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111P0" style:volatile="true">
      <number:number number:decimal-places="5" number:min-decimal-places="5" number:min-integer-digits="1"/>
      <number:text> s</number:text>
    </number:number-style>
    <number:number-style style:name="N111">
      <style:text-properties fo:color="#ff0000"/>
      <number:text>-</number:text>
      <number:number number:decimal-places="5" number:min-decimal-places="5" number:min-integer-digits="1"/>
      <number:text> s</number:text>
      <style:map style:condition="value()&gt;=0" style:apply-style-name="N111P0"/>
    </number:number-style>
    <number:number-style style:name="N129">
      <number:number number:decimal-places="2" number:min-decimal-places="2" number:min-integer-digits="1"/>
      <number:text> m/s²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11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size-complex="10pt"/>
    </style:style>
    <style:style style:name="ch6" style:family="chart" style:data-style-name="N129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129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838cm" svg:y="4.609cm" style:legend-expansion="high" chart:style-name="ch2"/>
        <chart:plot-area chart:style-name="ch3" table:cell-range-address="quadre_velocitats_R5.B85:quadre_velocitats_R5.B94 quadre_velocitats_R5.D85:quadre_velocitats_R5.D94" chart:data-source-has-labels="column" svg:x="1.377cm" svg:y="0.196cm" svg:width="11.144cm" svg:height="8.394cm">
          <chart:coordinate-region svg:x="3.039cm" svg:y="0.395cm" svg:width="9.342cm" svg:height="7.996cm"/>
          <chart:axis chart:dimension="x" chart:name="primary-x" chart:style-name="ch4" chartooo:axis-type="text">
            <chart:title svg:x="6.025cm" svg:y="8.787cm" chart:style-name="ch5">
              <text:p>Timestamp</text:p>
            </chart:title>
            <chart:categories table:cell-range-address="quadre_velocitats_R5.B85:quadre_velocitats_R5.B94"/>
          </chart:axis>
          <chart:axis chart:dimension="y" chart:name="primary-y" chart:style-name="ch6">
            <chart:title svg:x="0.451cm" svg:y="5.357cm" chart:style-name="ch7">
              <text:p>Accerelació</text:p>
            </chart:title>
            <chart:grid chart:style-name="ch8" chart:class="major"/>
          </chart:axis>
          <chart:series chart:style-name="ch9" chart:values-cell-range-address="quadre_velocitats_R5.D85:quadre_velocitats_R5.D94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float" office:value="86">
                <text:p>86</text:p>
                <draw:g>
                  <svg:desc>quadre_velocitats_R5.B85:quadre_velocitats_R5.B94</svg:desc>
                </draw:g>
              </table:table-cell>
              <table:table-cell office:value-type="float" office:value="-0.444444444444443">
                <text:p>-0.444444444444443</text:p>
                <draw:g>
                  <svg:desc>quadre_velocitats_R5.D85:quadre_velocitats_R5.D94</svg:desc>
                </draw:g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-0.617283950617282">
                <text:p>-0.617283950617282</text:p>
              </table:table-cell>
            </table:table-row>
            <table:table-row>
              <table:table-cell office:value-type="float" office:value="98.7">
                <text:p>98.7</text:p>
              </table:table-cell>
              <table:table-cell office:value-type="float" office:value="0.377928949357616">
                <text:p>0.37792894935761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0.12876973396182">
                <text:p>-0.1287697339618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436046511627902">
                <text:p>0.436046511627902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-1.2396694214876">
                <text:p>-1.2396694214876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-0.252525252525252">
                <text:p>-0.252525252525252</text:p>
              </table:table-cell>
            </table:table-row>
            <table:table-row>
              <table:table-cell office:value-type="float" office:value="126.6">
                <text:p>126.6</text:p>
              </table:table-cell>
              <table:table-cell office:value-type="float" office:value="-0.533455265965524">
                <text:p>-0.533455265965524</text:p>
              </table:table-cell>
            </table:table-row>
            <table:table-row>
              <table:table-cell office:value-type="float" office:value="144.5">
                <text:p>144.5</text:p>
              </table:table-cell>
              <table:table-cell office:value-type="float" office:value="-0.68970273811988">
                <text:p>-0.689702738119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111P0" style:volatile="true">
      <number:number number:decimal-places="5" number:min-decimal-places="5" number:min-integer-digits="1"/>
      <number:text> s</number:text>
    </number:number-style>
    <number:number-style style:name="N111">
      <style:text-properties fo:color="#ff0000"/>
      <number:text>-</number:text>
      <number:number number:decimal-places="5" number:min-decimal-places="5" number:min-integer-digits="1"/>
      <number:text> s</number:text>
      <style:map style:condition="value()&gt;=0" style:apply-style-name="N111P0"/>
    </number:number-style>
    <number:number-style style:name="N128">
      <number:number number:decimal-places="0" number:min-decimal-places="0" number:min-integer-digits="1"/>
      <number:text> km/h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size-complex="10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111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size-complex="10pt"/>
    </style:style>
    <style:style style:name="ch6" style:family="chart" style:data-style-name="N128">
      <style:chart-properties chart:display-label="true" chart:tick-marks-major-inner="false" chart:tick-marks-major-outer="false" chart:logarithmic="false" chart:interval-major="2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128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128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1.409cm" svg:y="4.36cm" style:legend-expansion="high" chart:style-name="ch2"/>
        <chart:plot-area chart:style-name="ch3" table:cell-range-address="quadre_velocitats_R5.B101:quadre_velocitats_R5.C129 quadre_velocitats_R5.E101:quadre_velocitats_R5.E127" chart:data-source-has-labels="both" svg:x="3.532cm" svg:y="1.306cm" svg:width="11.851cm" svg:height="6.55cm">
          <chart:coordinate-region svg:x="5.062cm" svg:y="1.506cm" svg:width="10.321cm" svg:height="4.64cm"/>
          <chart:axis chart:dimension="x" chart:name="primary-x" chart:style-name="ch4" chartooo:axis-type="text">
            <chart:title svg:x="8.533cm" svg:y="8.053cm" chart:style-name="ch5">
              <text:p>Timestamp</text:p>
            </chart:title>
            <chart:categories table:cell-range-address="quadre_velocitats_R5.B102:quadre_velocitats_R5.B129"/>
          </chart:axis>
          <chart:axis chart:dimension="y" chart:name="primary-y" chart:style-name="ch6">
            <chart:title svg:x="2.606cm" svg:y="5.32cm" chart:style-name="ch7">
              <text:p>Velocitat</text:p>
            </chart:title>
            <chart:grid chart:style-name="ch8" chart:class="major"/>
          </chart:axis>
          <chart:series chart:style-name="ch9" chart:values-cell-range-address="quadre_velocitats_R5.E102:quadre_velocitats_R5.E127" chart:label-cell-address="quadre_velocitats_R5.E101:quadre_velocitats_R5.E101" chart:class="chart:line">
            <chart:data-point chart:repeated="26"/>
          </chart:series>
          <chart:series chart:style-name="ch10" chart:values-cell-range-address="quadre_velocitats_R5.C102:quadre_velocitats_R5.C129" chart:label-cell-address="quadre_velocitats_R5.C101:quadre_velocitats_R5.C101" chart:class="chart:line">
            <chart:data-point chart:repeated="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tat suavitzada</text:p>
                <draw:g>
                  <svg:desc>quadre_velocitats_R5.E101:quadre_velocitats_R5.E101</svg:desc>
                </draw:g>
              </table:table-cell>
              <table:table-cell office:value-type="string">
                <text:p>Velocitat en brut</text:p>
                <draw:g>
                  <svg:desc>quadre_velocitats_R5.C101:quadre_velocitats_R5.C101</svg:desc>
                </draw:g>
              </table:table-cell>
            </table:table-row>
          </table:table-header-rows>
          <table:table-rows>
            <table:table-row>
              <table:table-cell office:value-type="float" office:value="193.7">
                <text:p>193.7</text:p>
                <draw:g>
                  <svg:desc>quadre_velocitats_R5.B102:quadre_velocitats_R5.B129</svg:desc>
                </draw:g>
              </table:table-cell>
              <table:table-cell office:value-type="float" office:value="NaN">
                <text:p>NaN</text:p>
                <draw:g>
                  <svg:desc>quadre_velocitats_R5.E102:quadre_velocitats_R5.E127</svg:desc>
                </draw:g>
              </table:table-cell>
              <table:table-cell office:value-type="float" office:value="NaN">
                <text:p>NaN</text:p>
                <draw:g>
                  <svg:desc>quadre_velocitats_R5.C102:quadre_velocitats_R5.C129</svg:desc>
                </draw:g>
              </table:table-cell>
            </table:table-row>
            <table:table-row>
              <table:table-cell office:value-type="float" office:value="199.8">
                <text:p>199.8</text:p>
              </table:table-cell>
              <table:table-cell office:value-type="float" office:value="59.0163934426225">
                <text:p>59.0163934426225</text:p>
              </table:table-cell>
              <table:table-cell office:value-type="float" office:value="59.0163934426225">
                <text:p>59.0163934426225</text:p>
              </table:table-cell>
            </table:table-row>
            <table:table-row>
              <table:table-cell office:value-type="float" office:value="204.5">
                <text:p>204.5</text:p>
              </table:table-cell>
              <table:table-cell office:value-type="float" office:value="67.1847036813901">
                <text:p>67.1847036813901</text:p>
              </table:table-cell>
              <table:table-cell office:value-type="float" office:value="57.4468085106393">
                <text:p>57.446808510639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69.6348983566504">
                <text:p>69.6348983566504</text:p>
              </table:table-cell>
              <table:table-cell office:value-type="float" office:value="85.0909090909084">
                <text:p>85.0909090909084</text:p>
              </table:table-cell>
            </table:table-row>
            <table:table-row>
              <table:table-cell office:value-type="float" office:value="214.7">
                <text:p>214.7</text:p>
              </table:table-cell>
              <table:table-cell office:value-type="float" office:value="78.0249273976074">
                <text:p>78.0249273976074</text:p>
              </table:table-cell>
              <table:table-cell office:value-type="float" office:value="68.936170212766">
                <text:p>68.936170212766</text:p>
              </table:table-cell>
            </table:table-row>
            <table:table-row>
              <table:table-cell office:value-type="float" office:value="224.2">
                <text:p>224.2</text:p>
              </table:table-cell>
              <table:table-cell office:value-type="float" office:value="80.9676404222878">
                <text:p>80.9676404222878</text:p>
              </table:table-cell>
              <table:table-cell office:value-type="float" office:value="77.6842105263158">
                <text:p>77.6842105263158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85.9477666790096">
                <text:p>85.9477666790096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85.363351094594">
                <text:p>85.36335109459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40.2">
                <text:p>240.2</text:p>
              </table:table-cell>
              <table:table-cell office:value-type="float" office:value="90.0867553499133">
                <text:p>90.0867553499133</text:p>
              </table:table-cell>
              <table:table-cell office:value-type="float" office:value="79.6153846153849">
                <text:p>79.615384615384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91.2617382617384">
                <text:p>91.2617382617384</text:p>
              </table:table-cell>
              <table:table-cell office:value-type="float" office:value="92.3076923076918">
                <text:p>92.3076923076918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91.5138391020744">
                <text:p>91.5138391020744</text:p>
              </table:table-cell>
              <table:table-cell office:value-type="float" office:value="80.9999999999999">
                <text:p>80.999999999999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87.8403697143193">
                <text:p>87.8403697143193</text:p>
              </table:table-cell>
              <table:table-cell office:value-type="float" office:value="102.000000000001">
                <text:p>102.000000000001</text:p>
              </table:table-cell>
            </table:table-row>
            <table:table-row>
              <table:table-cell office:value-type="float" office:value="259.4">
                <text:p>259.4</text:p>
              </table:table-cell>
              <table:table-cell office:value-type="float" office:value="89.0381719121217">
                <text:p>89.0381719121217</text:p>
              </table:table-cell>
              <table:table-cell office:value-type="float" office:value="85.9090909090917">
                <text:p>85.9090909090917</text:p>
              </table:table-cell>
            </table:table-row>
            <table:table-row>
              <table:table-cell office:value-type="float" office:value="264.5">
                <text:p>264.5</text:p>
              </table:table-cell>
              <table:table-cell office:value-type="float" office:value="85.7414686154184">
                <text:p>85.7414686154184</text:p>
              </table:table-cell>
              <table:table-cell office:value-type="float" office:value="91.7647058823518">
                <text:p>91.7647058823518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87.2451005766775">
                <text:p>87.2451005766775</text:p>
              </table:table-cell>
              <table:table-cell office:value-type="float" office:value="82.2857142857144">
                <text:p>82.2857142857144</text:p>
              </table:table-cell>
            </table:table-row>
            <table:table-row>
              <table:table-cell office:value-type="float" office:value="272.5">
                <text:p>272.5</text:p>
              </table:table-cell>
              <table:table-cell office:value-type="float" office:value="91.0410189440244">
                <text:p>91.0410189440244</text:p>
              </table:table-cell>
              <table:table-cell office:value-type="float" office:value="88.000000000001">
                <text:p>88.000000000001</text:p>
              </table:table-cell>
            </table:table-row>
            <table:table-row>
              <table:table-cell office:value-type="float" office:value="277.7">
                <text:p>277.7</text:p>
              </table:table-cell>
              <table:table-cell office:value-type="float" office:value="89.7105409114186">
                <text:p>89.7105409114186</text:p>
              </table:table-cell>
              <table:table-cell office:value-type="float" office:value="69.2307692307691">
                <text:p>69.2307692307691</text:p>
              </table:table-cell>
            </table:table-row>
            <table:table-row>
              <table:table-cell office:value-type="float" office:value="289.5">
                <text:p>289.5</text:p>
              </table:table-cell>
              <table:table-cell office:value-type="float" office:value="88.9937240641979">
                <text:p>88.9937240641979</text:p>
              </table:table-cell>
              <table:table-cell office:value-type="float" office:value="91.5254237288131">
                <text:p>91.5254237288131</text:p>
              </table:table-cell>
            </table:table-row>
            <table:table-row>
              <table:table-cell office:value-type="float" office:value="292.3">
                <text:p>292.3</text:p>
              </table:table-cell>
              <table:table-cell office:value-type="float" office:value="89.7821760303503">
                <text:p>89.7821760303503</text:p>
              </table:table-cell>
              <table:table-cell office:value-type="float" office:value="128.57142857143">
                <text:p>128.57142857143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88.8990591472333">
                <text:p>88.8990591472333</text:p>
              </table:table-cell>
              <table:table-cell office:value-type="float" office:value="76.595744680851">
                <text:p>76.595744680851</text:p>
              </table:table-cell>
            </table:table-row>
            <table:table-row>
              <table:table-cell office:value-type="float" office:value="305.3">
                <text:p>305.3</text:p>
              </table:table-cell>
              <table:table-cell office:value-type="float" office:value="91.3377163804111">
                <text:p>91.3377163804111</text:p>
              </table:table-cell>
              <table:table-cell office:value-type="float" office:value="86.7469879518068">
                <text:p>86.7469879518068</text:p>
              </table:table-cell>
            </table:table-row>
            <table:table-row>
              <table:table-cell office:value-type="float" office:value="309.4">
                <text:p>309.4</text:p>
              </table:table-cell>
              <table:table-cell office:value-type="float" office:value="85.2597403958285">
                <text:p>85.2597403958285</text:p>
              </table:table-cell>
              <table:table-cell office:value-type="float" office:value="87.8048780487809">
                <text:p>87.8048780487809</text:p>
              </table:table-cell>
            </table:table-row>
            <table:table-row>
              <table:table-cell office:value-type="float" office:value="313.8">
                <text:p>313.8</text:p>
              </table:table-cell>
              <table:table-cell office:value-type="float" office:value="66.8923934570528">
                <text:p>66.8923934570528</text:p>
              </table:table-cell>
              <table:table-cell office:value-type="float" office:value="81.8181818181823">
                <text:p>81.8181818181823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60.9808043133423">
                <text:p>60.9808043133423</text:p>
              </table:table-cell>
              <table:table-cell office:value-type="float" office:value="86.3013698630136">
                <text:p>86.3013698630136</text:p>
              </table:table-cell>
            </table:table-row>
            <table:table-row>
              <table:table-cell office:value-type="float" office:value="357.7">
                <text:p>357.7</text:p>
              </table:table-cell>
              <table:table-cell office:value-type="float" office:value="45.0936538999161">
                <text:p>45.0936538999161</text:p>
              </table:table-cell>
              <table:table-cell office:value-type="float" office:value="48.9795918367346">
                <text:p>48.9795918367346</text:p>
              </table:table-cell>
            </table:table-row>
            <table:table-row>
              <table:table-cell office:value-type="float" office:value="369.4">
                <text:p>369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:55,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111P0" style:volatile="true">
      <number:number number:decimal-places="5" number:min-decimal-places="5" number:min-integer-digits="1"/>
      <number:text> s</number:text>
    </number:number-style>
    <number:number-style style:name="N111">
      <style:text-properties fo:color="#ff0000"/>
      <number:text>-</number:text>
      <number:number number:decimal-places="5" number:min-decimal-places="5" number:min-integer-digits="1"/>
      <number:text> s</number:text>
      <style:map style:condition="value()&gt;=0" style:apply-style-name="N111P0"/>
    </number:number-style>
    <number:number-style style:name="N129">
      <number:number number:decimal-places="2" number:min-decimal-places="2" number:min-integer-digits="1"/>
      <number:text> m/s²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/>
    </style:style>
    <style:style style:name="ch4" style:family="chart" style:data-style-name="N111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size-complex="10pt"/>
    </style:style>
    <style:style style:name="ch6" style:family="chart" style:data-style-name="N129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129">
      <style:chart-properties chart:symbol-type="named-symbol" chart:symbol-name="circle" chart:symbol-width="0.176cm" chart:symbol-height="0.176cm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 style:data-style-name="N129">
      <style:chart-properties chart:symbol-type="named-symbol" chart:symbol-name="circle" chart:symbol-width="0.176cm" chart:symbol-height="0.176cm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0.823cm" svg:height="12.859cm" xlink:href=".." xlink:type="simple" chart:class="chart:line" chart:style-name="ch1">
        <chart:legend chart:legend-position="end" svg:x="15.907cm" svg:y="5.881cm" style:legend-expansion="high" chart:style-name="ch2"/>
        <chart:plot-area chart:style-name="ch3" table:cell-range-address="quadre_velocitats_R5.B102:quadre_velocitats_R5.B129 quadre_velocitats_R5.F101:quadre_velocitats_R5.F127 quadre_velocitats_R5.D101:quadre_velocitats_R5.D127" chart:data-source-has-labels="both" svg:x="1.476cm" svg:y="0.257cm" svg:width="14.015cm" svg:height="11.315cm">
          <chart:coordinate-region svg:x="3.138cm" svg:y="0.456cm" svg:width="12.353cm" svg:height="10.917cm"/>
          <chart:axis chart:dimension="x" chart:name="primary-x" chart:style-name="ch4" chartooo:axis-type="text">
            <chart:title svg:x="7.559cm" svg:y="11.83cm" chart:style-name="ch5">
              <text:p>Timestamp</text:p>
            </chart:title>
            <chart:categories table:cell-range-address="quadre_velocitats_R5.B102:quadre_velocitats_R5.B129"/>
          </chart:axis>
          <chart:axis chart:dimension="y" chart:name="primary-y" chart:style-name="ch6">
            <chart:title svg:x="0.451cm" svg:y="6.878cm" chart:style-name="ch7">
              <text:p>Accerelació</text:p>
            </chart:title>
            <chart:grid chart:style-name="ch8" chart:class="major"/>
          </chart:axis>
          <chart:series chart:style-name="ch9" chart:values-cell-range-address="quadre_velocitats_R5.F102:quadre_velocitats_R5.F127" chart:label-cell-address="quadre_velocitats_R5.F101:quadre_velocitats_R5.F101" chart:class="chart:line">
            <chart:data-point chart:repeated="26"/>
          </chart:series>
          <chart:series chart:style-name="ch10" chart:values-cell-range-address="quadre_velocitats_R5.D102:quadre_velocitats_R5.D127" chart:label-cell-address="quadre_velocitats_R5.D101:quadre_velocitats_R5.D101" chart:class="chart:line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ció suavitzada</text:p>
                <draw:g>
                  <svg:desc>quadre_velocitats_R5.F101:quadre_velocitats_R5.F101</svg:desc>
                </draw:g>
              </table:table-cell>
              <table:table-cell office:value-type="string">
                <text:p>Acceleració en brut</text:p>
                <draw:g>
                  <svg:desc>quadre_velocitats_R5.D101:quadre_velocitats_R5.D101</svg:desc>
                </draw:g>
              </table:table-cell>
            </table:table-row>
          </table:table-header-rows>
          <table:table-rows>
            <table:table-row>
              <table:table-cell office:value-type="float" office:value="193.7">
                <text:p>193.7</text:p>
                <draw:g>
                  <svg:desc>quadre_velocitats_R5.B102:quadre_velocitats_R5.B129</svg:desc>
                </draw:g>
              </table:table-cell>
              <table:table-cell office:value-type="float" office:value="NaN">
                <text:p>NaN</text:p>
                <draw:g>
                  <svg:desc>quadre_velocitats_R5.F102:quadre_velocitats_R5.F127</svg:desc>
                </draw:g>
              </table:table-cell>
              <table:table-cell office:value-type="float" office:value="NaN">
                <text:p>NaN</text:p>
                <draw:g>
                  <svg:desc>quadre_velocitats_R5.D102:quadre_velocitats_R5.D127</svg:desc>
                </draw:g>
              </table:table-cell>
            </table:table-row>
            <table:table-row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4.5">
                <text:p>204.5</text:p>
              </table:table-cell>
              <table:table-cell office:value-type="float" office:value="0.482760652409431">
                <text:p>0.482760652409431</text:p>
              </table:table-cell>
              <table:table-cell office:value-type="float" office:value="-0.092765066902084">
                <text:p>-0.09276506690208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23747205821229">
                <text:p>0.123747205821229</text:p>
              </table:table-cell>
              <table:table-cell office:value-type="float" office:value="1.39616669597319">
                <text:p>1.39616669597319</text:p>
              </table:table-cell>
            </table:table-row>
            <table:table-row>
              <table:table-cell office:value-type="float" office:value="214.7">
                <text:p>214.7</text:p>
              </table:table-cell>
              <table:table-cell office:value-type="float" office:value="0.495864600529374">
                <text:p>0.495864600529374</text:p>
              </table:table-cell>
              <table:table-cell office:value-type="float" office:value="-0.954771801308656">
                <text:p>-0.954771801308656</text:p>
              </table:table-cell>
            </table:table-row>
            <table:table-row>
              <table:table-cell office:value-type="float" office:value="224.2">
                <text:p>224.2</text:p>
              </table:table-cell>
              <table:table-cell office:value-type="float" office:value="0.0860442404877298">
                <text:p>0.0860442404877298</text:p>
              </table:table-cell>
              <table:table-cell office:value-type="float" office:value="0.255790652442976">
                <text:p>0.255790652442976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177354923672428">
                <text:p>0.177354923672428</text:p>
              </table:table-cell>
              <table:table-cell office:value-type="float" office:value="0.438596491228069">
                <text:p>0.438596491228069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-0.0541125541125472">
                <text:p>-0.0541125541125472</text:p>
              </table:table-cell>
              <table:table-cell office:value-type="float" office:value="1.66666666666665">
                <text:p>1.66666666666665</text:p>
              </table:table-cell>
            </table:table-row>
            <table:table-row>
              <table:table-cell office:value-type="float" office:value="240.2">
                <text:p>240.2</text:p>
              </table:table-cell>
              <table:table-cell office:value-type="float" office:value="0.252318603382442">
                <text:p>0.252318603382442</text:p>
              </table:table-cell>
              <table:table-cell office:value-type="float" office:value="-1.51627218934909">
                <text:p>-1.5162721893490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0418441207914925">
                <text:p>0.0418441207914925</text:p>
              </table:table-cell>
              <table:table-cell office:value-type="float" office:value="0.452005259697539">
                <text:p>0.452005259697539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017507002801111">
                <text:p>0.017507002801111</text:p>
              </table:table-cell>
              <table:table-cell office:value-type="float" office:value="-0.785256410256386">
                <text:p>-0.785256410256386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-0.340136054421768">
                <text:p>-0.340136054421768</text:p>
              </table:table-cell>
              <table:table-cell office:value-type="float" office:value="1.94444444444455">
                <text:p>1.94444444444455</text:p>
              </table:table-cell>
            </table:table-row>
            <table:table-row>
              <table:table-cell office:value-type="float" office:value="259.4">
                <text:p>259.4</text:p>
              </table:table-cell>
              <table:table-cell office:value-type="float" office:value="0.0756188256188327">
                <text:p>0.0756188256188327</text:p>
              </table:table-cell>
              <table:table-cell office:value-type="float" office:value="-1.01584022038569">
                <text:p>-1.01584022038569</text:p>
              </table:table-cell>
            </table:table-row>
            <table:table-row>
              <table:table-cell office:value-type="float" office:value="264.5">
                <text:p>264.5</text:p>
              </table:table-cell>
              <table:table-cell office:value-type="float" office:value="-0.179559003088411">
                <text:p>-0.179559003088411</text:p>
              </table:table-cell>
              <table:table-cell office:value-type="float" office:value="0.318933277410681">
                <text:p>0.318933277410681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119335869941194">
                <text:p>0.119335869941194</text:p>
              </table:table-cell>
              <table:table-cell office:value-type="float" office:value="-0.752300920368053">
                <text:p>-0.752300920368053</text:p>
              </table:table-cell>
            </table:table-row>
            <table:table-row>
              <table:table-cell office:value-type="float" office:value="272.5">
                <text:p>272.5</text:p>
              </table:table-cell>
              <table:table-cell office:value-type="float" office:value="0.234315948601666">
                <text:p>0.234315948601666</text:p>
              </table:table-cell>
              <table:table-cell office:value-type="float" office:value="0.352733686067074">
                <text:p>0.352733686067074</text:p>
              </table:table-cell>
            </table:table-row>
            <table:table-row>
              <table:table-cell office:value-type="float" office:value="277.7">
                <text:p>277.7</text:p>
              </table:table-cell>
              <table:table-cell office:value-type="float" office:value="-0.0710725444768071">
                <text:p>-0.0710725444768071</text:p>
              </table:table-cell>
              <table:table-cell office:value-type="float" office:value="-1.00262984878375">
                <text:p>-1.00262984878375</text:p>
              </table:table-cell>
            </table:table-row>
            <table:table-row>
              <table:table-cell office:value-type="float" office:value="289.5">
                <text:p>289.5</text:p>
              </table:table-cell>
              <table:table-cell office:value-type="float" office:value="-0.0168742195673429">
                <text:p>-0.0168742195673429</text:p>
              </table:table-cell>
              <table:table-cell office:value-type="float" office:value="0.524827083287288">
                <text:p>0.524827083287288</text:p>
              </table:table-cell>
            </table:table-row>
            <table:table-row>
              <table:table-cell office:value-type="float" office:value="292.3">
                <text:p>292.3</text:p>
              </table:table-cell>
              <table:table-cell office:value-type="float" office:value="0.0782194410865439">
                <text:p>0.0782194410865439</text:p>
              </table:table-cell>
              <table:table-cell office:value-type="float" office:value="3.67519889311673">
                <text:p>3.67519889311673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-0.0521936692149502">
                <text:p>-0.0521936692149502</text:p>
              </table:table-cell>
              <table:table-cell office:value-type="float" office:value="-3.07184892970325">
                <text:p>-3.07184892970325</text:p>
              </table:table-cell>
            </table:table-row>
            <table:table-row>
              <table:table-cell office:value-type="float" office:value="305.3">
                <text:p>305.3</text:p>
              </table:table-cell>
              <table:table-cell office:value-type="float" office:value="0.0816150345775699">
                <text:p>0.0816150345775699</text:p>
              </table:table-cell>
              <table:table-cell office:value-type="float" office:value="0.33973371054069">
                <text:p>0.33973371054069</text:p>
              </table:table-cell>
            </table:table-row>
            <table:table-row>
              <table:table-cell office:value-type="float" office:value="309.4">
                <text:p>309.4</text:p>
              </table:table-cell>
              <table:table-cell office:value-type="float" office:value="-0.411786990825386">
                <text:p>-0.411786990825386</text:p>
              </table:table-cell>
              <table:table-cell office:value-type="float" office:value="0.0716727707977042">
                <text:p>0.0716727707977042</text:p>
              </table:table-cell>
            </table:table-row>
            <table:table-row>
              <table:table-cell office:value-type="float" office:value="313.8">
                <text:p>313.8</text:p>
              </table:table-cell>
              <table:table-cell office:value-type="float" office:value="-1.15955473098331">
                <text:p>-1.15955473098331</text:p>
              </table:table-cell>
              <table:table-cell office:value-type="float" office:value="-0.377947994355967">
                <text:p>-0.377947994355967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-0.0562365786121619">
                <text:p>-0.0562365786121619</text:p>
              </table:table-cell>
              <table:table-cell office:value-type="float" office:value="0.0426482880977103">
                <text:p>0.0426482880977103</text:p>
              </table:table-cell>
            </table:table-row>
            <table:table-row>
              <table:table-cell office:value-type="float" office:value="357.7">
                <text:p>357.7</text:p>
              </table:table-cell>
              <table:table-cell office:value-type="float" office:value="-0.300210703201554">
                <text:p>-0.300210703201554</text:p>
              </table:table-cell>
              <table:table-cell office:value-type="float" office:value="-0.705249017881314">
                <text:p>-0.705249017881314</text:p>
              </table:table-cell>
            </table:table-row>
            <table:table-row>
              <table:table-cell office:value-type="float" office:value="369.4">
                <text:p>369.4</text:p>
              </table:table-cell>
              <table:table-cell office:value-type="float" office:value="-1.07059957027341">
                <text:p>-1.07059957027341</text:p>
              </table:table-cell>
              <table:table-cell office:value-type="float" office:value="-1.16285830571545">
                <text:p>-1.1628583057154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111P0" style:volatile="true">
      <number:number number:decimal-places="5" number:min-decimal-places="5" number:min-integer-digits="1"/>
      <number:text> s</number:text>
    </number:number-style>
    <number:number-style style:name="N111">
      <style:text-properties fo:color="#ff0000"/>
      <number:text>-</number:text>
      <number:number number:decimal-places="5" number:min-decimal-places="5" number:min-integer-digits="1"/>
      <number:text> s</number:text>
      <style:map style:condition="value()&gt;=0" style:apply-style-name="N111P0"/>
    </number:number-style>
    <number:number-style style:name="N128">
      <number:number number:decimal-places="0" number:min-decimal-places="0" number:min-integer-digits="1"/>
      <number:text> km/h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size-complex="10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111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size-complex="10pt"/>
    </style:style>
    <style:style style:name="ch6" style:family="chart" style:data-style-name="N128">
      <style:chart-properties chart:display-label="true" chart:tick-marks-major-inner="false" chart:tick-marks-major-outer="false" chart:logarithmic="false" chart:interval-major="2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128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1cm" xlink:href=".." xlink:type="simple" chart:class="chart:line" chart:style-name="ch1">
        <chart:legend chart:legend-position="end" svg:x="12.017cm" svg:y="4.609cm" style:legend-expansion="high" chart:style-name="ch2"/>
        <chart:plot-area chart:style-name="ch3" table:cell-range-address="quadre_velocitats_R5.B130:quadre_velocitats_R5.C165" chart:data-source-has-labels="both" svg:x="3.532cm" svg:y="1.306cm" svg:width="11.851cm" svg:height="6.55cm">
          <chart:coordinate-region svg:x="5.062cm" svg:y="1.505cm" svg:width="10.321cm" svg:height="4.637cm"/>
          <chart:axis chart:dimension="x" chart:name="primary-x" chart:style-name="ch4" chartooo:axis-type="text">
            <chart:title svg:x="8.533cm" svg:y="8.053cm" chart:style-name="ch5">
              <text:p>Timestamp</text:p>
            </chart:title>
            <chart:categories table:cell-range-address="quadre_velocitats_R5.B131:quadre_velocitats_R5.B165"/>
          </chart:axis>
          <chart:axis chart:dimension="y" chart:name="primary-y" chart:style-name="ch6">
            <chart:title svg:x="2.606cm" svg:y="5.32cm" chart:style-name="ch7">
              <text:p>Velocitat</text:p>
            </chart:title>
            <chart:grid chart:style-name="ch8" chart:class="major"/>
          </chart:axis>
          <chart:series chart:style-name="ch9" chart:values-cell-range-address="quadre_velocitats_R5.C131:quadre_velocitats_R5.C165" chart:label-cell-address="quadre_velocitats_R5.C130:quadre_velocitats_R5.C130" chart:class="chart:line"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tat en brut</text:p>
                <draw:g>
                  <svg:desc>quadre_velocitats_R5.C130:quadre_velocitats_R5.C1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quadre_velocitats_R5.B131:quadre_velocitats_R5.B165</svg:desc>
                </draw:g>
              </table:table-cell>
              <table:table-cell office:value-type="float" office:value="NaN">
                <text:p>NaN</text:p>
                <draw:g>
                  <svg:desc>quadre_velocitats_R5.C131:quadre_velocitats_R5.C165</svg:desc>
                </draw:g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4.2857142857142">
                <text:p>34.285714285714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6.0000000000002">
                <text:p>36.000000000000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51.4285714285712">
                <text:p>51.428571428571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9.9999999999998">
                <text:p>59.999999999999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59.9999999999998">
                <text:p>59.999999999999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2.0000000000004">
                <text:p>72.000000000000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1.9999999999997">
                <text:p>71.999999999999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1.9999999999997">
                <text:p>71.999999999999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72.0000000000004">
                <text:p>72.0000000000004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79.9999999999997">
                <text:p>79.999999999999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80.0000000000004">
                <text:p>80.000000000000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89.9999999999997">
                <text:p>89.999999999999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90.0000000000005">
                <text:p>90.000000000000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89.9999999999997">
                <text:p>89.999999999999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90.0000000000005">
                <text:p>90.000000000000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83.076923076923">
                <text:p>83.076923076923</text:p>
              </table:table-cell>
            </table:table-row>
            <table:table-row>
              <table:table-cell office:value-type="float" office:value="132.5">
                <text:p>132.5</text:p>
              </table:table-cell>
              <table:table-cell office:value-type="float" office:value="65.4545454545452">
                <text:p>65.4545454545452</text:p>
              </table:table-cell>
            </table:table-row>
            <table:table-row>
              <table:table-cell office:value-type="float" office:value="138.8">
                <text:p>138.8</text:p>
              </table:table-cell>
              <table:table-cell office:value-type="float" office:value="57.1428571428573">
                <text:p>57.1428571428573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49.9999999999999">
                <text:p>49.999999999999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45.0000000000002">
                <text:p>45.0000000000002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59.9999999999998">
                <text:p>59.9999999999998</text:p>
              </table:table-cell>
            </table:table-row>
            <table:table-row>
              <table:table-cell office:value-type="float" office:value="209.6">
                <text:p>209.6</text:p>
              </table:table-cell>
              <table:table-cell office:value-type="float" office:value="78.2608695652179">
                <text:p>78.2608695652179</text:p>
              </table:table-cell>
            </table:table-row>
            <table:table-row>
              <table:table-cell office:value-type="float" office:value="214.5">
                <text:p>214.5</text:p>
              </table:table-cell>
              <table:table-cell office:value-type="float" office:value="73.4693877551017">
                <text:p>73.4693877551017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79.9999999999997">
                <text:p>79.9999999999997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90.0000000000005">
                <text:p>90.0000000000005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71.9999999999997">
                <text:p>71.9999999999997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72.0000000000004">
                <text:p>72.0000000000004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71.9999999999997">
                <text:p>71.9999999999997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51.4285714285712">
                <text:p>51.4285714285712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0">
                <text:p>-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111P0" style:volatile="true">
      <number:number number:decimal-places="5" number:min-decimal-places="5" number:min-integer-digits="1"/>
      <number:text> s</number:text>
    </number:number-style>
    <number:number-style style:name="N111">
      <style:text-properties fo:color="#ff0000"/>
      <number:text>-</number:text>
      <number:number number:decimal-places="5" number:min-decimal-places="5" number:min-integer-digits="1"/>
      <number:text> s</number:text>
      <style:map style:condition="value()&gt;=0" style:apply-style-name="N111P0"/>
    </number:number-style>
    <number:number-style style:name="N129">
      <number:number number:decimal-places="2" number:min-decimal-places="2" number:min-integer-digits="1"/>
      <number:text> m/s²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11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size-complex="10pt"/>
    </style:style>
    <style:style style:name="ch6" style:family="chart" style:data-style-name="N129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129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1cm" xlink:href=".." xlink:type="simple" chart:class="chart:line" chart:style-name="ch1">
        <chart:legend chart:legend-position="end" svg:x="11.568cm" svg:y="4.609cm" style:legend-expansion="high" chart:style-name="ch2"/>
        <chart:plot-area chart:style-name="ch3" table:cell-range-address="quadre_velocitats_R5.B131:quadre_velocitats_R5.B165 quadre_velocitats_R5.D130:quadre_velocitats_R5.D165" chart:data-source-has-labels="both" svg:x="1.377cm" svg:y="0.196cm" svg:width="9.874cm" svg:height="8.394cm">
          <chart:coordinate-region svg:x="3.039cm" svg:y="0.395cm" svg:width="8.212cm" svg:height="7.996cm"/>
          <chart:axis chart:dimension="x" chart:name="primary-x" chart:style-name="ch4" chartooo:axis-type="text">
            <chart:title svg:x="5.39cm" svg:y="8.787cm" chart:style-name="ch5">
              <text:p>Timestamp</text:p>
            </chart:title>
            <chart:categories table:cell-range-address="quadre_velocitats_R5.B131:quadre_velocitats_R5.B165"/>
          </chart:axis>
          <chart:axis chart:dimension="y" chart:name="primary-y" chart:style-name="ch6">
            <chart:title svg:x="0.451cm" svg:y="5.357cm" chart:style-name="ch7">
              <text:p>Accerelació</text:p>
            </chart:title>
            <chart:grid chart:style-name="ch8" chart:class="major"/>
          </chart:axis>
          <chart:series chart:style-name="ch9" chart:values-cell-range-address="quadre_velocitats_R5.D131:quadre_velocitats_R5.D165" chart:label-cell-address="quadre_velocitats_R5.D130:quadre_velocitats_R5.D130" chart:class="chart:line">
            <chart:data-point chart:repeated="3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ció en brut</text:p>
                <draw:g>
                  <svg:desc>quadre_velocitats_R5.D130:quadre_velocitats_R5.D1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quadre_velocitats_R5.B131:quadre_velocitats_R5.B165</svg:desc>
                </draw:g>
              </table:table-cell>
              <table:table-cell office:value-type="float" office:value="NaN">
                <text:p>NaN</text:p>
                <draw:g>
                  <svg:desc>quadre_velocitats_R5.D131:quadre_velocitats_R5.D165</svg:desc>
                </draw:g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238095238095282">
                <text:p>0.023809523809528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612244897959169">
                <text:p>0.61224489795916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396825396825395">
                <text:p>0.39682539682539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3333333333335">
                <text:p>0.3333333333333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00000000000003552714">
                <text:p>-0.0000000000000355271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000000000003552714">
                <text:p>0.00000000000003552714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0.493827160493786">
                <text:p>0.49382716049378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000000000004386066">
                <text:p>0.00000000000004386066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347222222222197">
                <text:p>0.34722222222219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0000000000005526444">
                <text:p>0.0000000000000552644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00000000000005526444">
                <text:p>-0.00000000000005526444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00000000000005526444">
                <text:p>0.0000000000000552644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-0.147928994082851">
                <text:p>-0.147928994082851</text:p>
              </table:table-cell>
            </table:table-row>
            <table:table-row>
              <table:table-cell office:value-type="float" office:value="132.5">
                <text:p>132.5</text:p>
              </table:table-cell>
              <table:table-cell office:value-type="float" office:value="-0.890019071837263">
                <text:p>-0.890019071837263</text:p>
              </table:table-cell>
            </table:table-row>
            <table:table-row>
              <table:table-cell office:value-type="float" office:value="138.8">
                <text:p>138.8</text:p>
              </table:table-cell>
              <table:table-cell office:value-type="float" office:value="-0.366476556952728">
                <text:p>-0.366476556952728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-0.275573192239871">
                <text:p>-0.275573192239871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-1.73611111111111">
                <text:p>-1.73611111111111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.56250000000001">
                <text:p>1.56250000000001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694444444444423">
                <text:p>0.694444444444423</text:p>
              </table:table-cell>
            </table:table-row>
            <table:table-row>
              <table:table-cell office:value-type="float" office:value="209.6">
                <text:p>209.6</text:p>
              </table:table-cell>
              <table:table-cell office:value-type="float" office:value="1.10270951480786">
                <text:p>1.10270951480786</text:p>
              </table:table-cell>
            </table:table-row>
            <table:table-row>
              <table:table-cell office:value-type="float" office:value="214.5">
                <text:p>214.5</text:p>
              </table:table-cell>
              <table:table-cell office:value-type="float" office:value="-0.271625952954433">
                <text:p>-0.271625952954433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403124212648026">
                <text:p>0.403124212648026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694444444444498">
                <text:p>0.694444444444498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-1.00000000000004">
                <text:p>-1.00000000000004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00000000000003552714">
                <text:p>0.00000000000003552714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-0.00000000000003552714">
                <text:p>-0.00000000000003552714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-0.816326530612242">
                <text:p>-0.816326530612242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-0.649350649350647">
                <text:p>-0.6493506493506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8">
      <number:number number:decimal-places="0" number:min-decimal-places="0" number:min-integer-digits="1"/>
      <number:text> km/h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size-complex="10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size-complex="10pt"/>
    </style:style>
    <style:style style:name="ch6" style:family="chart" style:data-style-name="N128">
      <style:chart-properties chart:display-label="true" chart:tick-marks-major-inner="false" chart:tick-marks-major-outer="false" chart:logarithmic="false" chart:interval-major="2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128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1cm" xlink:href=".." xlink:type="simple" chart:class="chart:line" chart:style-name="ch1">
        <chart:legend chart:legend-position="end" svg:x="10.959cm" svg:y="4.609cm" style:legend-expansion="high" chart:style-name="ch2"/>
        <chart:plot-area chart:style-name="ch3" table:cell-range-address="quadre_velocitats_R5.B165:quadre_velocitats_R5.C196" chart:data-source-has-labels="both" svg:x="3.532cm" svg:y="1.307cm" svg:width="11.85cm" svg:height="7.485cm">
          <chart:coordinate-region svg:x="4.877cm" svg:y="1.505cm" svg:width="10.365cm" svg:height="5.573cm"/>
          <chart:axis chart:dimension="x" chart:name="primary-x" chart:style-name="ch4" chartooo:axis-type="text">
            <chart:title svg:x="8.533cm" svg:y="8.989cm" chart:style-name="ch5">
              <text:p>Timestamp</text:p>
            </chart:title>
            <chart:categories table:cell-range-address="quadre_velocitats_R5.B166:quadre_velocitats_R5.B196"/>
          </chart:axis>
          <chart:axis chart:dimension="y" chart:name="primary-y" chart:style-name="ch6">
            <chart:title svg:x="2.606cm" svg:y="5.788cm" chart:style-name="ch7">
              <text:p>Velocitat</text:p>
            </chart:title>
            <chart:grid chart:style-name="ch8" chart:class="major"/>
          </chart:axis>
          <chart:series chart:style-name="ch9" chart:values-cell-range-address="quadre_velocitats_R5.C166:quadre_velocitats_R5.C196" chart:label-cell-address="quadre_velocitats_R5.C165:quadre_velocitats_R5.C165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0000000000000 km/h</text:p>
                <draw:g>
                  <svg:desc>quadre_velocitats_R5.C165:quadre_velocitats_R5.C16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quadre_velocitats_R5.B166:quadre_velocitats_R5.B196</svg:desc>
                </draw:g>
              </table:table-cell>
              <table:table-cell office:value-type="float" office:value="NaN">
                <text:p>NaN</text:p>
                <draw:g>
                  <svg:desc>quadre_velocitats_R5.C166:quadre_velocitats_R5.C196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imestamp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2.7272727272728">
                <text:p>32.727272727272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32.7272727272726">
                <text:p>32.727272727272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2.7272727272728">
                <text:p>32.7272727272728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59.9999999999998">
                <text:p>59.9999999999998</text:p>
              </table:table-cell>
            </table:table-row>
            <table:table-row>
              <table:table-cell office:value-type="float" office:value="208.5">
                <text:p>208.5</text:p>
              </table:table-cell>
              <table:table-cell office:value-type="float" office:value="55.3846153846154">
                <text:p>55.3846153846154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57.6000000000001">
                <text:p>57.6000000000001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60.0000000000001">
                <text:p>60.0000000000001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59.9999999999998">
                <text:p>59.999999999999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1.4285714285715">
                <text:p>51.4285714285715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60.0000000000001">
                <text:p>60.0000000000001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51.4285714285714">
                <text:p>51.4285714285714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60.0000000000001">
                <text:p>60.0000000000001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60.0000000000001">
                <text:p>60.0000000000001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111P0" style:volatile="true">
      <number:number number:decimal-places="5" number:min-decimal-places="5" number:min-integer-digits="1"/>
      <number:text> s</number:text>
    </number:number-style>
    <number:number-style style:name="N111">
      <style:text-properties fo:color="#ff0000"/>
      <number:text>-</number:text>
      <number:number number:decimal-places="5" number:min-decimal-places="5" number:min-integer-digits="1"/>
      <number:text> s</number:text>
      <style:map style:condition="value()&gt;=0" style:apply-style-name="N111P0"/>
    </number:number-style>
    <number:number-style style:name="N129">
      <number:number number:decimal-places="2" number:min-decimal-places="2" number:min-integer-digits="1"/>
      <number:text> m/s²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11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size-complex="10pt"/>
    </style:style>
    <style:style style:name="ch6" style:family="chart" style:data-style-name="N129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129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1cm" xlink:href=".." xlink:type="simple" chart:class="chart:line" chart:style-name="ch1">
        <chart:legend chart:legend-position="end" svg:x="11.568cm" svg:y="4.609cm" style:legend-expansion="high" chart:style-name="ch2"/>
        <chart:plot-area chart:style-name="ch3" table:cell-range-address="quadre_velocitats_R5.B170:quadre_velocitats_R5.B196 quadre_velocitats_R5.D169:quadre_velocitats_R5.D196" chart:data-source-has-labels="both" svg:x="1.377cm" svg:y="0.196cm" svg:width="9.874cm" svg:height="8.394cm">
          <chart:coordinate-region svg:x="3.039cm" svg:y="0.395cm" svg:width="8.072cm" svg:height="7.996cm"/>
          <chart:axis chart:dimension="x" chart:name="primary-x" chart:style-name="ch4" chartooo:axis-type="text">
            <chart:title svg:x="5.39cm" svg:y="8.787cm" chart:style-name="ch5">
              <text:p>Timestamp</text:p>
            </chart:title>
            <chart:categories table:cell-range-address="quadre_velocitats_R5.B170:quadre_velocitats_R5.B196"/>
          </chart:axis>
          <chart:axis chart:dimension="y" chart:name="primary-y" chart:style-name="ch6">
            <chart:title svg:x="0.451cm" svg:y="5.357cm" chart:style-name="ch7">
              <text:p>Accerelació</text:p>
            </chart:title>
            <chart:grid chart:style-name="ch8" chart:class="major"/>
          </chart:axis>
          <chart:series chart:style-name="ch9" chart:values-cell-range-address="quadre_velocitats_R5.D170:quadre_velocitats_R5.D196" chart:label-cell-address="quadre_velocitats_R5.D169:quadre_velocitats_R5.D169" chart:class="chart:line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ció en brut</text:p>
                <draw:g>
                  <svg:desc>quadre_velocitats_R5.D169:quadre_velocitats_R5.D169</svg:desc>
                </draw:g>
              </table:table-cell>
            </table:table-row>
          </table:table-header-rows>
          <table:table-rows>
            <table:table-row>
              <table:table-cell office:value-type="float" office:value="43">
                <text:p>43</text:p>
                <draw:g>
                  <svg:desc>quadre_velocitats_R5.B170:quadre_velocitats_R5.B196</svg:desc>
                </draw:g>
              </table:table-cell>
              <table:table-cell office:value-type="float" office:value="0">
                <text:p>0</text:p>
                <draw:g>
                  <svg:desc>quadre_velocitats_R5.D170:quadre_velocitats_R5.D196</svg:desc>
                </draw:g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94444444444445">
                <text:p>0.69444444444444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68870523415978">
                <text:p>0.06887052341597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0.0631313131313132">
                <text:p>-0.063131313131313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0688705234159745">
                <text:p>0.0688705234159745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3.58859967555606E-015">
                <text:p>3.58859967555606E-01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-0.454545454545455">
                <text:p>-0.454545454545455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123456790123457">
                <text:p>0.123456790123457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925925925925914">
                <text:p>0.925925925925914</text:p>
              </table:table-cell>
            </table:table-row>
            <table:table-row>
              <table:table-cell office:value-type="float" office:value="208.5">
                <text:p>208.5</text:p>
              </table:table-cell>
              <table:table-cell office:value-type="float" office:value="-0.197238658777109">
                <text:p>-0.197238658777109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492307692307694">
                <text:p>0.0492307692307694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-0.00000000000001217133">
                <text:p>-0.0000000000000121713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0.340136054421758">
                <text:p>-0.340136054421758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-0.751879699248121">
                <text:p>-0.751879699248121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0.123456790123454">
                <text:p>0.12345679012345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925925925925931">
                <text:p>0.925925925925931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-0.340136054421773">
                <text:p>-0.340136054421773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0.396825396825402">
                <text:p>0.396825396825402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-0.757575757575758">
                <text:p>-0.75757575757575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9.897cm" svg:height="9.816cm" xlink:href=".." xlink:type="simple" chart:class="chart:line" chart:style-name="ch1">
        <chart:legend chart:legend-position="end" svg:x="17.177cm" svg:y="4.111cm" style:legend-expansion="high" chart:style-name="ch2"/>
        <chart:plot-area chart:style-name="ch3" table:cell-range-address="viatgesanuals.A1:viatgesanuals.D22" chart:data-source-has-labels="both" svg:x="0.397cm" svg:y="0.196cm" svg:width="16.383cm" svg:height="8.394cm">
          <chart:coordinate-region svg:x="1.98cm" svg:y="0.196cm" svg:width="14.659cm" svg:height="7.291cm"/>
          <chart:axis chart:dimension="x" chart:name="primary-x" chart:style-name="ch4" chartooo:axis-type="text">
            <chart:title svg:x="8.219cm" svg:y="8.787cm" chart:style-name="ch5">
              <text:p>Any</text:p>
            </chart:title>
            <chart:categories table:cell-range-address="viatgesanuals.A2:viatgesanuals.A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viatgesanuals.B2:viatgesanuals.B22" chart:label-cell-address="viatgesanuals.B1:viatgesanuals.B1" chart:class="chart:line">
            <chart:data-point chart:repeated="21"/>
          </chart:series>
          <chart:series chart:style-name="ch9" chart:values-cell-range-address="viatgesanuals.C2:viatgesanuals.C22" chart:label-cell-address="viatgesanuals.C1:viatgesanuals.C1" chart:class="chart:line">
            <chart:data-point chart:repeated="21"/>
          </chart:series>
          <chart:series chart:style-name="ch10" chart:values-cell-range-address="viatgesanuals.D2:viatgesanuals.D22" chart:label-cell-address="viatgesanuals.D1:viatgesanuals.D1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rburbà</text:p>
                <draw:g>
                  <svg:desc>viatgesanuals.B1:viatgesanuals.B1</svg:desc>
                </draw:g>
              </table:table-cell>
              <table:table-cell office:value-type="string">
                <text:p>Rodalies</text:p>
                <draw:g>
                  <svg:desc>viatgesanuals.C1:viatgesanuals.C1</svg:desc>
                </draw:g>
              </table:table-cell>
              <table:table-cell office:value-type="string">
                <text:p>Total</text:p>
                <draw:g>
                  <svg:desc>viatgesanuals.D1:viatgesanuals.D1</svg:desc>
                </draw:g>
              </table:table-cell>
            </table:table-row>
          </table:table-header-rows>
          <table:table-rows>
            <table:table-row>
              <table:table-cell office:value-type="float" office:value="2021">
                <text:p>2021</text:p>
                <draw:g>
                  <svg:desc>viatgesanuals.A2:viatgesanuals.A22</svg:desc>
                </draw:g>
              </table:table-cell>
              <table:table-cell office:value-type="float" office:value="14423959">
                <text:p>14423959</text:p>
                <draw:g>
                  <svg:desc>viatgesanuals.B2:viatgesanuals.B22</svg:desc>
                </draw:g>
              </table:table-cell>
              <table:table-cell office:value-type="float" office:value="1933430">
                <text:p>1933430</text:p>
                <draw:g>
                  <svg:desc>viatgesanuals.C2:viatgesanuals.C22</svg:desc>
                </draw:g>
              </table:table-cell>
              <table:table-cell office:value-type="float" office:value="16357389">
                <text:p>16357389</text:p>
                <draw:g>
                  <svg:desc>viatgesanuals.D2:viatgesanuals.D22</svg:desc>
                </draw:g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1588890">
                <text:p>11588890</text:p>
              </table:table-cell>
              <table:table-cell office:value-type="float" office:value="1459416">
                <text:p>1459416</text:p>
              </table:table-cell>
              <table:table-cell office:value-type="float" office:value="13048306">
                <text:p>13048306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21722267">
                <text:p>21722267</text:p>
              </table:table-cell>
              <table:table-cell office:value-type="float" office:value="3010319">
                <text:p>3010319</text:p>
              </table:table-cell>
              <table:table-cell office:value-type="float" office:value="24732586">
                <text:p>24732586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20243970">
                <text:p>20243970</text:p>
              </table:table-cell>
              <table:table-cell office:value-type="float" office:value="2856252">
                <text:p>2856252</text:p>
              </table:table-cell>
              <table:table-cell office:value-type="float" office:value="23100222">
                <text:p>23100222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9647226">
                <text:p>19647226</text:p>
              </table:table-cell>
              <table:table-cell office:value-type="float" office:value="2714604">
                <text:p>2714604</text:p>
              </table:table-cell>
              <table:table-cell office:value-type="float" office:value="22361830">
                <text:p>22361830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9160482">
                <text:p>19160482</text:p>
              </table:table-cell>
              <table:table-cell office:value-type="float" office:value="2598267">
                <text:p>2598267</text:p>
              </table:table-cell>
              <table:table-cell office:value-type="float" office:value="21758749">
                <text:p>2175874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19215520">
                <text:p>19215520</text:p>
              </table:table-cell>
              <table:table-cell office:value-type="float" office:value="2526601">
                <text:p>2526601</text:p>
              </table:table-cell>
              <table:table-cell office:value-type="float" office:value="21742121">
                <text:p>21742121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18762341">
                <text:p>18762341</text:p>
              </table:table-cell>
              <table:table-cell office:value-type="float" office:value="2490852">
                <text:p>2490852</text:p>
              </table:table-cell>
              <table:table-cell office:value-type="float" office:value="21253193">
                <text:p>21253193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18398326">
                <text:p>18398326</text:p>
              </table:table-cell>
              <table:table-cell office:value-type="float" office:value="2480922">
                <text:p>2480922</text:p>
              </table:table-cell>
              <table:table-cell office:value-type="float" office:value="20879248">
                <text:p>20879248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18796179">
                <text:p>18796179</text:p>
              </table:table-cell>
              <table:table-cell office:value-type="float" office:value="2488523">
                <text:p>2488523</text:p>
              </table:table-cell>
              <table:table-cell office:value-type="float" office:value="21284702">
                <text:p>21284702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0361246">
                <text:p>20361246</text:p>
              </table:table-cell>
              <table:table-cell office:value-type="float" office:value="2675079">
                <text:p>2675079</text:p>
              </table:table-cell>
              <table:table-cell office:value-type="float" office:value="23036325">
                <text:p>2303632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9399210">
                <text:p>19399210</text:p>
              </table:table-cell>
              <table:table-cell office:value-type="float" office:value="2580996">
                <text:p>2580996</text:p>
              </table:table-cell>
              <table:table-cell office:value-type="float" office:value="21980206">
                <text:p>21980206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9124632">
                <text:p>19124632</text:p>
              </table:table-cell>
              <table:table-cell office:value-type="float" office:value="2538811">
                <text:p>2538811</text:p>
              </table:table-cell>
              <table:table-cell office:value-type="float" office:value="21663443">
                <text:p>2166344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8494897">
                <text:p>18494897</text:p>
              </table:table-cell>
              <table:table-cell office:value-type="float" office:value="2693077">
                <text:p>2693077</text:p>
              </table:table-cell>
              <table:table-cell office:value-type="float" office:value="21187974">
                <text:p>2118797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17357990">
                <text:p>17357990</text:p>
              </table:table-cell>
              <table:table-cell office:value-type="float" office:value="2753684">
                <text:p>2753684</text:p>
              </table:table-cell>
              <table:table-cell office:value-type="float" office:value="20111674">
                <text:p>20111674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17194042">
                <text:p>17194042</text:p>
              </table:table-cell>
              <table:table-cell office:value-type="float" office:value="2767137">
                <text:p>2767137</text:p>
              </table:table-cell>
              <table:table-cell office:value-type="float" office:value="19961179">
                <text:p>19961179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15631971">
                <text:p>15631971</text:p>
              </table:table-cell>
              <table:table-cell office:value-type="float" office:value="2485047">
                <text:p>2485047</text:p>
              </table:table-cell>
              <table:table-cell office:value-type="float" office:value="18117018">
                <text:p>18117018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16917539">
                <text:p>16917539</text:p>
              </table:table-cell>
              <table:table-cell office:value-type="float" office:value="2605706">
                <text:p>2605706</text:p>
              </table:table-cell>
              <table:table-cell office:value-type="float" office:value="19523245">
                <text:p>19523245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16085476">
                <text:p>16085476</text:p>
              </table:table-cell>
              <table:table-cell office:value-type="float" office:value="2387956">
                <text:p>2387956</text:p>
              </table:table-cell>
              <table:table-cell office:value-type="float" office:value="18473432">
                <text:p>18473432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14259817">
                <text:p>14259817</text:p>
              </table:table-cell>
              <table:table-cell office:value-type="float" office:value="2179272">
                <text:p>2179272</text:p>
              </table:table-cell>
              <table:table-cell office:value-type="float" office:value="16439089">
                <text:p>16439089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12733702">
                <text:p>12733702</text:p>
              </table:table-cell>
              <table:table-cell office:value-type="float" office:value="2023646">
                <text:p>2023646</text:p>
              </table:table-cell>
              <table:table-cell office:value-type="float" office:value="14757348">
                <text:p>1475734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891cm" svg:height="9.822cm" xlink:href=".." xlink:type="simple" chart:class="chart:line" chart:style-name="ch1">
        <chart:legend chart:legend-position="end" svg:x="16.351cm" svg:y="4.363cm" style:legend-expansion="high" chart:style-name="ch2"/>
        <chart:plot-area chart:style-name="ch3" table:cell-range-address="viatgesanuals.A2:viatgesanuals.A22 viatgesanuals.E1:viatgesanuals.F22" chart:data-source-has-labels="both" svg:x="0.397cm" svg:y="0.196cm" svg:width="15.557cm" svg:height="8.4cm">
          <chart:coordinate-region svg:x="1.609cm" svg:y="0.196cm" svg:width="14.204cm" svg:height="7.297cm"/>
          <chart:axis chart:dimension="x" chart:name="primary-x" chart:style-name="ch4" chartooo:axis-type="text">
            <chart:title svg:x="7.806cm" svg:y="8.793cm" chart:style-name="ch5">
              <text:p>Any</text:p>
            </chart:title>
            <chart:categories table:cell-range-address="viatgesanuals.A2:viatgesanuals.A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viatgesanuals.E2:viatgesanuals.E22" chart:label-cell-address="viatgesanuals.E1:viatgesanuals.E1" chart:class="chart:line">
            <chart:data-point chart:repeated="21"/>
          </chart:series>
          <chart:series chart:style-name="ch9" chart:values-cell-range-address="viatgesanuals.F2:viatgesanuals.F22" chart:label-cell-address="viatgesanuals.F1:viatgesanuals.F1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Manresa</text:p>
                <draw:g>
                  <svg:desc>viatgesanuals.E1:viatgesanuals.E1</svg:desc>
                </draw:g>
              </table:table-cell>
              <table:table-cell office:value-type="string">
                <text:p>Igualada</text:p>
                <draw:g>
                  <svg:desc>viatgesanuals.F1:viatgesanuals.F1</svg:desc>
                </draw:g>
              </table:table-cell>
            </table:table-row>
          </table:table-header-rows>
          <table:table-rows>
            <table:table-row>
              <table:table-cell office:value-type="float" office:value="2021">
                <text:p>2021</text:p>
                <draw:g>
                  <svg:desc>viatgesanuals.A2:viatgesanuals.A22</svg:desc>
                </draw:g>
              </table:table-cell>
              <table:table-cell office:value-type="float" office:value="NaN">
                <text:p>NaN</text:p>
                <draw:g>
                  <svg:desc>viatgesanuals.E2:viatgesanuals.E22</svg:desc>
                </draw:g>
              </table:table-cell>
              <table:table-cell office:value-type="float" office:value="NaN">
                <text:p>NaN</text:p>
                <draw:g>
                  <svg:desc>viatgesanuals.F2:viatgesanuals.F22</svg:desc>
                </draw:g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79189">
                <text:p>179189</text:p>
              </table:table-cell>
              <table:table-cell office:value-type="float" office:value="124535">
                <text:p>124535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309326">
                <text:p>309326</text:p>
              </table:table-cell>
              <table:table-cell office:value-type="float" office:value="222297">
                <text:p>222297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289066">
                <text:p>289066</text:p>
              </table:table-cell>
              <table:table-cell office:value-type="float" office:value="215676">
                <text:p>215676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265435">
                <text:p>265435</text:p>
              </table:table-cell>
              <table:table-cell office:value-type="float" office:value="201346">
                <text:p>201346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261096">
                <text:p>261096</text:p>
              </table:table-cell>
              <table:table-cell office:value-type="float" office:value="190784">
                <text:p>19078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52443">
                <text:p>252443</text:p>
              </table:table-cell>
              <table:table-cell office:value-type="float" office:value="184707">
                <text:p>184707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249498">
                <text:p>249498</text:p>
              </table:table-cell>
              <table:table-cell office:value-type="float" office:value="186312">
                <text:p>186312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251894">
                <text:p>251894</text:p>
              </table:table-cell>
              <table:table-cell office:value-type="float" office:value="190004">
                <text:p>19000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267091">
                <text:p>267091</text:p>
              </table:table-cell>
              <table:table-cell office:value-type="float" office:value="207065">
                <text:p>207065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95284">
                <text:p>295284</text:p>
              </table:table-cell>
              <table:table-cell office:value-type="float" office:value="230029">
                <text:p>23002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08032">
                <text:p>308032</text:p>
              </table:table-cell>
              <table:table-cell office:value-type="float" office:value="231274">
                <text:p>231274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293575">
                <text:p>293575</text:p>
              </table:table-cell>
              <table:table-cell office:value-type="float" office:value="245550">
                <text:p>245550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288253">
                <text:p>288253</text:p>
              </table:table-cell>
              <table:table-cell office:value-type="float" office:value="280236">
                <text:p>280236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287418">
                <text:p>287418</text:p>
              </table:table-cell>
              <table:table-cell office:value-type="float" office:value="285462">
                <text:p>285462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94441">
                <text:p>294441</text:p>
              </table:table-cell>
              <table:table-cell office:value-type="float" office:value="293473">
                <text:p>293473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55774">
                <text:p>255774</text:p>
              </table:table-cell>
              <table:table-cell office:value-type="float" office:value="264736">
                <text:p>264736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266864">
                <text:p>266864</text:p>
              </table:table-cell>
              <table:table-cell office:value-type="float" office:value="272786">
                <text:p>272786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256701">
                <text:p>256701</text:p>
              </table:table-cell>
              <table:table-cell office:value-type="float" office:value="263805">
                <text:p>263805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243985">
                <text:p>243985</text:p>
              </table:table-cell>
              <table:table-cell office:value-type="float" office:value="261702">
                <text:p>261702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231236">
                <text:p>231236</text:p>
              </table:table-cell>
              <table:table-cell office:value-type="float" office:value="246840">
                <text:p>24684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1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120P0" style:volatile="true">
      <number:number number:decimal-places="2" number:min-decimal-places="1" number:min-integer-digits="1" number:decimal-replacement=""/>
      <number:text> s</number:text>
    </number:number-style>
    <number:number-style style:name="N120">
      <style:text-properties fo:color="#ff0000"/>
      <number:text>-</number:text>
      <number:number number:decimal-places="2" number:min-decimal-places="1" number:min-integer-digits="1" number:decimal-replacement=""/>
      <number:text> s</number:text>
      <style:map style:condition="value()&gt;=0" style:apply-style-name="N120P0"/>
    </number:number-style>
    <number:number-style style:name="N128">
      <number:number number:decimal-places="0" number:min-decimal-places="0" number:min-integer-digits="1"/>
      <number:text> km/h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2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size-complex="10pt"/>
    </style:style>
    <style:style style:name="ch6" style:family="chart" style:data-style-name="N128">
      <style:chart-properties chart:display-label="true" chart:tick-marks-major-inner="false" chart:tick-marks-major-outer="false" chart:logarithmic="false" chart:interval-major="2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128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182cm" svg:y="4.609cm" style:legend-expansion="high" chart:style-name="ch2"/>
        <chart:plot-area chart:style-name="ch3" table:cell-range-address="quadre_velocitats_R5.B2:quadre_velocitats_R5.C20" chart:data-source-has-labels="both" svg:x="1.377cm" svg:y="0.196cm" svg:width="11.488cm" svg:height="8.394cm">
          <chart:coordinate-region svg:x="2.722cm" svg:y="0.196cm" svg:width="9.817cm" svg:height="7.01cm"/>
          <chart:axis chart:dimension="x" chart:name="primary-x" chart:style-name="ch4" chartooo:axis-type="text">
            <chart:title svg:x="6.197cm" svg:y="8.787cm" chart:style-name="ch5">
              <text:p>Timestamp</text:p>
            </chart:title>
            <chart:categories table:cell-range-address="quadre_velocitats_R5.B3:quadre_velocitats_R5.B20"/>
          </chart:axis>
          <chart:axis chart:dimension="y" chart:name="primary-y" chart:style-name="ch6">
            <chart:title svg:x="0.451cm" svg:y="5.132cm" chart:style-name="ch7">
              <text:p>Velocitat</text:p>
            </chart:title>
            <chart:grid chart:style-name="ch8" chart:class="major"/>
          </chart:axis>
          <chart:series chart:style-name="ch9" chart:values-cell-range-address="quadre_velocitats_R5.C3:quadre_velocitats_R5.C20" chart:label-cell-address="quadre_velocitats_R5.C2:quadre_velocitats_R5.C2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tat</text:p>
                <draw:g>
                  <svg:desc>quadre_velocitats_R5.C2:quadre_velocitats_R5.C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quadre_velocitats_R5.B3:quadre_velocitats_R5.B20</svg:desc>
                </draw:g>
              </table:table-cell>
              <table:table-cell office:value-type="float" office:value="0">
                <text:p>0</text:p>
                <draw:g>
                  <svg:desc>quadre_velocitats_R5.C3:quadre_velocitats_R5.C20</svg:desc>
                </draw:g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5.7142857142861">
                <text:p>25.7142857142861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49.6551724137921">
                <text:p>49.6551724137921</text:p>
              </table:table-cell>
            </table:table-row>
            <table:table-row>
              <table:table-cell office:value-type="float" office:value="37.3">
                <text:p>37.3</text:p>
              </table:table-cell>
              <table:table-cell office:value-type="float" office:value="81.818181818183">
                <text:p>81.818181818183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87.8048780487786">
                <text:p>87.8048780487786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90.0000000000013">
                <text:p>90.0000000000013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90.0000000000013">
                <text:p>90.0000000000013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89.9999999999997">
                <text:p>89.9999999999997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89.9999999999981">
                <text:p>89.9999999999981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90.0000000000013">
                <text:p>90.0000000000013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84.7058823529409">
                <text:p>84.7058823529409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68.5714285714296">
                <text:p>68.571428571429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51.4285714285703">
                <text:p>51.4285714285703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8.8307692307706">
                <text:p>18.830769230770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: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.175">
                <text:p>34.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120P0" style:volatile="true">
      <number:number number:decimal-places="2" number:min-decimal-places="1" number:min-integer-digits="1" number:decimal-replacement=""/>
      <number:text> s</number:text>
    </number:number-style>
    <number:number-style style:name="N120">
      <style:text-properties fo:color="#ff0000"/>
      <number:text>-</number:text>
      <number:number number:decimal-places="2" number:min-decimal-places="1" number:min-integer-digits="1" number:decimal-replacement=""/>
      <number:text> s</number:text>
      <style:map style:condition="value()&gt;=0" style:apply-style-name="N120P0"/>
    </number:number-style>
    <number:number-style style:name="N129">
      <number:number number:decimal-places="2" number:min-decimal-places="2" number:min-integer-digits="1"/>
      <number:text> m/s²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2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size-complex="10pt"/>
    </style:style>
    <style:style style:name="ch6" style:family="chart" style:data-style-name="N129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129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732cm" svg:y="4.609cm" style:legend-expansion="high" chart:style-name="ch2"/>
        <chart:plot-area chart:style-name="ch3" table:cell-range-address="quadre_velocitats_R5.B3:quadre_velocitats_R5.B20 quadre_velocitats_R5.D2:quadre_velocitats_R5.D20" chart:data-source-has-labels="both" svg:x="1.377cm" svg:y="0.196cm" svg:width="11.038cm" svg:height="8.394cm">
          <chart:coordinate-region svg:x="3.039cm" svg:y="0.395cm" svg:width="9.376cm" svg:height="7.996cm"/>
          <chart:axis chart:dimension="x" chart:name="primary-x" chart:style-name="ch4" chartooo:axis-type="text">
            <chart:title svg:x="5.972cm" svg:y="8.787cm" chart:style-name="ch5">
              <text:p>Timestamp</text:p>
            </chart:title>
            <chart:categories table:cell-range-address="quadre_velocitats_R5.B3:quadre_velocitats_R5.B20"/>
          </chart:axis>
          <chart:axis chart:dimension="y" chart:name="primary-y" chart:style-name="ch6">
            <chart:title svg:x="0.451cm" svg:y="5.357cm" chart:style-name="ch7">
              <text:p>Accerelació</text:p>
            </chart:title>
            <chart:grid chart:style-name="ch8" chart:class="major"/>
          </chart:axis>
          <chart:series chart:style-name="ch9" chart:values-cell-range-address="quadre_velocitats_R5.D3:quadre_velocitats_R5.D20" chart:label-cell-address="quadre_velocitats_R5.D2:quadre_velocitats_R5.D2" chart:class="chart:line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ció</text:p>
                <draw:g>
                  <svg:desc>quadre_velocitats_R5.D2:quadre_velocitats_R5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quadre_velocitats_R5.B3:quadre_velocitats_R5.B20</svg:desc>
                </draw:g>
              </table:table-cell>
              <table:table-cell office:value-type="float" office:value="NaN">
                <text:p>NaN</text:p>
                <draw:g>
                  <svg:desc>quadre_velocitats_R5.D3:quadre_velocitats_R5.D20</svg:desc>
                </draw:g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1020408163266">
                <text:p>0.51020408163266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0.458637676235747">
                <text:p>0.458637676235747</text:p>
              </table:table-cell>
            </table:table-row>
            <table:table-row>
              <table:table-cell office:value-type="float" office:value="37.3">
                <text:p>37.3</text:p>
              </table:table-cell>
              <table:table-cell office:value-type="float" office:value="1.01524650897699">
                <text:p>1.01524650897699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0.202801362825053">
                <text:p>0.202801362825053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0.0762195121952327">
                <text:p>0.0762195121952327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-0.00000000000002763222">
                <text:p>-0.00000000000002763222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-0.00000000000005575787">
                <text:p>-0.00000000000005575787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0.0000000000001110223">
                <text:p>0.0000000000001110223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-0.0865051903114445">
                <text:p>-0.086505190311444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0.426837401627284">
                <text:p>-0.426837401627284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0.34013605442181">
                <text:p>-0.34013605442181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-0.696534234995721">
                <text:p>-0.696534234995721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: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.175">
                <text:p>34.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111P0" style:volatile="true">
      <number:number number:decimal-places="5" number:min-decimal-places="5" number:min-integer-digits="1"/>
      <number:text> s</number:text>
    </number:number-style>
    <number:number-style style:name="N111">
      <style:text-properties fo:color="#ff0000"/>
      <number:text>-</number:text>
      <number:number number:decimal-places="5" number:min-decimal-places="5" number:min-integer-digits="1"/>
      <number:text> s</number:text>
      <style:map style:condition="value()&gt;=0" style:apply-style-name="N111P0"/>
    </number:number-style>
    <number:number-style style:name="N128">
      <number:number number:decimal-places="0" number:min-decimal-places="0" number:min-integer-digits="1"/>
      <number:text> km/h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11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size-complex="10pt"/>
    </style:style>
    <style:style style:name="ch6" style:family="chart" style:data-style-name="N128">
      <style:chart-properties chart:display-label="true" chart:tick-marks-major-inner="false" chart:tick-marks-major-outer="false" chart:logarithmic="false" chart:interval-major="2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128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2cm" xlink:href=".." xlink:type="simple" chart:class="chart:line" chart:style-name="ch1">
        <chart:legend chart:legend-position="end" svg:x="13.182cm" svg:y="4.609cm" style:legend-expansion="high" chart:style-name="ch2"/>
        <chart:plot-area chart:style-name="ch3" table:cell-range-address="quadre_velocitats_R5.B30:quadre_velocitats_R5.C51" chart:data-source-has-labels="both" svg:x="1.377cm" svg:y="0.196cm" svg:width="11.488cm" svg:height="8.394cm">
          <chart:coordinate-region svg:x="2.722cm" svg:y="0.196cm" svg:width="9.818cm" svg:height="6.485cm"/>
          <chart:axis chart:dimension="x" chart:name="primary-x" chart:style-name="ch4" chartooo:axis-type="text">
            <chart:title svg:x="6.197cm" svg:y="8.787cm" chart:style-name="ch5">
              <text:p>Timestamp</text:p>
            </chart:title>
            <chart:categories table:cell-range-address="quadre_velocitats_R5.B31:quadre_velocitats_R5.B51"/>
          </chart:axis>
          <chart:axis chart:dimension="y" chart:name="primary-y" chart:style-name="ch6">
            <chart:title svg:x="0.451cm" svg:y="5.132cm" chart:style-name="ch7">
              <text:p>Velocitat</text:p>
            </chart:title>
            <chart:grid chart:style-name="ch8" chart:class="major"/>
          </chart:axis>
          <chart:series chart:style-name="ch9" chart:values-cell-range-address="quadre_velocitats_R5.C31:quadre_velocitats_R5.C51" chart:label-cell-address="quadre_velocitats_R5.C30:quadre_velocitats_R5.C30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tat</text:p>
                <draw:g>
                  <svg:desc>quadre_velocitats_R5.C30:quadre_velocitats_R5.C30</svg:desc>
                </draw:g>
              </table:table-cell>
            </table:table-row>
          </table:table-header-rows>
          <table:table-rows>
            <table:table-row>
              <table:table-cell office:value-type="float" office:value="182.175">
                <text:p>182.175</text:p>
                <draw:g>
                  <svg:desc>quadre_velocitats_R5.B31:quadre_velocitats_R5.B51</svg:desc>
                </draw:g>
              </table:table-cell>
              <table:table-cell office:value-type="float" office:value="0">
                <text:p>0</text:p>
                <draw:g>
                  <svg:desc>quadre_velocitats_R5.C31:quadre_velocitats_R5.C51</svg:desc>
                </draw:g>
              </table:table-cell>
            </table:table-row>
            <table:table-row>
              <table:table-cell office:value-type="float" office:value="218.5">
                <text:p>218.5</text:p>
              </table:table-cell>
              <table:table-cell office:value-type="float" office:value="45.7866483138331">
                <text:p>45.7866483138331</text:p>
              </table:table-cell>
            </table:table-row>
            <table:table-row>
              <table:table-cell office:value-type="float" office:value="222.8">
                <text:p>222.8</text:p>
              </table:table-cell>
              <table:table-cell office:value-type="float" office:value="58.6046511627908">
                <text:p>58.6046511627908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87.8048780487819">
                <text:p>87.8048780487819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89.9999999999981">
                <text:p>89.9999999999981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90.0000000000013">
                <text:p>90.0000000000013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89.9999999999997">
                <text:p>89.9999999999997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89.9999999999997">
                <text:p>89.9999999999997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90.0000000000013">
                <text:p>90.000000000001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79.9999999999997">
                <text:p>79.9999999999997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72.0000000000002">
                <text:p>72.0000000000002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71.9999999999985">
                <text:p>71.9999999999985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77.1428571428573">
                <text:p>77.1428571428573</text:p>
              </table:table-cell>
            </table:table-row>
            <table:table-row>
              <table:table-cell office:value-type="float" office:value="342.5">
                <text:p>342.5</text:p>
              </table:table-cell>
              <table:table-cell office:value-type="float" office:value="80.0000000000011">
                <text:p>80.0000000000011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75.7894736842103">
                <text:p>75.7894736842103</text:p>
              </table:table-cell>
            </table:table-row>
            <table:table-row>
              <table:table-cell office:value-type="float" office:value="361.5">
                <text:p>361.5</text:p>
              </table:table-cell>
              <table:table-cell office:value-type="float" office:value="75.7894736842103">
                <text:p>75.7894736842103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113.684210526316">
                <text:p>113.684210526316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112.5">
                <text:p>112.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49.0909090909086">
                <text:p>49.0909090909086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111P0" style:volatile="true">
      <number:number number:decimal-places="5" number:min-decimal-places="5" number:min-integer-digits="1"/>
      <number:text> s</number:text>
    </number:number-style>
    <number:number-style style:name="N111">
      <style:text-properties fo:color="#ff0000"/>
      <number:text>-</number:text>
      <number:number number:decimal-places="5" number:min-decimal-places="5" number:min-integer-digits="1"/>
      <number:text> s</number:text>
      <style:map style:condition="value()&gt;=0" style:apply-style-name="N111P0"/>
    </number:number-style>
    <number:number-style style:name="N129">
      <number:number number:decimal-places="2" number:min-decimal-places="2" number:min-integer-digits="1"/>
      <number:text> m/s²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11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size-complex="10pt"/>
    </style:style>
    <style:style style:name="ch6" style:family="chart" style:data-style-name="N129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129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2cm" xlink:href=".." xlink:type="simple" chart:class="chart:line" chart:style-name="ch1">
        <chart:legend chart:legend-position="end" svg:x="12.732cm" svg:y="4.609cm" style:legend-expansion="high" chart:style-name="ch2"/>
        <chart:plot-area chart:style-name="ch3" table:cell-range-address="quadre_velocitats_R5.B31:quadre_velocitats_R5.B51 quadre_velocitats_R5.D30:quadre_velocitats_R5.D51" chart:data-source-has-labels="both" svg:x="1.377cm" svg:y="0.196cm" svg:width="11.038cm" svg:height="8.394cm">
          <chart:coordinate-region svg:x="3.039cm" svg:y="0.395cm" svg:width="9.236cm" svg:height="7.996cm"/>
          <chart:axis chart:dimension="x" chart:name="primary-x" chart:style-name="ch4" chartooo:axis-type="text">
            <chart:title svg:x="5.972cm" svg:y="8.787cm" chart:style-name="ch5">
              <text:p>Timestamp</text:p>
            </chart:title>
            <chart:categories table:cell-range-address="quadre_velocitats_R5.B31:quadre_velocitats_R5.B51"/>
          </chart:axis>
          <chart:axis chart:dimension="y" chart:name="primary-y" chart:style-name="ch6">
            <chart:title svg:x="0.451cm" svg:y="5.357cm" chart:style-name="ch7">
              <text:p>Accerelació</text:p>
            </chart:title>
            <chart:grid chart:style-name="ch8" chart:class="major"/>
          </chart:axis>
          <chart:series chart:style-name="ch9" chart:values-cell-range-address="quadre_velocitats_R5.D31:quadre_velocitats_R5.D51" chart:label-cell-address="quadre_velocitats_R5.D30:quadre_velocitats_R5.D30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eleració</text:p>
                <draw:g>
                  <svg:desc>quadre_velocitats_R5.D30:quadre_velocitats_R5.D30</svg:desc>
                </draw:g>
              </table:table-cell>
            </table:table-row>
          </table:table-header-rows>
          <table:table-rows>
            <table:table-row>
              <table:table-cell office:value-type="float" office:value="182.175">
                <text:p>182.175</text:p>
                <draw:g>
                  <svg:desc>quadre_velocitats_R5.B31:quadre_velocitats_R5.B51</svg:desc>
                </draw:g>
              </table:table-cell>
              <table:table-cell office:value-type="float" office:value="NaN">
                <text:p>NaN</text:p>
                <draw:g>
                  <svg:desc>quadre_velocitats_R5.D31:quadre_velocitats_R5.D51</svg:desc>
                </draw:g>
              </table:table-cell>
            </table:table-row>
            <table:table-row>
              <table:table-cell office:value-type="float" office:value="218.5">
                <text:p>218.5</text:p>
              </table:table-cell>
              <table:table-cell office:value-type="float" office:value="0.350131133393233">
                <text:p>0.350131133393233</text:p>
              </table:table-cell>
            </table:table-row>
            <table:table-row>
              <table:table-cell office:value-type="float" office:value="222.8">
                <text:p>222.8</text:p>
              </table:table-cell>
              <table:table-cell office:value-type="float" office:value="0.828036359751787">
                <text:p>0.828036359751787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989167577438723">
                <text:p>0.989167577438723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0762195121950077">
                <text:p>0.0762195121950077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0000000000001110223">
                <text:p>0.0000000000001110223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-0.00000000000005526444">
                <text:p>-0.00000000000005526444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00000000000005526444">
                <text:p>0.0000000000000552644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0.30864197530869">
                <text:p>-0.30864197530869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-0.14814814814814">
                <text:p>-0.14814814814814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0.0347222222222202">
                <text:p>0.0347222222222202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-0.166666666666752">
                <text:p>-0.166666666666752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0.102040816326565">
                <text:p>0.102040816326565</text:p>
              </table:table-cell>
            </table:table-row>
            <table:table-row>
              <table:table-cell office:value-type="float" office:value="342.5">
                <text:p>342.5</text:p>
              </table:table-cell>
              <table:table-cell office:value-type="float" office:value="0.176366843033568">
                <text:p>0.176366843033568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-0.123114804555289">
                <text:p>-0.123114804555289</text:p>
              </table:table-cell>
            </table:table-row>
            <table:table-row>
              <table:table-cell office:value-type="float" office:value="361.5">
                <text:p>36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1.10803324099725">
                <text:p>1.10803324099725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-0.0411184210526411">
                <text:p>-0.041118421052641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-1.6012396694215">
                <text:p>-1.6012396694215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-0.612745098039216">
                <text:p>-0.6127450980392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111P0" style:volatile="true">
      <number:number number:decimal-places="5" number:min-decimal-places="5" number:min-integer-digits="1"/>
      <number:text> s</number:text>
    </number:number-style>
    <number:number-style style:name="N111">
      <style:text-properties fo:color="#ff0000"/>
      <number:text>-</number:text>
      <number:number number:decimal-places="5" number:min-decimal-places="5" number:min-integer-digits="1"/>
      <number:text> s</number:text>
      <style:map style:condition="value()&gt;=0" style:apply-style-name="N111P0"/>
    </number:number-style>
    <number:number-style style:name="N128">
      <number:number number:decimal-places="0" number:min-decimal-places="0" number:min-integer-digits="1"/>
      <number:text> km/h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11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size-complex="10pt"/>
    </style:style>
    <style:style style:name="ch6" style:family="chart" style:data-style-name="N128">
      <style:chart-properties chart:display-label="true" chart:tick-marks-major-inner="false" chart:tick-marks-major-outer="false" chart:logarithmic="false" chart:interval-major="2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128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838cm" svg:y="4.609cm" style:legend-expansion="high" chart:style-name="ch2"/>
        <chart:plot-area chart:style-name="ch3" table:cell-range-address="quadre_velocitats_R5.B64:quadre_velocitats_R5.C75" chart:data-source-has-labels="both" svg:x="1.377cm" svg:y="0.196cm" svg:width="11.144cm" svg:height="8.394cm">
          <chart:coordinate-region svg:x="2.722cm" svg:y="0.196cm" svg:width="9.474cm" svg:height="6.485cm"/>
          <chart:axis chart:dimension="x" chart:name="primary-x" chart:style-name="ch4" chartooo:axis-type="text">
            <chart:title svg:x="6.025cm" svg:y="8.787cm" chart:style-name="ch5">
              <text:p>Timestamp</text:p>
            </chart:title>
            <chart:categories table:cell-range-address="quadre_velocitats_R5.B65:quadre_velocitats_R5.B75"/>
          </chart:axis>
          <chart:axis chart:dimension="y" chart:name="primary-y" chart:style-name="ch6">
            <chart:title svg:x="0.451cm" svg:y="5.132cm" chart:style-name="ch7">
              <text:p>Velocitat</text:p>
            </chart:title>
            <chart:grid chart:style-name="ch8" chart:class="major"/>
          </chart:axis>
          <chart:series chart:style-name="ch9" chart:values-cell-range-address="quadre_velocitats_R5.C65:quadre_velocitats_R5.C75" chart:label-cell-address="quadre_velocitats_R5.C64:quadre_velocitats_R5.C64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quadre_velocitats_R5.C64:quadre_velocitats_R5.C64</svg:desc>
                </draw:g>
              </table:table-cell>
            </table:table-row>
          </table:table-header-rows>
          <table:table-rows>
            <table:table-row>
              <table:table-cell office:value-type="float" office:value="443.5">
                <text:p>443.5</text:p>
                <draw:g>
                  <svg:desc>quadre_velocitats_R5.B65:quadre_velocitats_R5.B75</svg:desc>
                </draw:g>
              </table:table-cell>
              <table:table-cell office:value-type="float" office:value="71.9999999999985">
                <text:p>71.9999999999985</text:p>
                <draw:g>
                  <svg:desc>quadre_velocitats_R5.C65:quadre_velocitats_R5.C75</svg:desc>
                </draw:g>
              </table:table-cell>
            </table:table-row>
            <table:table-row>
              <table:table-cell office:value-type="float" office:value="448.1">
                <text:p>448.1</text:p>
              </table:table-cell>
              <table:table-cell office:value-type="float" office:value="78.2608695652181">
                <text:p>78.2608695652181</text:p>
              </table:table-cell>
            </table:table-row>
            <table:table-row>
              <table:table-cell office:value-type="float" office:value="452.5">
                <text:p>452.5</text:p>
              </table:table-cell>
              <table:table-cell office:value-type="float" office:value="81.8181818181834">
                <text:p>81.8181818181834</text:p>
              </table:table-cell>
            </table:table-row>
            <table:table-row>
              <table:table-cell office:value-type="float" office:value="456.8">
                <text:p>456.8</text:p>
              </table:table-cell>
              <table:table-cell office:value-type="float" office:value="83.7209302325561">
                <text:p>83.7209302325561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85.7142857142872">
                <text:p>85.7142857142872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89.9999999999981">
                <text:p>89.9999999999981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90.0000000000013">
                <text:p>90.0000000000013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90.0000000000013">
                <text:p>90.0000000000013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89.9999999999981">
                <text:p>89.9999999999981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90.0000000000013">
                <text:p>90.0000000000013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89.9999999999981">
                <text:p>89.999999999998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111P0" style:volatile="true">
      <number:number number:decimal-places="5" number:min-decimal-places="5" number:min-integer-digits="1"/>
      <number:text> s</number:text>
    </number:number-style>
    <number:number-style style:name="N111">
      <style:text-properties fo:color="#ff0000"/>
      <number:text>-</number:text>
      <number:number number:decimal-places="5" number:min-decimal-places="5" number:min-integer-digits="1"/>
      <number:text> s</number:text>
      <style:map style:condition="value()&gt;=0" style:apply-style-name="N111P0"/>
    </number:number-style>
    <number:number-style style:name="N129">
      <number:number number:decimal-places="2" number:min-decimal-places="2" number:min-integer-digits="1"/>
      <number:text> m/s²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11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size-complex="10pt"/>
    </style:style>
    <style:style style:name="ch6" style:family="chart" style:data-style-name="N129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129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838cm" svg:y="4.609cm" style:legend-expansion="high" chart:style-name="ch2"/>
        <chart:plot-area chart:style-name="ch3" table:cell-range-address="quadre_velocitats_R5.B66:quadre_velocitats_R5.B75 quadre_velocitats_R5.D66:quadre_velocitats_R5.D75" chart:data-source-has-labels="column" svg:x="1.377cm" svg:y="0.196cm" svg:width="11.144cm" svg:height="8.394cm">
          <chart:coordinate-region svg:x="3.039cm" svg:y="0.196cm" svg:width="9.342cm" svg:height="7.51cm"/>
          <chart:axis chart:dimension="x" chart:name="primary-x" chart:style-name="ch4" chartooo:axis-type="text">
            <chart:title svg:x="6.025cm" svg:y="8.787cm" chart:style-name="ch5">
              <text:p>Timestamp</text:p>
            </chart:title>
            <chart:categories table:cell-range-address="quadre_velocitats_R5.B66:quadre_velocitats_R5.B75"/>
          </chart:axis>
          <chart:axis chart:dimension="y" chart:name="primary-y" chart:style-name="ch6">
            <chart:title svg:x="0.451cm" svg:y="5.357cm" chart:style-name="ch7">
              <text:p>Accerelació</text:p>
            </chart:title>
            <chart:grid chart:style-name="ch8" chart:class="major"/>
          </chart:axis>
          <chart:series chart:style-name="ch9" chart:values-cell-range-address="quadre_velocitats_R5.D66:quadre_velocitats_R5.D75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float" office:value="448.1">
                <text:p>448.1</text:p>
                <draw:g>
                  <svg:desc>quadre_velocitats_R5.B66:quadre_velocitats_R5.B75</svg:desc>
                </draw:g>
              </table:table-cell>
              <table:table-cell office:value-type="float" office:value="0.00462411708264618">
                <text:p>0.00462411708264618</text:p>
                <draw:g>
                  <svg:desc>quadre_velocitats_R5.D66:quadre_velocitats_R5.D75</svg:desc>
                </draw:g>
              </table:table-cell>
            </table:table-row>
            <table:table-row>
              <table:table-cell office:value-type="float" office:value="452.5">
                <text:p>452.5</text:p>
              </table:table-cell>
              <table:table-cell office:value-type="float" office:value="0.22457779374781">
                <text:p>0.22457779374781</text:p>
              </table:table-cell>
            </table:table-row>
            <table:table-row>
              <table:table-cell office:value-type="float" office:value="456.8">
                <text:p>456.8</text:p>
              </table:table-cell>
              <table:table-cell office:value-type="float" office:value="0.122916564235964">
                <text:p>0.122916564235964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0.131835680008666">
                <text:p>0.131835680008666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0.297619047618814">
                <text:p>0.297619047618814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0.0000000000002220446">
                <text:p>0.0000000000002220446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-0.0000000000002220446">
                <text:p>-0.0000000000002220446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0.0000000000002220446">
                <text:p>0.0000000000002220446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-0.0000000000002220446">
                <text:p>-0.000000000000222044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111P0" style:volatile="true">
      <number:number number:decimal-places="5" number:min-decimal-places="5" number:min-integer-digits="1"/>
      <number:text> s</number:text>
    </number:number-style>
    <number:number-style style:name="N111">
      <style:text-properties fo:color="#ff0000"/>
      <number:text>-</number:text>
      <number:number number:decimal-places="5" number:min-decimal-places="5" number:min-integer-digits="1"/>
      <number:text> s</number:text>
      <style:map style:condition="value()&gt;=0" style:apply-style-name="N111P0"/>
    </number:number-style>
    <number:number-style style:name="N128">
      <number:number number:decimal-places="0" number:min-decimal-places="0" number:min-integer-digits="1"/>
      <number:text> km/h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size-complex="10pt"/>
    </style:style>
    <style:style style:name="ch3" style:family="chart">
      <style:chart-properties chart:include-hidden-cells="false" chart:treat-empty-cells="use-zero"/>
    </style:style>
    <style:style style:name="ch4" style:family="chart" style:data-style-name="N111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size-complex="10pt"/>
    </style:style>
    <style:style style:name="ch6" style:family="chart" style:data-style-name="N128">
      <style:chart-properties chart:display-label="true" chart:tick-marks-major-inner="false" chart:tick-marks-major-outer="false" chart:logarithmic="false" chart:interval-major="2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7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size-complex="10pt"/>
    </style:style>
    <style:style style:name="ch8" style:family="chart">
      <style:graphic-properties svg:stroke-width="0.018cm" svg:stroke-color="#b7b7b7"/>
    </style:style>
    <style:style style:name="ch9" style:family="chart" style:data-style-name="N128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838cm" svg:y="4.609cm" style:legend-expansion="high" chart:style-name="ch2"/>
        <chart:plot-area chart:style-name="ch3" table:cell-range-address="quadre_velocitats_R5.B84:quadre_velocitats_R5.C94" chart:data-source-has-labels="column" svg:x="3.347cm" svg:y="1.306cm" svg:width="11.852cm" svg:height="6.55cm">
          <chart:coordinate-region svg:x="4.877cm" svg:y="1.506cm" svg:width="10.182cm" svg:height="4.64cm"/>
          <chart:axis chart:dimension="x" chart:name="primary-x" chart:style-name="ch4" chartooo:axis-type="text">
            <chart:title svg:x="8.349cm" svg:y="8.053cm" chart:style-name="ch5">
              <text:p>Timestamp</text:p>
            </chart:title>
            <chart:categories table:cell-range-address="quadre_velocitats_R5.B84:quadre_velocitats_R5.B94"/>
          </chart:axis>
          <chart:axis chart:dimension="y" chart:name="primary-y" chart:style-name="ch6">
            <chart:title svg:x="2.421cm" svg:y="5.32cm" chart:style-name="ch7">
              <text:p>Velocitat</text:p>
            </chart:title>
            <chart:grid chart:style-name="ch8" chart:class="major"/>
          </chart:axis>
          <chart:series chart:style-name="ch9" chart:values-cell-range-address="quadre_velocitats_R5.C84:quadre_velocitats_R5.C94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float" office:value="81">
                <text:p>81</text:p>
                <draw:g>
                  <svg:desc>quadre_velocitats_R5.B84:quadre_velocitats_R5.B94</svg:desc>
                </draw:g>
              </table:table-cell>
              <table:table-cell office:value-type="float" office:value="79.9999999999997">
                <text:p>79.9999999999997</text:p>
                <draw:g>
                  <svg:desc>quadre_velocitats_R5.C84:quadre_velocitats_R5.C94</svg:desc>
                </draw:g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71.9999999999997">
                <text:p>71.999999999999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9.9999999999997">
                <text:p>89.9999999999997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79.9999999999997">
                <text:p>79.9999999999997</text:p>
              </table:table-cell>
            </table:table-row>
            <table:table-row>
              <table:table-cell office:value-type="float" office:value="98.7">
                <text:p>98.7</text:p>
              </table:table-cell>
              <table:table-cell office:value-type="float" office:value="85.7142857142869">
                <text:p>85.714285714286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83.7209302325579">
                <text:p>83.720930232557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89.9999999999997">
                <text:p>89.9999999999997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65.4545454545452">
                <text:p>65.4545454545452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59.9999999999998">
                <text:p>59.9999999999998</text:p>
              </table:table-cell>
            </table:table-row>
            <table:table-row>
              <table:table-cell office:value-type="float" office:value="126.6">
                <text:p>126.6</text:p>
              </table:table-cell>
              <table:table-cell office:value-type="float" office:value="44.4444444444451">
                <text:p>44.4444444444451</text:p>
              </table:table-cell>
            </table:table-row>
            <table:table-row>
              <table:table-cell office:value-type="float" office:value="144.5">
                <text:p>144.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1.2$Windows_X86_64 LibreOffice_project/fe0b08f4af1bacafe4c7ecc87ce55bb426164676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